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62in"/>
    </style:style>
    <style:style style:name="co2" style:family="table-column">
      <style:table-column-properties fo:break-before="auto" style:column-width="0.811in"/>
    </style:style>
    <style:style style:name="co3" style:family="table-column">
      <style:table-column-properties fo:break-before="auto" style:column-width="0.7528in"/>
    </style:style>
    <style:style style:name="co4" style:family="table-column">
      <style:table-column-properties fo:break-before="auto" style:column-width="4.4346in"/>
    </style:style>
    <style:style style:name="co5" style:family="table-column">
      <style:table-column-properties fo:break-before="auto" style:column-width="4.0898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6445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0.3646in"/>
    </style:style>
    <style:style style:name="co10" style:family="table-column">
      <style:table-column-properties fo:break-before="auto" style:column-width="5.733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1.6354in"/>
    </style:style>
    <style:style style:name="co14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0.7811in"/>
    </style:style>
    <style:style style:name="co16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7"/>
  </office:automatic-styles>
  <office:body>
    <office:spreadsheet>
      <table:calculation-settings table:case-sensitive="false" table:automatic-find-labels="false" table:use-regular-expressions="false"/>
      <table:table table:name="database-t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7" table:default-cell-style-name="ce1"/>
        <table:table-row table:style-name="ro1">
          <table:table-cell/>
          <table:table-cell office:value-type="string">
            <text:p>Const</text:p>
          </table:table-cell>
          <table:table-cell office:value-type="string">
            <text:p>Created</text:p>
          </table:table-cell>
          <table:table-cell office:value-type="string">
            <text:p>Modified</text:p>
          </table:table-cell>
          <table:table-cell/>
          <table:table-cell office:value-type="string">
            <text:p>Title</text:p>
          </table:table-cell>
          <table:table-cell/>
          <table:table-cell office:value-type="string">
            <text:p>Title Type</text:p>
          </table:table-cell>
          <table:table-cell/>
          <table:table-cell office:value-type="string">
            <text:p>Runtime (mins)</text:p>
          </table:table-cell>
          <table:table-cell office:value-type="string">
            <text:p>Year</text:p>
          </table:table-cell>
          <table:table-cell table:number-columns-repeated="2"/>
          <table:table-cell office:value-type="string">
            <text:p>Release Date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t3148266</text:p>
          </table:table-cell>
          <table:table-cell table:number-columns-repeated="2" table:style-name="ce2" office:value-type="date" office:date-value="2023-06-18">
            <text:p>6/18/202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2 Monkeys</text:p>
          </table:table-cell>
          <table:table-cell office:value-type="string">
            <text:p>tvSeries</text:p>
          </table:table-cell>
          <table:table-cell table:formula="of:=IF(LEFT([.L2];FIND(&quot;(&quot;;[.L2])-2)=[.F2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12 Monkeys (TV Series 2015–2018)</text:p>
          </table:table-cell>
          <table:table-cell/>
          <table:table-cell table:style-name="ce2" office:value-type="date" office:date-value="2015-01-16">
            <text:p>1/16/2015</text:p>
          </table:table-cell>
          <table:table-cell table:number-columns-repeated="1010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t1845307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Broke Girls</text:p>
          </table:table-cell>
          <table:table-cell office:value-type="string">
            <text:p>tvSeries</text:p>
          </table:table-cell>
          <table:table-cell table:formula="of:=IF(LEFT([.L3];FIND(&quot;(&quot;;[.L3])-2)=[.F3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1">
            <text:p>2011</text:p>
          </table:table-cell>
          <table:table-cell office:value-type="string">
            <text:p>2 Broke Girls (TV Series 2011–2017)</text:p>
          </table:table-cell>
          <table:table-cell/>
          <table:table-cell table:style-name="ce2" office:value-type="date" office:date-value="2011-09-19">
            <text:p>9/19/2011</text:p>
          </table:table-cell>
          <table:table-cell table:number-columns-repeated="1010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tt0285331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">
            <text:p>3</text:p>
          </table:table-cell>
          <table:table-cell office:value-type="string">
            <text:p>24</text:p>
          </table:table-cell>
          <table:table-cell office:value-type="float" office:value="24">
            <text:p>24</text:p>
          </table:table-cell>
          <table:table-cell office:value-type="string">
            <text:p>tvSeries</text:p>
          </table:table-cell>
          <table:table-cell table:formula="of:=IF(LEFT([.L4];FIND(&quot;(&quot;;[.L4])-2)=[.F4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01">
            <text:p>2001</text:p>
          </table:table-cell>
          <table:table-cell office:value-type="string">
            <text:p>24 (TV Series 2001–2010)</text:p>
          </table:table-cell>
          <table:table-cell/>
          <table:table-cell table:style-name="ce2" office:value-type="date" office:date-value="2001-11-06">
            <text:p>11/6/2001</text:p>
          </table:table-cell>
          <table:table-cell table:number-columns-repeated="1010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tt031208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8 Simple Rules</text:p>
          </table:table-cell>
          <table:table-cell office:value-type="string">
            <text:p>tvSeries</text:p>
          </table:table-cell>
          <table:table-cell table:formula="of:=IF(LEFT([.L5];FIND(&quot;(&quot;;[.L5])-2)=[.F5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02">
            <text:p>2002</text:p>
          </table:table-cell>
          <table:table-cell office:value-type="string">
            <text:p>8 Simple Rules (TV Series 2002–2005)</text:p>
          </table:table-cell>
          <table:table-cell/>
          <table:table-cell table:style-name="ce2" office:value-type="date" office:date-value="2002-09-17">
            <text:p>9/17/2002</text:p>
          </table:table-cell>
          <table:table-cell table:number-columns-repeated="10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t723546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5">
            <text:p>5</text:p>
          </table:table-cell>
          <table:table-cell table:style-name="ce2" office:value-type="string">
            <text:p>9-1-1</text:p>
          </table:table-cell>
          <table:table-cell office:value-type="string">
            <text:p>9-1-1</text:p>
          </table:table-cell>
          <table:table-cell office:value-type="string">
            <text:p>tvSeries</text:p>
          </table:table-cell>
          <table:table-cell table:formula="of:=IF(LEFT([.L6];FIND(&quot;(&quot;;[.L6])-2)=[.F6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9-1-1 (TV Series 2018– )</text:p>
          </table:table-cell>
          <table:table-cell/>
          <table:table-cell table:style-name="ce2" office:value-type="date" office:date-value="2018-01-02">
            <text:p>1/2/2018</text:p>
          </table:table-cell>
          <table:table-cell table:number-columns-repeated="1010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tt10323338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9-1-1: Lone Star</text:p>
          </table:table-cell>
          <table:table-cell office:value-type="string">
            <text:p>tvSeries</text:p>
          </table:table-cell>
          <table:table-cell table:formula="of:=IF(LEFT([.L7];FIND(&quot;(&quot;;[.L7])-2)=[.F7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20">
            <text:p>2020</text:p>
          </table:table-cell>
          <table:table-cell office:value-type="string">
            <text:p>9-1-1: Lone Star (TV Series 2020– )</text:p>
          </table:table-cell>
          <table:table-cell/>
          <table:table-cell table:style-name="ce2" office:value-type="date" office:date-value="2020-01-18">
            <text:p>1/18/2020</text:p>
          </table:table-cell>
          <table:table-cell table:number-columns-repeated="1010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tt217746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A Discovery of Witches</text:p>
          </table:table-cell>
          <table:table-cell office:value-type="string">
            <text:p>tvSeries</text:p>
          </table:table-cell>
          <table:table-cell table:formula="of:=IF(LEFT([.L8];FIND(&quot;(&quot;;[.L8])-2)=[.F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A Discovery of Witches (TV Series 2018–2022)</text:p>
          </table:table-cell>
          <table:table-cell/>
          <table:table-cell table:style-name="ce2" office:value-type="date" office:date-value="2018-09-14">
            <text:p>9/14/2018</text:p>
          </table:table-cell>
          <table:table-cell table:number-columns-repeated="10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t1266133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A Friend of the Family</text:p>
          </table:table-cell>
          <table:table-cell office:value-type="string">
            <text:p>tvMiniSeries</text:p>
          </table:table-cell>
          <table:table-cell table:formula="of:=IF(LEFT([.L9];FIND(&quot;(&quot;;[.L9])-2)=[.F9];&quot;&quot;;&quot;note&quot;)">
            <text:p/>
          </table:table-cell>
          <table:table-cell office:value-type="float" office:value="473">
            <text:p>473</text:p>
          </table:table-cell>
          <table:table-cell office:value-type="float" office:value="2022">
            <text:p>2022</text:p>
          </table:table-cell>
          <table:table-cell office:value-type="string">
            <text:p>A Friend of the Family (TV Mini Series 2022)</text:p>
          </table:table-cell>
          <table:table-cell/>
          <table:table-cell table:style-name="ce2" office:value-type="date" office:date-value="2022-10-06">
            <text:p>10/6/2022</text:p>
          </table:table-cell>
          <table:table-cell table:number-columns-repeated="1010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tt7608248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A Million Little Things</text:p>
          </table:table-cell>
          <table:table-cell office:value-type="string">
            <text:p>tvSeries</text:p>
          </table:table-cell>
          <table:table-cell table:formula="of:=IF(LEFT([.L10];FIND(&quot;(&quot;;[.L10])-2)=[.F10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A Million Little Things (TV Series 2018–2023)</text:p>
          </table:table-cell>
          <table:table-cell/>
          <table:table-cell table:style-name="ce2" office:value-type="date" office:date-value="2018-09-26">
            <text:p>9/26/2018</text:p>
          </table:table-cell>
          <table:table-cell table:number-columns-repeated="101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t1792171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A Small Light</text:p>
          </table:table-cell>
          <table:table-cell office:value-type="string">
            <text:p>tvMiniSeries</text:p>
          </table:table-cell>
          <table:table-cell table:formula="of:=IF(LEFT([.L11];FIND(&quot;(&quot;;[.L11])-2)=[.F11];&quot;&quot;;&quot;note&quot;)">
            <text:p/>
          </table:table-cell>
          <table:table-cell office:value-type="float" office:value="54">
            <text:p>54</text:p>
          </table:table-cell>
          <table:table-cell office:value-type="float" office:value="2023">
            <text:p>2023</text:p>
          </table:table-cell>
          <table:table-cell office:value-type="string">
            <text:p>A Small Light (TV Mini Series 2023)</text:p>
          </table:table-cell>
          <table:table-cell/>
          <table:table-cell table:style-name="ce2" office:value-type="date" office:date-value="2023-03-17">
            <text:p>3/17/2023</text:p>
          </table:table-cell>
          <table:table-cell table:number-columns-repeated="1010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tt15700830</text:p>
          </table:table-cell>
          <table:table-cell table:number-columns-repeated="2" table:style-name="ce2" office:value-type="date" office:date-value="2023-08-19">
            <text:p>8/19/202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A Storm for Christmas</text:p>
          </table:table-cell>
          <table:table-cell office:value-type="string">
            <text:p>tvMiniSeries</text:p>
          </table:table-cell>
          <table:table-cell table:formula="of:=IF(LEFT([.L12];FIND(&quot;(&quot;;[.L12])-2)=[.F12];&quot;&quot;;&quot;note&quot;)">
            <text:p/>
          </table:table-cell>
          <table:table-cell office:value-type="float" office:value="200">
            <text:p>200</text:p>
          </table:table-cell>
          <table:table-cell office:value-type="float" office:value="2022">
            <text:p>2022</text:p>
          </table:table-cell>
          <table:table-cell office:value-type="string">
            <text:p>A Storm for Christmas (TV Mini Series 2022)</text:p>
          </table:table-cell>
          <table:table-cell/>
          <table:table-cell table:style-name="ce2" office:value-type="date" office:date-value="2022-12-16">
            <text:p>12/16/2022</text:p>
          </table:table-cell>
          <table:table-cell table:number-columns-repeated="1010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tt1068061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A Teacher</text:p>
          </table:table-cell>
          <table:table-cell office:value-type="string">
            <text:p>tvMiniSeries</text:p>
          </table:table-cell>
          <table:table-cell table:formula="of:=IF(LEFT([.L13];FIND(&quot;(&quot;;[.L13])-2)=[.F13];&quot;&quot;;&quot;note&quot;)">
            <text:p/>
          </table:table-cell>
          <table:table-cell office:value-type="float" office:value="248">
            <text:p>248</text:p>
          </table:table-cell>
          <table:table-cell office:value-type="float" office:value="2020">
            <text:p>2020</text:p>
          </table:table-cell>
          <table:table-cell office:value-type="string">
            <text:p>A Teacher (TV Mini Series 2020)</text:p>
          </table:table-cell>
          <table:table-cell/>
          <table:table-cell table:style-name="ce2" office:value-type="date" office:date-value="2020-11-10">
            <text:p>11/10/2020</text:p>
          </table:table-cell>
          <table:table-cell table:number-columns-repeated="1010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tt840409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J and the Queen</text:p>
          </table:table-cell>
          <table:table-cell office:value-type="string">
            <text:p>tvSeries</text:p>
          </table:table-cell>
          <table:table-cell table:formula="of:=IF(LEFT([.L14];FIND(&quot;(&quot;;[.L14])-2)=[.F14];&quot;&quot;;&quot;note&quot;)">
            <text:p/>
          </table:table-cell>
          <table:table-cell office:value-type="float" office:value="52">
            <text:p>52</text:p>
          </table:table-cell>
          <table:table-cell office:value-type="float" office:value="2020">
            <text:p>2020</text:p>
          </table:table-cell>
          <table:table-cell office:value-type="string">
            <text:p>AJ and the Queen (TV Series 2020)</text:p>
          </table:table-cell>
          <table:table-cell/>
          <table:table-cell table:style-name="ce2" office:value-type="date" office:date-value="2020-01-10">
            <text:p>1/10/2020</text:p>
          </table:table-cell>
          <table:table-cell table:number-columns-repeated="10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t579777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Aftermath</text:p>
          </table:table-cell>
          <table:table-cell office:value-type="string">
            <text:p>tvSeries</text:p>
          </table:table-cell>
          <table:table-cell table:formula="of:=IF(LEFT([.L15];FIND(&quot;(&quot;;[.L15])-2)=[.F1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Aftermath (TV Series 2016)</text:p>
          </table:table-cell>
          <table:table-cell/>
          <table:table-cell table:style-name="ce2" office:value-type="date" office:date-value="2016-09-27">
            <text:p>9/27/2016</text:p>
          </table:table-cell>
          <table:table-cell table:number-columns-repeated="101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t1542185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Alaska Daily</text:p>
          </table:table-cell>
          <table:table-cell office:value-type="string">
            <text:p>tvSeries</text:p>
          </table:table-cell>
          <table:table-cell table:formula="of:=IF(LEFT([.L16];FIND(&quot;(&quot;;[.L16])-2)=[.F16];&quot;&quot;;&quot;note&quot;)">
            <text:p/>
          </table:table-cell>
          <table:table-cell office:value-type="float" office:value="47">
            <text:p>47</text:p>
          </table:table-cell>
          <table:table-cell office:value-type="float" office:value="2022">
            <text:p>2022</text:p>
          </table:table-cell>
          <table:table-cell office:value-type="string">
            <text:p>Alaska Daily (TV Series 2022–2023)</text:p>
          </table:table-cell>
          <table:table-cell/>
          <table:table-cell table:style-name="ce2" office:value-type="date" office:date-value="2022-10-06">
            <text:p>10/6/2022</text:p>
          </table:table-cell>
          <table:table-cell table:number-columns-repeated="1010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tt0285333</text:p>
          </table:table-cell>
          <table:table-cell table:number-columns-repeated="2" table:style-name="ce2" office:value-type="date" office:date-value="2023-09-24">
            <text:p>9/24/2023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Alias</text:p>
          </table:table-cell>
          <table:table-cell office:value-type="string">
            <text:p>tvSeries</text:p>
          </table:table-cell>
          <table:table-cell table:formula="of:=IF(LEFT([.L17];FIND(&quot;(&quot;;[.L17])-2)=[.F17];&quot;&quot;;&quot;note&quot;)" office:value-type="float" office:value="0">
            <text:p>#VALUE!</text:p>
          </table:table-cell>
          <table:table-cell office:value-type="float" office:value="42">
            <text:p>42</text:p>
          </table:table-cell>
          <table:table-cell office:value-type="float" office:value="2001">
            <text:p>2001</text:p>
          </table:table-cell>
          <table:table-cell/>
          <table:table-cell/>
          <table:table-cell table:style-name="ce2" office:value-type="date" office:date-value="2001-09-30">
            <text:p>9/30/2001</text:p>
          </table:table-cell>
          <table:table-cell table:number-columns-repeated="1010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tt2261227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Altered Carbon</text:p>
          </table:table-cell>
          <table:table-cell office:value-type="string">
            <text:p>tvSeries</text:p>
          </table:table-cell>
          <table:table-cell table:formula="of:=IF(LEFT([.L18];FIND(&quot;(&quot;;[.L18])-2)=[.F1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Altered Carbon (TV Series 2018–2020)</text:p>
          </table:table-cell>
          <table:table-cell/>
          <table:table-cell table:style-name="ce2" office:value-type="date" office:date-value="2018-01-11">
            <text:p>1/11/2018</text:p>
          </table:table-cell>
          <table:table-cell table:number-columns-repeated="1010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t931968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Ambitions</text:p>
          </table:table-cell>
          <table:table-cell office:value-type="string">
            <text:p>tvSeries</text:p>
          </table:table-cell>
          <table:table-cell table:formula="of:=IF(LEFT([.L19];FIND(&quot;(&quot;;[.L19])-2)=[.F19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office:value-type="string">
            <text:p>Ambitions (TV Series 2019)</text:p>
          </table:table-cell>
          <table:table-cell/>
          <table:table-cell table:style-name="ce2" office:value-type="date" office:date-value="2019-06-18">
            <text:p>6/18/2019</text:p>
          </table:table-cell>
          <table:table-cell table:number-columns-repeated="1010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tt278843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American Crime Story</text:p>
          </table:table-cell>
          <table:table-cell office:value-type="string">
            <text:p>tvSeries</text:p>
          </table:table-cell>
          <table:table-cell table:formula="of:=IF(LEFT([.L20];FIND(&quot;(&quot;;[.L20])-2)=[.F20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6">
            <text:p>2016</text:p>
          </table:table-cell>
          <table:table-cell office:value-type="string">
            <text:p>American Crime Story (TV Series 2016– )</text:p>
          </table:table-cell>
          <table:table-cell/>
          <table:table-cell table:style-name="ce2" office:value-type="date" office:date-value="2016-02-02">
            <text:p>2/2/2016</text:p>
          </table:table-cell>
          <table:table-cell table:number-columns-repeated="1010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t031993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American Dreams</text:p>
          </table:table-cell>
          <table:table-cell office:value-type="string">
            <text:p>tvSeries</text:p>
          </table:table-cell>
          <table:table-cell table:formula="of:=IF(LEFT([.L21];FIND(&quot;(&quot;;[.L21])-2)=[.F2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2">
            <text:p>2002</text:p>
          </table:table-cell>
          <table:table-cell office:value-type="string">
            <text:p>American Dreams (TV Series 2002–2005)</text:p>
          </table:table-cell>
          <table:table-cell/>
          <table:table-cell table:style-name="ce2" office:value-type="date" office:date-value="2002-09-29">
            <text:p>9/29/2002</text:p>
          </table:table-cell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t5257744</text:p>
          </table:table-cell>
          <table:table-cell table:number-columns-repeated="2" table:style-name="ce2" office:value-type="date" office:date-value="2023-06-18">
            <text:p>6/18/20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American Gothic</text:p>
          </table:table-cell>
          <table:table-cell office:value-type="string">
            <text:p>tvSeries</text:p>
          </table:table-cell>
          <table:table-cell table:formula="of:=IF(LEFT([.L22];FIND(&quot;(&quot;;[.L22])-2)=[.F22];&quot;&quot;;&quot;note&quot;)">
            <text:p/>
          </table:table-cell>
          <table:table-cell office:value-type="float" office:value="40">
            <text:p>40</text:p>
          </table:table-cell>
          <table:table-cell office:value-type="float" office:value="2016">
            <text:p>2016</text:p>
          </table:table-cell>
          <table:table-cell office:value-type="string">
            <text:p>American Gothic (TV Series 2016)</text:p>
          </table:table-cell>
          <table:table-cell/>
          <table:table-cell table:style-name="ce2" office:value-type="date" office:date-value="2016-06-22">
            <text:p>6/22/2016</text:p>
          </table:table-cell>
          <table:table-cell table:number-columns-repeated="101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t184462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American Horror Story</text:p>
          </table:table-cell>
          <table:table-cell office:value-type="string">
            <text:p>tvSeries</text:p>
          </table:table-cell>
          <table:table-cell table:formula="of:=IF(LEFT([.L23];FIND(&quot;(&quot;;[.L23])-2)=[.F2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1">
            <text:p>2011</text:p>
          </table:table-cell>
          <table:table-cell office:value-type="string">
            <text:p>American Horror Story (TV Series 2011– )</text:p>
          </table:table-cell>
          <table:table-cell/>
          <table:table-cell table:style-name="ce2" office:value-type="date" office:date-value="2011-10-05">
            <text:p>10/5/2011</text:p>
          </table:table-cell>
          <table:table-cell table:number-columns-repeated="1010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tt1532495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American Rust</text:p>
          </table:table-cell>
          <table:table-cell office:value-type="string">
            <text:p>tvSeries</text:p>
          </table:table-cell>
          <table:table-cell table:formula="of:=IF(LEFT([.L24];FIND(&quot;(&quot;;[.L24])-2)=[.F2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office:value-type="string">
            <text:p>American Rust (TV Series 2021)</text:p>
          </table:table-cell>
          <table:table-cell/>
          <table:table-cell table:style-name="ce2" office:value-type="date" office:date-value="2021-09-05">
            <text:p>9/5/2021</text:p>
          </table:table-cell>
          <table:table-cell table:number-columns-repeated="10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t1274808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Anatomy of a Scandal</text:p>
          </table:table-cell>
          <table:table-cell office:value-type="string">
            <text:p>tvMiniSeries</text:p>
          </table:table-cell>
          <table:table-cell table:formula="of:=IF(LEFT([.L25];FIND(&quot;(&quot;;[.L25])-2)=[.F25];&quot;&quot;;&quot;note&quot;)">
            <text:p/>
          </table:table-cell>
          <table:table-cell office:value-type="float" office:value="268">
            <text:p>268</text:p>
          </table:table-cell>
          <table:table-cell office:value-type="float" office:value="2022">
            <text:p>2022</text:p>
          </table:table-cell>
          <table:table-cell office:value-type="string">
            <text:p>Anatomy of a Scandal (TV Mini Series 2022)</text:p>
          </table:table-cell>
          <table:table-cell/>
          <table:table-cell table:style-name="ce2" office:value-type="date" office:date-value="2022-04-15">
            <text:p>4/15/2022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t0213327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Andromeda</text:p>
          </table:table-cell>
          <table:table-cell office:value-type="string">
            <text:p>tvSeries</text:p>
          </table:table-cell>
          <table:table-cell table:formula="of:=IF(LEFT([.L26];FIND(&quot;(&quot;;[.L26])-2)=[.F26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00">
            <text:p>2000</text:p>
          </table:table-cell>
          <table:table-cell office:value-type="string">
            <text:p>Andromeda (TV Series 2000–2005)</text:p>
          </table:table-cell>
          <table:table-cell/>
          <table:table-cell table:style-name="ce2" office:value-type="date" office:date-value="2000-10-02">
            <text:p>10/2/2000</text:p>
          </table:table-cell>
          <table:table-cell table:number-columns-repeated="101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t763211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6">
            <text:p>26</text:p>
          </table:table-cell>
          <table:table-cell office:value-type="string">
            <text:p>Angelyne</text:p>
          </table:table-cell>
          <table:table-cell office:value-type="string">
            <text:p>Angelyne</text:p>
          </table:table-cell>
          <table:table-cell office:value-type="string">
            <text:p>tvMiniSeries</text:p>
          </table:table-cell>
          <table:table-cell table:formula="of:=IF(LEFT([.L27];FIND(&quot;(&quot;;[.L27])-2)=[.F27];&quot;&quot;;&quot;note&quot;)">
            <text:p/>
          </table:table-cell>
          <table:table-cell office:value-type="float" office:value="53">
            <text:p>53</text:p>
          </table:table-cell>
          <table:table-cell office:value-type="float" office:value="2022">
            <text:p>2022</text:p>
          </table:table-cell>
          <table:table-cell office:value-type="string">
            <text:p>Angelyne (TV Mini Series 2022)</text:p>
          </table:table-cell>
          <table:table-cell/>
          <table:table-cell table:style-name="ce2" office:value-type="date" office:date-value="2022-05-19">
            <text:p>5/19/2022</text:p>
          </table:table-cell>
          <table:table-cell table:number-columns-repeated="1010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tt198677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Anger Management</text:p>
          </table:table-cell>
          <table:table-cell office:value-type="string">
            <text:p>tvSeries</text:p>
          </table:table-cell>
          <table:table-cell table:formula="of:=IF(LEFT([.L28];FIND(&quot;(&quot;;[.L28])-2)=[.F28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2">
            <text:p>2012</text:p>
          </table:table-cell>
          <table:table-cell office:value-type="string">
            <text:p>Anger Management (TV Series 2012–2014)</text:p>
          </table:table-cell>
          <table:table-cell/>
          <table:table-cell table:style-name="ce2" office:value-type="date" office:date-value="2012-06-28">
            <text:p>6/28/2012</text:p>
          </table:table-cell>
          <table:table-cell table:number-columns-repeated="1010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t557449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Animal Kingdom</text:p>
          </table:table-cell>
          <table:table-cell office:value-type="string">
            <text:p>tvSeries</text:p>
          </table:table-cell>
          <table:table-cell table:formula="of:=IF(LEFT([.L29];FIND(&quot;(&quot;;[.L29])-2)=[.F2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Animal Kingdom (TV Series 2016–2022)</text:p>
          </table:table-cell>
          <table:table-cell/>
          <table:table-cell table:style-name="ce2" office:value-type="date" office:date-value="2016-06-14">
            <text:p>6/14/2016</text:p>
          </table:table-cell>
          <table:table-cell table:number-columns-repeated="1010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tt307860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Anzac Girls</text:p>
          </table:table-cell>
          <table:table-cell office:value-type="string">
            <text:p>tvSeries</text:p>
          </table:table-cell>
          <table:table-cell table:formula="of:=IF(LEFT([.L30];FIND(&quot;(&quot;;[.L30])-2)=[.F3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4">
            <text:p>2014</text:p>
          </table:table-cell>
          <table:table-cell office:value-type="string">
            <text:p>Anzac Girls (TV Series 2014)</text:p>
          </table:table-cell>
          <table:table-cell/>
          <table:table-cell table:style-name="ce2" office:value-type="date" office:date-value="2014-08-10">
            <text:p>8/10/2014</text:p>
          </table:table-cell>
          <table:table-cell table:number-columns-repeated="1010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tt13365348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Archive 81</text:p>
          </table:table-cell>
          <table:table-cell office:value-type="string">
            <text:p>tvSeries</text:p>
          </table:table-cell>
          <table:table-cell table:formula="of:=IF(LEFT([.L31];FIND(&quot;(&quot;;[.L31])-2)=[.F3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office:value-type="string">
            <text:p>Archive 81 (TV Series 2022)</text:p>
          </table:table-cell>
          <table:table-cell/>
          <table:table-cell table:style-name="ce2" office:value-type="date" office:date-value="2022-01-14">
            <text:p>1/14/2022</text:p>
          </table:table-cell>
          <table:table-cell table:number-columns-repeated="1010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tt1826989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Are You There, Chelsea?</text:p>
          </table:table-cell>
          <table:table-cell office:value-type="string">
            <text:p>tvSeries</text:p>
          </table:table-cell>
          <table:table-cell table:formula="of:=IF(LEFT([.L32];FIND(&quot;(&quot;;[.L32])-2)=[.F32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2">
            <text:p>2012</text:p>
          </table:table-cell>
          <table:table-cell office:value-type="string">
            <text:p>Are You There, Chelsea? (TV Series 2012)</text:p>
          </table:table-cell>
          <table:table-cell/>
          <table:table-cell table:style-name="ce2" office:value-type="date" office:date-value="2012-01-11">
            <text:p>1/11/2012</text:p>
          </table:table-cell>
          <table:table-cell table:number-columns-repeated="1010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tt085959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Army Wives</text:p>
          </table:table-cell>
          <table:table-cell office:value-type="string">
            <text:p>tvSeries</text:p>
          </table:table-cell>
          <table:table-cell table:formula="of:=IF(LEFT([.L33];FIND(&quot;(&quot;;[.L33])-2)=[.F3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7">
            <text:p>2007</text:p>
          </table:table-cell>
          <table:table-cell office:value-type="string">
            <text:p>Army Wives (TV Series 2007–2013)</text:p>
          </table:table-cell>
          <table:table-cell/>
          <table:table-cell table:style-name="ce2" office:value-type="date" office:date-value="2007-03-31">
            <text:p>3/31/2007</text:p>
          </table:table-cell>
          <table:table-cell table:number-columns-repeated="1010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tt0367279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Arrested Development</text:p>
          </table:table-cell>
          <table:table-cell office:value-type="string">
            <text:p>tvSeries</text:p>
          </table:table-cell>
          <table:table-cell table:formula="of:=IF(LEFT([.L34];FIND(&quot;(&quot;;[.L34])-2)=[.F34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03">
            <text:p>2003</text:p>
          </table:table-cell>
          <table:table-cell office:value-type="string">
            <text:p>Arrested Development (TV Series 2003–2019)</text:p>
          </table:table-cell>
          <table:table-cell/>
          <table:table-cell table:style-name="ce2" office:value-type="date" office:date-value="2003-11-02">
            <text:p>11/2/2003</text:p>
          </table:table-cell>
          <table:table-cell table:number-columns-repeated="10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t2193021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Arrow</text:p>
          </table:table-cell>
          <table:table-cell office:value-type="string">
            <text:p>tvSeries</text:p>
          </table:table-cell>
          <table:table-cell table:formula="of:=IF(LEFT([.L35];FIND(&quot;(&quot;;[.L35])-2)=[.F35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2">
            <text:p>2012</text:p>
          </table:table-cell>
          <table:table-cell office:value-type="string">
            <text:p>Arrow (TV Series 2012–2020)</text:p>
          </table:table-cell>
          <table:table-cell/>
          <table:table-cell table:style-name="ce2" office:value-type="date" office:date-value="2012-10-10">
            <text:p>10/10/2012</text:p>
          </table:table-cell>
          <table:table-cell table:number-columns-repeated="1010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t878780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Away</text:p>
          </table:table-cell>
          <table:table-cell office:value-type="string">
            <text:p>tvSeries</text:p>
          </table:table-cell>
          <table:table-cell table:formula="of:=IF(LEFT([.L36];FIND(&quot;(&quot;;[.L36])-2)=[.F36];&quot;&quot;;&quot;note&quot;)">
            <text:p/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Away (TV Series 2020)</text:p>
          </table:table-cell>
          <table:table-cell/>
          <table:table-cell table:style-name="ce2" office:value-type="date" office:date-value="2020-09-04">
            <text:p>9/4/2020</text:p>
          </table:table-cell>
          <table:table-cell table:number-columns-repeated="10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t849461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6">
            <text:p>36</text:p>
          </table:table-cell>
          <table:table-cell office:value-type="string">
            <text:p>Awkwafina Is Nora from Queens</text:p>
          </table:table-cell>
          <table:table-cell office:value-type="string">
            <text:p>Awkwafina Is Nora from Queens</text:p>
          </table:table-cell>
          <table:table-cell office:value-type="string">
            <text:p>tvSeries</text:p>
          </table:table-cell>
          <table:table-cell table:formula="of:=IF(LEFT([.L37];FIND(&quot;(&quot;;[.L37])-2)=[.F37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Awkwafina Is Nora from Queens (TV Series 2020– )</text:p>
          </table:table-cell>
          <table:table-cell/>
          <table:table-cell table:style-name="ce2" office:value-type="date" office:date-value="2020-01-21">
            <text:p>1/21/2020</text:p>
          </table:table-cell>
          <table:table-cell table:number-columns-repeated="1010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tt1183950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B Positive</text:p>
          </table:table-cell>
          <table:table-cell office:value-type="string">
            <text:p>tvSeries</text:p>
          </table:table-cell>
          <table:table-cell table:formula="of:=IF(LEFT([.L38];FIND(&quot;(&quot;;[.L38])-2)=[.F38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B Positive (TV Series 2020–2022)</text:p>
          </table:table-cell>
          <table:table-cell/>
          <table:table-cell table:style-name="ce2" office:value-type="date" office:date-value="2020-11-05">
            <text:p>11/5/2020</text:p>
          </table:table-cell>
          <table:table-cell table:number-columns-repeated="1010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tt2177489</text:p>
          </table:table-cell>
          <table:table-cell table:number-columns-repeated="2" table:style-name="ce2" office:value-type="date" office:date-value="2023-09-24">
            <text:p>9/24/2023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Baby Daddy</text:p>
          </table:table-cell>
          <table:table-cell office:value-type="string">
            <text:p>tvSeries</text:p>
          </table:table-cell>
          <table:table-cell table:formula="of:=IF(LEFT([.L39];FIND(&quot;(&quot;;[.L39])-2)=[.F39];&quot;&quot;;&quot;note&quot;)" office:value-type="float" office:value="0">
            <text:p>#VALUE!</text:p>
          </table:table-cell>
          <table:table-cell office:value-type="float" office:value="22">
            <text:p>22</text:p>
          </table:table-cell>
          <table:table-cell office:value-type="float" office:value="2012">
            <text:p>2012</text:p>
          </table:table-cell>
          <table:table-cell/>
          <table:table-cell/>
          <table:table-cell table:style-name="ce2" office:value-type="date" office:date-value="2012-06-20">
            <text:p>6/20/2012</text:p>
          </table:table-cell>
          <table:table-cell table:number-columns-repeated="1010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t183777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Bali 2002</text:p>
          </table:table-cell>
          <table:table-cell office:value-type="string">
            <text:p>tvMiniSeries</text:p>
          </table:table-cell>
          <table:table-cell table:formula="of:=IF(LEFT([.L40];FIND(&quot;(&quot;;[.L40])-2)=[.F40];&quot;&quot;;&quot;note&quot;)">
            <text:p/>
          </table:table-cell>
          <table:table-cell office:value-type="float" office:value="49">
            <text:p>49</text:p>
          </table:table-cell>
          <table:table-cell office:value-type="float" office:value="2022">
            <text:p>2022</text:p>
          </table:table-cell>
          <table:table-cell office:value-type="string">
            <text:p>Bali 2002 (TV Mini Series 2022)</text:p>
          </table:table-cell>
          <table:table-cell/>
          <table:table-cell table:style-name="ce2" office:value-type="date" office:date-value="2022-09-25">
            <text:p>9/25/2022</text:p>
          </table:table-cell>
          <table:table-cell table:number-columns-repeated="1010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tt19500224</text:p>
          </table:table-cell>
          <table:table-cell table:number-columns-repeated="2" table:style-name="ce2" office:value-type="date" office:date-value="2023-09-24">
            <text:p>9/24/2023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Based on a True Story</text:p>
          </table:table-cell>
          <table:table-cell office:value-type="string">
            <text:p>tvSeries</text:p>
          </table:table-cell>
          <table:table-cell table:formula="of:=IF(LEFT([.L41];FIND(&quot;(&quot;;[.L41])-2)=[.F41];&quot;&quot;;&quot;note&quot;)" office:value-type="float" office:value="0">
            <text:p>#VALUE!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/>
          <table:table-cell/>
          <table:table-cell table:style-name="ce2" office:value-type="date" office:date-value="2023-06-08">
            <text:p>6/8/2023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t2188671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Bates Motel</text:p>
          </table:table-cell>
          <table:table-cell office:value-type="string">
            <text:p>tvSeries</text:p>
          </table:table-cell>
          <table:table-cell table:formula="of:=IF(LEFT([.L42];FIND(&quot;(&quot;;[.L42])-2)=[.F42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3">
            <text:p>2013</text:p>
          </table:table-cell>
          <table:table-cell office:value-type="string">
            <text:p>Bates Motel (TV Series 2013–2017)</text:p>
          </table:table-cell>
          <table:table-cell/>
          <table:table-cell table:style-name="ce2" office:value-type="date" office:date-value="2013-03-18">
            <text:p>3/18/2013</text:p>
          </table:table-cell>
          <table:table-cell table:number-columns-repeated="1010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tt871220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2">
            <text:p>42</text:p>
          </table:table-cell>
          <table:table-cell office:value-type="string">
            <text:p>Batwoman</text:p>
          </table:table-cell>
          <table:table-cell office:value-type="string">
            <text:p>Batwoman</text:p>
          </table:table-cell>
          <table:table-cell office:value-type="string">
            <text:p>tvSeries</text:p>
          </table:table-cell>
          <table:table-cell table:formula="of:=IF(LEFT([.L43];FIND(&quot;(&quot;;[.L43])-2)=[.F43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office:value-type="string">
            <text:p>Batwoman (TV Series 2019–2022)</text:p>
          </table:table-cell>
          <table:table-cell/>
          <table:table-cell table:style-name="ce2" office:value-type="date" office:date-value="2019-10-06">
            <text:p>10/6/2019</text:p>
          </table:table-cell>
          <table:table-cell table:number-columns-repeated="1010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t2193041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Beauty and the Beast</text:p>
          </table:table-cell>
          <table:table-cell office:value-type="string">
            <text:p>tvSeries</text:p>
          </table:table-cell>
          <table:table-cell table:formula="of:=IF(LEFT([.L44];FIND(&quot;(&quot;;[.L44])-2)=[.F4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2">
            <text:p>2012</text:p>
          </table:table-cell>
          <table:table-cell office:value-type="string">
            <text:p>Beauty and the Beast (TV Series 2012–2016)</text:p>
          </table:table-cell>
          <table:table-cell/>
          <table:table-cell table:style-name="ce2" office:value-type="date" office:date-value="2012-10-11">
            <text:p>10/11/2012</text:p>
          </table:table-cell>
          <table:table-cell table:number-columns-repeated="1010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tt2345481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Being Mary Jane</text:p>
          </table:table-cell>
          <table:table-cell office:value-type="string">
            <text:p>tvSeries</text:p>
          </table:table-cell>
          <table:table-cell table:formula="of:=IF(LEFT([.L45];FIND(&quot;(&quot;;[.L45])-2)=[.F4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3">
            <text:p>2013</text:p>
          </table:table-cell>
          <table:table-cell office:value-type="string">
            <text:p>Being Mary Jane (TV Series 2013–2019)</text:p>
          </table:table-cell>
          <table:table-cell/>
          <table:table-cell table:style-name="ce2" office:value-type="date" office:date-value="2013-07-02">
            <text:p>7/2/2013</text:p>
          </table:table-cell>
          <table:table-cell table:number-columns-repeated="1010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tt452090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5">
            <text:p>45</text:p>
          </table:table-cell>
          <table:table-cell office:value-type="string">
            <text:p>Beowulf: Return to the Shieldlands</text:p>
          </table:table-cell>
          <table:table-cell office:value-type="string">
            <text:p>Beowulf: Return to the Shieldlands</text:p>
          </table:table-cell>
          <table:table-cell office:value-type="string">
            <text:p>tvSeries</text:p>
          </table:table-cell>
          <table:table-cell table:formula="of:=IF(LEFT([.L46];FIND(&quot;(&quot;;[.L46])-2)=[.F46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6">
            <text:p>2016</text:p>
          </table:table-cell>
          <table:table-cell office:value-type="string">
            <text:p>Beowulf: Return to the Shieldlands (TV Series 2016)</text:p>
          </table:table-cell>
          <table:table-cell/>
          <table:table-cell table:style-name="ce2" office:value-type="date" office:date-value="2016-01-03">
            <text:p>1/3/2016</text:p>
          </table:table-cell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t519111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Berlin Station</text:p>
          </table:table-cell>
          <table:table-cell office:value-type="string">
            <text:p>tvSeries</text:p>
          </table:table-cell>
          <table:table-cell table:formula="of:=IF(LEFT([.L47];FIND(&quot;(&quot;;[.L47])-2)=[.F4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Berlin Station (TV Series 2016–2019)</text:p>
          </table:table-cell>
          <table:table-cell/>
          <table:table-cell table:style-name="ce2" office:value-type="date" office:date-value="2016-10-16">
            <text:p>10/16/2016</text:p>
          </table:table-cell>
          <table:table-cell table:number-columns-repeated="1010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tt0098749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Beverly Hills, 90210</text:p>
          </table:table-cell>
          <table:table-cell office:value-type="string">
            <text:p>tvSeries</text:p>
          </table:table-cell>
          <table:table-cell table:formula="of:=IF(LEFT([.L48];FIND(&quot;(&quot;;[.L48])-2)=[.F48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1990">
            <text:p>1990</text:p>
          </table:table-cell>
          <table:table-cell office:value-type="string">
            <text:p>Beverly Hills, 90210 (TV Series 1990–2000)</text:p>
          </table:table-cell>
          <table:table-cell/>
          <table:table-cell table:style-name="ce2" office:value-type="date" office:date-value="1990-10-04">
            <text:p>10/4/1990</text:p>
          </table:table-cell>
          <table:table-cell table:number-columns-repeated="1010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tt392059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Big Little Lies</text:p>
          </table:table-cell>
          <table:table-cell office:value-type="string">
            <text:p>tvSeries</text:p>
          </table:table-cell>
          <table:table-cell table:formula="of:=IF(LEFT([.L49];FIND(&quot;(&quot;;[.L49])-2)=[.F4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Big Little Lies (TV Series 2017–2019)</text:p>
          </table:table-cell>
          <table:table-cell/>
          <table:table-cell table:style-name="ce2" office:value-type="date" office:date-value="2017-02-07">
            <text:p>2/7/2017</text:p>
          </table:table-cell>
          <table:table-cell table:number-columns-repeated="1010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tt0421030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Big Love</text:p>
          </table:table-cell>
          <table:table-cell office:value-type="string">
            <text:p>tvSeries</text:p>
          </table:table-cell>
          <table:table-cell table:formula="of:=IF(LEFT([.L50];FIND(&quot;(&quot;;[.L50])-2)=[.F5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6">
            <text:p>2006</text:p>
          </table:table-cell>
          <table:table-cell office:value-type="string">
            <text:p>Big Love (TV Series 2006–2011)</text:p>
          </table:table-cell>
          <table:table-cell/>
          <table:table-cell table:style-name="ce2" office:value-type="date" office:date-value="2006-03-12">
            <text:p>3/12/2006</text:p>
          </table:table-cell>
          <table:table-cell table:number-columns-repeated="1010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tt1179464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Big Sky</text:p>
          </table:table-cell>
          <table:table-cell office:value-type="string">
            <text:p>tvSeries</text:p>
          </table:table-cell>
          <table:table-cell table:formula="of:=IF(LEFT([.L51];FIND(&quot;(&quot;;[.L51])-2)=[.F5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0">
            <text:p>2020</text:p>
          </table:table-cell>
          <table:table-cell office:value-type="string">
            <text:p>Big Sky (TV Series 2020–2023)</text:p>
          </table:table-cell>
          <table:table-cell/>
          <table:table-cell table:style-name="ce2" office:value-type="date" office:date-value="2020-08-21">
            <text:p>8/21/2020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t42704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Billions</text:p>
          </table:table-cell>
          <table:table-cell office:value-type="string">
            <text:p>tvSeries</text:p>
          </table:table-cell>
          <table:table-cell table:formula="of:=IF(LEFT([.L52];FIND(&quot;(&quot;;[.L52])-2)=[.F5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Billions (TV Series 2016–2023)</text:p>
          </table:table-cell>
          <table:table-cell/>
          <table:table-cell table:style-name="ce2" office:value-type="date" office:date-value="2016-01-01">
            <text:p>1/1/2016</text:p>
          </table:table-cell>
          <table:table-cell table:number-columns-repeated="1010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tt0312098</text:p>
          </table:table-cell>
          <table:table-cell table:number-columns-repeated="2" table:style-name="ce2" office:value-type="date" office:date-value="2023-08-19">
            <text:p>8/19/2023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Birds of Prey</text:p>
          </table:table-cell>
          <table:table-cell office:value-type="string">
            <text:p>tvSeries</text:p>
          </table:table-cell>
          <table:table-cell table:formula="of:=IF(LEFT([.L53];FIND(&quot;(&quot;;[.L53])-2)=[.F5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2">
            <text:p>2002</text:p>
          </table:table-cell>
          <table:table-cell office:value-type="string">
            <text:p>Birds of Prey (TV Series 2002–2003)</text:p>
          </table:table-cell>
          <table:table-cell/>
          <table:table-cell table:style-name="ce2" office:value-type="date" office:date-value="2002-10-02">
            <text:p>10/2/2002</text:p>
          </table:table-cell>
          <table:table-cell table:number-columns-repeated="1010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tt2365946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Bitten</text:p>
          </table:table-cell>
          <table:table-cell office:value-type="string">
            <text:p>tvSeries</text:p>
          </table:table-cell>
          <table:table-cell table:formula="of:=IF(LEFT([.L54];FIND(&quot;(&quot;;[.L54])-2)=[.F54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4">
            <text:p>2014</text:p>
          </table:table-cell>
          <table:table-cell office:value-type="string">
            <text:p>Bitten (TV Series 2014–2016)</text:p>
          </table:table-cell>
          <table:table-cell/>
          <table:table-cell table:style-name="ce2" office:value-type="date" office:date-value="2014-01-11">
            <text:p>1/11/2014</text:p>
          </table:table-cell>
          <table:table-cell table:number-columns-repeated="1010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tt358987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Black Jesus</text:p>
          </table:table-cell>
          <table:table-cell office:value-type="string">
            <text:p>tvSeries</text:p>
          </table:table-cell>
          <table:table-cell table:formula="of:=IF(LEFT([.L55];FIND(&quot;(&quot;;[.L55])-2)=[.F55];&quot;&quot;;&quot;note&quot;)">
            <text:p/>
          </table:table-cell>
          <table:table-cell office:value-type="float" office:value="21">
            <text:p>21</text:p>
          </table:table-cell>
          <table:table-cell office:value-type="float" office:value="2014">
            <text:p>2014</text:p>
          </table:table-cell>
          <table:table-cell office:value-type="string">
            <text:p>Black Jesus (TV Series 2014–2019)</text:p>
          </table:table-cell>
          <table:table-cell/>
          <table:table-cell table:style-name="ce2" office:value-type="date" office:date-value="2014-08-07">
            <text:p>8/7/2014</text:p>
          </table:table-cell>
          <table:table-cell table:number-columns-repeated="1010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tt800113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Black Narcissus</text:p>
          </table:table-cell>
          <table:table-cell office:value-type="string">
            <text:p>tvMiniSeries</text:p>
          </table:table-cell>
          <table:table-cell table:formula="of:=IF(LEFT([.L56];FIND(&quot;(&quot;;[.L56])-2)=[.F56];&quot;&quot;;&quot;note&quot;)">
            <text:p/>
          </table:table-cell>
          <table:table-cell office:value-type="float" office:value="176">
            <text:p>176</text:p>
          </table:table-cell>
          <table:table-cell office:value-type="float" office:value="2020">
            <text:p>2020</text:p>
          </table:table-cell>
          <table:table-cell office:value-type="string">
            <text:p>Black Narcissus (TV Mini Series 2020)</text:p>
          </table:table-cell>
          <table:table-cell/>
          <table:table-cell table:style-name="ce2" office:value-type="date" office:date-value="2020-11-23">
            <text:p>11/23/2020</text:p>
          </table:table-cell>
          <table:table-cell table:number-columns-repeated="1010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tt352070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Bloodline</text:p>
          </table:table-cell>
          <table:table-cell office:value-type="string">
            <text:p>tvSeries</text:p>
          </table:table-cell>
          <table:table-cell table:formula="of:=IF(LEFT([.L57];FIND(&quot;(&quot;;[.L57])-2)=[.F5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5">
            <text:p>2015</text:p>
          </table:table-cell>
          <table:table-cell office:value-type="string">
            <text:p>Bloodline (TV Series 2015–2017)</text:p>
          </table:table-cell>
          <table:table-cell/>
          <table:table-cell table:style-name="ce2" office:value-type="date" office:date-value="2015-02-09">
            <text:p>2/9/2015</text:p>
          </table:table-cell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t0460627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Bones</text:p>
          </table:table-cell>
          <table:table-cell office:value-type="string">
            <text:p>tvSeries</text:p>
          </table:table-cell>
          <table:table-cell table:formula="of:=IF(LEFT([.L58];FIND(&quot;(&quot;;[.L58])-2)=[.F58];&quot;&quot;;&quot;note&quot;)">
            <text:p/>
          </table:table-cell>
          <table:table-cell office:value-type="float" office:value="40">
            <text:p>40</text:p>
          </table:table-cell>
          <table:table-cell office:value-type="float" office:value="2005">
            <text:p>2005</text:p>
          </table:table-cell>
          <table:table-cell office:value-type="string">
            <text:p>Bones (TV Series 2005–2017)</text:p>
          </table:table-cell>
          <table:table-cell/>
          <table:table-cell table:style-name="ce2" office:value-type="date" office:date-value="2005-09-13">
            <text:p>9/13/2005</text:p>
          </table:table-cell>
          <table:table-cell table:number-columns-repeated="1010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tt350224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Bosch</text:p>
          </table:table-cell>
          <table:table-cell office:value-type="string">
            <text:p>tvSeries</text:p>
          </table:table-cell>
          <table:table-cell table:formula="of:=IF(LEFT([.L59];FIND(&quot;(&quot;;[.L59])-2)=[.F59];&quot;&quot;;&quot;note&quot;)">
            <text:p/>
          </table:table-cell>
          <table:table-cell office:value-type="float" office:value="51">
            <text:p>51</text:p>
          </table:table-cell>
          <table:table-cell office:value-type="float" office:value="2014">
            <text:p>2014</text:p>
          </table:table-cell>
          <table:table-cell office:value-type="string">
            <text:p>Bosch (TV Series 2014–2021)</text:p>
          </table:table-cell>
          <table:table-cell/>
          <table:table-cell table:style-name="ce2" office:value-type="date" office:date-value="2014-02-06">
            <text:p>2/6/2014</text:p>
          </table:table-cell>
          <table:table-cell table:number-columns-repeated="1010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tt1833285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Boss</text:p>
          </table:table-cell>
          <table:table-cell office:value-type="string">
            <text:p>tvSeries</text:p>
          </table:table-cell>
          <table:table-cell table:formula="of:=IF(LEFT([.L60];FIND(&quot;(&quot;;[.L60])-2)=[.F60];&quot;&quot;;&quot;note&quot;)">
            <text:p/>
          </table:table-cell>
          <table:table-cell office:value-type="float" office:value="56">
            <text:p>56</text:p>
          </table:table-cell>
          <table:table-cell office:value-type="float" office:value="2011">
            <text:p>2011</text:p>
          </table:table-cell>
          <table:table-cell office:value-type="string">
            <text:p>Boss (TV Series 2011–2012)</text:p>
          </table:table-cell>
          <table:table-cell/>
          <table:table-cell table:style-name="ce2" office:value-type="date" office:date-value="2011-10-21">
            <text:p>10/21/2011</text:p>
          </table:table-cell>
          <table:table-cell table:number-columns-repeated="1010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tt042362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Brandy &amp; Mr. Whiskers</text:p>
          </table:table-cell>
          <table:table-cell office:value-type="string">
            <text:p>tvSeries</text:p>
          </table:table-cell>
          <table:table-cell table:formula="of:=IF(LEFT([.L61];FIND(&quot;(&quot;;[.L61])-2)=[.F61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04">
            <text:p>2004</text:p>
          </table:table-cell>
          <table:table-cell office:value-type="string">
            <text:p>Brandy &amp; Mr. Whiskers (TV Series 2004–2007)</text:p>
          </table:table-cell>
          <table:table-cell/>
          <table:table-cell table:style-name="ce2" office:value-type="date" office:date-value="2004-08-21">
            <text:p>8/21/2004</text:p>
          </table:table-cell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t874079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61">
            <text:p>61</text:p>
          </table:table-cell>
          <table:table-cell office:value-type="string">
            <text:p>Bridgerton</text:p>
          </table:table-cell>
          <table:table-cell office:value-type="string">
            <text:p>Bridgerton</text:p>
          </table:table-cell>
          <table:table-cell office:value-type="string">
            <text:p>tvSeries</text:p>
          </table:table-cell>
          <table:table-cell table:formula="of:=IF(LEFT([.L62];FIND(&quot;(&quot;;[.L62])-2)=[.F6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0">
            <text:p>2020</text:p>
          </table:table-cell>
          <table:table-cell office:value-type="string">
            <text:p>Bridgerton (TV Series 2020– )</text:p>
          </table:table-cell>
          <table:table-cell/>
          <table:table-cell table:style-name="ce2" office:value-type="date" office:date-value="2020-12-25">
            <text:p>12/25/2020</text:p>
          </table:table-cell>
          <table:table-cell table:number-columns-repeated="1010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tt593254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Britannia</text:p>
          </table:table-cell>
          <table:table-cell office:value-type="string">
            <text:p>tvSeries</text:p>
          </table:table-cell>
          <table:table-cell table:formula="of:=IF(LEFT([.L63];FIND(&quot;(&quot;;[.L63])-2)=[.F6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Britannia (TV Series 2017–2021)</text:p>
          </table:table-cell>
          <table:table-cell/>
          <table:table-cell table:style-name="ce2" office:value-type="date" office:date-value="2017-10-16">
            <text:p>10/16/2017</text:p>
          </table:table-cell>
          <table:table-cell table:number-columns-repeated="1010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tt572219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63">
            <text:p>63</text:p>
          </table:table-cell>
          <table:table-cell office:value-type="string">
            <text:p>Brockmire</text:p>
          </table:table-cell>
          <table:table-cell office:value-type="string">
            <text:p>Brockmire</text:p>
          </table:table-cell>
          <table:table-cell office:value-type="string">
            <text:p>tvSeries</text:p>
          </table:table-cell>
          <table:table-cell table:formula="of:=IF(LEFT([.L64];FIND(&quot;(&quot;;[.L64])-2)=[.F64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7">
            <text:p>2017</text:p>
          </table:table-cell>
          <table:table-cell office:value-type="string">
            <text:p>Brockmire (TV Series 2017–2020)</text:p>
          </table:table-cell>
          <table:table-cell/>
          <table:table-cell table:style-name="ce2" office:value-type="date" office:date-value="2017-04-05">
            <text:p>4/5/2017</text:p>
          </table:table-cell>
          <table:table-cell table:number-columns-repeated="1010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tt075873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Brothers &amp; Sisters</text:p>
          </table:table-cell>
          <table:table-cell office:value-type="string">
            <text:p>tvSeries</text:p>
          </table:table-cell>
          <table:table-cell table:formula="of:=IF(LEFT([.L65];FIND(&quot;(&quot;;[.L65])-2)=[.F6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6">
            <text:p>2006</text:p>
          </table:table-cell>
          <table:table-cell office:value-type="string">
            <text:p>Brothers &amp; Sisters (TV Series 2006–2011)</text:p>
          </table:table-cell>
          <table:table-cell/>
          <table:table-cell table:style-name="ce2" office:value-type="date" office:date-value="2006-09-24">
            <text:p>9/24/2006</text:p>
          </table:table-cell>
          <table:table-cell table:number-columns-repeated="1010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tt011827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Buffy the Vampire Slayer</text:p>
          </table:table-cell>
          <table:table-cell office:value-type="string">
            <text:p>tvSeries</text:p>
          </table:table-cell>
          <table:table-cell table:formula="of:=IF(LEFT([.L66];FIND(&quot;(&quot;;[.L66])-2)=[.F66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1997">
            <text:p>1997</text:p>
          </table:table-cell>
          <table:table-cell office:value-type="string">
            <text:p>Buffy the Vampire Slayer (TV Series 1997–2003)</text:p>
          </table:table-cell>
          <table:table-cell/>
          <table:table-cell table:style-name="ce2" office:value-type="date" office:date-value="1997-03-07">
            <text:p>3/7/1997</text:p>
          </table:table-cell>
          <table:table-cell table:number-columns-repeated="1010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tt200684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66">
            <text:p>66</text:p>
          </table:table-cell>
          <table:table-cell office:value-type="string">
            <text:p>Bunheads</text:p>
          </table:table-cell>
          <table:table-cell office:value-type="string">
            <text:p>Bunheads</text:p>
          </table:table-cell>
          <table:table-cell office:value-type="string">
            <text:p>tvSeries</text:p>
          </table:table-cell>
          <table:table-cell table:formula="of:=IF(LEFT([.L67];FIND(&quot;(&quot;;[.L67])-2)=[.F67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2">
            <text:p>2012</text:p>
          </table:table-cell>
          <table:table-cell office:value-type="string">
            <text:p>Bunheads (TV Series 2012–2013)</text:p>
          </table:table-cell>
          <table:table-cell/>
          <table:table-cell table:style-name="ce2" office:value-type="date" office:date-value="2012-06-11">
            <text:p>6/11/2012</text:p>
          </table:table-cell>
          <table:table-cell table:number-columns-repeated="1010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tt698747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Burden of Truth</text:p>
          </table:table-cell>
          <table:table-cell office:value-type="string">
            <text:p>tvSeries</text:p>
          </table:table-cell>
          <table:table-cell table:formula="of:=IF(LEFT([.L68];FIND(&quot;(&quot;;[.L68])-2)=[.F68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8">
            <text:p>2018</text:p>
          </table:table-cell>
          <table:table-cell office:value-type="string">
            <text:p>Burden of Truth (TV Series 2018–2021)</text:p>
          </table:table-cell>
          <table:table-cell/>
          <table:table-cell table:style-name="ce2" office:value-type="date" office:date-value="2018-01-10">
            <text:p>1/10/2018</text:p>
          </table:table-cell>
          <table:table-cell table:number-columns-repeated="1010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tt0395843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CSI: NY</text:p>
          </table:table-cell>
          <table:table-cell office:value-type="string">
            <text:p>tvSeries</text:p>
          </table:table-cell>
          <table:table-cell table:formula="of:=IF(LEFT([.L69];FIND(&quot;(&quot;;[.L69])-2)=[.F69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04">
            <text:p>2004</text:p>
          </table:table-cell>
          <table:table-cell office:value-type="string">
            <text:p>CSI: NY (TV Series 2004–2013)</text:p>
          </table:table-cell>
          <table:table-cell/>
          <table:table-cell table:style-name="ce2" office:value-type="date" office:date-value="2004-09-21">
            <text:p>9/21/2004</text:p>
          </table:table-cell>
          <table:table-cell table:number-columns-repeated="1010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tt0904208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69">
            <text:p>69</text:p>
          </table:table-cell>
          <table:table-cell office:value-type="string">
            <text:p>Californication</text:p>
          </table:table-cell>
          <table:table-cell office:value-type="string">
            <text:p>Californication</text:p>
          </table:table-cell>
          <table:table-cell office:value-type="string">
            <text:p>tvSeries</text:p>
          </table:table-cell>
          <table:table-cell table:formula="of:=IF(LEFT([.L70];FIND(&quot;(&quot;;[.L70])-2)=[.F70];&quot;&quot;;&quot;note&quot;)">
            <text:p/>
          </table:table-cell>
          <table:table-cell office:value-type="float" office:value="28">
            <text:p>28</text:p>
          </table:table-cell>
          <table:table-cell office:value-type="float" office:value="2007">
            <text:p>2007</text:p>
          </table:table-cell>
          <table:table-cell office:value-type="string">
            <text:p>Californication (TV Series 2007–2014)</text:p>
          </table:table-cell>
          <table:table-cell/>
          <table:table-cell table:style-name="ce2" office:value-type="date" office:date-value="2007-08-13">
            <text:p>8/13/2007</text:p>
          </table:table-cell>
          <table:table-cell table:number-columns-repeated="1010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tt1672189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Camelot</text:p>
          </table:table-cell>
          <table:table-cell office:value-type="string">
            <text:p>tvSeries</text:p>
          </table:table-cell>
          <table:table-cell table:formula="of:=IF(LEFT([.L71];FIND(&quot;(&quot;;[.L71])-2)=[.F71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1">
            <text:p>2011</text:p>
          </table:table-cell>
          <table:table-cell office:value-type="string">
            <text:p>Camelot (TV Series 2011)</text:p>
          </table:table-cell>
          <table:table-cell/>
          <table:table-cell table:style-name="ce2" office:value-type="date" office:date-value="2011-02-25">
            <text:p>2/25/2011</text:p>
          </table:table-cell>
          <table:table-cell table:number-columns-repeated="1010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tt0489974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Carnival Row</text:p>
          </table:table-cell>
          <table:table-cell office:value-type="string">
            <text:p>tvSeries</text:p>
          </table:table-cell>
          <table:table-cell table:formula="of:=IF(LEFT([.L72];FIND(&quot;(&quot;;[.L72])-2)=[.F72];&quot;&quot;;&quot;note&quot;)">
            <text:p/>
          </table:table-cell>
          <table:table-cell office:value-type="float" office:value="56">
            <text:p>56</text:p>
          </table:table-cell>
          <table:table-cell office:value-type="float" office:value="2019">
            <text:p>2019</text:p>
          </table:table-cell>
          <table:table-cell office:value-type="string">
            <text:p>Carnival Row (TV Series 2019–2023)</text:p>
          </table:table-cell>
          <table:table-cell/>
          <table:table-cell table:style-name="ce2" office:value-type="date" office:date-value="2019-08-29">
            <text:p>8/29/2019</text:p>
          </table:table-cell>
          <table:table-cell table:number-columns-repeated="1010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tt9140108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Carol's Second Act</text:p>
          </table:table-cell>
          <table:table-cell office:value-type="string">
            <text:p>tvSeries</text:p>
          </table:table-cell>
          <table:table-cell table:formula="of:=IF(LEFT([.L73];FIND(&quot;(&quot;;[.L73])-2)=[.F73];&quot;&quot;;&quot;note&quot;)">
            <text:p/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string">
            <text:p>Carol's Second Act (TV Series 2019–2020)</text:p>
          </table:table-cell>
          <table:table-cell/>
          <table:table-cell table:style-name="ce2" office:value-type="date" office:date-value="2019-09-26">
            <text:p>9/26/2019</text:p>
          </table:table-cell>
          <table:table-cell table:number-columns-repeated="1010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tt654822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Castle Rock</text:p>
          </table:table-cell>
          <table:table-cell office:value-type="string">
            <text:p>tvSeries</text:p>
          </table:table-cell>
          <table:table-cell table:formula="of:=IF(LEFT([.L74];FIND(&quot;(&quot;;[.L74])-2)=[.F7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Castle Rock (TV Series 2018–2019)</text:p>
          </table:table-cell>
          <table:table-cell/>
          <table:table-cell table:style-name="ce2" office:value-type="date" office:date-value="2018-07-20">
            <text:p>7/20/2018</text:p>
          </table:table-cell>
          <table:table-cell table:number-columns-repeated="1010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tt505619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Catch-22</text:p>
          </table:table-cell>
          <table:table-cell office:value-type="string">
            <text:p>tvMiniSeries</text:p>
          </table:table-cell>
          <table:table-cell table:formula="of:=IF(LEFT([.L75];FIND(&quot;(&quot;;[.L75])-2)=[.F75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office:value-type="string">
            <text:p>Catch-22 (TV Mini Series 2019)</text:p>
          </table:table-cell>
          <table:table-cell/>
          <table:table-cell table:style-name="ce2" office:value-type="date" office:date-value="2019-05-17">
            <text:p>5/17/2019</text:p>
          </table:table-cell>
          <table:table-cell table:number-columns-repeated="1010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tt027955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Celebrity Big Brother</text:p>
          </table:table-cell>
          <table:table-cell office:value-type="string">
            <text:p>tvSeries</text:p>
          </table:table-cell>
          <table:table-cell table:formula="of:=IF(LEFT([.L76];FIND(&quot;(&quot;;[.L76])-2)=[.F76];&quot;&quot;;&quot;note&quot;)">
            <text:p/>
          </table:table-cell>
          <table:table-cell office:value-type="float" office:value="50">
            <text:p>50</text:p>
          </table:table-cell>
          <table:table-cell office:value-type="float" office:value="2001">
            <text:p>2001</text:p>
          </table:table-cell>
          <table:table-cell office:value-type="string">
            <text:p>Celebrity Big Brother (TV Series 2001– )</text:p>
          </table:table-cell>
          <table:table-cell/>
          <table:table-cell table:style-name="ce2" office:value-type="date" office:date-value="2001-03-09">
            <text:p>3/9/2001</text:p>
          </table:table-cell>
          <table:table-cell table:number-columns-repeated="1010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tt015855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76">
            <text:p>76</text:p>
          </table:table-cell>
          <table:table-cell office:value-type="string">
            <text:p>Charmed</text:p>
          </table:table-cell>
          <table:table-cell office:value-type="string">
            <text:p>Charmed (TV Series 1998–2006)</text:p>
          </table:table-cell>
          <table:table-cell office:value-type="string">
            <text:p>tvSeries</text:p>
          </table:table-cell>
          <table:table-cell table:formula="of:=IF(LEFT([.L77];FIND(&quot;(&quot;;[.L77])-2)=[.F77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1998">
            <text:p>1998</text:p>
          </table:table-cell>
          <table:table-cell office:value-type="string">
            <text:p>Charmed (TV Series 1998–2006)</text:p>
          </table:table-cell>
          <table:table-cell/>
          <table:table-cell table:style-name="ce2" office:value-type="date" office:date-value="1998-10-07">
            <text:p>10/7/1998</text:p>
          </table:table-cell>
          <table:table-cell table:number-columns-repeated="1010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tt639432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77">
            <text:p>77</text:p>
          </table:table-cell>
          <table:table-cell office:value-type="string">
            <text:p>Charmed</text:p>
          </table:table-cell>
          <table:table-cell office:value-type="string">
            <text:p>Charmed (TV Series 2018–2022)</text:p>
          </table:table-cell>
          <table:table-cell office:value-type="string">
            <text:p>tvSeries</text:p>
          </table:table-cell>
          <table:table-cell table:formula="of:=IF(LEFT([.L78];FIND(&quot;(&quot;;[.L78])-2)=[.F78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Charmed (TV Series 2018–2022)</text:p>
          </table:table-cell>
          <table:table-cell/>
          <table:table-cell table:style-name="ce2" office:value-type="date" office:date-value="2018-10-14">
            <text:p>10/14/2018</text:p>
          </table:table-cell>
          <table:table-cell table:number-columns-repeated="1010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tt0083399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Cheers</text:p>
          </table:table-cell>
          <table:table-cell office:value-type="string">
            <text:p>tvSeries</text:p>
          </table:table-cell>
          <table:table-cell table:formula="of:=IF(LEFT([.L79];FIND(&quot;(&quot;;[.L79])-2)=[.F79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1982">
            <text:p>1982</text:p>
          </table:table-cell>
          <table:table-cell office:value-type="string">
            <text:p>Cheers (TV Series 1982–1993)</text:p>
          </table:table-cell>
          <table:table-cell/>
          <table:table-cell table:style-name="ce2" office:value-type="date" office:date-value="1982-09-30">
            <text:p>9/30/1982</text:p>
          </table:table-cell>
          <table:table-cell table:number-columns-repeated="1010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tt226139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Chicago Fire</text:p>
          </table:table-cell>
          <table:table-cell office:value-type="string">
            <text:p>tvSeries</text:p>
          </table:table-cell>
          <table:table-cell table:formula="of:=IF(LEFT([.L80];FIND(&quot;(&quot;;[.L80])-2)=[.F80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2">
            <text:p>2012</text:p>
          </table:table-cell>
          <table:table-cell office:value-type="string">
            <text:p>Chicago Fire (TV Series 2012– )</text:p>
          </table:table-cell>
          <table:table-cell/>
          <table:table-cell table:style-name="ce2" office:value-type="date" office:date-value="2012-09-27">
            <text:p>9/27/2012</text:p>
          </table:table-cell>
          <table:table-cell table:number-columns-repeated="1010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tt465548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Chicago Med</text:p>
          </table:table-cell>
          <table:table-cell office:value-type="string">
            <text:p>tvSeries</text:p>
          </table:table-cell>
          <table:table-cell table:formula="of:=IF(LEFT([.L81];FIND(&quot;(&quot;;[.L81])-2)=[.F81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Chicago Med (TV Series 2015– )</text:p>
          </table:table-cell>
          <table:table-cell/>
          <table:table-cell table:style-name="ce2" office:value-type="date" office:date-value="2015-11-17">
            <text:p>11/17/2015</text:p>
          </table:table-cell>
          <table:table-cell table:number-columns-repeated="1010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tt280509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Chicago P.D.</text:p>
          </table:table-cell>
          <table:table-cell office:value-type="string">
            <text:p>tvSeries</text:p>
          </table:table-cell>
          <table:table-cell table:formula="of:=IF(LEFT([.L82];FIND(&quot;(&quot;;[.L82])-2)=[.F82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4">
            <text:p>2014</text:p>
          </table:table-cell>
          <table:table-cell office:value-type="string">
            <text:p>Chicago P.D. (TV Series 2014– )</text:p>
          </table:table-cell>
          <table:table-cell/>
          <table:table-cell table:style-name="ce2" office:value-type="date" office:date-value="2014-01-08">
            <text:p>1/8/2014</text:p>
          </table:table-cell>
          <table:table-cell table:number-columns-repeated="1010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tt75695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Chilling Adventures of Sabrina</text:p>
          </table:table-cell>
          <table:table-cell office:value-type="string">
            <text:p>tvSeries</text:p>
          </table:table-cell>
          <table:table-cell table:formula="of:=IF(LEFT([.L83];FIND(&quot;(&quot;;[.L83])-2)=[.F8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Chilling Adventures of Sabrina (TV Series 2018–2020)</text:p>
          </table:table-cell>
          <table:table-cell/>
          <table:table-cell table:style-name="ce2" office:value-type="date" office:date-value="2018-10-05">
            <text:p>10/5/2018</text:p>
          </table:table-cell>
          <table:table-cell table:number-columns-repeated="1010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tt239033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Chosen</text:p>
          </table:table-cell>
          <table:table-cell office:value-type="string">
            <text:p>tvSeries</text:p>
          </table:table-cell>
          <table:table-cell table:formula="of:=IF(LEFT([.L84];FIND(&quot;(&quot;;[.L84])-2)=[.F84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3">
            <text:p>2013</text:p>
          </table:table-cell>
          <table:table-cell office:value-type="string">
            <text:p>Chosen (TV Series 2013–2014)</text:p>
          </table:table-cell>
          <table:table-cell/>
          <table:table-cell table:style-name="ce2" office:value-type="date" office:date-value="2013-01-17">
            <text:p>1/17/2013</text:p>
          </table:table-cell>
          <table:table-cell table:number-columns-repeated="1010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tt093481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Chuck</text:p>
          </table:table-cell>
          <table:table-cell office:value-type="string">
            <text:p>tvSeries</text:p>
          </table:table-cell>
          <table:table-cell table:formula="of:=IF(LEFT([.L85];FIND(&quot;(&quot;;[.L85])-2)=[.F85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07">
            <text:p>2007</text:p>
          </table:table-cell>
          <table:table-cell office:value-type="string">
            <text:p>Chuck (TV Series 2007–2012)</text:p>
          </table:table-cell>
          <table:table-cell/>
          <table:table-cell table:style-name="ce2" office:value-type="date" office:date-value="2007-09-24">
            <text:p>9/24/2007</text:p>
          </table:table-cell>
          <table:table-cell table:number-columns-repeated="1010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tt8388390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85">
            <text:p>85</text:p>
          </table:table-cell>
          <table:table-cell office:value-type="string">
            <text:p>Chucky</text:p>
          </table:table-cell>
          <table:table-cell office:value-type="string">
            <text:p>Chucky</text:p>
          </table:table-cell>
          <table:table-cell office:value-type="string">
            <text:p>tvSeries</text:p>
          </table:table-cell>
          <table:table-cell table:formula="of:=IF(LEFT([.L86];FIND(&quot;(&quot;;[.L86])-2)=[.F86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21">
            <text:p>2021</text:p>
          </table:table-cell>
          <table:table-cell office:value-type="string">
            <text:p>Chucky (TV Series 2021– )</text:p>
          </table:table-cell>
          <table:table-cell/>
          <table:table-cell table:style-name="ce2" office:value-type="date" office:date-value="2021-10-12">
            <text:p>10/12/2021</text:p>
          </table:table-cell>
          <table:table-cell table:number-columns-repeated="1010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tt781730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Citizen Rose</text:p>
          </table:table-cell>
          <table:table-cell office:value-type="string">
            <text:p>tvSeries</text:p>
          </table:table-cell>
          <table:table-cell table:formula="of:=IF(LEFT([.L87];FIND(&quot;(&quot;;[.L87])-2)=[.F87];&quot;&quot;;&quot;note&quot;)">
            <text:p/>
          </table:table-cell>
          <table:table-cell/>
          <table:table-cell office:value-type="float" office:value="2018">
            <text:p>2018</text:p>
          </table:table-cell>
          <table:table-cell office:value-type="string">
            <text:p>Citizen Rose (TV Series 2018)</text:p>
          </table:table-cell>
          <table:table-cell/>
          <table:table-cell table:style-name="ce2" office:value-type="date" office:date-value="2018-01-30">
            <text:p>1/30/2018</text:p>
          </table:table-cell>
          <table:table-cell table:number-columns-repeated="1010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tt31476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Cleaners</text:p>
          </table:table-cell>
          <table:table-cell office:value-type="string">
            <text:p>tvSeries</text:p>
          </table:table-cell>
          <table:table-cell table:formula="of:=IF(LEFT([.L88];FIND(&quot;(&quot;;[.L88])-2)=[.F88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3">
            <text:p>2013</text:p>
          </table:table-cell>
          <table:table-cell office:value-type="string">
            <text:p>Cleaners (TV Series 2013–2014)</text:p>
          </table:table-cell>
          <table:table-cell/>
          <table:table-cell table:style-name="ce2" office:value-type="date" office:date-value="2013-10-03">
            <text:p>10/3/2013</text:p>
          </table:table-cell>
          <table:table-cell table:number-columns-repeated="1010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tt236109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Clipped</text:p>
          </table:table-cell>
          <table:table-cell office:value-type="string">
            <text:p>tvMiniSeries</text:p>
          </table:table-cell>
          <table:table-cell table:formula="of:=IF(LEFT([.L89];FIND(&quot;(&quot;;[.L89])-2)=[.F89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Clipped (TV Mini Series 2015)</text:p>
          </table:table-cell>
          <table:table-cell/>
          <table:table-cell table:style-name="ce2" office:value-type="date" office:date-value="2015-06-16">
            <text:p>6/16/2015</text:p>
          </table:table-cell>
          <table:table-cell table:number-columns-repeated="1010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tt672908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Collateral</text:p>
          </table:table-cell>
          <table:table-cell office:value-type="string">
            <text:p>tvMiniSeries</text:p>
          </table:table-cell>
          <table:table-cell table:formula="of:=IF(LEFT([.L90];FIND(&quot;(&quot;;[.L90])-2)=[.F90];&quot;&quot;;&quot;note&quot;)">
            <text:p/>
          </table:table-cell>
          <table:table-cell office:value-type="float" office:value="230">
            <text:p>230</text:p>
          </table:table-cell>
          <table:table-cell office:value-type="float" office:value="2018">
            <text:p>2018</text:p>
          </table:table-cell>
          <table:table-cell office:value-type="string">
            <text:p>Collateral (TV Mini Series 2018)</text:p>
          </table:table-cell>
          <table:table-cell/>
          <table:table-cell table:style-name="ce2" office:value-type="date" office:date-value="2018-02-12">
            <text:p>2/12/2018</text:p>
          </table:table-cell>
          <table:table-cell table:number-columns-repeated="1010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tt0783328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Comanche Moon</text:p>
          </table:table-cell>
          <table:table-cell office:value-type="string">
            <text:p>tvMiniSeries</text:p>
          </table:table-cell>
          <table:table-cell table:formula="of:=IF(LEFT([.L91];FIND(&quot;(&quot;;[.L91])-2)=[.F91];&quot;&quot;;&quot;note&quot;)">
            <text:p/>
          </table:table-cell>
          <table:table-cell office:value-type="float" office:value="360">
            <text:p>360</text:p>
          </table:table-cell>
          <table:table-cell office:value-type="float" office:value="2008">
            <text:p>2008</text:p>
          </table:table-cell>
          <table:table-cell office:value-type="string">
            <text:p>Comanche Moon (TV Mini Series 2008)</text:p>
          </table:table-cell>
          <table:table-cell/>
          <table:table-cell table:style-name="ce2" office:value-type="date" office:date-value="2008-01-08">
            <text:p>1/8/2008</text:p>
          </table:table-cell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t651095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Condor</text:p>
          </table:table-cell>
          <table:table-cell office:value-type="string">
            <text:p>tvSeries</text:p>
          </table:table-cell>
          <table:table-cell table:formula="of:=IF(LEFT([.L92];FIND(&quot;(&quot;;[.L92])-2)=[.F9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Condor (TV Series 2018–2020)</text:p>
          </table:table-cell>
          <table:table-cell/>
          <table:table-cell table:style-name="ce2" office:value-type="date" office:date-value="2018-06-05">
            <text:p>6/5/2018</text:p>
          </table:table-cell>
          <table:table-cell table:number-columns-repeated="1010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tt442157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Containment</text:p>
          </table:table-cell>
          <table:table-cell office:value-type="string">
            <text:p>tvSeries</text:p>
          </table:table-cell>
          <table:table-cell table:formula="of:=IF(LEFT([.L93];FIND(&quot;(&quot;;[.L93])-2)=[.F9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Containment (TV Series 2016)</text:p>
          </table:table-cell>
          <table:table-cell/>
          <table:table-cell table:style-name="ce2" office:value-type="date" office:date-value="2016-04-19">
            <text:p>4/19/2016</text:p>
          </table:table-cell>
          <table:table-cell table:number-columns-repeated="1010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tt1954347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Continuum</text:p>
          </table:table-cell>
          <table:table-cell office:value-type="string">
            <text:p>tvSeries</text:p>
          </table:table-cell>
          <table:table-cell table:formula="of:=IF(LEFT([.L94];FIND(&quot;(&quot;;[.L94])-2)=[.F94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2">
            <text:p>2012</text:p>
          </table:table-cell>
          <table:table-cell office:value-type="string">
            <text:p>Continuum (TV Series 2012–2015)</text:p>
          </table:table-cell>
          <table:table-cell/>
          <table:table-cell table:style-name="ce2" office:value-type="date" office:date-value="2012-05-27">
            <text:p>5/27/2012</text:p>
          </table:table-cell>
          <table:table-cell table:number-columns-repeated="1010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tt045204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Criminal Minds</text:p>
          </table:table-cell>
          <table:table-cell office:value-type="string">
            <text:p>tvSeries</text:p>
          </table:table-cell>
          <table:table-cell table:formula="of:=IF(LEFT([.L95];FIND(&quot;(&quot;;[.L95])-2)=[.F95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05">
            <text:p>2005</text:p>
          </table:table-cell>
          <table:table-cell office:value-type="string">
            <text:p>Criminal Minds (TV Series 2005– )</text:p>
          </table:table-cell>
          <table:table-cell/>
          <table:table-cell table:style-name="ce2" office:value-type="date" office:date-value="2005-09-21">
            <text:p>9/21/2005</text:p>
          </table:table-cell>
          <table:table-cell table:number-columns-repeated="1010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tt091438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Damages</text:p>
          </table:table-cell>
          <table:table-cell office:value-type="string">
            <text:p>tvSeries</text:p>
          </table:table-cell>
          <table:table-cell table:formula="of:=IF(LEFT([.L96];FIND(&quot;(&quot;;[.L96])-2)=[.F96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7">
            <text:p>2007</text:p>
          </table:table-cell>
          <table:table-cell office:value-type="string">
            <text:p>Damages (TV Series 2007–2012)</text:p>
          </table:table-cell>
          <table:table-cell/>
          <table:table-cell table:style-name="ce2" office:value-type="date" office:date-value="2007-07-24">
            <text:p>7/24/2007</text:p>
          </table:table-cell>
          <table:table-cell table:number-columns-repeated="1010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t298322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Dare Me</text:p>
          </table:table-cell>
          <table:table-cell office:value-type="string">
            <text:p>tvSeries</text:p>
          </table:table-cell>
          <table:table-cell table:formula="of:=IF(LEFT([.L97];FIND(&quot;(&quot;;[.L97])-2)=[.F97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9">
            <text:p>2019</text:p>
          </table:table-cell>
          <table:table-cell office:value-type="string">
            <text:p>Dare Me (TV Series 2019–2020)</text:p>
          </table:table-cell>
          <table:table-cell/>
          <table:table-cell table:style-name="ce2" office:value-type="date" office:date-value="2019-12-19">
            <text:p>12/19/2019</text:p>
          </table:table-cell>
          <table:table-cell table:number-columns-repeated="1010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tt0204993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Dark Angel</text:p>
          </table:table-cell>
          <table:table-cell office:value-type="string">
            <text:p>tvSeries</text:p>
          </table:table-cell>
          <table:table-cell table:formula="of:=IF(LEFT([.L98];FIND(&quot;(&quot;;[.L98])-2)=[.F9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  <table:table-cell office:value-type="string">
            <text:p>Dark Angel (TV Series 2000–2002)</text:p>
          </table:table-cell>
          <table:table-cell/>
          <table:table-cell table:style-name="ce2" office:value-type="date" office:date-value="2000-10-03">
            <text:p>10/3/2000</text:p>
          </table:table-cell>
          <table:table-cell table:number-columns-repeated="1010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tt583025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98">
            <text:p>98</text:p>
          </table:table-cell>
          <table:table-cell office:value-type="string">
            <text:p>Das Boot</text:p>
          </table:table-cell>
          <table:table-cell office:value-type="string">
            <text:p>Das Boot</text:p>
          </table:table-cell>
          <table:table-cell office:value-type="string">
            <text:p>tvSeries</text:p>
          </table:table-cell>
          <table:table-cell table:formula="of:=IF(LEFT([.L99];FIND(&quot;(&quot;;[.L99])-2)=[.F9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Das Boot (TV Series 2018– )</text:p>
          </table:table-cell>
          <table:table-cell/>
          <table:table-cell table:style-name="ce2" office:value-type="date" office:date-value="2018-11-06">
            <text:p>11/6/201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Dead Ringers</text:p>
          </table:table-cell>
          <table:table-cell/>
          <table:table-cell table:formula="of:=IF(LEFT([.L100];FIND(&quot;(&quot;;[.L100])-2)=[.F100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t806430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Dead to Me</text:p>
          </table:table-cell>
          <table:table-cell office:value-type="string">
            <text:p>tvSeries</text:p>
          </table:table-cell>
          <table:table-cell table:formula="of:=IF(LEFT([.L101];FIND(&quot;(&quot;;[.L101])-2)=[.F101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Dead to Me (TV Series 2019–2022)</text:p>
          </table:table-cell>
          <table:table-cell/>
          <table:table-cell table:style-name="ce2" office:value-type="date" office:date-value="2019-05-03">
            <text:p>5/3/2019</text:p>
          </table:table-cell>
          <table:table-cell table:number-columns-repeated="1010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tt1754389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Dear Edward</text:p>
          </table:table-cell>
          <table:table-cell office:value-type="string">
            <text:p>tvSeries</text:p>
          </table:table-cell>
          <table:table-cell table:formula="of:=IF(LEFT([.L102];FIND(&quot;(&quot;;[.L102])-2)=[.F102];&quot;&quot;;&quot;note&quot;)">
            <text:p/>
          </table:table-cell>
          <table:table-cell office:value-type="float" office:value="50">
            <text:p>50</text:p>
          </table:table-cell>
          <table:table-cell office:value-type="float" office:value="2023">
            <text:p>2023</text:p>
          </table:table-cell>
          <table:table-cell office:value-type="string">
            <text:p>Dear Edward (TV Series 2023)</text:p>
          </table:table-cell>
          <table:table-cell/>
          <table:table-cell table:style-name="ce2" office:value-type="date" office:date-value="2023-02-02">
            <text:p>2/2/2023</text:p>
          </table:table-cell>
          <table:table-cell table:number-columns-repeated="1010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tt836304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01">
            <text:p>101</text:p>
          </table:table-cell>
          <table:table-cell office:value-type="string">
            <text:p>Defending the Guilty</text:p>
          </table:table-cell>
          <table:table-cell office:value-type="string">
            <text:p>Defending The Guilty</text:p>
          </table:table-cell>
          <table:table-cell office:value-type="string">
            <text:p>tvSeries</text:p>
          </table:table-cell>
          <table:table-cell table:formula="of:=IF(LEFT([.L103];FIND(&quot;(&quot;;[.L103])-2)=[.F103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8">
            <text:p>2018</text:p>
          </table:table-cell>
          <table:table-cell office:value-type="string">
            <text:p>Defending the Guilty (TV Series 2018–2019)</text:p>
          </table:table-cell>
          <table:table-cell/>
          <table:table-cell table:style-name="ce2" office:value-type="date" office:date-value="2018-09-19">
            <text:p>9/19/2018</text:p>
          </table:table-cell>
          <table:table-cell table:number-columns-repeated="1010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tt2189221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Defiance</text:p>
          </table:table-cell>
          <table:table-cell office:value-type="string">
            <text:p>tvSeries</text:p>
          </table:table-cell>
          <table:table-cell table:formula="of:=IF(LEFT([.L104];FIND(&quot;(&quot;;[.L104])-2)=[.F104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3">
            <text:p>2013</text:p>
          </table:table-cell>
          <table:table-cell office:value-type="string">
            <text:p>Defiance (TV Series 2013–2015)</text:p>
          </table:table-cell>
          <table:table-cell/>
          <table:table-cell table:style-name="ce2" office:value-type="date" office:date-value="2013-04-15">
            <text:p>4/15/2013</text:p>
          </table:table-cell>
          <table:table-cell table:number-columns-repeated="1010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tt365420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Defiance: The Lost Ones</text:p>
          </table:table-cell>
          <table:table-cell office:value-type="string">
            <text:p>tvSeries</text:p>
          </table:table-cell>
          <table:table-cell table:formula="of:=IF(LEFT([.L105];FIND(&quot;(&quot;;[.L105])-2)=[.F105];&quot;&quot;;&quot;note&quot;)">
            <text:p/>
          </table:table-cell>
          <table:table-cell/>
          <table:table-cell office:value-type="float" office:value="2014">
            <text:p>2014</text:p>
          </table:table-cell>
          <table:table-cell office:value-type="string">
            <text:p>Defiance: The Lost Ones (TV Series 2014– )</text:p>
          </table:table-cell>
          <table:table-cell/>
          <table:table-cell table:style-name="ce2" office:value-type="date" office:date-value="2014-04-02">
            <text:p>4/2/2014</text:p>
          </table:table-cell>
          <table:table-cell table:number-columns-repeated="1010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tt0410975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Desperate Housewives</text:p>
          </table:table-cell>
          <table:table-cell office:value-type="string">
            <text:p>tvSeries</text:p>
          </table:table-cell>
          <table:table-cell table:formula="of:=IF(LEFT([.L106];FIND(&quot;(&quot;;[.L106])-2)=[.F106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04">
            <text:p>2004</text:p>
          </table:table-cell>
          <table:table-cell office:value-type="string">
            <text:p>Desperate Housewives (TV Series 2004–2012)</text:p>
          </table:table-cell>
          <table:table-cell/>
          <table:table-cell table:style-name="ce2" office:value-type="date" office:date-value="2004-10-03">
            <text:p>10/3/2004</text:p>
          </table:table-cell>
          <table:table-cell table:number-columns-repeated="1010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tt0118303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Dharma &amp; Greg</text:p>
          </table:table-cell>
          <table:table-cell office:value-type="string">
            <text:p>tvSeries</text:p>
          </table:table-cell>
          <table:table-cell table:formula="of:=IF(LEFT([.L107];FIND(&quot;(&quot;;[.L107])-2)=[.F107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1997">
            <text:p>1997</text:p>
          </table:table-cell>
          <table:table-cell office:value-type="string">
            <text:p>Dharma &amp; Greg (TV Series 1997–2002)</text:p>
          </table:table-cell>
          <table:table-cell/>
          <table:table-cell table:style-name="ce2" office:value-type="date" office:date-value="1997-09-24">
            <text:p>9/24/1997</text:p>
          </table:table-cell>
          <table:table-cell table:number-columns-repeated="1010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tt908314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06">
            <text:p>106</text:p>
          </table:table-cell>
          <table:table-cell office:value-type="string">
            <text:p>Diggstown</text:p>
          </table:table-cell>
          <table:table-cell office:value-type="string">
            <text:p>Diggstown</text:p>
          </table:table-cell>
          <table:table-cell office:value-type="string">
            <text:p>tvSeries</text:p>
          </table:table-cell>
          <table:table-cell table:formula="of:=IF(LEFT([.L108];FIND(&quot;(&quot;;[.L108])-2)=[.F10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Diggstown (TV Series 2019–2022)</text:p>
          </table:table-cell>
          <table:table-cell/>
          <table:table-cell table:style-name="ce2" office:value-type="date" office:date-value="2019-03-06">
            <text:p>3/6/2019</text:p>
          </table:table-cell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t794572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Dirty John</text:p>
          </table:table-cell>
          <table:table-cell office:value-type="string">
            <text:p>tvSeries</text:p>
          </table:table-cell>
          <table:table-cell table:formula="of:=IF(LEFT([.L109];FIND(&quot;(&quot;;[.L109])-2)=[.F109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8">
            <text:p>2018</text:p>
          </table:table-cell>
          <table:table-cell office:value-type="string">
            <text:p>Dirty John (TV Series 2018– )</text:p>
          </table:table-cell>
          <table:table-cell/>
          <table:table-cell table:style-name="ce2" office:value-type="date" office:date-value="2018-11-25">
            <text:p>11/25/2018</text:p>
          </table:table-cell>
          <table:table-cell table:number-columns-repeated="1010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tt58847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Disjointed</text:p>
          </table:table-cell>
          <table:table-cell office:value-type="string">
            <text:p>tvSeries</text:p>
          </table:table-cell>
          <table:table-cell table:formula="of:=IF(LEFT([.L110];FIND(&quot;(&quot;;[.L110])-2)=[.F110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7">
            <text:p>2017</text:p>
          </table:table-cell>
          <table:table-cell office:value-type="string">
            <text:p>Disjointed (TV Series 2017–2018)</text:p>
          </table:table-cell>
          <table:table-cell/>
          <table:table-cell table:style-name="ce2" office:value-type="date" office:date-value="2017-08-25">
            <text:p>8/25/2017</text:p>
          </table:table-cell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t766104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09">
            <text:p>109</text:p>
          </table:table-cell>
          <table:table-cell office:value-type="string">
            <text:p>Dollface</text:p>
          </table:table-cell>
          <table:table-cell office:value-type="string">
            <text:p>Dollface</text:p>
          </table:table-cell>
          <table:table-cell office:value-type="string">
            <text:p>tvSeries</text:p>
          </table:table-cell>
          <table:table-cell table:formula="of:=IF(LEFT([.L111];FIND(&quot;(&quot;;[.L111])-2)=[.F111];&quot;&quot;;&quot;note&quot;)">
            <text:p/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Dollface (TV Series 2019–2022)</text:p>
          </table:table-cell>
          <table:table-cell/>
          <table:table-cell table:style-name="ce2" office:value-type="date" office:date-value="2019-11-14">
            <text:p>11/14/2019</text:p>
          </table:table-cell>
          <table:table-cell table:number-columns-repeated="1010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tt1135300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Dollhouse</text:p>
          </table:table-cell>
          <table:table-cell office:value-type="string">
            <text:p>tvSeries</text:p>
          </table:table-cell>
          <table:table-cell table:formula="of:=IF(LEFT([.L112];FIND(&quot;(&quot;;[.L112])-2)=[.F112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09">
            <text:p>2009</text:p>
          </table:table-cell>
          <table:table-cell office:value-type="string">
            <text:p>Dollhouse (TV Series 2009–2010)</text:p>
          </table:table-cell>
          <table:table-cell/>
          <table:table-cell table:style-name="ce2" office:value-type="date" office:date-value="2009-02-13">
            <text:p>2/13/2009</text:p>
          </table:table-cell>
          <table:table-cell table:number-columns-repeated="1010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tt10488234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Don't Look Deeper</text:p>
          </table:table-cell>
          <table:table-cell office:value-type="string">
            <text:p>tvSeries</text:p>
          </table:table-cell>
          <table:table-cell table:formula="of:=IF(LEFT([.L113];FIND(&quot;(&quot;;[.L113])-2)=[.F113];&quot;&quot;;&quot;note&quot;)">
            <text:p/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office:value-type="string">
            <text:p>Don't Look Deeper (TV Series 2020)</text:p>
          </table:table-cell>
          <table:table-cell/>
          <table:table-cell table:style-name="ce2" office:value-type="date" office:date-value="2020-07-27">
            <text:p>7/27/2020</text:p>
          </table:table-cell>
          <table:table-cell table:number-columns-repeated="1010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tt917455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12">
            <text:p>112</text:p>
          </table:table-cell>
          <table:table-cell office:value-type="string">
            <text:p>Dopesick</text:p>
          </table:table-cell>
          <table:table-cell office:value-type="string">
            <text:p>Dopesick</text:p>
          </table:table-cell>
          <table:table-cell office:value-type="string">
            <text:p>tvMiniSeries</text:p>
          </table:table-cell>
          <table:table-cell table:formula="of:=IF(LEFT([.L114];FIND(&quot;(&quot;;[.L114])-2)=[.F114];&quot;&quot;;&quot;note&quot;)">
            <text:p/>
          </table:table-cell>
          <table:table-cell office:value-type="float" office:value="492">
            <text:p>492</text:p>
          </table:table-cell>
          <table:table-cell office:value-type="float" office:value="2021">
            <text:p>2021</text:p>
          </table:table-cell>
          <table:table-cell office:value-type="string">
            <text:p>Dopesick (TV Mini Series 2021)</text:p>
          </table:table-cell>
          <table:table-cell/>
          <table:table-cell table:style-name="ce2" office:value-type="date" office:date-value="2021-10-13">
            <text:p>10/13/2021</text:p>
          </table:table-cell>
          <table:table-cell table:number-columns-repeated="1010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tt1012247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Dummy</text:p>
          </table:table-cell>
          <table:table-cell office:value-type="string">
            <text:p>tvSeries</text:p>
          </table:table-cell>
          <table:table-cell table:formula="of:=IF(LEFT([.L115];FIND(&quot;(&quot;;[.L115])-2)=[.F115];&quot;&quot;;&quot;note&quot;)">
            <text:p/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  <table:table-cell office:value-type="string">
            <text:p>Dummy (TV Series 2020)</text:p>
          </table:table-cell>
          <table:table-cell/>
          <table:table-cell table:style-name="ce2" office:value-type="date" office:date-value="2020-04-20">
            <text:p>4/20/2020</text:p>
          </table:table-cell>
          <table:table-cell table:number-columns-repeated="1010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tt0108757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ER</text:p>
          </table:table-cell>
          <table:table-cell office:value-type="string">
            <text:p>tvSeries</text:p>
          </table:table-cell>
          <table:table-cell table:formula="of:=IF(LEFT([.L116];FIND(&quot;(&quot;;[.L116])-2)=[.F116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1994">
            <text:p>1994</text:p>
          </table:table-cell>
          <table:table-cell office:value-type="string">
            <text:p>ER (TV Series 1994–2009)</text:p>
          </table:table-cell>
          <table:table-cell/>
          <table:table-cell table:style-name="ce2" office:value-type="date" office:date-value="1994-09-19">
            <text:p>9/19/1994</text:p>
          </table:table-cell>
          <table:table-cell table:number-columns-repeated="1010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tt040738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15">
            <text:p>115</text:p>
          </table:table-cell>
          <table:table-cell office:value-type="string">
            <text:p>Earthsea</text:p>
          </table:table-cell>
          <table:table-cell office:value-type="string">
            <text:p>Earthsea</text:p>
          </table:table-cell>
          <table:table-cell office:value-type="string">
            <text:p>tvMiniSeries</text:p>
          </table:table-cell>
          <table:table-cell table:formula="of:=IF(LEFT([.L117];FIND(&quot;(&quot;;[.L117])-2)=[.F117];&quot;&quot;;&quot;note&quot;)">
            <text:p/>
          </table:table-cell>
          <table:table-cell office:value-type="float" office:value="90">
            <text:p>90</text:p>
          </table:table-cell>
          <table:table-cell office:value-type="float" office:value="2004">
            <text:p>2004</text:p>
          </table:table-cell>
          <table:table-cell office:value-type="string">
            <text:p>Earthsea (TV Mini Series 2004–2005)</text:p>
          </table:table-cell>
          <table:table-cell/>
          <table:table-cell table:style-name="ce2" office:value-type="date" office:date-value="2004-12-13">
            <text:p>12/13/2004</text:p>
          </table:table-cell>
          <table:table-cell table:number-columns-repeated="1010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tt140237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16">
            <text:p>116</text:p>
          </table:table-cell>
          <table:table-cell office:value-type="string">
            <text:p>Eastwick</text:p>
          </table:table-cell>
          <table:table-cell office:value-type="string">
            <text:p>Eastwick</text:p>
          </table:table-cell>
          <table:table-cell office:value-type="string">
            <text:p>tvSeries</text:p>
          </table:table-cell>
          <table:table-cell table:formula="of:=IF(LEFT([.L118];FIND(&quot;(&quot;;[.L118])-2)=[.F11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9">
            <text:p>2009</text:p>
          </table:table-cell>
          <table:table-cell office:value-type="string">
            <text:p>Eastwick (TV Series 2009–2010)</text:p>
          </table:table-cell>
          <table:table-cell/>
          <table:table-cell table:style-name="ce2" office:value-type="date" office:date-value="2009-09-23">
            <text:p>9/23/2009</text:p>
          </table:table-cell>
          <table:table-cell table:number-columns-repeated="1010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tt0272379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17">
            <text:p>117</text:p>
          </table:table-cell>
          <table:table-cell office:value-type="string">
            <text:p>Edgemont</text:p>
          </table:table-cell>
          <table:table-cell office:value-type="string">
            <text:p>Edgemont</text:p>
          </table:table-cell>
          <table:table-cell office:value-type="string">
            <text:p>tvSeries</text:p>
          </table:table-cell>
          <table:table-cell table:formula="of:=IF(LEFT([.L119];FIND(&quot;(&quot;;[.L119])-2)=[.F119];&quot;&quot;;&quot;note&quot;)">
            <text:p/>
          </table:table-cell>
          <table:table-cell/>
          <table:table-cell office:value-type="float" office:value="2000">
            <text:p>2000</text:p>
          </table:table-cell>
          <table:table-cell office:value-type="string">
            <text:p>Edgemont (TV Series 2000–2005)</text:p>
          </table:table-cell>
          <table:table-cell/>
          <table:table-cell table:style-name="ce2" office:value-type="date" office:date-value="2000-09-16">
            <text:p>9/16/2000</text:p>
          </table:table-cell>
          <table:table-cell table:number-columns-repeated="1010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tt357901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Emerald City</text:p>
          </table:table-cell>
          <table:table-cell office:value-type="string">
            <text:p>tvSeries</text:p>
          </table:table-cell>
          <table:table-cell table:formula="of:=IF(LEFT([.L120];FIND(&quot;(&quot;;[.L120])-2)=[.F12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Emerald City (TV Series 2016–2017)</text:p>
          </table:table-cell>
          <table:table-cell/>
          <table:table-cell table:style-name="ce2" office:value-type="date" office:date-value="2017-01-06">
            <text:p>1/6/2017</text:p>
          </table:table-cell>
          <table:table-cell table:number-columns-repeated="1010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tt896212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Emily in Paris</text:p>
          </table:table-cell>
          <table:table-cell office:value-type="string">
            <text:p>tvSeries</text:p>
          </table:table-cell>
          <table:table-cell table:formula="of:=IF(LEFT([.L121];FIND(&quot;(&quot;;[.L121])-2)=[.F121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Emily in Paris (TV Series 2020– )</text:p>
          </table:table-cell>
          <table:table-cell/>
          <table:table-cell table:style-name="ce2" office:value-type="date" office:date-value="2020-10-02">
            <text:p>10/2/2020</text:p>
          </table:table-cell>
          <table:table-cell table:number-columns-repeated="1010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tt270158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20">
            <text:p>120</text:p>
          </table:table-cell>
          <table:table-cell office:value-type="string">
            <text:p>Endeavour</text:p>
          </table:table-cell>
          <table:table-cell office:value-type="string">
            <text:p>Endeavour</text:p>
          </table:table-cell>
          <table:table-cell office:value-type="string">
            <text:p>tvSeries</text:p>
          </table:table-cell>
          <table:table-cell table:formula="of:=IF(LEFT([.L122];FIND(&quot;(&quot;;[.L122])-2)=[.F122];&quot;&quot;;&quot;note&quot;)">
            <text:p/>
          </table:table-cell>
          <table:table-cell office:value-type="float" office:value="89">
            <text:p>89</text:p>
          </table:table-cell>
          <table:table-cell office:value-type="float" office:value="2012">
            <text:p>2012</text:p>
          </table:table-cell>
          <table:table-cell office:value-type="string">
            <text:p>Endeavour (TV Series 2012–2023)</text:p>
          </table:table-cell>
          <table:table-cell/>
          <table:table-cell table:style-name="ce2" office:value-type="date" office:date-value="2012-01-02">
            <text:p>1/2/2012</text:p>
          </table:table-cell>
          <table:table-cell table:number-columns-repeated="1010"/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tt10267798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121">
            <text:p>121</text:p>
          </table:table-cell>
          <table:table-cell office:value-type="string">
            <text:p>Endlings</text:p>
          </table:table-cell>
          <table:table-cell office:value-type="string">
            <text:p>Endlings</text:p>
          </table:table-cell>
          <table:table-cell office:value-type="string">
            <text:p>tvSeries</text:p>
          </table:table-cell>
          <table:table-cell table:formula="of:=IF(LEFT([.L123];FIND(&quot;(&quot;;[.L123])-2)=[.F123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Endlings (TV Series 2020–2021)</text:p>
          </table:table-cell>
          <table:table-cell/>
          <table:table-cell table:style-name="ce2" office:value-type="date" office:date-value="2020-01-05">
            <text:p>1/5/2020</text:p>
          </table:table-cell>
          <table:table-cell table:number-columns-repeated="1010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tt150900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Enlightened</text:p>
          </table:table-cell>
          <table:table-cell office:value-type="string">
            <text:p>tvSeries</text:p>
          </table:table-cell>
          <table:table-cell table:formula="of:=IF(LEFT([.L124];FIND(&quot;(&quot;;[.L124])-2)=[.F124];&quot;&quot;;&quot;note&quot;)">
            <text:p/>
          </table:table-cell>
          <table:table-cell office:value-type="float" office:value="28">
            <text:p>28</text:p>
          </table:table-cell>
          <table:table-cell office:value-type="float" office:value="2011">
            <text:p>2011</text:p>
          </table:table-cell>
          <table:table-cell office:value-type="string">
            <text:p>Enlightened (TV Series 2011–2013)</text:p>
          </table:table-cell>
          <table:table-cell/>
          <table:table-cell table:style-name="ce2" office:value-type="date" office:date-value="2011-10-10">
            <text:p>10/10/2011</text:p>
          </table:table-cell>
          <table:table-cell table:number-columns-repeated="1010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t877229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Euphoria</text:p>
          </table:table-cell>
          <table:table-cell office:value-type="string">
            <text:p>tvSeries</text:p>
          </table:table-cell>
          <table:table-cell table:formula="of:=IF(LEFT([.L125];FIND(&quot;(&quot;;[.L125])-2)=[.F125];&quot;&quot;;&quot;note&quot;)">
            <text:p/>
          </table:table-cell>
          <table:table-cell office:value-type="float" office:value="55">
            <text:p>55</text:p>
          </table:table-cell>
          <table:table-cell office:value-type="float" office:value="2019">
            <text:p>2019</text:p>
          </table:table-cell>
          <table:table-cell office:value-type="string">
            <text:p>Euphoria (TV Series 2019– )</text:p>
          </table:table-cell>
          <table:table-cell/>
          <table:table-cell table:style-name="ce2" office:value-type="date" office:date-value="2019-06-16">
            <text:p>6/16/2019</text:p>
          </table:table-cell>
          <table:table-cell table:number-columns-repeated="1010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tt15290226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Everything I Know About Love</text:p>
          </table:table-cell>
          <table:table-cell office:value-type="string">
            <text:p>tvSeries</text:p>
          </table:table-cell>
          <table:table-cell table:formula="of:=IF(LEFT([.L126];FIND(&quot;(&quot;;[.L126])-2)=[.F126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22">
            <text:p>2022</text:p>
          </table:table-cell>
          <table:table-cell office:value-type="string">
            <text:p>Everything I Know About Love (TV Series 2022– )</text:p>
          </table:table-cell>
          <table:table-cell/>
          <table:table-cell table:style-name="ce2" office:value-type="date" office:date-value="2022-06-07">
            <text:p>6/7/2022</text:p>
          </table:table-cell>
          <table:table-cell table:number-columns-repeated="1010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tt315532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Extant</text:p>
          </table:table-cell>
          <table:table-cell office:value-type="string">
            <text:p>tvSeries</text:p>
          </table:table-cell>
          <table:table-cell table:formula="of:=IF(LEFT([.L127];FIND(&quot;(&quot;;[.L127])-2)=[.F127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4">
            <text:p>2014</text:p>
          </table:table-cell>
          <table:table-cell office:value-type="string">
            <text:p>Extant (TV Series 2014–2015)</text:p>
          </table:table-cell>
          <table:table-cell/>
          <table:table-cell table:style-name="ce2" office:value-type="date" office:date-value="2014-07-08">
            <text:p>7/8/2014</text:p>
          </table:table-cell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t1382112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Extrapolations</text:p>
          </table:table-cell>
          <table:table-cell office:value-type="string">
            <text:p>tvSeries</text:p>
          </table:table-cell>
          <table:table-cell table:formula="of:=IF(LEFT([.L128];FIND(&quot;(&quot;;[.L128])-2)=[.F128];&quot;&quot;;&quot;note&quot;)">
            <text:p/>
          </table:table-cell>
          <table:table-cell/>
          <table:table-cell office:value-type="float" office:value="2023">
            <text:p>2023</text:p>
          </table:table-cell>
          <table:table-cell office:value-type="string">
            <text:p>Extrapolations (TV Series 2023– )</text:p>
          </table:table-cell>
          <table:table-cell/>
          <table:table-cell table:style-name="ce2" office:value-type="date" office:date-value="2023-03-17">
            <text:p>3/17/2023</text:p>
          </table:table-cell>
          <table:table-cell table:number-columns-repeated="1010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tt749198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FBI</text:p>
          </table:table-cell>
          <table:table-cell office:value-type="string">
            <text:p>tvSeries</text:p>
          </table:table-cell>
          <table:table-cell table:formula="of:=IF(LEFT([.L129];FIND(&quot;(&quot;;[.L129])-2)=[.F12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FBI (TV Series 2018– )</text:p>
          </table:table-cell>
          <table:table-cell/>
          <table:table-cell table:style-name="ce2" office:value-type="date" office:date-value="2018-09-25">
            <text:p>9/25/2018</text:p>
          </table:table-cell>
          <table:table-cell table:number-columns-repeated="1010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tt771259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28">
            <text:p>128</text:p>
          </table:table-cell>
          <table:table-cell office:value-type="string">
            <text:p>Fam</text:p>
          </table:table-cell>
          <table:table-cell office:value-type="string">
            <text:p>Fam</text:p>
          </table:table-cell>
          <table:table-cell office:value-type="string">
            <text:p>tvSeries</text:p>
          </table:table-cell>
          <table:table-cell table:formula="of:=IF(LEFT([.L130];FIND(&quot;(&quot;;[.L130])-2)=[.F130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Fam (TV Series 2019)</text:p>
          </table:table-cell>
          <table:table-cell/>
          <table:table-cell table:style-name="ce2" office:value-type="date" office:date-value="2019-01-10">
            <text:p>1/10/2019</text:p>
          </table:table-cell>
          <table:table-cell table:number-columns-repeated="1010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tt015840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29">
            <text:p>129</text:p>
          </table:table-cell>
          <table:table-cell office:value-type="string">
            <text:p>Fantasy Island</text:p>
          </table:table-cell>
          <table:table-cell office:value-type="string">
            <text:p>Fantasy Island (TV Series 1998–1999)</text:p>
          </table:table-cell>
          <table:table-cell office:value-type="string">
            <text:p>tvSeries</text:p>
          </table:table-cell>
          <table:table-cell table:formula="of:=IF(LEFT([.L131];FIND(&quot;(&quot;;[.L131])-2)=[.F13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98">
            <text:p>1998</text:p>
          </table:table-cell>
          <table:table-cell office:value-type="string">
            <text:p>Fantasy Island (TV Series 1998–1999)</text:p>
          </table:table-cell>
          <table:table-cell/>
          <table:table-cell table:style-name="ce2" office:value-type="date" office:date-value="1998-09-26">
            <text:p>9/26/1998</text:p>
          </table:table-cell>
          <table:table-cell table:number-columns-repeated="1010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tt280285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Fargo</text:p>
          </table:table-cell>
          <table:table-cell office:value-type="string">
            <text:p>tvSeries</text:p>
          </table:table-cell>
          <table:table-cell table:formula="of:=IF(LEFT([.L132];FIND(&quot;(&quot;;[.L132])-2)=[.F132];&quot;&quot;;&quot;note&quot;)">
            <text:p/>
          </table:table-cell>
          <table:table-cell office:value-type="float" office:value="53">
            <text:p>53</text:p>
          </table:table-cell>
          <table:table-cell office:value-type="float" office:value="2014">
            <text:p>2014</text:p>
          </table:table-cell>
          <table:table-cell office:value-type="string">
            <text:p>Fargo (TV Series 2014–2023)</text:p>
          </table:table-cell>
          <table:table-cell/>
          <table:table-cell table:style-name="ce2" office:value-type="date" office:date-value="2014-04-15">
            <text:p>4/15/2014</text:p>
          </table:table-cell>
          <table:table-cell table:number-columns-repeated="1010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tt1435174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Fatal Attraction</text:p>
          </table:table-cell>
          <table:table-cell office:value-type="string">
            <text:p>tvMiniSeries</text:p>
          </table:table-cell>
          <table:table-cell table:formula="of:=IF(LEFT([.L133];FIND(&quot;(&quot;;[.L133])-2)=[.F133];&quot;&quot;;&quot;note&quot;)">
            <text:p/>
          </table:table-cell>
          <table:table-cell/>
          <table:table-cell office:value-type="float" office:value="2023">
            <text:p>2023</text:p>
          </table:table-cell>
          <table:table-cell office:value-type="string">
            <text:p>Fatal Attraction (TV Mini Series 2023– )</text:p>
          </table:table-cell>
          <table:table-cell/>
          <table:table-cell table:style-name="ce2" office:value-type="date" office:date-value="2023-04-30">
            <text:p>4/30/2023</text:p>
          </table:table-cell>
          <table:table-cell table:number-columns-repeated="1010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tt013424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Felicity</text:p>
          </table:table-cell>
          <table:table-cell office:value-type="string">
            <text:p>tvSeries</text:p>
          </table:table-cell>
          <table:table-cell table:formula="of:=IF(LEFT([.L134];FIND(&quot;(&quot;;[.L134])-2)=[.F13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98">
            <text:p>1998</text:p>
          </table:table-cell>
          <table:table-cell office:value-type="string">
            <text:p>Felicity (TV Series 1998–2002)</text:p>
          </table:table-cell>
          <table:table-cell/>
          <table:table-cell table:style-name="ce2" office:value-type="date" office:date-value="1998-09-29">
            <text:p>9/29/1998</text:p>
          </table:table-cell>
          <table:table-cell table:number-columns-repeated="1010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tt9012876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Firefly Lane</text:p>
          </table:table-cell>
          <table:table-cell office:value-type="string">
            <text:p>tvSeries</text:p>
          </table:table-cell>
          <table:table-cell table:formula="of:=IF(LEFT([.L135];FIND(&quot;(&quot;;[.L135])-2)=[.F135];&quot;&quot;;&quot;note&quot;)">
            <text:p/>
          </table:table-cell>
          <table:table-cell/>
          <table:table-cell office:value-type="float" office:value="2021">
            <text:p>2021</text:p>
          </table:table-cell>
          <table:table-cell office:value-type="string">
            <text:p>Firefly Lane (TV Series 2021–2023)</text:p>
          </table:table-cell>
          <table:table-cell/>
          <table:table-cell table:style-name="ce2" office:value-type="date" office:date-value="2021-02-03">
            <text:p>2/3/2021</text:p>
          </table:table-cell>
          <table:table-cell table:number-columns-repeated="1010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tt1441805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Fires</text:p>
          </table:table-cell>
          <table:table-cell office:value-type="string">
            <text:p>tvMiniSeries</text:p>
          </table:table-cell>
          <table:table-cell table:formula="of:=IF(LEFT([.L136];FIND(&quot;(&quot;;[.L136])-2)=[.F136];&quot;&quot;;&quot;note&quot;)">
            <text:p/>
          </table:table-cell>
          <table:table-cell office:value-type="float" office:value="104">
            <text:p>104</text:p>
          </table:table-cell>
          <table:table-cell office:value-type="float" office:value="2021">
            <text:p>2021</text:p>
          </table:table-cell>
          <table:table-cell office:value-type="string">
            <text:p>Fires (TV Mini Series 2021– )</text:p>
          </table:table-cell>
          <table:table-cell/>
          <table:table-cell table:style-name="ce2" office:value-type="date" office:date-value="2021-09-26">
            <text:p>9/26/2021</text:p>
          </table:table-cell>
          <table:table-cell table:number-columns-repeated="1010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tt328359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35">
            <text:p>135</text:p>
          </table:table-cell>
          <table:table-cell office:value-type="string">
            <text:p>Five Days at Memorial</text:p>
          </table:table-cell>
          <table:table-cell office:value-type="string">
            <text:p>Five Days At Memorial</text:p>
          </table:table-cell>
          <table:table-cell office:value-type="string">
            <text:p>tvMiniSeries</text:p>
          </table:table-cell>
          <table:table-cell table:formula="of:=IF(LEFT([.L137];FIND(&quot;(&quot;;[.L137])-2)=[.F137];&quot;&quot;;&quot;note&quot;)">
            <text:p/>
          </table:table-cell>
          <table:table-cell office:value-type="float" office:value="376">
            <text:p>376</text:p>
          </table:table-cell>
          <table:table-cell office:value-type="float" office:value="2022">
            <text:p>2022</text:p>
          </table:table-cell>
          <table:table-cell office:value-type="string">
            <text:p>Five Days at Memorial (TV Mini Series 2022)</text:p>
          </table:table-cell>
          <table:table-cell/>
          <table:table-cell table:style-name="ce2" office:value-type="date" office:date-value="2022-08-12">
            <text:p>8/12/2022</text:p>
          </table:table-cell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tt812834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Flack</text:p>
          </table:table-cell>
          <table:table-cell office:value-type="string">
            <text:p>tvSeries</text:p>
          </table:table-cell>
          <table:table-cell table:formula="of:=IF(LEFT([.L138];FIND(&quot;(&quot;;[.L138])-2)=[.F13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Flack (TV Series 2019–2021)</text:p>
          </table:table-cell>
          <table:table-cell/>
          <table:table-cell table:style-name="ce2" office:value-type="date" office:date-value="2019-02-21">
            <text:p>2/21/2019</text:p>
          </table:table-cell>
          <table:table-cell table:number-columns-repeated="1010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tt1152705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37">
            <text:p>137</text:p>
          </table:table-cell>
          <table:table-cell office:value-type="string">
            <text:p>Fleishman Is in Trouble</text:p>
          </table:table-cell>
          <table:table-cell office:value-type="string">
            <text:p>Fleishman Is in Trouble</text:p>
          </table:table-cell>
          <table:table-cell office:value-type="string">
            <text:p>tvMiniSeries</text:p>
          </table:table-cell>
          <table:table-cell table:formula="of:=IF(LEFT([.L139];FIND(&quot;(&quot;;[.L139])-2)=[.F139];&quot;&quot;;&quot;note&quot;)">
            <text:p/>
          </table:table-cell>
          <table:table-cell office:value-type="float" office:value="48">
            <text:p>48</text:p>
          </table:table-cell>
          <table:table-cell office:value-type="float" office:value="2022">
            <text:p>2022</text:p>
          </table:table-cell>
          <table:table-cell office:value-type="string">
            <text:p>Fleishman Is in Trouble (TV Mini Series 2022– )</text:p>
          </table:table-cell>
          <table:table-cell/>
          <table:table-cell table:style-name="ce2" office:value-type="date" office:date-value="2022-11-17">
            <text:p>11/17/20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Florida Man</text:p>
          </table:table-cell>
          <table:table-cell/>
          <table:table-cell table:formula="of:=IF(LEFT([.L140];FIND(&quot;(&quot;;[.L140])-2)=[.F140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tt643727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For the People</text:p>
          </table:table-cell>
          <table:table-cell office:value-type="string">
            <text:p>tvSeries</text:p>
          </table:table-cell>
          <table:table-cell table:formula="of:=IF(LEFT([.L141];FIND(&quot;(&quot;;[.L141])-2)=[.F141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For The People (TV Series 2018–2019)</text:p>
          </table:table-cell>
          <table:table-cell/>
          <table:table-cell table:style-name="ce2" office:value-type="date" office:date-value="2018-03-13">
            <text:p>3/13/2018</text:p>
          </table:table-cell>
          <table:table-cell table:number-columns-repeated="1010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tt1600199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Franklin &amp; Bash</text:p>
          </table:table-cell>
          <table:table-cell office:value-type="string">
            <text:p>tvSeries</text:p>
          </table:table-cell>
          <table:table-cell table:formula="of:=IF(LEFT([.L142];FIND(&quot;(&quot;;[.L142])-2)=[.F14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1">
            <text:p>2011</text:p>
          </table:table-cell>
          <table:table-cell office:value-type="string">
            <text:p>Franklin &amp; Bash (TV Series 2011–2014)</text:p>
          </table:table-cell>
          <table:table-cell/>
          <table:table-cell table:style-name="ce2" office:value-type="date" office:date-value="2011-05-31">
            <text:p>5/31/2011</text:p>
          </table:table-cell>
          <table:table-cell table:number-columns-repeated="1010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tt019367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Freaks and Geeks</text:p>
          </table:table-cell>
          <table:table-cell office:value-type="string">
            <text:p>tvSeries</text:p>
          </table:table-cell>
          <table:table-cell table:formula="of:=IF(LEFT([.L143];FIND(&quot;(&quot;;[.L143])-2)=[.F143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1999">
            <text:p>1999</text:p>
          </table:table-cell>
          <table:table-cell office:value-type="string">
            <text:p>Freaks and Geeks (TV Series 1999–2000)</text:p>
          </table:table-cell>
          <table:table-cell/>
          <table:table-cell table:style-name="ce2" office:value-type="date" office:date-value="1999-09-25">
            <text:p>9/25/199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Full Circle</text:p>
          </table:table-cell>
          <table:table-cell/>
          <table:table-cell table:formula="of:=IF(LEFT([.L144];FIND(&quot;(&quot;;[.L144])-2)=[.F144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Funny Woman</text:p>
          </table:table-cell>
          <table:table-cell/>
          <table:table-cell table:formula="of:=IF(LEFT([.L145];FIND(&quot;(&quot;;[.L145])-2)=[.F145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tt1727387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GCB</text:p>
          </table:table-cell>
          <table:table-cell office:value-type="string">
            <text:p>tvSeries</text:p>
          </table:table-cell>
          <table:table-cell table:formula="of:=IF(LEFT([.L146];FIND(&quot;(&quot;;[.L146])-2)=[.F146];&quot;&quot;;&quot;note&quot;)">
            <text:p/>
          </table:table-cell>
          <table:table-cell office:value-type="float" office:value="430">
            <text:p>430</text:p>
          </table:table-cell>
          <table:table-cell office:value-type="float" office:value="2012">
            <text:p>2012</text:p>
          </table:table-cell>
          <table:table-cell office:value-type="string">
            <text:p>GCB (TV Series 2012)</text:p>
          </table:table-cell>
          <table:table-cell/>
          <table:table-cell table:style-name="ce2" office:value-type="date" office:date-value="2012-03-04">
            <text:p>3/4/2012</text:p>
          </table:table-cell>
          <table:table-cell table:number-columns-repeated="1010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tt0944947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42">
            <text:p>142</text:p>
          </table:table-cell>
          <table:table-cell table:number-columns-repeated="2" office:value-type="string">
            <text:p>Game of Thrones</text:p>
          </table:table-cell>
          <table:table-cell office:value-type="string">
            <text:p>tvSeries</text:p>
          </table:table-cell>
          <table:table-cell table:formula="of:=IF(LEFT([.L147];FIND(&quot;(&quot;;[.L147])-2)=[.F147];&quot;&quot;;&quot;note&quot;)">
            <text:p/>
          </table:table-cell>
          <table:table-cell office:value-type="float" office:value="57">
            <text:p>57</text:p>
          </table:table-cell>
          <table:table-cell office:value-type="float" office:value="2011">
            <text:p>2011</text:p>
          </table:table-cell>
          <table:table-cell office:value-type="string">
            <text:p>Game of Thrones (TV Series 2011–2019)</text:p>
          </table:table-cell>
          <table:table-cell/>
          <table:table-cell table:style-name="ce2" office:value-type="date" office:date-value="2011-04-16">
            <text:p>4/16/2011</text:p>
          </table:table-cell>
          <table:table-cell table:number-columns-repeated="1010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tt685648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43">
            <text:p>143</text:p>
          </table:table-cell>
          <table:table-cell table:number-columns-repeated="2" office:value-type="string">
            <text:p>Ghost Wars</text:p>
          </table:table-cell>
          <table:table-cell office:value-type="string">
            <text:p>tvSeries</text:p>
          </table:table-cell>
          <table:table-cell table:formula="of:=IF(LEFT([.L148];FIND(&quot;(&quot;;[.L148])-2)=[.F14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Ghost Wars (TV Series 2017–2018)</text:p>
          </table:table-cell>
          <table:table-cell/>
          <table:table-cell table:style-name="ce2" office:value-type="date" office:date-value="2017-10-05">
            <text:p>10/5/2017</text:p>
          </table:table-cell>
          <table:table-cell table:number-columns-repeated="1010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tt2110068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Ghosts of Beirut</text:p>
          </table:table-cell>
          <table:table-cell office:value-type="string">
            <text:p>tvMiniSeries</text:p>
          </table:table-cell>
          <table:table-cell table:formula="of:=IF(LEFT([.L149];FIND(&quot;(&quot;;[.L149])-2)=[.F149];&quot;&quot;;&quot;note&quot;)">
            <text:p/>
          </table:table-cell>
          <table:table-cell/>
          <table:table-cell office:value-type="float" office:value="2023">
            <text:p>2023</text:p>
          </table:table-cell>
          <table:table-cell office:value-type="string">
            <text:p>Ghosts of Beirut (TV Mini Series 2023)</text:p>
          </table:table-cell>
          <table:table-cell/>
          <table:table-cell table:style-name="ce2" office:value-type="date" office:date-value="2023-05-19">
            <text:p>5/19/2023</text:p>
          </table:table-cell>
          <table:table-cell table:number-columns-repeated="1010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tt1100413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Ghostwriter</text:p>
          </table:table-cell>
          <table:table-cell office:value-type="string">
            <text:p>tvSeries</text:p>
          </table:table-cell>
          <table:table-cell table:formula="of:=IF(LEFT([.L150];FIND(&quot;(&quot;;[.L150])-2)=[.F150];&quot;&quot;;&quot;note&quot;)">
            <text:p/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Ghostwriter (TV Series 2019– )</text:p>
          </table:table-cell>
          <table:table-cell/>
          <table:table-cell table:style-name="ce2" office:value-type="date" office:date-value="2019-11-01">
            <text:p>11/1/2019</text:p>
          </table:table-cell>
          <table:table-cell table:number-columns-repeated="1010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tt570699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46">
            <text:p>146</text:p>
          </table:table-cell>
          <table:table-cell office:value-type="string">
            <text:p>Girlboss</text:p>
          </table:table-cell>
          <table:table-cell office:value-type="string">
            <text:p>Girlboss</text:p>
          </table:table-cell>
          <table:table-cell office:value-type="string">
            <text:p>tvSeries</text:p>
          </table:table-cell>
          <table:table-cell table:formula="of:=IF(LEFT([.L151];FIND(&quot;(&quot;;[.L151])-2)=[.F151];&quot;&quot;;&quot;note&quot;)">
            <text:p/>
          </table:table-cell>
          <table:table-cell office:value-type="float" office:value="26">
            <text:p>26</text:p>
          </table:table-cell>
          <table:table-cell office:value-type="float" office:value="2017">
            <text:p>2017</text:p>
          </table:table-cell>
          <table:table-cell office:value-type="string">
            <text:p>Girlboss (TV Series 2017)</text:p>
          </table:table-cell>
          <table:table-cell/>
          <table:table-cell table:style-name="ce2" office:value-type="date" office:date-value="2017-04-21">
            <text:p>4/21/2017</text:p>
          </table:table-cell>
          <table:table-cell table:number-columns-repeated="1010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tt172381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47">
            <text:p>147</text:p>
          </table:table-cell>
          <table:table-cell table:number-columns-repeated="2" office:value-type="string">
            <text:p>Girls</text:p>
          </table:table-cell>
          <table:table-cell office:value-type="string">
            <text:p>tvSeries</text:p>
          </table:table-cell>
          <table:table-cell table:formula="of:=IF(LEFT([.L152];FIND(&quot;(&quot;;[.L152])-2)=[.F152];&quot;&quot;;&quot;note&quot;)">
            <text:p/>
          </table:table-cell>
          <table:table-cell office:value-type="float" office:value="28">
            <text:p>28</text:p>
          </table:table-cell>
          <table:table-cell office:value-type="float" office:value="2012">
            <text:p>2012</text:p>
          </table:table-cell>
          <table:table-cell office:value-type="string">
            <text:p>Girls (TV Series 2012–2017)</text:p>
          </table:table-cell>
          <table:table-cell/>
          <table:table-cell table:style-name="ce2" office:value-type="date" office:date-value="2012-03-12">
            <text:p>3/12/2012</text:p>
          </table:table-cell>
          <table:table-cell table:number-columns-repeated="101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tt116504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Girls5eva</text:p>
          </table:table-cell>
          <table:table-cell office:value-type="string">
            <text:p>tvSeries</text:p>
          </table:table-cell>
          <table:table-cell table:formula="of:=IF(LEFT([.L153];FIND(&quot;(&quot;;[.L153])-2)=[.F153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Girls5eva (TV Series 2021– )</text:p>
          </table:table-cell>
          <table:table-cell/>
          <table:table-cell table:style-name="ce2" office:value-type="date" office:date-value="2021-05-06">
            <text:p>5/6/2021</text:p>
          </table:table-cell>
          <table:table-cell table:number-columns-repeated="1010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tt132780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49">
            <text:p>149</text:p>
          </table:table-cell>
          <table:table-cell table:number-columns-repeated="2" office:value-type="string">
            <text:p>Glee</text:p>
          </table:table-cell>
          <table:table-cell office:value-type="string">
            <text:p>tvSeries</text:p>
          </table:table-cell>
          <table:table-cell table:formula="of:=IF(LEFT([.L154];FIND(&quot;(&quot;;[.L154])-2)=[.F154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09">
            <text:p>2009</text:p>
          </table:table-cell>
          <table:table-cell office:value-type="string">
            <text:p>Glee (TV Series 2009–2015)</text:p>
          </table:table-cell>
          <table:table-cell/>
          <table:table-cell table:style-name="ce2" office:value-type="date" office:date-value="2009-05-19">
            <text:p>5/19/2009</text:p>
          </table:table-cell>
          <table:table-cell table:number-columns-repeated="1010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tt647437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Good Girls</text:p>
          </table:table-cell>
          <table:table-cell office:value-type="string">
            <text:p>tvSeries</text:p>
          </table:table-cell>
          <table:table-cell table:formula="of:=IF(LEFT([.L155];FIND(&quot;(&quot;;[.L155])-2)=[.F155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Good Girls (TV Series 2018–2021)</text:p>
          </table:table-cell>
          <table:table-cell/>
          <table:table-cell table:style-name="ce2" office:value-type="date" office:date-value="2018-02-26">
            <text:p>2/26/2018</text:p>
          </table:table-cell>
          <table:table-cell table:number-columns-repeated="1010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tt390673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51">
            <text:p>151</text:p>
          </table:table-cell>
          <table:table-cell table:number-columns-repeated="2" office:value-type="string">
            <text:p>Good Witch</text:p>
          </table:table-cell>
          <table:table-cell office:value-type="string">
            <text:p>tvSeries</text:p>
          </table:table-cell>
          <table:table-cell table:formula="of:=IF(LEFT([.L156];FIND(&quot;(&quot;;[.L156])-2)=[.F156];&quot;&quot;;&quot;note&quot;)">
            <text:p/>
          </table:table-cell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ood Witch (TV Series 2015–2021)</text:p>
          </table:table-cell>
          <table:table-cell/>
          <table:table-cell table:style-name="ce2" office:value-type="date" office:date-value="2015-02-28">
            <text:p>2/28/2015</text:p>
          </table:table-cell>
          <table:table-cell table:number-columns-repeated="1010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tt039744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Gossip Girl</text:p>
          </table:table-cell>
          <table:table-cell office:value-type="string">
            <text:p>tvSeries</text:p>
          </table:table-cell>
          <table:table-cell table:formula="of:=IF(LEFT([.L157];FIND(&quot;(&quot;;[.L157])-2)=[.F157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07">
            <text:p>2007</text:p>
          </table:table-cell>
          <table:table-cell office:value-type="string">
            <text:p>Gossip Girl (TV Series 2007–2012)</text:p>
          </table:table-cell>
          <table:table-cell/>
          <table:table-cell table:style-name="ce2" office:value-type="date" office:date-value="2007-09-19">
            <text:p>9/19/2007</text:p>
          </table:table-cell>
          <table:table-cell table:number-columns-repeated="1010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tt374990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Gotham</text:p>
          </table:table-cell>
          <table:table-cell office:value-type="string">
            <text:p>tvSeries</text:p>
          </table:table-cell>
          <table:table-cell table:formula="of:=IF(LEFT([.L158];FIND(&quot;(&quot;;[.L158])-2)=[.F158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4">
            <text:p>2014</text:p>
          </table:table-cell>
          <table:table-cell office:value-type="string">
            <text:p>Gotham (TV Series 2014–2019)</text:p>
          </table:table-cell>
          <table:table-cell/>
          <table:table-cell table:style-name="ce2" office:value-type="date" office:date-value="2014-07-26">
            <text:p>7/26/2014</text:p>
          </table:table-cell>
          <table:table-cell table:number-columns-repeated="1010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tt343553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54">
            <text:p>154</text:p>
          </table:table-cell>
          <table:table-cell office:value-type="string">
            <text:p>Gracepoint</text:p>
          </table:table-cell>
          <table:table-cell office:value-type="string">
            <text:p>Gracepoint</text:p>
          </table:table-cell>
          <table:table-cell office:value-type="string">
            <text:p>tvMiniSeries</text:p>
          </table:table-cell>
          <table:table-cell table:formula="of:=IF(LEFT([.L159];FIND(&quot;(&quot;;[.L159])-2)=[.F15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4">
            <text:p>2014</text:p>
          </table:table-cell>
          <table:table-cell office:value-type="string">
            <text:p>Gracepoint (TV Mini Series 2014)</text:p>
          </table:table-cell>
          <table:table-cell/>
          <table:table-cell table:style-name="ce2" office:value-type="date" office:date-value="2014-10-02">
            <text:p>10/2/2014</text:p>
          </table:table-cell>
          <table:table-cell table:number-columns-repeated="1010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tt0413573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Grey's Anatomy</text:p>
          </table:table-cell>
          <table:table-cell office:value-type="string">
            <text:p>tvSeries</text:p>
          </table:table-cell>
          <table:table-cell table:formula="of:=IF(LEFT([.L160];FIND(&quot;(&quot;;[.L160])-2)=[.F160];&quot;&quot;;&quot;note&quot;)">
            <text:p/>
          </table:table-cell>
          <table:table-cell office:value-type="float" office:value="41">
            <text:p>41</text:p>
          </table:table-cell>
          <table:table-cell office:value-type="float" office:value="2005">
            <text:p>2005</text:p>
          </table:table-cell>
          <table:table-cell office:value-type="string">
            <text:p>Grey's Anatomy (TV Series 2005– )</text:p>
          </table:table-cell>
          <table:table-cell/>
          <table:table-cell table:style-name="ce2" office:value-type="date" office:date-value="2005-03-27">
            <text:p>3/27/2005</text:p>
          </table:table-cell>
          <table:table-cell table:number-columns-repeated="1010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tt1830617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Grimm</text:p>
          </table:table-cell>
          <table:table-cell office:value-type="string">
            <text:p>tvSeries</text:p>
          </table:table-cell>
          <table:table-cell table:formula="of:=IF(LEFT([.L161];FIND(&quot;(&quot;;[.L161])-2)=[.F161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1">
            <text:p>2011</text:p>
          </table:table-cell>
          <table:table-cell office:value-type="string">
            <text:p>Grimm (TV Series 2011–2017)</text:p>
          </table:table-cell>
          <table:table-cell/>
          <table:table-cell table:style-name="ce2" office:value-type="date" office:date-value="2011-10-28">
            <text:p>10/28/2011</text:p>
          </table:table-cell>
          <table:table-cell table:number-columns-repeated="1010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tt1199952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Guilty Party</text:p>
          </table:table-cell>
          <table:table-cell office:value-type="string">
            <text:p>tvSeries</text:p>
          </table:table-cell>
          <table:table-cell table:formula="of:=IF(LEFT([.L162];FIND(&quot;(&quot;;[.L162])-2)=[.F162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Guilty Party (TV Series 2021)</text:p>
          </table:table-cell>
          <table:table-cell/>
          <table:table-cell table:style-name="ce2" office:value-type="date" office:date-value="2021-10-13">
            <text:p>10/13/2021</text:p>
          </table:table-cell>
          <table:table-cell table:number-columns-repeated="1010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tt1181568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Hacks</text:p>
          </table:table-cell>
          <table:table-cell office:value-type="string">
            <text:p>tvSeries</text:p>
          </table:table-cell>
          <table:table-cell table:formula="of:=IF(LEFT([.L163];FIND(&quot;(&quot;;[.L163])-2)=[.F163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Hacks (TV Series 2021– )</text:p>
          </table:table-cell>
          <table:table-cell/>
          <table:table-cell table:style-name="ce2" office:value-type="date" office:date-value="2021-05-13">
            <text:p>5/13/2021</text:p>
          </table:table-cell>
          <table:table-cell table:number-columns-repeated="1010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tt293428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Halo</text:p>
          </table:table-cell>
          <table:table-cell office:value-type="string">
            <text:p>tvSeries</text:p>
          </table:table-cell>
          <table:table-cell table:formula="of:=IF(LEFT([.L164];FIND(&quot;(&quot;;[.L164])-2)=[.F16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office:value-type="string">
            <text:p>Halo (TV Series 2022– )</text:p>
          </table:table-cell>
          <table:table-cell/>
          <table:table-cell table:style-name="ce2" office:value-type="date" office:date-value="2022-03-14">
            <text:p>3/14/2022</text:p>
          </table:table-cell>
          <table:table-cell table:number-columns-repeated="1010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tt765840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60">
            <text:p>160</text:p>
          </table:table-cell>
          <table:table-cell table:number-columns-repeated="2" office:value-type="string">
            <text:p>Harley Quinn</text:p>
          </table:table-cell>
          <table:table-cell office:value-type="string">
            <text:p>tvSeries</text:p>
          </table:table-cell>
          <table:table-cell table:formula="of:=IF(LEFT([.L165];FIND(&quot;(&quot;;[.L165])-2)=[.F165];&quot;&quot;;&quot;note&quot;)">
            <text:p/>
          </table:table-cell>
          <table:table-cell office:value-type="float" office:value="23">
            <text:p>23</text:p>
          </table:table-cell>
          <table:table-cell office:value-type="float" office:value="2019">
            <text:p>2019</text:p>
          </table:table-cell>
          <table:table-cell office:value-type="string">
            <text:p>Harley Quinn (TV Series 2019– )</text:p>
          </table:table-cell>
          <table:table-cell/>
          <table:table-cell table:style-name="ce2" office:value-type="date" office:date-value="2019-07-27">
            <text:p>7/27/2019</text:p>
          </table:table-cell>
          <table:table-cell table:number-columns-repeated="1010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tt1232320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Harper's Island</text:p>
          </table:table-cell>
          <table:table-cell office:value-type="string">
            <text:p>tvSeries</text:p>
          </table:table-cell>
          <table:table-cell table:formula="of:=IF(LEFT([.L166];FIND(&quot;(&quot;;[.L166])-2)=[.F166];&quot;&quot;;&quot;note&quot;)">
            <text:p/>
          </table:table-cell>
          <table:table-cell office:value-type="float" office:value="40">
            <text:p>40</text:p>
          </table:table-cell>
          <table:table-cell office:value-type="float" office:value="2009">
            <text:p>2009</text:p>
          </table:table-cell>
          <table:table-cell office:value-type="string">
            <text:p>Harper's Island (TV Series 2009)</text:p>
          </table:table-cell>
          <table:table-cell/>
          <table:table-cell table:style-name="ce2" office:value-type="date" office:date-value="2009-04-09">
            <text:p>4/9/2009</text:p>
          </table:table-cell>
          <table:table-cell table:number-columns-repeated="1010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tt1832979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Hart of Dixie</text:p>
          </table:table-cell>
          <table:table-cell office:value-type="string">
            <text:p>tvSeries</text:p>
          </table:table-cell>
          <table:table-cell table:formula="of:=IF(LEFT([.L167];FIND(&quot;(&quot;;[.L167])-2)=[.F16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1">
            <text:p>2011</text:p>
          </table:table-cell>
          <table:table-cell office:value-type="string">
            <text:p>Hart of Dixie (TV Series 2011–2015)</text:p>
          </table:table-cell>
          <table:table-cell/>
          <table:table-cell table:style-name="ce2" office:value-type="date" office:date-value="2011-09-26">
            <text:p>9/26/2011</text:p>
          </table:table-cell>
          <table:table-cell table:number-columns-repeated="1010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tt160019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63">
            <text:p>163</text:p>
          </table:table-cell>
          <table:table-cell office:value-type="string">
            <text:p>Hawaii Five-0</text:p>
          </table:table-cell>
          <table:table-cell office:value-type="string">
            <text:p>Hawaii Five-0 (TV Series 2010–2020)</text:p>
          </table:table-cell>
          <table:table-cell office:value-type="string">
            <text:p>tvSeries</text:p>
          </table:table-cell>
          <table:table-cell table:formula="of:=IF(LEFT([.L168];FIND(&quot;(&quot;;[.L168])-2)=[.F168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0">
            <text:p>2010</text:p>
          </table:table-cell>
          <table:table-cell office:value-type="string">
            <text:p>Hawaii Five-0 (TV Series 2010–2020)</text:p>
          </table:table-cell>
          <table:table-cell/>
          <table:table-cell table:style-name="ce2" office:value-type="date" office:date-value="2010-09-20">
            <text:p>9/20/2010</text:p>
          </table:table-cell>
          <table:table-cell table:number-columns-repeated="1010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tt1016080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64">
            <text:p>164</text:p>
          </table:table-cell>
          <table:table-cell office:value-type="string">
            <text:p>Hawkeye</text:p>
          </table:table-cell>
          <table:table-cell office:value-type="string">
            <text:p>Hawkeye</text:p>
          </table:table-cell>
          <table:table-cell office:value-type="string">
            <text:p>tvMiniSeries</text:p>
          </table:table-cell>
          <table:table-cell table:formula="of:=IF(LEFT([.L169];FIND(&quot;(&quot;;[.L169])-2)=[.F169];&quot;&quot;;&quot;note&quot;)">
            <text:p/>
          </table:table-cell>
          <table:table-cell office:value-type="float" office:value="339">
            <text:p>339</text:p>
          </table:table-cell>
          <table:table-cell office:value-type="float" office:value="2021">
            <text:p>2021</text:p>
          </table:table-cell>
          <table:table-cell office:value-type="string">
            <text:p>Hawkeye (TV Mini Series 2021)</text:p>
          </table:table-cell>
          <table:table-cell/>
          <table:table-cell table:style-name="ce2" office:value-type="date" office:date-value="2021-11-11">
            <text:p>11/11/2021</text:p>
          </table:table-cell>
          <table:table-cell table:number-columns-repeated="1010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tt655424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Heels</text:p>
          </table:table-cell>
          <table:table-cell office:value-type="string">
            <text:p>tvSeries</text:p>
          </table:table-cell>
          <table:table-cell table:formula="of:=IF(LEFT([.L170];FIND(&quot;(&quot;;[.L170])-2)=[.F17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office:value-type="string">
            <text:p>Heels (TV Series 2021– )</text:p>
          </table:table-cell>
          <table:table-cell/>
          <table:table-cell table:style-name="ce2" office:value-type="date" office:date-value="2021-08-15">
            <text:p>8/15/2021</text:p>
          </table:table-cell>
          <table:table-cell table:number-columns-repeated="1010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tt2309295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Hemlock Grove</text:p>
          </table:table-cell>
          <table:table-cell office:value-type="string">
            <text:p>tvSeries</text:p>
          </table:table-cell>
          <table:table-cell table:formula="of:=IF(LEFT([.L171];FIND(&quot;(&quot;;[.L171])-2)=[.F171];&quot;&quot;;&quot;note&quot;)">
            <text:p/>
          </table:table-cell>
          <table:table-cell office:value-type="float" office:value="46">
            <text:p>46</text:p>
          </table:table-cell>
          <table:table-cell office:value-type="float" office:value="2013">
            <text:p>2013</text:p>
          </table:table-cell>
          <table:table-cell office:value-type="string">
            <text:p>Hemlock Grove (TV Series 2013–2015)</text:p>
          </table:table-cell>
          <table:table-cell/>
          <table:table-cell table:style-name="ce2" office:value-type="date" office:date-value="2013-04-18">
            <text:p>4/18/2013</text:p>
          </table:table-cell>
          <table:table-cell table:number-columns-repeated="1010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tt0813715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67">
            <text:p>167</text:p>
          </table:table-cell>
          <table:table-cell table:number-columns-repeated="2" office:value-type="string">
            <text:p>Heroes</text:p>
          </table:table-cell>
          <table:table-cell office:value-type="string">
            <text:p>tvSeries</text:p>
          </table:table-cell>
          <table:table-cell table:formula="of:=IF(LEFT([.L172];FIND(&quot;(&quot;;[.L172])-2)=[.F172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06">
            <text:p>2006</text:p>
          </table:table-cell>
          <table:table-cell office:value-type="string">
            <text:p>Heroes (TV Series 2006–2010)</text:p>
          </table:table-cell>
          <table:table-cell/>
          <table:table-cell table:style-name="ce2" office:value-type="date" office:date-value="2006-07-22">
            <text:p>7/22/2006</text:p>
          </table:table-cell>
          <table:table-cell table:number-columns-repeated="1010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t1331451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High School</text:p>
          </table:table-cell>
          <table:table-cell office:value-type="string">
            <text:p>tvSeries</text:p>
          </table:table-cell>
          <table:table-cell table:formula="of:=IF(LEFT([.L173];FIND(&quot;(&quot;;[.L173])-2)=[.F173];&quot;&quot;;&quot;note&quot;)">
            <text:p/>
          </table:table-cell>
          <table:table-cell office:value-type="float" office:value="75">
            <text:p>75</text:p>
          </table:table-cell>
          <table:table-cell office:value-type="float" office:value="2022">
            <text:p>2022</text:p>
          </table:table-cell>
          <table:table-cell office:value-type="string">
            <text:p>High School (TV Series 2022– )</text:p>
          </table:table-cell>
          <table:table-cell/>
          <table:table-cell table:style-name="ce2" office:value-type="date" office:date-value="2022-09-10">
            <text:p>9/10/2022</text:p>
          </table:table-cell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tt1571505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69">
            <text:p>169</text:p>
          </table:table-cell>
          <table:table-cell table:number-columns-repeated="2" office:value-type="string">
            <text:p>History of the World: Part II</text:p>
          </table:table-cell>
          <table:table-cell office:value-type="string">
            <text:p>tvSeries</text:p>
          </table:table-cell>
          <table:table-cell table:formula="of:=IF(LEFT([.L174];FIND(&quot;(&quot;;[.L174])-2)=[.F174];&quot;&quot;;&quot;note&quot;)">
            <text:p/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History of the World: Part II (TV Series 2023)</text:p>
          </table:table-cell>
          <table:table-cell/>
          <table:table-cell table:style-name="ce2" office:value-type="date" office:date-value="2023-03-06">
            <text:p>3/6/2023</text:p>
          </table:table-cell>
          <table:table-cell table:number-columns-repeated="1010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tt9827854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Hollywood</text:p>
          </table:table-cell>
          <table:table-cell office:value-type="string">
            <text:p>tvMiniSeries</text:p>
          </table:table-cell>
          <table:table-cell table:formula="of:=IF(LEFT([.L175];FIND(&quot;(&quot;;[.L175])-2)=[.F175];&quot;&quot;;&quot;note&quot;)">
            <text:p/>
          </table:table-cell>
          <table:table-cell office:value-type="float" office:value="347">
            <text:p>347</text:p>
          </table:table-cell>
          <table:table-cell office:value-type="float" office:value="2020">
            <text:p>2020</text:p>
          </table:table-cell>
          <table:table-cell office:value-type="string">
            <text:p>Hollywood (TV Mini Series 2020)</text:p>
          </table:table-cell>
          <table:table-cell/>
          <table:table-cell table:style-name="ce2" office:value-type="date" office:date-value="2020-02-23">
            <text:p>2/23/2020</text:p>
          </table:table-cell>
          <table:table-cell table:number-columns-repeated="1010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t921468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Home Economics</text:p>
          </table:table-cell>
          <table:table-cell office:value-type="string">
            <text:p>tvSeries</text:p>
          </table:table-cell>
          <table:table-cell table:formula="of:=IF(LEFT([.L176];FIND(&quot;(&quot;;[.L176])-2)=[.F176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Home Economics (TV Series 2021– )</text:p>
          </table:table-cell>
          <table:table-cell/>
          <table:table-cell table:style-name="ce2" office:value-type="date" office:date-value="2021-04-07">
            <text:p>4/7/2021</text:p>
          </table:table-cell>
          <table:table-cell table:number-columns-repeated="1010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tt179696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Homeland</text:p>
          </table:table-cell>
          <table:table-cell office:value-type="string">
            <text:p>tvSeries</text:p>
          </table:table-cell>
          <table:table-cell table:formula="of:=IF(LEFT([.L177];FIND(&quot;(&quot;;[.L177])-2)=[.F177];&quot;&quot;;&quot;note&quot;)">
            <text:p/>
          </table:table-cell>
          <table:table-cell office:value-type="float" office:value="55">
            <text:p>55</text:p>
          </table:table-cell>
          <table:table-cell office:value-type="float" office:value="2011">
            <text:p>2011</text:p>
          </table:table-cell>
          <table:table-cell office:value-type="string">
            <text:p>Homeland (TV Series 2011–2020)</text:p>
          </table:table-cell>
          <table:table-cell/>
          <table:table-cell table:style-name="ce2" office:value-type="date" office:date-value="2011-10-02">
            <text:p>10/2/2011</text:p>
          </table:table-cell>
          <table:table-cell table:number-columns-repeated="1010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tt1856010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House of Cards</text:p>
          </table:table-cell>
          <table:table-cell office:value-type="string">
            <text:p>tvSeries</text:p>
          </table:table-cell>
          <table:table-cell table:formula="of:=IF(LEFT([.L178];FIND(&quot;(&quot;;[.L178])-2)=[.F178];&quot;&quot;;&quot;note&quot;)">
            <text:p/>
          </table:table-cell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office:value-type="string">
            <text:p>House of Cards (TV Series 2013–2018)</text:p>
          </table:table-cell>
          <table:table-cell/>
          <table:table-cell table:style-name="ce2" office:value-type="date" office:date-value="2013-02-01">
            <text:p>2/1/2013</text:p>
          </table:table-cell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tt1119833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House of the Dragon</text:p>
          </table:table-cell>
          <table:table-cell office:value-type="string">
            <text:p>tvSeries</text:p>
          </table:table-cell>
          <table:table-cell table:formula="of:=IF(LEFT([.L179];FIND(&quot;(&quot;;[.L179])-2)=[.F179];&quot;&quot;;&quot;note&quot;)">
            <text:p/>
          </table:table-cell>
          <table:table-cell/>
          <table:table-cell office:value-type="float" office:value="2022">
            <text:p>2022</text:p>
          </table:table-cell>
          <table:table-cell office:value-type="string">
            <text:p>House of the Dragon (TV Series 2022– )</text:p>
          </table:table-cell>
          <table:table-cell/>
          <table:table-cell table:style-name="ce2" office:value-type="date" office:date-value="2022-08-21">
            <text:p>8/21/2022</text:p>
          </table:table-cell>
          <table:table-cell table:number-columns-repeated="1010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tt0460649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How I Met Your Mother</text:p>
          </table:table-cell>
          <table:table-cell office:value-type="string">
            <text:p>tvSeries</text:p>
          </table:table-cell>
          <table:table-cell table:formula="of:=IF(LEFT([.L180];FIND(&quot;(&quot;;[.L180])-2)=[.F180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05">
            <text:p>2005</text:p>
          </table:table-cell>
          <table:table-cell office:value-type="string">
            <text:p>How I Met Your Mother (TV Series 2005–2014)</text:p>
          </table:table-cell>
          <table:table-cell/>
          <table:table-cell table:style-name="ce2" office:value-type="date" office:date-value="2005-09-19">
            <text:p>9/19/2005</text:p>
          </table:table-cell>
          <table:table-cell table:number-columns-repeated="1010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tt320580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How to Get Away with Murder</text:p>
          </table:table-cell>
          <table:table-cell office:value-type="string">
            <text:p>tvSeries</text:p>
          </table:table-cell>
          <table:table-cell table:formula="of:=IF(LEFT([.L181];FIND(&quot;(&quot;;[.L181])-2)=[.F181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4">
            <text:p>2014</text:p>
          </table:table-cell>
          <table:table-cell office:value-type="string">
            <text:p>How to Get Away with Murder (TV Series 2014–2020)</text:p>
          </table:table-cell>
          <table:table-cell/>
          <table:table-cell table:style-name="ce2" office:value-type="date" office:date-value="2014-09-25">
            <text:p>9/25/2014</text:p>
          </table:table-cell>
          <table:table-cell table:number-columns-repeated="1010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t718658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77">
            <text:p>177</text:p>
          </table:table-cell>
          <table:table-cell table:number-columns-repeated="2" office:value-type="string">
            <text:p>I Am the Night</text:p>
          </table:table-cell>
          <table:table-cell office:value-type="string">
            <text:p>tvSeries</text:p>
          </table:table-cell>
          <table:table-cell table:formula="of:=IF(LEFT([.L182];FIND(&quot;(&quot;;[.L182])-2)=[.F18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I Am the Night (TV Series 2019)</text:p>
          </table:table-cell>
          <table:table-cell/>
          <table:table-cell table:style-name="ce2" office:value-type="date" office:date-value="2019-01-27">
            <text:p>1/27/2019</text:p>
          </table:table-cell>
          <table:table-cell table:number-columns-repeated="1010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tt042511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78">
            <text:p>178</text:p>
          </table:table-cell>
          <table:table-cell table:number-columns-repeated="2" office:value-type="string">
            <text:p>I Know This Much Is True</text:p>
          </table:table-cell>
          <table:table-cell office:value-type="string">
            <text:p>tvMiniSeries</text:p>
          </table:table-cell>
          <table:table-cell table:formula="of:=IF(LEFT([.L183];FIND(&quot;(&quot;;[.L183])-2)=[.F183];&quot;&quot;;&quot;note&quot;)">
            <text:p/>
          </table:table-cell>
          <table:table-cell office:value-type="float" office:value="378">
            <text:p>378</text:p>
          </table:table-cell>
          <table:table-cell office:value-type="float" office:value="2020">
            <text:p>2020</text:p>
          </table:table-cell>
          <table:table-cell office:value-type="string">
            <text:p>I Know This Much Is True (TV Mini Series 2020)</text:p>
          </table:table-cell>
          <table:table-cell/>
          <table:table-cell table:style-name="ce2" office:value-type="date" office:date-value="2020-04-28">
            <text:p>4/28/2020</text:p>
          </table:table-cell>
          <table:table-cell table:number-columns-repeated="1010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tt713872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79">
            <text:p>179</text:p>
          </table:table-cell>
          <table:table-cell office:value-type="string">
            <text:p>Ill Behaviour</text:p>
          </table:table-cell>
          <table:table-cell office:value-type="string">
            <text:p>Ill Behaviour</text:p>
          </table:table-cell>
          <table:table-cell office:value-type="string">
            <text:p>tvMiniSeries</text:p>
          </table:table-cell>
          <table:table-cell table:formula="of:=IF(LEFT([.L184];FIND(&quot;(&quot;;[.L184])-2)=[.F18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Ill Behaviour (TV Mini Series 2017)</text:p>
          </table:table-cell>
          <table:table-cell/>
          <table:table-cell table:style-name="ce2" office:value-type="date" office:date-value="2017-07-22">
            <text:p>7/22/2017</text:p>
          </table:table-cell>
          <table:table-cell table:number-columns-repeated="1010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tt4543708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80">
            <text:p>180</text:p>
          </table:table-cell>
          <table:table-cell office:value-type="string">
            <text:p>Impastor</text:p>
          </table:table-cell>
          <table:table-cell office:value-type="string">
            <text:p>Impastor</text:p>
          </table:table-cell>
          <table:table-cell office:value-type="string">
            <text:p>tvSeries</text:p>
          </table:table-cell>
          <table:table-cell table:formula="of:=IF(LEFT([.L185];FIND(&quot;(&quot;;[.L185])-2)=[.F185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Impastor (TV Series 2015–2016)</text:p>
          </table:table-cell>
          <table:table-cell/>
          <table:table-cell table:style-name="ce2" office:value-type="date" office:date-value="2015-07-15">
            <text:p>7/15/2015</text:p>
          </table:table-cell>
          <table:table-cell table:number-columns-repeated="1010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t0935095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81">
            <text:p>181</text:p>
          </table:table-cell>
          <table:table-cell table:number-columns-repeated="2" office:value-type="string">
            <text:p>In Plain Sight</text:p>
          </table:table-cell>
          <table:table-cell office:value-type="string">
            <text:p>tvSeries</text:p>
          </table:table-cell>
          <table:table-cell table:formula="of:=IF(LEFT([.L186];FIND(&quot;(&quot;;[.L186])-2)=[.F186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8">
            <text:p>2008</text:p>
          </table:table-cell>
          <table:table-cell office:value-type="string">
            <text:p>In Plain Sight (TV Series 2008–2012)</text:p>
          </table:table-cell>
          <table:table-cell/>
          <table:table-cell table:style-name="ce2" office:value-type="date" office:date-value="2008-01-01">
            <text:p>1/1/200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In Treatment</text:p>
          </table:table-cell>
          <table:table-cell/>
          <table:table-cell table:formula="of:=IF(LEFT([.L187];FIND(&quot;(&quot;;[.L187])-2)=[.F187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tt716131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Informer</text:p>
          </table:table-cell>
          <table:table-cell office:value-type="string">
            <text:p>tvSeries</text:p>
          </table:table-cell>
          <table:table-cell table:formula="of:=IF(LEFT([.L188];FIND(&quot;(&quot;;[.L188])-2)=[.F18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Informer (TV Series 2018)</text:p>
          </table:table-cell>
          <table:table-cell/>
          <table:table-cell table:style-name="ce2" office:value-type="date" office:date-value="2018-10-16">
            <text:p>10/16/2018</text:p>
          </table:table-cell>
          <table:table-cell table:number-columns-repeated="1010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tt355216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83">
            <text:p>183</text:p>
          </table:table-cell>
          <table:table-cell table:number-columns-repeated="2" office:value-type="string">
            <text:p>Intruders</text:p>
          </table:table-cell>
          <table:table-cell office:value-type="string">
            <text:p>tvSeries</text:p>
          </table:table-cell>
          <table:table-cell table:formula="of:=IF(LEFT([.L189];FIND(&quot;(&quot;;[.L189])-2)=[.F189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4">
            <text:p>2014</text:p>
          </table:table-cell>
          <table:table-cell office:value-type="string">
            <text:p>Intruders (TV Series 2014)</text:p>
          </table:table-cell>
          <table:table-cell/>
          <table:table-cell table:style-name="ce2" office:value-type="date" office:date-value="2014-08-23">
            <text:p>8/23/2014</text:p>
          </table:table-cell>
          <table:table-cell table:number-columns-repeated="1010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tt874097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84">
            <text:p>184</text:p>
          </table:table-cell>
          <table:table-cell table:number-columns-repeated="2" office:value-type="string">
            <text:p>Inventing Anna</text:p>
          </table:table-cell>
          <table:table-cell office:value-type="string">
            <text:p>tvMiniSeries</text:p>
          </table:table-cell>
          <table:table-cell table:formula="of:=IF(LEFT([.L190];FIND(&quot;(&quot;;[.L190])-2)=[.F190];&quot;&quot;;&quot;note&quot;)">
            <text:p/>
          </table:table-cell>
          <table:table-cell office:value-type="float" office:value="65">
            <text:p>65</text:p>
          </table:table-cell>
          <table:table-cell office:value-type="float" office:value="2022">
            <text:p>2022</text:p>
          </table:table-cell>
          <table:table-cell office:value-type="string">
            <text:p>Inventing Anna (TV Mini Series 2022)</text:p>
          </table:table-cell>
          <table:table-cell/>
          <table:table-cell table:style-name="ce2" office:value-type="date" office:date-value="2022-02-11">
            <text:p>2/11/2022</text:p>
          </table:table-cell>
          <table:table-cell table:number-columns-repeated="1010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t1364931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85">
            <text:p>185</text:p>
          </table:table-cell>
          <table:table-cell office:value-type="string">
            <text:p>Irma Vep</text:p>
          </table:table-cell>
          <table:table-cell office:value-type="string">
            <text:p>Irma Vep</text:p>
          </table:table-cell>
          <table:table-cell office:value-type="string">
            <text:p>tvMiniSeries</text:p>
          </table:table-cell>
          <table:table-cell table:formula="of:=IF(LEFT([.L191];FIND(&quot;(&quot;;[.L191])-2)=[.F191];&quot;&quot;;&quot;note&quot;)">
            <text:p/>
          </table:table-cell>
          <table:table-cell office:value-type="float" office:value="428">
            <text:p>428</text:p>
          </table:table-cell>
          <table:table-cell office:value-type="float" office:value="2022">
            <text:p>2022</text:p>
          </table:table-cell>
          <table:table-cell office:value-type="string">
            <text:p>Irma Vep (TV Mini Series 2022)</text:p>
          </table:table-cell>
          <table:table-cell/>
          <table:table-cell table:style-name="ce2" office:value-type="date" office:date-value="2022-05-22">
            <text:p>5/22/2022</text:p>
          </table:table-cell>
          <table:table-cell table:number-columns-repeated="1010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t011202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86">
            <text:p>186</text:p>
          </table:table-cell>
          <table:table-cell table:number-columns-repeated="2" office:value-type="string">
            <text:p>JAG</text:p>
          </table:table-cell>
          <table:table-cell office:value-type="string">
            <text:p>tvSeries</text:p>
          </table:table-cell>
          <table:table-cell table:formula="of:=IF(LEFT([.L192];FIND(&quot;(&quot;;[.L192])-2)=[.F19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95">
            <text:p>1995</text:p>
          </table:table-cell>
          <table:table-cell office:value-type="string">
            <text:p>JAG (TV Series 1995–2005)</text:p>
          </table:table-cell>
          <table:table-cell/>
          <table:table-cell table:style-name="ce2" office:value-type="date" office:date-value="1995-09-23">
            <text:p>9/23/1995</text:p>
          </table:table-cell>
          <table:table-cell table:number-columns-repeated="1010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tt5057054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87">
            <text:p>187</text:p>
          </table:table-cell>
          <table:table-cell table:number-columns-repeated="2" office:value-type="string">
            <text:p>Tom Clancy's Jack Ryan</text:p>
          </table:table-cell>
          <table:table-cell office:value-type="string">
            <text:p>tvSeries</text:p>
          </table:table-cell>
          <table:table-cell table:formula="of:=IF(LEFT([.L193];FIND(&quot;(&quot;;[.L193])-2)=[.F19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Tom Clancy's Jack Ryan (TV Series 2018–2023)</text:p>
          </table:table-cell>
          <table:table-cell/>
          <table:table-cell table:style-name="ce2" office:value-type="date" office:date-value="2018-08-31">
            <text:p>8/31/2018</text:p>
          </table:table-cell>
          <table:table-cell table:number-columns-repeated="1010"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tt036734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Jake 2.0</text:p>
          </table:table-cell>
          <table:table-cell office:value-type="string">
            <text:p>tvSeries</text:p>
          </table:table-cell>
          <table:table-cell table:formula="of:=IF(LEFT([.L194];FIND(&quot;(&quot;;[.L194])-2)=[.F19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3">
            <text:p>2003</text:p>
          </table:table-cell>
          <table:table-cell office:value-type="string">
            <text:p>Jake 2.0 (TV Series 2003–2004)</text:p>
          </table:table-cell>
          <table:table-cell/>
          <table:table-cell table:style-name="ce2" office:value-type="date" office:date-value="2003-09-10">
            <text:p>9/10/2003</text:p>
          </table:table-cell>
          <table:table-cell table:number-columns-repeated="1010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tt078036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89">
            <text:p>189</text:p>
          </table:table-cell>
          <table:table-cell table:number-columns-repeated="2" office:value-type="string">
            <text:p>Jane Eyre</text:p>
          </table:table-cell>
          <table:table-cell office:value-type="string">
            <text:p>tvMiniSeries</text:p>
          </table:table-cell>
          <table:table-cell table:formula="of:=IF(LEFT([.L195];FIND(&quot;(&quot;;[.L195])-2)=[.F195];&quot;&quot;;&quot;note&quot;)">
            <text:p/>
          </table:table-cell>
          <table:table-cell office:value-type="float" office:value="230">
            <text:p>230</text:p>
          </table:table-cell>
          <table:table-cell office:value-type="float" office:value="2006">
            <text:p>2006</text:p>
          </table:table-cell>
          <table:table-cell office:value-type="string">
            <text:p>Jane Eyre (TV Mini Series 2006)</text:p>
          </table:table-cell>
          <table:table-cell/>
          <table:table-cell table:style-name="ce2" office:value-type="date" office:date-value="2006-09-24">
            <text:p>9/24/2006</text:p>
          </table:table-cell>
          <table:table-cell table:number-columns-repeated="1010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tt2357547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Jessica Jones</text:p>
          </table:table-cell>
          <table:table-cell office:value-type="string">
            <text:p>tvSeries</text:p>
          </table:table-cell>
          <table:table-cell table:formula="of:=IF(LEFT([.L196];FIND(&quot;(&quot;;[.L196])-2)=[.F196];&quot;&quot;;&quot;note&quot;)">
            <text:p/>
          </table:table-cell>
          <table:table-cell office:value-type="float" office:value="56">
            <text:p>56</text:p>
          </table:table-cell>
          <table:table-cell office:value-type="float" office:value="2015">
            <text:p>2015</text:p>
          </table:table-cell>
          <table:table-cell office:value-type="string">
            <text:p>Jessica Jones (TV Series 2015–2019)</text:p>
          </table:table-cell>
          <table:table-cell/>
          <table:table-cell table:style-name="ce2" office:value-type="date" office:date-value="2015-10-10">
            <text:p>10/10/2015</text:p>
          </table:table-cell>
          <table:table-cell table:number-columns-repeated="1010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tt1128071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91">
            <text:p>191</text:p>
          </table:table-cell>
          <table:table-cell table:number-columns-repeated="2" office:value-type="string">
            <text:p>Joe vs. Carole</text:p>
          </table:table-cell>
          <table:table-cell office:value-type="string">
            <text:p>tvMiniSeries</text:p>
          </table:table-cell>
          <table:table-cell table:formula="of:=IF(LEFT([.L197];FIND(&quot;(&quot;;[.L197])-2)=[.F197];&quot;&quot;;&quot;note&quot;)">
            <text:p/>
          </table:table-cell>
          <table:table-cell office:value-type="float" office:value="408">
            <text:p>408</text:p>
          </table:table-cell>
          <table:table-cell office:value-type="float" office:value="2022">
            <text:p>2022</text:p>
          </table:table-cell>
          <table:table-cell office:value-type="string">
            <text:p>Joe vs. Carole (TV Mini Series 2022)</text:p>
          </table:table-cell>
          <table:table-cell/>
          <table:table-cell table:style-name="ce2" office:value-type="date" office:date-value="2022-03-03">
            <text:p>3/3/2022</text:p>
          </table:table-cell>
          <table:table-cell table:number-columns-repeated="1010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tt1489428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Justified</text:p>
          </table:table-cell>
          <table:table-cell office:value-type="string">
            <text:p>tvSeries</text:p>
          </table:table-cell>
          <table:table-cell table:formula="of:=IF(LEFT([.L198];FIND(&quot;(&quot;;[.L198])-2)=[.F198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0">
            <text:p>2010</text:p>
          </table:table-cell>
          <table:table-cell office:value-type="string">
            <text:p>Justified (TV Series 2010–2015)</text:p>
          </table:table-cell>
          <table:table-cell/>
          <table:table-cell table:style-name="ce2" office:value-type="date" office:date-value="2010-03-16">
            <text:p>3/16/2010</text:p>
          </table:table-cell>
          <table:table-cell table:number-columns-repeated="10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t1172590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93">
            <text:p>193</text:p>
          </table:table-cell>
          <table:table-cell office:value-type="string">
            <text:p>Karen Pirie</text:p>
          </table:table-cell>
          <table:table-cell office:value-type="string">
            <text:p>Karen Pirie</text:p>
          </table:table-cell>
          <table:table-cell office:value-type="string">
            <text:p>tvSeries</text:p>
          </table:table-cell>
          <table:table-cell table:formula="of:=IF(LEFT([.L199];FIND(&quot;(&quot;;[.L199])-2)=[.F199];&quot;&quot;;&quot;note&quot;)">
            <text:p/>
          </table:table-cell>
          <table:table-cell office:value-type="float" office:value="120">
            <text:p>120</text:p>
          </table:table-cell>
          <table:table-cell office:value-type="float" office:value="2022">
            <text:p>2022</text:p>
          </table:table-cell>
          <table:table-cell office:value-type="string">
            <text:p>Karen Pirie (TV Series 2022– )</text:p>
          </table:table-cell>
          <table:table-cell/>
          <table:table-cell table:style-name="ce2" office:value-type="date" office:date-value="2022-09-25">
            <text:p>9/25/2022</text:p>
          </table:table-cell>
          <table:table-cell table:number-columns-repeated="1010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tt1031296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94">
            <text:p>194</text:p>
          </table:table-cell>
          <table:table-cell office:value-type="string">
            <text:p>Katy Keene</text:p>
          </table:table-cell>
          <table:table-cell office:value-type="string">
            <text:p>Katy Keene</text:p>
          </table:table-cell>
          <table:table-cell office:value-type="string">
            <text:p>tvSeries</text:p>
          </table:table-cell>
          <table:table-cell table:formula="of:=IF(LEFT([.L200];FIND(&quot;(&quot;;[.L200])-2)=[.F200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office:value-type="string">
            <text:p>Katy Keene (TV Series 2020)</text:p>
          </table:table-cell>
          <table:table-cell/>
          <table:table-cell table:style-name="ce2" office:value-type="date" office:date-value="2020-02-06">
            <text:p>2/6/2020</text:p>
          </table:table-cell>
          <table:table-cell table:number-columns-repeated="1010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tt395222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195">
            <text:p>195</text:p>
          </table:table-cell>
          <table:table-cell table:number-columns-repeated="2" office:value-type="string">
            <text:p>Killjoys</text:p>
          </table:table-cell>
          <table:table-cell office:value-type="string">
            <text:p>tvSeries</text:p>
          </table:table-cell>
          <table:table-cell table:formula="of:=IF(LEFT([.L201];FIND(&quot;(&quot;;[.L201])-2)=[.F201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Killjoys (TV Series 2015–2019)</text:p>
          </table:table-cell>
          <table:table-cell/>
          <table:table-cell table:style-name="ce2" office:value-type="date" office:date-value="2015-06-19">
            <text:p>6/19/2015</text:p>
          </table:table-cell>
          <table:table-cell table:number-columns-repeated="1010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tt252094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96">
            <text:p>196</text:p>
          </table:table-cell>
          <table:table-cell office:value-type="string">
            <text:p>Kirstie</text:p>
          </table:table-cell>
          <table:table-cell office:value-type="string">
            <text:p>Kirstie</text:p>
          </table:table-cell>
          <table:table-cell office:value-type="string">
            <text:p>tvSeries</text:p>
          </table:table-cell>
          <table:table-cell table:formula="of:=IF(LEFT([.L202];FIND(&quot;(&quot;;[.L202])-2)=[.F202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3">
            <text:p>2013</text:p>
          </table:table-cell>
          <table:table-cell office:value-type="string">
            <text:p>Kirstie (TV Series 2013–2014)</text:p>
          </table:table-cell>
          <table:table-cell/>
          <table:table-cell table:style-name="ce2" office:value-type="date" office:date-value="2013-12-04">
            <text:p>12/4/2013</text:p>
          </table:table-cell>
          <table:table-cell table:number-columns-repeated="101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t276163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Klondike</text:p>
          </table:table-cell>
          <table:table-cell office:value-type="string">
            <text:p>tvMiniSeries</text:p>
          </table:table-cell>
          <table:table-cell table:formula="of:=IF(LEFT([.L203];FIND(&quot;(&quot;;[.L203])-2)=[.F203];&quot;&quot;;&quot;note&quot;)">
            <text:p/>
          </table:table-cell>
          <table:table-cell office:value-type="float" office:value="274">
            <text:p>274</text:p>
          </table:table-cell>
          <table:table-cell office:value-type="float" office:value="2014">
            <text:p>2014</text:p>
          </table:table-cell>
          <table:table-cell office:value-type="string">
            <text:p>Klondike (TV Mini Series 2014)</text:p>
          </table:table-cell>
          <table:table-cell/>
          <table:table-cell table:style-name="ce2" office:value-type="date" office:date-value="2014-01-20">
            <text:p>1/20/2014</text:p>
          </table:table-cell>
          <table:table-cell table:number-columns-repeated="1010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tt755529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98">
            <text:p>198</text:p>
          </table:table-cell>
          <table:table-cell table:number-columns-repeated="2" office:value-type="string">
            <text:p>L.A.'s Finest</text:p>
          </table:table-cell>
          <table:table-cell office:value-type="string">
            <text:p>tvSeries</text:p>
          </table:table-cell>
          <table:table-cell table:formula="of:=IF(LEFT([.L204];FIND(&quot;(&quot;;[.L204])-2)=[.F20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L.A.'s Finest (TV Series 2019–2020)</text:p>
          </table:table-cell>
          <table:table-cell/>
          <table:table-cell table:style-name="ce2" office:value-type="date" office:date-value="2019-05-13">
            <text:p>5/13/2019</text:p>
          </table:table-cell>
          <table:table-cell table:number-columns-repeated="1010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tt036482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199">
            <text:p>199</text:p>
          </table:table-cell>
          <table:table-cell table:number-columns-repeated="2" office:value-type="string">
            <text:p>Las Vegas</text:p>
          </table:table-cell>
          <table:table-cell office:value-type="string">
            <text:p>tvSeries</text:p>
          </table:table-cell>
          <table:table-cell table:formula="of:=IF(LEFT([.L205];FIND(&quot;(&quot;;[.L205])-2)=[.F20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3">
            <text:p>2003</text:p>
          </table:table-cell>
          <table:table-cell office:value-type="string">
            <text:p>Las Vegas (TV Series 2003–2008)</text:p>
          </table:table-cell>
          <table:table-cell/>
          <table:table-cell table:style-name="ce2" office:value-type="date" office:date-value="2003-09-22">
            <text:p>9/22/2003</text:p>
          </table:table-cell>
          <table:table-cell table:number-columns-repeated="1010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tt0844653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Legend of the Seeker</text:p>
          </table:table-cell>
          <table:table-cell office:value-type="string">
            <text:p>tvSeries</text:p>
          </table:table-cell>
          <table:table-cell table:formula="of:=IF(LEFT([.L206];FIND(&quot;(&quot;;[.L206])-2)=[.F206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08">
            <text:p>2008</text:p>
          </table:table-cell>
          <table:table-cell office:value-type="string">
            <text:p>Legend of the Seeker (TV Series 2008–2010)</text:p>
          </table:table-cell>
          <table:table-cell/>
          <table:table-cell table:style-name="ce2" office:value-type="date" office:date-value="2008-11-01">
            <text:p>11/1/2008</text:p>
          </table:table-cell>
          <table:table-cell table:number-columns-repeated="1010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tt2402137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Legends</text:p>
          </table:table-cell>
          <table:table-cell office:value-type="string">
            <text:p>tvSeries</text:p>
          </table:table-cell>
          <table:table-cell table:formula="of:=IF(LEFT([.L207];FIND(&quot;(&quot;;[.L207])-2)=[.F20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4">
            <text:p>2014</text:p>
          </table:table-cell>
          <table:table-cell office:value-type="string">
            <text:p>Legends (TV Series 2014–2015)</text:p>
          </table:table-cell>
          <table:table-cell/>
          <table:table-cell table:style-name="ce2" office:value-type="date" office:date-value="2014-08-13">
            <text:p>8/13/2014</text:p>
          </table:table-cell>
          <table:table-cell table:number-columns-repeated="1010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tt453236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DC's Legends of Tomorrow</text:p>
          </table:table-cell>
          <table:table-cell office:value-type="string">
            <text:p>tvSeries</text:p>
          </table:table-cell>
          <table:table-cell table:formula="of:=IF(LEFT([.L208];FIND(&quot;(&quot;;[.L208])-2)=[.F208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6">
            <text:p>2016</text:p>
          </table:table-cell>
          <table:table-cell office:value-type="string">
            <text:p>DC's Legends of Tomorrow (TV Series 2016–2022)</text:p>
          </table:table-cell>
          <table:table-cell/>
          <table:table-cell table:style-name="ce2" office:value-type="date" office:date-value="2016-01-21">
            <text:p>1/21/2016</text:p>
          </table:table-cell>
          <table:table-cell table:number-columns-repeated="1010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tt836284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Legends of the Lost with Megan Fox</text:p>
          </table:table-cell>
          <table:table-cell office:value-type="string">
            <text:p>tvMiniSeries</text:p>
          </table:table-cell>
          <table:table-cell table:formula="of:=IF(LEFT([.L209];FIND(&quot;(&quot;;[.L209])-2)=[.F209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Legends of the Lost with Megan Fox (TV Mini Series 2018)</text:p>
          </table:table-cell>
          <table:table-cell/>
          <table:table-cell table:style-name="ce2" office:value-type="date" office:date-value="2018-12-04">
            <text:p>12/4/2018</text:p>
          </table:table-cell>
          <table:table-cell table:number-columns-repeated="1010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tt795070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04">
            <text:p>204</text:p>
          </table:table-cell>
          <table:table-cell table:number-columns-repeated="2" office:value-type="string">
            <text:p>Leonardo</text:p>
          </table:table-cell>
          <table:table-cell office:value-type="string">
            <text:p>tvSeries</text:p>
          </table:table-cell>
          <table:table-cell table:formula="of:=IF(LEFT([.L210];FIND(&quot;(&quot;;[.L210])-2)=[.F210];&quot;&quot;;&quot;note&quot;)">
            <text:p/>
          </table:table-cell>
          <table:table-cell office:value-type="float" office:value="409">
            <text:p>409</text:p>
          </table:table-cell>
          <table:table-cell office:value-type="float" office:value="2021">
            <text:p>2021</text:p>
          </table:table-cell>
          <table:table-cell office:value-type="string">
            <text:p>Leonardo (TV Series 2021– )</text:p>
          </table:table-cell>
          <table:table-cell/>
          <table:table-cell table:style-name="ce2" office:value-type="date" office:date-value="2021-03-23">
            <text:p>3/23/2021</text:p>
          </table:table-cell>
          <table:table-cell table:number-columns-repeated="1010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tt438408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05">
            <text:p>205</text:p>
          </table:table-cell>
          <table:table-cell table:number-columns-repeated="2" office:value-type="string">
            <text:p>Life in Pieces</text:p>
          </table:table-cell>
          <table:table-cell office:value-type="string">
            <text:p>tvSeries</text:p>
          </table:table-cell>
          <table:table-cell table:formula="of:=IF(LEFT([.L211];FIND(&quot;(&quot;;[.L211])-2)=[.F211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Life in Pieces (TV Series 2015–2019)</text:p>
          </table:table-cell>
          <table:table-cell/>
          <table:table-cell table:style-name="ce2" office:value-type="date" office:date-value="2015-09-21">
            <text:p>9/21/2015</text:p>
          </table:table-cell>
          <table:table-cell table:number-columns-repeated="1010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tt356672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06">
            <text:p>206</text:p>
          </table:table-cell>
          <table:table-cell table:number-columns-repeated="2" office:value-type="string">
            <text:p>Lindsay</text:p>
          </table:table-cell>
          <table:table-cell office:value-type="string">
            <text:p>tvMiniSeries</text:p>
          </table:table-cell>
          <table:table-cell table:formula="of:=IF(LEFT([.L212];FIND(&quot;(&quot;;[.L212])-2)=[.F212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4">
            <text:p>2014</text:p>
          </table:table-cell>
          <table:table-cell office:value-type="string">
            <text:p>Lindsay (TV Mini Series 2014)</text:p>
          </table:table-cell>
          <table:table-cell/>
          <table:table-cell table:style-name="ce2" office:value-type="date" office:date-value="2014-03-09">
            <text:p>3/9/2014</text:p>
          </table:table-cell>
          <table:table-cell table:number-columns-repeated="1010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tt230368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07">
            <text:p>207</text:p>
          </table:table-cell>
          <table:table-cell table:number-columns-repeated="2" office:value-type="string">
            <text:p>Line of Duty</text:p>
          </table:table-cell>
          <table:table-cell office:value-type="string">
            <text:p>tvSeries</text:p>
          </table:table-cell>
          <table:table-cell table:formula="of:=IF(LEFT([.L213];FIND(&quot;(&quot;;[.L213])-2)=[.F21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2">
            <text:p>2012</text:p>
          </table:table-cell>
          <table:table-cell office:value-type="string">
            <text:p>Line of Duty (TV Series 2012–2021)</text:p>
          </table:table-cell>
          <table:table-cell/>
          <table:table-cell table:style-name="ce2" office:value-type="date" office:date-value="2012-06-26">
            <text:p>6/26/2012</text:p>
          </table:table-cell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tt331946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08">
            <text:p>208</text:p>
          </table:table-cell>
          <table:table-cell office:value-type="string">
            <text:p>Lisey's Story</text:p>
          </table:table-cell>
          <table:table-cell office:value-type="string">
            <text:p>Lisey's Story</text:p>
          </table:table-cell>
          <table:table-cell office:value-type="string">
            <text:p>tvMiniSeries</text:p>
          </table:table-cell>
          <table:table-cell table:formula="of:=IF(LEFT([.L214];FIND(&quot;(&quot;;[.L214])-2)=[.F214];&quot;&quot;;&quot;note&quot;)">
            <text:p/>
          </table:table-cell>
          <table:table-cell office:value-type="float" office:value="401">
            <text:p>401</text:p>
          </table:table-cell>
          <table:table-cell office:value-type="float" office:value="2021">
            <text:p>2021</text:p>
          </table:table-cell>
          <table:table-cell office:value-type="string">
            <text:p>Lisey's Story (TV Mini Series 2021)</text:p>
          </table:table-cell>
          <table:table-cell/>
          <table:table-cell table:style-name="ce2" office:value-type="date" office:date-value="2021-06-04">
            <text:p>6/4/2021</text:p>
          </table:table-cell>
          <table:table-cell table:number-columns-repeated="1010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tt984919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09">
            <text:p>209</text:p>
          </table:table-cell>
          <table:table-cell table:number-columns-repeated="2" office:value-type="string">
            <text:p>Little Birds</text:p>
          </table:table-cell>
          <table:table-cell office:value-type="string">
            <text:p>tvSeries</text:p>
          </table:table-cell>
          <table:table-cell table:formula="of:=IF(LEFT([.L215];FIND(&quot;(&quot;;[.L215])-2)=[.F215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office:value-type="string">
            <text:p>Little Birds (TV Series 2020)</text:p>
          </table:table-cell>
          <table:table-cell/>
          <table:table-cell table:style-name="ce2" office:value-type="date" office:date-value="2020-08-04">
            <text:p>8/4/2020</text:p>
          </table:table-cell>
          <table:table-cell table:number-columns-repeated="1010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tt808959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Little Fires Everywhere</text:p>
          </table:table-cell>
          <table:table-cell office:value-type="string">
            <text:p>tvMiniSeries</text:p>
          </table:table-cell>
          <table:table-cell table:formula="of:=IF(LEFT([.L216];FIND(&quot;(&quot;;[.L216])-2)=[.F216];&quot;&quot;;&quot;note&quot;)">
            <text:p/>
          </table:table-cell>
          <table:table-cell office:value-type="float" office:value="463">
            <text:p>463</text:p>
          </table:table-cell>
          <table:table-cell office:value-type="float" office:value="2020">
            <text:p>2020</text:p>
          </table:table-cell>
          <table:table-cell office:value-type="string">
            <text:p>Little Fires Everywhere (TV Mini Series 2020)</text:p>
          </table:table-cell>
          <table:table-cell/>
          <table:table-cell table:style-name="ce2" office:value-type="date" office:date-value="2020-03-18">
            <text:p>3/18/2020</text:p>
          </table:table-cell>
          <table:table-cell table:number-columns-repeated="1010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tt300757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Locke &amp; Key</text:p>
          </table:table-cell>
          <table:table-cell office:value-type="string">
            <text:p>tvSeries</text:p>
          </table:table-cell>
          <table:table-cell table:formula="of:=IF(LEFT([.L217];FIND(&quot;(&quot;;[.L217])-2)=[.F217];&quot;&quot;;&quot;note&quot;)">
            <text:p/>
          </table:table-cell>
          <table:table-cell office:value-type="float" office:value="48">
            <text:p>48</text:p>
          </table:table-cell>
          <table:table-cell office:value-type="float" office:value="2020">
            <text:p>2020</text:p>
          </table:table-cell>
          <table:table-cell office:value-type="string">
            <text:p>Locke &amp; Key (TV Series 2020–2022)</text:p>
          </table:table-cell>
          <table:table-cell/>
          <table:table-cell table:style-name="ce2" office:value-type="date" office:date-value="2020-02-07">
            <text:p>2/7/20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Love &amp; Death</text:p>
          </table:table-cell>
          <table:table-cell/>
          <table:table-cell table:formula="of:=IF(LEFT([.L218];FIND(&quot;(&quot;;[.L218])-2)=[.F218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tt10380768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12">
            <text:p>212</text:p>
          </table:table-cell>
          <table:table-cell table:number-columns-repeated="2" office:value-type="string">
            <text:p>Love Life</text:p>
          </table:table-cell>
          <table:table-cell office:value-type="string">
            <text:p>tvSeries</text:p>
          </table:table-cell>
          <table:table-cell table:formula="of:=IF(LEFT([.L219];FIND(&quot;(&quot;;[.L219])-2)=[.F219];&quot;&quot;;&quot;note&quot;)">
            <text:p/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office:value-type="string">
            <text:p>Love Life (TV Series 2020–2021)</text:p>
          </table:table-cell>
          <table:table-cell/>
          <table:table-cell table:style-name="ce2" office:value-type="date" office:date-value="2020-05-27">
            <text:p>5/27/2020</text:p>
          </table:table-cell>
          <table:table-cell table:number-columns-repeated="1010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t1016660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13">
            <text:p>213</text:p>
          </table:table-cell>
          <table:table-cell table:number-columns-repeated="2" office:value-type="string">
            <text:p>Love, Victor</text:p>
          </table:table-cell>
          <table:table-cell office:value-type="string">
            <text:p>tvSeries</text:p>
          </table:table-cell>
          <table:table-cell table:formula="of:=IF(LEFT([.L220];FIND(&quot;(&quot;;[.L220])-2)=[.F220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Love, Victor (TV Series 2020–2022)</text:p>
          </table:table-cell>
          <table:table-cell/>
          <table:table-cell table:style-name="ce2" office:value-type="date" office:date-value="2020-06-17">
            <text:p>6/17/2020</text:p>
          </table:table-cell>
          <table:table-cell table:number-columns-repeated="1010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tt332231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14">
            <text:p>214</text:p>
          </table:table-cell>
          <table:table-cell table:number-columns-repeated="2" office:value-type="string">
            <text:p>Luke Cage</text:p>
          </table:table-cell>
          <table:table-cell office:value-type="string">
            <text:p>tvSeries</text:p>
          </table:table-cell>
          <table:table-cell table:formula="of:=IF(LEFT([.L221];FIND(&quot;(&quot;;[.L221])-2)=[.F221];&quot;&quot;;&quot;note&quot;)">
            <text:p/>
          </table:table-cell>
          <table:table-cell office:value-type="float" office:value="55">
            <text:p>55</text:p>
          </table:table-cell>
          <table:table-cell office:value-type="float" office:value="2016">
            <text:p>2016</text:p>
          </table:table-cell>
          <table:table-cell office:value-type="string">
            <text:p>Luke Cage (TV Series 2016–2018)</text:p>
          </table:table-cell>
          <table:table-cell/>
          <table:table-cell table:style-name="ce2" office:value-type="date" office:date-value="2016-09-28">
            <text:p>9/28/2016</text:p>
          </table:table-cell>
          <table:table-cell table:number-columns-repeated="1010"/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tt1399045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215">
            <text:p>215</text:p>
          </table:table-cell>
          <table:table-cell office:value-type="string">
            <text:p>MacGyver</text:p>
          </table:table-cell>
          <table:table-cell office:value-type="string">
            <text:p>MacGyver</text:p>
          </table:table-cell>
          <table:table-cell office:value-type="string">
            <text:p>tvSeries</text:p>
          </table:table-cell>
          <table:table-cell table:formula="of:=IF(LEFT([.L222];FIND(&quot;(&quot;;[.L222])-2)=[.F222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6">
            <text:p>2016</text:p>
          </table:table-cell>
          <table:table-cell office:value-type="string">
            <text:p>MacGyver (TV Series 2016–2021)</text:p>
          </table:table-cell>
          <table:table-cell/>
          <table:table-cell table:style-name="ce2" office:value-type="date" office:date-value="2016-05-31">
            <text:p>5/31/2016</text:p>
          </table:table-cell>
          <table:table-cell table:number-columns-repeated="1010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tt0103484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16">
            <text:p>216</text:p>
          </table:table-cell>
          <table:table-cell table:number-columns-repeated="2" office:value-type="string">
            <text:p>Mad About You</text:p>
          </table:table-cell>
          <table:table-cell office:value-type="string">
            <text:p>tvSeries</text:p>
          </table:table-cell>
          <table:table-cell table:formula="of:=IF(LEFT([.L223];FIND(&quot;(&quot;;[.L223])-2)=[.F223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1992">
            <text:p>1992</text:p>
          </table:table-cell>
          <table:table-cell office:value-type="string">
            <text:p>Mad About You (TV Series 1992–2019)</text:p>
          </table:table-cell>
          <table:table-cell/>
          <table:table-cell table:style-name="ce2" office:value-type="date" office:date-value="1992-09-23">
            <text:p>9/23/1992</text:p>
          </table:table-cell>
          <table:table-cell table:number-columns-repeated="1010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tt0804503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17">
            <text:p>217</text:p>
          </table:table-cell>
          <table:table-cell table:number-columns-repeated="2" office:value-type="string">
            <text:p>Mad Men</text:p>
          </table:table-cell>
          <table:table-cell office:value-type="string">
            <text:p>tvSeries</text:p>
          </table:table-cell>
          <table:table-cell table:formula="of:=IF(LEFT([.L224];FIND(&quot;(&quot;;[.L224])-2)=[.F224];&quot;&quot;;&quot;note&quot;)">
            <text:p/>
          </table:table-cell>
          <table:table-cell office:value-type="float" office:value="47">
            <text:p>47</text:p>
          </table:table-cell>
          <table:table-cell office:value-type="float" office:value="2007">
            <text:p>2007</text:p>
          </table:table-cell>
          <table:table-cell office:value-type="string">
            <text:p>Mad Men (TV Series 2007–2015)</text:p>
          </table:table-cell>
          <table:table-cell/>
          <table:table-cell table:style-name="ce2" office:value-type="date" office:date-value="2007-07-19">
            <text:p>7/19/2007</text:p>
          </table:table-cell>
          <table:table-cell table:number-columns-repeated="1010"/>
        </table:table-row>
        <table:table-row table:style-name="ro2">
          <table:table-cell office:value-type="float" office:value="472">
            <text:p>472</text:p>
          </table:table-cell>
          <table:table-cell office:value-type="string">
            <text:p>tt7808566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218">
            <text:p>218</text:p>
          </table:table-cell>
          <table:table-cell table:number-columns-repeated="2" office:value-type="string">
            <text:p>Made for Love</text:p>
          </table:table-cell>
          <table:table-cell office:value-type="string">
            <text:p>tvSeries</text:p>
          </table:table-cell>
          <table:table-cell table:formula="of:=IF(LEFT([.L225];FIND(&quot;(&quot;;[.L225])-2)=[.F225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Made for Love (TV Series 2021–2022)</text:p>
          </table:table-cell>
          <table:table-cell/>
          <table:table-cell table:style-name="ce2" office:value-type="date" office:date-value="2021-03-17">
            <text:p>3/17/2021</text:p>
          </table:table-cell>
          <table:table-cell table:number-columns-repeated="1010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tt4189492</text:p>
          </table:table-cell>
          <table:table-cell table:number-columns-repeated="2" table:style-name="ce2" office:value-type="date" office:date-value="2023-08-19">
            <text:p>8/19/2023</text:p>
          </table:table-cell>
          <table:table-cell office:value-type="float" office:value="219">
            <text:p>219</text:p>
          </table:table-cell>
          <table:table-cell table:number-columns-repeated="2" office:value-type="string">
            <text:p>Man Seeking Woman</text:p>
          </table:table-cell>
          <table:table-cell office:value-type="string">
            <text:p>tvSeries</text:p>
          </table:table-cell>
          <table:table-cell table:formula="of:=IF(LEFT([.L226];FIND(&quot;(&quot;;[.L226])-2)=[.F226];&quot;&quot;;&quot;note&quot;)">
            <text:p/>
          </table:table-cell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Man Seeking Woman (TV Series 2015–2017)</text:p>
          </table:table-cell>
          <table:table-cell/>
          <table:table-cell table:style-name="ce2" office:value-type="date" office:date-value="2015-01-14">
            <text:p>1/14/2015</text:p>
          </table:table-cell>
          <table:table-cell table:number-columns-repeated="1010"/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tt10692232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220">
            <text:p>220</text:p>
          </table:table-cell>
          <table:table-cell table:number-columns-repeated="2" office:value-type="string">
            <text:p>Mandy</text:p>
          </table:table-cell>
          <table:table-cell office:value-type="string">
            <text:p>tvSeries</text:p>
          </table:table-cell>
          <table:table-cell table:formula="of:=IF(LEFT([.L227];FIND(&quot;(&quot;;[.L227])-2)=[.F227];&quot;&quot;;&quot;note&quot;)">
            <text:p/>
          </table:table-cell>
          <table:table-cell office:value-type="float" office:value="15">
            <text:p>15</text:p>
          </table:table-cell>
          <table:table-cell office:value-type="float" office:value="2019">
            <text:p>2019</text:p>
          </table:table-cell>
          <table:table-cell office:value-type="string">
            <text:p>Mandy (TV Series 2019– )</text:p>
          </table:table-cell>
          <table:table-cell/>
          <table:table-cell table:style-name="ce2" office:value-type="date" office:date-value="2019-07-25">
            <text:p>7/25/2019</text:p>
          </table:table-cell>
          <table:table-cell table:number-columns-repeated="1010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tt558014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21">
            <text:p>221</text:p>
          </table:table-cell>
          <table:table-cell table:number-columns-repeated="2" office:value-type="string">
            <text:p>Maniac</text:p>
          </table:table-cell>
          <table:table-cell office:value-type="string">
            <text:p>tvMiniSeries</text:p>
          </table:table-cell>
          <table:table-cell table:formula="of:=IF(LEFT([.L228];FIND(&quot;(&quot;;[.L228])-2)=[.F228];&quot;&quot;;&quot;note&quot;)">
            <text:p/>
          </table:table-cell>
          <table:table-cell office:value-type="float" office:value="386">
            <text:p>386</text:p>
          </table:table-cell>
          <table:table-cell office:value-type="float" office:value="2018">
            <text:p>2018</text:p>
          </table:table-cell>
          <table:table-cell office:value-type="string">
            <text:p>Maniac (TV Mini Series 2018)</text:p>
          </table:table-cell>
          <table:table-cell/>
          <table:table-cell table:style-name="ce2" office:value-type="date" office:date-value="2018-09-21">
            <text:p>9/21/2018</text:p>
          </table:table-cell>
          <table:table-cell table:number-columns-repeated="1010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t842135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22">
            <text:p>222</text:p>
          </table:table-cell>
          <table:table-cell table:number-columns-repeated="2" office:value-type="string">
            <text:p>Manifest</text:p>
          </table:table-cell>
          <table:table-cell office:value-type="string">
            <text:p>tvSeries</text:p>
          </table:table-cell>
          <table:table-cell table:formula="of:=IF(LEFT([.L229];FIND(&quot;(&quot;;[.L229])-2)=[.F229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Manifest (TV Series 2018–2023)</text:p>
          </table:table-cell>
          <table:table-cell/>
          <table:table-cell table:style-name="ce2" office:value-type="date" office:date-value="2018-09-23">
            <text:p>9/23/2018</text:p>
          </table:table-cell>
          <table:table-cell table:number-columns-repeated="1010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tt10155688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23">
            <text:p>223</text:p>
          </table:table-cell>
          <table:table-cell office:value-type="string">
            <text:p>Mare of Easttown</text:p>
          </table:table-cell>
          <table:table-cell office:value-type="string">
            <text:p>Mare Of Easttown</text:p>
          </table:table-cell>
          <table:table-cell office:value-type="string">
            <text:p>tvMiniSeries</text:p>
          </table:table-cell>
          <table:table-cell table:formula="of:=IF(LEFT([.L230];FIND(&quot;(&quot;;[.L230])-2)=[.F23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office:value-type="string">
            <text:p>Mare of Easttown (TV Mini Series 2021)</text:p>
          </table:table-cell>
          <table:table-cell/>
          <table:table-cell table:style-name="ce2" office:value-type="date" office:date-value="2021-04-18">
            <text:p>4/18/2021</text:p>
          </table:table-cell>
          <table:table-cell table:number-columns-repeated="1010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tt2137109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24">
            <text:p>224</text:p>
          </table:table-cell>
          <table:table-cell table:number-columns-repeated="2" office:value-type="string">
            <text:p>Masters of Sex</text:p>
          </table:table-cell>
          <table:table-cell office:value-type="string">
            <text:p>tvSeries</text:p>
          </table:table-cell>
          <table:table-cell table:formula="of:=IF(LEFT([.L231];FIND(&quot;(&quot;;[.L231])-2)=[.F23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3">
            <text:p>2013</text:p>
          </table:table-cell>
          <table:table-cell office:value-type="string">
            <text:p>Masters of Sex (TV Series 2013–2016)</text:p>
          </table:table-cell>
          <table:table-cell/>
          <table:table-cell table:style-name="ce2" office:value-type="date" office:date-value="2013-09-29">
            <text:p>9/29/2013</text:p>
          </table:table-cell>
          <table:table-cell table:number-columns-repeated="1010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tt2163621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25">
            <text:p>225</text:p>
          </table:table-cell>
          <table:table-cell table:number-columns-repeated="2" office:value-type="string">
            <text:p>Maternal</text:p>
          </table:table-cell>
          <table:table-cell office:value-type="string">
            <text:p>tvSeries</text:p>
          </table:table-cell>
          <table:table-cell table:formula="of:=IF(LEFT([.L232];FIND(&quot;(&quot;;[.L232])-2)=[.F232];&quot;&quot;;&quot;note&quot;)">
            <text:p/>
          </table:table-cell>
          <table:table-cell office:value-type="float" office:value="46">
            <text:p>46</text:p>
          </table:table-cell>
          <table:table-cell office:value-type="float" office:value="2023">
            <text:p>2023</text:p>
          </table:table-cell>
          <table:table-cell office:value-type="string">
            <text:p>Maternal (TV Series 2023)</text:p>
          </table:table-cell>
          <table:table-cell/>
          <table:table-cell table:style-name="ce2" office:value-type="date" office:date-value="2023-01-16">
            <text:p>1/16/2023</text:p>
          </table:table-cell>
          <table:table-cell table:number-columns-repeated="1010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tt009048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26">
            <text:p>226</text:p>
          </table:table-cell>
          <table:table-cell office:value-type="string">
            <text:p>Matlock</text:p>
          </table:table-cell>
          <table:table-cell office:value-type="string">
            <text:p>Matlock</text:p>
          </table:table-cell>
          <table:table-cell office:value-type="string">
            <text:p>tvSeries</text:p>
          </table:table-cell>
          <table:table-cell table:formula="of:=IF(LEFT([.L233];FIND(&quot;(&quot;;[.L233])-2)=[.F23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86">
            <text:p>1986</text:p>
          </table:table-cell>
          <table:table-cell office:value-type="string">
            <text:p>Matlock (TV Series 1986–1995)</text:p>
          </table:table-cell>
          <table:table-cell/>
          <table:table-cell table:style-name="ce2" office:value-type="date" office:date-value="1986-03-03">
            <text:p>3/3/1986</text:p>
          </table:table-cell>
          <table:table-cell table:number-columns-repeated="1010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tt138878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27">
            <text:p>227</text:p>
          </table:table-cell>
          <table:table-cell office:value-type="string">
            <text:p>Melrose Place</text:p>
          </table:table-cell>
          <table:table-cell office:value-type="string">
            <text:p>Melrose Place (TV Series 2009–2010)</text:p>
          </table:table-cell>
          <table:table-cell office:value-type="string">
            <text:p>tvSeries</text:p>
          </table:table-cell>
          <table:table-cell table:formula="of:=IF(LEFT([.L234];FIND(&quot;(&quot;;[.L234])-2)=[.F23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9">
            <text:p>2009</text:p>
          </table:table-cell>
          <table:table-cell office:value-type="string">
            <text:p>Melrose Place (TV Series 2009–2010)</text:p>
          </table:table-cell>
          <table:table-cell/>
          <table:table-cell table:style-name="ce2" office:value-type="date" office:date-value="2009-09-08">
            <text:p>9/8/2009</text:p>
          </table:table-cell>
          <table:table-cell table:number-columns-repeated="1010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tt459787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28">
            <text:p>228</text:p>
          </table:table-cell>
          <table:table-cell table:number-columns-repeated="2" office:value-type="string">
            <text:p>Mercy Street</text:p>
          </table:table-cell>
          <table:table-cell office:value-type="string">
            <text:p>tvSeries</text:p>
          </table:table-cell>
          <table:table-cell table:formula="of:=IF(LEFT([.L235];FIND(&quot;(&quot;;[.L235])-2)=[.F235];&quot;&quot;;&quot;note&quot;)">
            <text:p/>
          </table:table-cell>
          <table:table-cell office:value-type="float" office:value="53">
            <text:p>53</text:p>
          </table:table-cell>
          <table:table-cell office:value-type="float" office:value="2016">
            <text:p>2016</text:p>
          </table:table-cell>
          <table:table-cell office:value-type="string">
            <text:p>Mercy Street (TV Series 2016–2017)</text:p>
          </table:table-cell>
          <table:table-cell/>
          <table:table-cell table:style-name="ce2" office:value-type="date" office:date-value="2016-01-17">
            <text:p>1/17/2016</text:p>
          </table:table-cell>
          <table:table-cell table:number-columns-repeated="1010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tt977028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Merry Happy Whatever</text:p>
          </table:table-cell>
          <table:table-cell office:value-type="string">
            <text:p>tvSeries</text:p>
          </table:table-cell>
          <table:table-cell table:formula="of:=IF(LEFT([.L236];FIND(&quot;(&quot;;[.L236])-2)=[.F236];&quot;&quot;;&quot;note&quot;)">
            <text:p/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Merry Happy Whatever (TV Series 2019)</text:p>
          </table:table-cell>
          <table:table-cell/>
          <table:table-cell table:style-name="ce2" office:value-type="date" office:date-value="2019-11-28">
            <text:p>11/28/2019</text:p>
          </table:table-cell>
          <table:table-cell table:number-columns-repeated="1010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t767159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30">
            <text:p>230</text:p>
          </table:table-cell>
          <table:table-cell table:number-columns-repeated="2" office:value-type="string">
            <text:p>Messiah</text:p>
          </table:table-cell>
          <table:table-cell office:value-type="string">
            <text:p>tvSeries</text:p>
          </table:table-cell>
          <table:table-cell table:formula="of:=IF(LEFT([.L237];FIND(&quot;(&quot;;[.L237])-2)=[.F237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20">
            <text:p>2020</text:p>
          </table:table-cell>
          <table:table-cell office:value-type="string">
            <text:p>Messiah (TV Series 2020)</text:p>
          </table:table-cell>
          <table:table-cell/>
          <table:table-cell table:style-name="ce2" office:value-type="date" office:date-value="2020-01-01">
            <text:p>1/1/2020</text:p>
          </table:table-cell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tt1057455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31">
            <text:p>231</text:p>
          </table:table-cell>
          <table:table-cell table:number-columns-repeated="2" office:value-type="string">
            <text:p>Midnight Mass</text:p>
          </table:table-cell>
          <table:table-cell office:value-type="string">
            <text:p>tvMiniSeries</text:p>
          </table:table-cell>
          <table:table-cell table:formula="of:=IF(LEFT([.L238];FIND(&quot;(&quot;;[.L238])-2)=[.F238];&quot;&quot;;&quot;note&quot;)">
            <text:p/>
          </table:table-cell>
          <table:table-cell office:value-type="float" office:value="450">
            <text:p>450</text:p>
          </table:table-cell>
          <table:table-cell office:value-type="float" office:value="2021">
            <text:p>2021</text:p>
          </table:table-cell>
          <table:table-cell office:value-type="string">
            <text:p>Midnight Mass (TV Mini Series 2021)</text:p>
          </table:table-cell>
          <table:table-cell/>
          <table:table-cell table:style-name="ce2" office:value-type="date" office:date-value="2021-09-22">
            <text:p>9/22/2021</text:p>
          </table:table-cell>
          <table:table-cell table:number-columns-repeated="1010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tt149203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32">
            <text:p>232</text:p>
          </table:table-cell>
          <table:table-cell table:number-columns-repeated="2" office:value-type="string">
            <text:p>Mildred Pierce</text:p>
          </table:table-cell>
          <table:table-cell office:value-type="string">
            <text:p>tvMiniSeries</text:p>
          </table:table-cell>
          <table:table-cell table:formula="of:=IF(LEFT([.L239];FIND(&quot;(&quot;;[.L239])-2)=[.F239];&quot;&quot;;&quot;note&quot;)">
            <text:p/>
          </table:table-cell>
          <table:table-cell office:value-type="float" office:value="336">
            <text:p>336</text:p>
          </table:table-cell>
          <table:table-cell office:value-type="float" office:value="2011">
            <text:p>2011</text:p>
          </table:table-cell>
          <table:table-cell office:value-type="string">
            <text:p>Mildred Pierce (TV Mini Series 2011)</text:p>
          </table:table-cell>
          <table:table-cell/>
          <table:table-cell table:style-name="ce2" office:value-type="date" office:date-value="2011-03-21">
            <text:p>3/21/2011</text:p>
          </table:table-cell>
          <table:table-cell table:number-columns-repeated="1010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tt917461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33">
            <text:p>233</text:p>
          </table:table-cell>
          <table:table-cell table:number-columns-repeated="2" office:value-type="string">
            <text:p>Mirage</text:p>
          </table:table-cell>
          <table:table-cell office:value-type="string">
            <text:p>tvSeries</text:p>
          </table:table-cell>
          <table:table-cell table:formula="of:=IF(LEFT([.L240];FIND(&quot;(&quot;;[.L240])-2)=[.F24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0">
            <text:p>2020</text:p>
          </table:table-cell>
          <table:table-cell office:value-type="string">
            <text:p>Mirage (TV Series 2020)</text:p>
          </table:table-cell>
          <table:table-cell/>
          <table:table-cell table:style-name="ce2" office:value-type="date" office:date-value="2020-02-12">
            <text:p>2/12/2020</text:p>
          </table:table-cell>
          <table:table-cell table:number-columns-repeated="1010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t198838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34">
            <text:p>234</text:p>
          </table:table-cell>
          <table:table-cell table:number-columns-repeated="2" office:value-type="string">
            <text:p>Miss Fisher's Murder Mysteries</text:p>
          </table:table-cell>
          <table:table-cell office:value-type="string">
            <text:p>tvSeries</text:p>
          </table:table-cell>
          <table:table-cell table:formula="of:=IF(LEFT([.L241];FIND(&quot;(&quot;;[.L241])-2)=[.F24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2">
            <text:p>2012</text:p>
          </table:table-cell>
          <table:table-cell office:value-type="string">
            <text:p>Miss Fisher's Murder Mysteries (TV Series 2012–2015)</text:p>
          </table:table-cell>
          <table:table-cell/>
          <table:table-cell table:style-name="ce2" office:value-type="date" office:date-value="2012-02-24">
            <text:p>2/24/2012</text:p>
          </table:table-cell>
          <table:table-cell table:number-columns-repeated="1010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tt2295809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35">
            <text:p>235</text:p>
          </table:table-cell>
          <table:table-cell table:number-columns-repeated="2" office:value-type="string">
            <text:p>Mistresses</text:p>
          </table:table-cell>
          <table:table-cell office:value-type="string">
            <text:p>tvSeries</text:p>
          </table:table-cell>
          <table:table-cell table:formula="of:=IF(LEFT([.L242];FIND(&quot;(&quot;;[.L242])-2)=[.F242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3">
            <text:p>2013</text:p>
          </table:table-cell>
          <table:table-cell office:value-type="string">
            <text:p>Mistresses (TV Series 2013–2016)</text:p>
          </table:table-cell>
          <table:table-cell/>
          <table:table-cell table:style-name="ce2" office:value-type="date" office:date-value="2013-03-05">
            <text:p>3/5/2013</text:p>
          </table:table-cell>
          <table:table-cell table:number-columns-repeated="1010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tt854339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36">
            <text:p>236</text:p>
          </table:table-cell>
          <table:table-cell table:number-columns-repeated="2" office:value-type="string">
            <text:p>Modern Love</text:p>
          </table:table-cell>
          <table:table-cell office:value-type="string">
            <text:p>tvSeries</text:p>
          </table:table-cell>
          <table:table-cell table:formula="of:=IF(LEFT([.L243];FIND(&quot;(&quot;;[.L243])-2)=[.F243];&quot;&quot;;&quot;note&quot;)">
            <text:p/>
          </table:table-cell>
          <table:table-cell office:value-type="float" office:value="32">
            <text:p>32</text:p>
          </table:table-cell>
          <table:table-cell office:value-type="float" office:value="2019">
            <text:p>2019</text:p>
          </table:table-cell>
          <table:table-cell office:value-type="string">
            <text:p>Modern Love (TV Series 2019–2021)</text:p>
          </table:table-cell>
          <table:table-cell/>
          <table:table-cell table:style-name="ce2" office:value-type="date" office:date-value="2019-10-17">
            <text:p>10/17/2019</text:p>
          </table:table-cell>
          <table:table-cell table:number-columns-repeated="1010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tt1109169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37">
            <text:p>237</text:p>
          </table:table-cell>
          <table:table-cell table:number-columns-repeated="2" office:value-type="string">
            <text:p>Monarch</text:p>
          </table:table-cell>
          <table:table-cell office:value-type="string">
            <text:p>tvSeries</text:p>
          </table:table-cell>
          <table:table-cell table:formula="of:=IF(LEFT([.L244];FIND(&quot;(&quot;;[.L244])-2)=[.F244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22">
            <text:p>2022</text:p>
          </table:table-cell>
          <table:table-cell office:value-type="string">
            <text:p>Monarch (TV Series 2022)</text:p>
          </table:table-cell>
          <table:table-cell/>
          <table:table-cell table:style-name="ce2" office:value-type="date" office:date-value="2022-09-11">
            <text:p>9/11/2022</text:p>
          </table:table-cell>
          <table:table-cell table:number-columns-repeated="1010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tt692188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38">
            <text:p>238</text:p>
          </table:table-cell>
          <table:table-cell office:value-type="string">
            <text:p>Moominvalley</text:p>
          </table:table-cell>
          <table:table-cell office:value-type="string">
            <text:p>Moominvalley</text:p>
          </table:table-cell>
          <table:table-cell office:value-type="string">
            <text:p>tvSeries</text:p>
          </table:table-cell>
          <table:table-cell table:formula="of:=IF(LEFT([.L245];FIND(&quot;(&quot;;[.L245])-2)=[.F245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9">
            <text:p>2019</text:p>
          </table:table-cell>
          <table:table-cell office:value-type="string">
            <text:p>Moominvalley (TV Series 2019– )</text:p>
          </table:table-cell>
          <table:table-cell/>
          <table:table-cell table:style-name="ce2" office:value-type="date" office:date-value="2019-02-01">
            <text:p>2/1/2019</text:p>
          </table:table-cell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tt244334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39">
            <text:p>239</text:p>
          </table:table-cell>
          <table:table-cell table:number-columns-repeated="2" office:value-type="string">
            <text:p>Motive</text:p>
          </table:table-cell>
          <table:table-cell office:value-type="string">
            <text:p>tvSeries</text:p>
          </table:table-cell>
          <table:table-cell table:formula="of:=IF(LEFT([.L246];FIND(&quot;(&quot;;[.L246])-2)=[.F246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3">
            <text:p>2013</text:p>
          </table:table-cell>
          <table:table-cell office:value-type="string">
            <text:p>Motive (TV Series 2013–2016)</text:p>
          </table:table-cell>
          <table:table-cell/>
          <table:table-cell table:style-name="ce2" office:value-type="date" office:date-value="2013-02-03">
            <text:p>2/3/2013</text:p>
          </table:table-cell>
          <table:table-cell table:number-columns-repeated="1010"/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tt4354880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240">
            <text:p>240</text:p>
          </table:table-cell>
          <table:table-cell table:number-columns-repeated="2" office:value-type="string">
            <text:p>Mr. Mercedes</text:p>
          </table:table-cell>
          <table:table-cell office:value-type="string">
            <text:p>tvSeries</text:p>
          </table:table-cell>
          <table:table-cell table:formula="of:=IF(LEFT([.L247];FIND(&quot;(&quot;;[.L247])-2)=[.F24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Mr. Mercedes (TV Series 2017–2019)</text:p>
          </table:table-cell>
          <table:table-cell/>
          <table:table-cell table:style-name="ce2" office:value-type="date" office:date-value="2017-08-09">
            <text:p>8/9/2017</text:p>
          </table:table-cell>
          <table:table-cell table:number-columns-repeated="1010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tt924455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41">
            <text:p>241</text:p>
          </table:table-cell>
          <table:table-cell table:number-columns-repeated="2" office:value-type="string">
            <text:p>Mrs. America</text:p>
          </table:table-cell>
          <table:table-cell office:value-type="string">
            <text:p>tvMiniSeries</text:p>
          </table:table-cell>
          <table:table-cell table:formula="of:=IF(LEFT([.L248];FIND(&quot;(&quot;;[.L248])-2)=[.F248];&quot;&quot;;&quot;note&quot;)">
            <text:p/>
          </table:table-cell>
          <table:table-cell office:value-type="float" office:value="458">
            <text:p>458</text:p>
          </table:table-cell>
          <table:table-cell office:value-type="float" office:value="2020">
            <text:p>2020</text:p>
          </table:table-cell>
          <table:table-cell office:value-type="string">
            <text:p>Mrs. America (TV Mini Series 2020)</text:p>
          </table:table-cell>
          <table:table-cell/>
          <table:table-cell table:style-name="ce2" office:value-type="date" office:date-value="2020-04-15">
            <text:p>4/15/2020</text:p>
          </table:table-cell>
          <table:table-cell table:number-columns-repeated="1010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t1085721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42">
            <text:p>242</text:p>
          </table:table-cell>
          <table:table-cell office:value-type="string">
            <text:p>Muppets Now</text:p>
          </table:table-cell>
          <table:table-cell office:value-type="string">
            <text:p>Muppets Now</text:p>
          </table:table-cell>
          <table:table-cell office:value-type="string">
            <text:p>tvSeries</text:p>
          </table:table-cell>
          <table:table-cell table:formula="of:=IF(LEFT([.L249];FIND(&quot;(&quot;;[.L249])-2)=[.F249];&quot;&quot;;&quot;note&quot;)">
            <text:p/>
          </table:table-cell>
          <table:table-cell office:value-type="float" office:value="23">
            <text:p>23</text:p>
          </table:table-cell>
          <table:table-cell office:value-type="float" office:value="2020">
            <text:p>2020</text:p>
          </table:table-cell>
          <table:table-cell office:value-type="string">
            <text:p>Muppets Now (TV Series 2020)</text:p>
          </table:table-cell>
          <table:table-cell/>
          <table:table-cell table:style-name="ce2" office:value-type="date" office:date-value="2020-07-31">
            <text:p>7/31/2020</text:p>
          </table:table-cell>
          <table:table-cell table:number-columns-repeated="1010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tt2402061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43">
            <text:p>243</text:p>
          </table:table-cell>
          <table:table-cell table:number-columns-repeated="2" office:value-type="string">
            <text:p>Murder in the First</text:p>
          </table:table-cell>
          <table:table-cell office:value-type="string">
            <text:p>tvSeries</text:p>
          </table:table-cell>
          <table:table-cell table:formula="of:=IF(LEFT([.L250];FIND(&quot;(&quot;;[.L250])-2)=[.F250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4">
            <text:p>2014</text:p>
          </table:table-cell>
          <table:table-cell office:value-type="string">
            <text:p>Murder in the First (TV Series 2014–2016)</text:p>
          </table:table-cell>
          <table:table-cell/>
          <table:table-cell table:style-name="ce2" office:value-type="date" office:date-value="2014-06-09">
            <text:p>6/9/2014</text:p>
          </table:table-cell>
          <table:table-cell table:number-columns-repeated="1010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tt1217239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44">
            <text:p>244</text:p>
          </table:table-cell>
          <table:table-cell table:number-columns-repeated="2" office:value-type="string">
            <text:p>My Own Worst Enemy</text:p>
          </table:table-cell>
          <table:table-cell office:value-type="string">
            <text:p>tvSeries</text:p>
          </table:table-cell>
          <table:table-cell table:formula="of:=IF(LEFT([.L251];FIND(&quot;(&quot;;[.L251])-2)=[.F25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8">
            <text:p>2008</text:p>
          </table:table-cell>
          <table:table-cell office:value-type="string">
            <text:p>My Own Worst Enemy (TV Series 2008)</text:p>
          </table:table-cell>
          <table:table-cell/>
          <table:table-cell table:style-name="ce2" office:value-type="date" office:date-value="2008-09-30">
            <text:p>9/30/2008</text:p>
          </table:table-cell>
          <table:table-cell table:number-columns-repeated="1010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tt010887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45">
            <text:p>245</text:p>
          </table:table-cell>
          <table:table-cell table:number-columns-repeated="2" office:value-type="string">
            <text:p>My So-Called Life</text:p>
          </table:table-cell>
          <table:table-cell office:value-type="string">
            <text:p>tvSeries</text:p>
          </table:table-cell>
          <table:table-cell table:formula="of:=IF(LEFT([.L252];FIND(&quot;(&quot;;[.L252])-2)=[.F25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94">
            <text:p>1994</text:p>
          </table:table-cell>
          <table:table-cell office:value-type="string">
            <text:p>My So-Called Life (TV Series 1994–1995)</text:p>
          </table:table-cell>
          <table:table-cell/>
          <table:table-cell table:style-name="ce2" office:value-type="date" office:date-value="1994-08-25">
            <text:p>8/25/1994</text:p>
          </table:table-cell>
          <table:table-cell table:number-columns-repeated="1010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tt0364845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246">
            <text:p>246</text:p>
          </table:table-cell>
          <table:table-cell table:number-columns-repeated="2" office:value-type="string">
            <text:p>NCIS</text:p>
          </table:table-cell>
          <table:table-cell office:value-type="string">
            <text:p>tvSeries</text:p>
          </table:table-cell>
          <table:table-cell table:formula="of:=IF(LEFT([.L253];FIND(&quot;(&quot;;[.L253])-2)=[.F25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3">
            <text:p>2003</text:p>
          </table:table-cell>
          <table:table-cell office:value-type="string">
            <text:p>NCIS (TV Series 2003– )</text:p>
          </table:table-cell>
          <table:table-cell/>
          <table:table-cell table:style-name="ce2" office:value-type="date" office:date-value="2003-09-03">
            <text:p>9/3/2003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tt51947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47">
            <text:p>247</text:p>
          </table:table-cell>
          <table:table-cell table:number-columns-repeated="2" office:value-type="string">
            <text:p>NOS4A2</text:p>
          </table:table-cell>
          <table:table-cell office:value-type="string">
            <text:p>tvSeries</text:p>
          </table:table-cell>
          <table:table-cell table:formula="of:=IF(LEFT([.L254];FIND(&quot;(&quot;;[.L254])-2)=[.F25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NOS4A2 (TV Series 2019–2020)</text:p>
          </table:table-cell>
          <table:table-cell/>
          <table:table-cell table:style-name="ce2" office:value-type="date" office:date-value="2019-01-09">
            <text:p>1/9/2019</text:p>
          </table:table-cell>
          <table:table-cell table:number-columns-repeated="1010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tt1031317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48">
            <text:p>248</text:p>
          </table:table-cell>
          <table:table-cell table:number-columns-repeated="2" office:value-type="string">
            <text:p>Nancy Drew</text:p>
          </table:table-cell>
          <table:table-cell office:value-type="string">
            <text:p>tvSeries</text:p>
          </table:table-cell>
          <table:table-cell table:formula="of:=IF(LEFT([.L255];FIND(&quot;(&quot;;[.L255])-2)=[.F255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9">
            <text:p>2019</text:p>
          </table:table-cell>
          <table:table-cell office:value-type="string">
            <text:p>Nancy Drew (TV Series 2019–2023)</text:p>
          </table:table-cell>
          <table:table-cell/>
          <table:table-cell table:style-name="ce2" office:value-type="date" office:date-value="2019-09-06">
            <text:p>9/6/2019</text:p>
          </table:table-cell>
          <table:table-cell table:number-columns-repeated="1010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tt2281375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49">
            <text:p>249</text:p>
          </table:table-cell>
          <table:table-cell table:number-columns-repeated="2" office:value-type="string">
            <text:p>Nashville</text:p>
          </table:table-cell>
          <table:table-cell office:value-type="string">
            <text:p>tvSeries</text:p>
          </table:table-cell>
          <table:table-cell table:formula="of:=IF(LEFT([.L256];FIND(&quot;(&quot;;[.L256])-2)=[.F256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2">
            <text:p>2012</text:p>
          </table:table-cell>
          <table:table-cell office:value-type="string">
            <text:p>Nashville (TV Series 2012–2018)</text:p>
          </table:table-cell>
          <table:table-cell/>
          <table:table-cell table:style-name="ce2" office:value-type="date" office:date-value="2012-10-10">
            <text:p>10/10/2012</text:p>
          </table:table-cell>
          <table:table-cell table:number-columns-repeated="1010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tt1006229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Never Have I Ever</text:p>
          </table:table-cell>
          <table:table-cell office:value-type="string">
            <text:p>tvSeries</text:p>
          </table:table-cell>
          <table:table-cell table:formula="of:=IF(LEFT([.L257];FIND(&quot;(&quot;;[.L257])-2)=[.F257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Never Have I Ever (TV Series 2020–2023)</text:p>
          </table:table-cell>
          <table:table-cell/>
          <table:table-cell table:style-name="ce2" office:value-type="date" office:date-value="2020-02-27">
            <text:p>2/27/2020</text:p>
          </table:table-cell>
          <table:table-cell table:number-columns-repeated="1010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tt182694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51">
            <text:p>251</text:p>
          </table:table-cell>
          <table:table-cell table:number-columns-repeated="2" office:value-type="string">
            <text:p>New Girl</text:p>
          </table:table-cell>
          <table:table-cell office:value-type="string">
            <text:p>tvSeries</text:p>
          </table:table-cell>
          <table:table-cell table:formula="of:=IF(LEFT([.L258];FIND(&quot;(&quot;;[.L258])-2)=[.F258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1">
            <text:p>2011</text:p>
          </table:table-cell>
          <table:table-cell office:value-type="string">
            <text:p>New Girl (TV Series 2011–2018)</text:p>
          </table:table-cell>
          <table:table-cell/>
          <table:table-cell table:style-name="ce2" office:value-type="date" office:date-value="2011-09-20">
            <text:p>9/20/2011</text:p>
          </table:table-cell>
          <table:table-cell table:number-columns-repeated="1010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tt0112095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52">
            <text:p>252</text:p>
          </table:table-cell>
          <table:table-cell office:value-type="string">
            <text:p>NewsRadio</text:p>
          </table:table-cell>
          <table:table-cell office:value-type="string">
            <text:p>NewsRadio</text:p>
          </table:table-cell>
          <table:table-cell office:value-type="string">
            <text:p>tvSeries</text:p>
          </table:table-cell>
          <table:table-cell table:formula="of:=IF(LEFT([.L259];FIND(&quot;(&quot;;[.L259])-2)=[.F259];&quot;&quot;;&quot;note&quot;)">
            <text:p/>
          </table:table-cell>
          <table:table-cell office:value-type="float" office:value="23">
            <text:p>23</text:p>
          </table:table-cell>
          <table:table-cell office:value-type="float" office:value="1995">
            <text:p>1995</text:p>
          </table:table-cell>
          <table:table-cell office:value-type="string">
            <text:p>NewsRadio (TV Series 1995–1999)</text:p>
          </table:table-cell>
          <table:table-cell/>
          <table:table-cell table:style-name="ce2" office:value-type="date" office:date-value="1995-03-21">
            <text:p>3/21/1995</text:p>
          </table:table-cell>
          <table:table-cell table:number-columns-repeated="1010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t028476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53">
            <text:p>253</text:p>
          </table:table-cell>
          <table:table-cell table:number-columns-repeated="2" office:value-type="string">
            <text:p>Night &amp; Day</text:p>
          </table:table-cell>
          <table:table-cell office:value-type="string">
            <text:p>tvSeries</text:p>
          </table:table-cell>
          <table:table-cell table:formula="of:=IF(LEFT([.L260];FIND(&quot;(&quot;;[.L260])-2)=[.F260];&quot;&quot;;&quot;note&quot;)">
            <text:p/>
          </table:table-cell>
          <table:table-cell office:value-type="float" office:value="25">
            <text:p>25</text:p>
          </table:table-cell>
          <table:table-cell office:value-type="float" office:value="2001">
            <text:p>2001</text:p>
          </table:table-cell>
          <table:table-cell office:value-type="string">
            <text:p>Night &amp; Day (TV Series 2001–2003)</text:p>
          </table:table-cell>
          <table:table-cell/>
          <table:table-cell table:style-name="ce2" office:value-type="date" office:date-value="2001-11-06">
            <text:p>11/6/2001</text:p>
          </table:table-cell>
          <table:table-cell table:number-columns-repeated="1010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t876093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54">
            <text:p>254</text:p>
          </table:table-cell>
          <table:table-cell table:number-columns-repeated="2" office:value-type="string">
            <text:p>Nine Perfect Strangers</text:p>
          </table:table-cell>
          <table:table-cell office:value-type="string">
            <text:p>tvSeries</text:p>
          </table:table-cell>
          <table:table-cell table:formula="of:=IF(LEFT([.L261];FIND(&quot;(&quot;;[.L261])-2)=[.F261];&quot;&quot;;&quot;note&quot;)">
            <text:p/>
          </table:table-cell>
          <table:table-cell office:value-type="float" office:value="388">
            <text:p>388</text:p>
          </table:table-cell>
          <table:table-cell office:value-type="float" office:value="2021">
            <text:p>2021</text:p>
          </table:table-cell>
          <table:table-cell office:value-type="string">
            <text:p>Nine Perfect Strangers (TV Series 2021)</text:p>
          </table:table-cell>
          <table:table-cell/>
          <table:table-cell table:style-name="ce2" office:value-type="date" office:date-value="2021-08-09">
            <text:p>8/9/2021</text:p>
          </table:table-cell>
          <table:table-cell table:number-columns-repeated="1010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t392270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55">
            <text:p>255</text:p>
          </table:table-cell>
          <table:table-cell office:value-type="string">
            <text:p>No Offence</text:p>
          </table:table-cell>
          <table:table-cell office:value-type="string">
            <text:p>No Offence</text:p>
          </table:table-cell>
          <table:table-cell office:value-type="string">
            <text:p>tvSeries</text:p>
          </table:table-cell>
          <table:table-cell table:formula="of:=IF(LEFT([.L262];FIND(&quot;(&quot;;[.L262])-2)=[.F262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No Offence (TV Series 2015–2018)</text:p>
          </table:table-cell>
          <table:table-cell/>
          <table:table-cell table:style-name="ce2" office:value-type="date" office:date-value="2015-05-05">
            <text:p>5/5/2015</text:p>
          </table:table-cell>
          <table:table-cell table:number-columns-repeated="1010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tt1591493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No Ordinary Family</text:p>
          </table:table-cell>
          <table:table-cell office:value-type="string">
            <text:p>tvSeries</text:p>
          </table:table-cell>
          <table:table-cell table:formula="of:=IF(LEFT([.L263];FIND(&quot;(&quot;;[.L263])-2)=[.F26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0">
            <text:p>2010</text:p>
          </table:table-cell>
          <table:table-cell office:value-type="string">
            <text:p>No Ordinary Family (TV Series 2010–2011)</text:p>
          </table:table-cell>
          <table:table-cell/>
          <table:table-cell table:style-name="ce2" office:value-type="date" office:date-value="2010-09-28">
            <text:p>9/28/2010</text:p>
          </table:table-cell>
          <table:table-cell table:number-columns-repeated="1010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tt905976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57">
            <text:p>257</text:p>
          </table:table-cell>
          <table:table-cell table:number-columns-repeated="2" office:value-type="string">
            <text:p>Normal People</text:p>
          </table:table-cell>
          <table:table-cell office:value-type="string">
            <text:p>tvMiniSeries</text:p>
          </table:table-cell>
          <table:table-cell table:formula="of:=IF(LEFT([.L264];FIND(&quot;(&quot;;[.L264])-2)=[.F264];&quot;&quot;;&quot;note&quot;)">
            <text:p/>
          </table:table-cell>
          <table:table-cell office:value-type="float" office:value="339">
            <text:p>339</text:p>
          </table:table-cell>
          <table:table-cell office:value-type="float" office:value="2020">
            <text:p>2020</text:p>
          </table:table-cell>
          <table:table-cell office:value-type="string">
            <text:p>Normal People (TV Mini Series 2020)</text:p>
          </table:table-cell>
          <table:table-cell/>
          <table:table-cell table:style-name="ce2" office:value-type="date" office:date-value="2020-04-26">
            <text:p>4/26/2020</text:p>
          </table:table-cell>
          <table:table-cell table:number-columns-repeated="1010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tt846241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58">
            <text:p>258</text:p>
          </table:table-cell>
          <table:table-cell table:number-columns-repeated="2" office:value-type="string">
            <text:p>Northern Rescue</text:p>
          </table:table-cell>
          <table:table-cell office:value-type="string">
            <text:p>tvSeries</text:p>
          </table:table-cell>
          <table:table-cell table:formula="of:=IF(LEFT([.L265];FIND(&quot;(&quot;;[.L265])-2)=[.F265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office:value-type="string">
            <text:p>Northern Rescue (TV Series 2019)</text:p>
          </table:table-cell>
          <table:table-cell/>
          <table:table-cell table:style-name="ce2" office:value-type="date" office:date-value="2019-03-01">
            <text:p>3/1/2019</text:p>
          </table:table-cell>
          <table:table-cell table:number-columns-repeated="1010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tt8826128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59">
            <text:p>259</text:p>
          </table:table-cell>
          <table:table-cell table:number-columns-repeated="2" office:value-type="string">
            <text:p>October Faction</text:p>
          </table:table-cell>
          <table:table-cell office:value-type="string">
            <text:p>tvSeries</text:p>
          </table:table-cell>
          <table:table-cell table:formula="of:=IF(LEFT([.L266];FIND(&quot;(&quot;;[.L266])-2)=[.F266];&quot;&quot;;&quot;note&quot;)">
            <text:p/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office:value-type="string">
            <text:p>October Faction (TV Series 2020)</text:p>
          </table:table-cell>
          <table:table-cell/>
          <table:table-cell table:style-name="ce2" office:value-type="date" office:date-value="2020-01-23">
            <text:p>1/23/2020</text:p>
          </table:table-cell>
          <table:table-cell table:number-columns-repeated="1010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tt639823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On Becoming a God in Central Florida</text:p>
          </table:table-cell>
          <table:table-cell office:value-type="string">
            <text:p>tvSeries</text:p>
          </table:table-cell>
          <table:table-cell table:formula="of:=IF(LEFT([.L267];FIND(&quot;(&quot;;[.L267])-2)=[.F267];&quot;&quot;;&quot;note&quot;)">
            <text:p/>
          </table:table-cell>
          <table:table-cell office:value-type="float" office:value="46">
            <text:p>46</text:p>
          </table:table-cell>
          <table:table-cell office:value-type="float" office:value="2019">
            <text:p>2019</text:p>
          </table:table-cell>
          <table:table-cell office:value-type="string">
            <text:p>On Becoming a God in Central Florida (TV Series 2019)</text:p>
          </table:table-cell>
          <table:table-cell/>
          <table:table-cell table:style-name="ce2" office:value-type="date" office:date-value="2019-05-25">
            <text:p>5/25/2019</text:p>
          </table:table-cell>
          <table:table-cell table:number-columns-repeated="1010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tt554099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61">
            <text:p>261</text:p>
          </table:table-cell>
          <table:table-cell table:number-columns-repeated="2" office:value-type="string">
            <text:p>On the Verge</text:p>
          </table:table-cell>
          <table:table-cell office:value-type="string">
            <text:p>tvSeries</text:p>
          </table:table-cell>
          <table:table-cell table:formula="of:=IF(LEFT([.L268];FIND(&quot;(&quot;;[.L268])-2)=[.F268];&quot;&quot;;&quot;note&quot;)">
            <text:p/>
          </table:table-cell>
          <table:table-cell office:value-type="float" office:value="35">
            <text:p>35</text:p>
          </table:table-cell>
          <table:table-cell office:value-type="float" office:value="2021">
            <text:p>2021</text:p>
          </table:table-cell>
          <table:table-cell office:value-type="string">
            <text:p>On the Verge (TV Series 2021)</text:p>
          </table:table-cell>
          <table:table-cell/>
          <table:table-cell table:style-name="ce2" office:value-type="date" office:date-value="2021-08-31">
            <text:p>8/31/2021</text:p>
          </table:table-cell>
          <table:table-cell table:number-columns-repeated="1010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t184323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62">
            <text:p>262</text:p>
          </table:table-cell>
          <table:table-cell office:value-type="string">
            <text:p>Once Upon a Time</text:p>
          </table:table-cell>
          <table:table-cell office:value-type="string">
            <text:p>Once Upon A Time</text:p>
          </table:table-cell>
          <table:table-cell office:value-type="string">
            <text:p>tvSeries</text:p>
          </table:table-cell>
          <table:table-cell table:formula="of:=IF(LEFT([.L269];FIND(&quot;(&quot;;[.L269])-2)=[.F26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1">
            <text:p>2011</text:p>
          </table:table-cell>
          <table:table-cell office:value-type="string">
            <text:p>Once Upon a Time (TV Series 2011–2018)</text:p>
          </table:table-cell>
          <table:table-cell/>
          <table:table-cell table:style-name="ce2" office:value-type="date" office:date-value="2011-10-23">
            <text:p>10/23/2011</text:p>
          </table:table-cell>
          <table:table-cell table:number-columns-repeated="1010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t835406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63">
            <text:p>263</text:p>
          </table:table-cell>
          <table:table-cell table:number-columns-repeated="2" office:value-type="string">
            <text:p>One of Us Is Lying</text:p>
          </table:table-cell>
          <table:table-cell office:value-type="string">
            <text:p>tvSeries</text:p>
          </table:table-cell>
          <table:table-cell table:formula="of:=IF(LEFT([.L270];FIND(&quot;(&quot;;[.L270])-2)=[.F270];&quot;&quot;;&quot;note&quot;)">
            <text:p/>
          </table:table-cell>
          <table:table-cell office:value-type="float" office:value="50">
            <text:p>50</text:p>
          </table:table-cell>
          <table:table-cell office:value-type="float" office:value="2021">
            <text:p>2021</text:p>
          </table:table-cell>
          <table:table-cell office:value-type="string">
            <text:p>One Of Us Is Lying (TV Series 2021–2022)</text:p>
          </table:table-cell>
          <table:table-cell/>
          <table:table-cell table:style-name="ce2" office:value-type="date" office:date-value="2021-10-07">
            <text:p>10/7/2021</text:p>
          </table:table-cell>
          <table:table-cell table:number-columns-repeated="1010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t1169177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Only Murders in the Building</text:p>
          </table:table-cell>
          <table:table-cell office:value-type="string">
            <text:p>tvSeries</text:p>
          </table:table-cell>
          <table:table-cell table:formula="of:=IF(LEFT([.L271];FIND(&quot;(&quot;;[.L271])-2)=[.F271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Only Murders in the Building (TV Series 2021– )</text:p>
          </table:table-cell>
          <table:table-cell/>
          <table:table-cell table:style-name="ce2" office:value-type="date" office:date-value="2021-08-31">
            <text:p>8/31/2021</text:p>
          </table:table-cell>
          <table:table-cell table:number-columns-repeated="101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tt237216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65">
            <text:p>265</text:p>
          </table:table-cell>
          <table:table-cell office:value-type="string">
            <text:p>Orange Is the New Black</text:p>
          </table:table-cell>
          <table:table-cell office:value-type="string">
            <text:p>Orange Is The New Black</text:p>
          </table:table-cell>
          <table:table-cell office:value-type="string">
            <text:p>tvSeries</text:p>
          </table:table-cell>
          <table:table-cell table:formula="of:=IF(LEFT([.L272];FIND(&quot;(&quot;;[.L272])-2)=[.F272];&quot;&quot;;&quot;note&quot;)">
            <text:p/>
          </table:table-cell>
          <table:table-cell office:value-type="float" office:value="59">
            <text:p>59</text:p>
          </table:table-cell>
          <table:table-cell office:value-type="float" office:value="2013">
            <text:p>2013</text:p>
          </table:table-cell>
          <table:table-cell office:value-type="string">
            <text:p>Orange Is the New Black (TV Series 2013–2019)</text:p>
          </table:table-cell>
          <table:table-cell/>
          <table:table-cell table:style-name="ce2" office:value-type="date" office:date-value="2013-07-11">
            <text:p>7/11/2013</text:p>
          </table:table-cell>
          <table:table-cell table:number-columns-repeated="1010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t046066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66">
            <text:p>266</text:p>
          </table:table-cell>
          <table:table-cell table:number-columns-repeated="2" office:value-type="string">
            <text:p>Out of Practice</text:p>
          </table:table-cell>
          <table:table-cell office:value-type="string">
            <text:p>tvSeries</text:p>
          </table:table-cell>
          <table:table-cell table:formula="of:=IF(LEFT([.L273];FIND(&quot;(&quot;;[.L273])-2)=[.F273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05">
            <text:p>2005</text:p>
          </table:table-cell>
          <table:table-cell office:value-type="string">
            <text:p>Out of Practice (TV Series 2005–2006)</text:p>
          </table:table-cell>
          <table:table-cell/>
          <table:table-cell table:style-name="ce2" office:value-type="date" office:date-value="2005-09-19">
            <text:p>9/19/2005</text:p>
          </table:table-cell>
          <table:table-cell table:number-columns-repeated="101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tt1168591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67">
            <text:p>267</text:p>
          </table:table-cell>
          <table:table-cell table:number-columns-repeated="2" office:value-type="string">
            <text:p>Outer Range</text:p>
          </table:table-cell>
          <table:table-cell office:value-type="string">
            <text:p>tvSeries</text:p>
          </table:table-cell>
          <table:table-cell table:formula="of:=IF(LEFT([.L274];FIND(&quot;(&quot;;[.L274])-2)=[.F27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office:value-type="string">
            <text:p>Outer Range (TV Series 2022– )</text:p>
          </table:table-cell>
          <table:table-cell/>
          <table:table-cell table:style-name="ce2" office:value-type="date" office:date-value="2022-04-15">
            <text:p>4/15/2022</text:p>
          </table:table-cell>
          <table:table-cell table:number-columns-repeated="1010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tt300680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68">
            <text:p>268</text:p>
          </table:table-cell>
          <table:table-cell office:value-type="string">
            <text:p>Outlander</text:p>
          </table:table-cell>
          <table:table-cell office:value-type="string">
            <text:p>Outlander</text:p>
          </table:table-cell>
          <table:table-cell office:value-type="string">
            <text:p>tvSeries</text:p>
          </table:table-cell>
          <table:table-cell table:formula="of:=IF(LEFT([.L275];FIND(&quot;(&quot;;[.L275])-2)=[.F27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4">
            <text:p>2014</text:p>
          </table:table-cell>
          <table:table-cell office:value-type="string">
            <text:p>Outlander (TV Series 2014– )</text:p>
          </table:table-cell>
          <table:table-cell/>
          <table:table-cell table:style-name="ce2" office:value-type="date" office:date-value="2014-08-09">
            <text:p>8/9/2014</text:p>
          </table:table-cell>
          <table:table-cell table:number-columns-repeated="1010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t507141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Ozark</text:p>
          </table:table-cell>
          <table:table-cell office:value-type="string">
            <text:p>tvSeries</text:p>
          </table:table-cell>
          <table:table-cell table:formula="of:=IF(LEFT([.L276];FIND(&quot;(&quot;;[.L276])-2)=[.F276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Ozark (TV Series 2017–2022)</text:p>
          </table:table-cell>
          <table:table-cell/>
          <table:table-cell table:style-name="ce2" office:value-type="date" office:date-value="2017-07-21">
            <text:p>7/21/2017</text:p>
          </table:table-cell>
          <table:table-cell table:number-columns-repeated="1010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tt430206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70">
            <text:p>270</text:p>
          </table:table-cell>
          <table:table-cell table:number-columns-repeated="2" office:value-type="string">
            <text:p>Paradise City</text:p>
          </table:table-cell>
          <table:table-cell office:value-type="string">
            <text:p>tvSeries</text:p>
          </table:table-cell>
          <table:table-cell table:formula="of:=IF(LEFT([.L277];FIND(&quot;(&quot;;[.L277])-2)=[.F277];&quot;&quot;;&quot;note&quot;)">
            <text:p/>
          </table:table-cell>
          <table:table-cell/>
          <table:table-cell office:value-type="float" office:value="2021">
            <text:p>2021</text:p>
          </table:table-cell>
          <table:table-cell office:value-type="string">
            <text:p>Paradise City (TV Series 2021– )</text:p>
          </table:table-cell>
          <table:table-cell/>
          <table:table-cell table:style-name="ce2" office:value-type="date" office:date-value="2021-03-25">
            <text:p>3/25/2021</text:p>
          </table:table-cell>
          <table:table-cell table:number-columns-repeated="1010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tt10306320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271">
            <text:p>271</text:p>
          </table:table-cell>
          <table:table-cell table:number-columns-repeated="2" office:value-type="string">
            <text:p>Paradise Lost</text:p>
          </table:table-cell>
          <table:table-cell office:value-type="string">
            <text:p>tvSeries</text:p>
          </table:table-cell>
          <table:table-cell table:formula="of:=IF(LEFT([.L278];FIND(&quot;(&quot;;[.L278])-2)=[.F278];&quot;&quot;;&quot;note&quot;)">
            <text:p/>
          </table:table-cell>
          <table:table-cell/>
          <table:table-cell office:value-type="float" office:value="2020">
            <text:p>2020</text:p>
          </table:table-cell>
          <table:table-cell office:value-type="string">
            <text:p>Paradise Lost (TV Series 2020)</text:p>
          </table:table-cell>
          <table:table-cell/>
          <table:table-cell table:style-name="ce2" office:value-type="date" office:date-value="2020-04-13">
            <text:p>4/13/2020</text:p>
          </table:table-cell>
          <table:table-cell table:number-columns-repeated="1010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tt107350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72">
            <text:p>272</text:p>
          </table:table-cell>
          <table:table-cell table:number-columns-repeated="2" office:value-type="string">
            <text:p>Party Down</text:p>
          </table:table-cell>
          <table:table-cell office:value-type="string">
            <text:p>tvSeries</text:p>
          </table:table-cell>
          <table:table-cell table:formula="of:=IF(LEFT([.L279];FIND(&quot;(&quot;;[.L279])-2)=[.F279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09">
            <text:p>2009</text:p>
          </table:table-cell>
          <table:table-cell office:value-type="string">
            <text:p>Party Down (TV Series 2009– )</text:p>
          </table:table-cell>
          <table:table-cell/>
          <table:table-cell table:style-name="ce2" office:value-type="date" office:date-value="2009-03-20">
            <text:p>3/20/2009</text:p>
          </table:table-cell>
          <table:table-cell table:number-columns-repeated="1010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t010889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73">
            <text:p>273</text:p>
          </table:table-cell>
          <table:table-cell table:number-columns-repeated="2" office:value-type="string">
            <text:p>Party of Five</text:p>
          </table:table-cell>
          <table:table-cell office:value-type="string">
            <text:p>tvSeries</text:p>
          </table:table-cell>
          <table:table-cell table:formula="of:=IF(LEFT([.L280];FIND(&quot;(&quot;;[.L280])-2)=[.F28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94">
            <text:p>1994</text:p>
          </table:table-cell>
          <table:table-cell office:value-type="string">
            <text:p>Party of Five (TV Series 1994–2000)</text:p>
          </table:table-cell>
          <table:table-cell/>
          <table:table-cell table:style-name="ce2" office:value-type="date" office:date-value="1994-09-12">
            <text:p>9/12/1994</text:p>
          </table:table-cell>
          <table:table-cell table:number-columns-repeated="1010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t171420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74">
            <text:p>274</text:p>
          </table:table-cell>
          <table:table-cell table:number-columns-repeated="2" office:value-type="string">
            <text:p>Perception</text:p>
          </table:table-cell>
          <table:table-cell office:value-type="string">
            <text:p>tvSeries</text:p>
          </table:table-cell>
          <table:table-cell table:formula="of:=IF(LEFT([.L281];FIND(&quot;(&quot;;[.L281])-2)=[.F281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2">
            <text:p>2012</text:p>
          </table:table-cell>
          <table:table-cell office:value-type="string">
            <text:p>Perception (TV Series 2012–2015)</text:p>
          </table:table-cell>
          <table:table-cell/>
          <table:table-cell table:style-name="ce2" office:value-type="date" office:date-value="2012-07-09">
            <text:p>7/9/2012</text:p>
          </table:table-cell>
          <table:table-cell table:number-columns-repeated="1010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t1182849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75">
            <text:p>275</text:p>
          </table:table-cell>
          <table:table-cell table:number-columns-repeated="2" office:value-type="string">
            <text:p>Physical</text:p>
          </table:table-cell>
          <table:table-cell office:value-type="string">
            <text:p>tvSeries</text:p>
          </table:table-cell>
          <table:table-cell table:formula="of:=IF(LEFT([.L282];FIND(&quot;(&quot;;[.L282])-2)=[.F282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Physical (TV Series 2021–2023)</text:p>
          </table:table-cell>
          <table:table-cell/>
          <table:table-cell table:style-name="ce2" office:value-type="date" office:date-value="2021-06-18">
            <text:p>6/18/2021</text:p>
          </table:table-cell>
          <table:table-cell table:number-columns-repeated="1010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tt010351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76">
            <text:p>276</text:p>
          </table:table-cell>
          <table:table-cell table:number-columns-repeated="2" office:value-type="string">
            <text:p>Picket Fences</text:p>
          </table:table-cell>
          <table:table-cell office:value-type="string">
            <text:p>tvSeries</text:p>
          </table:table-cell>
          <table:table-cell table:formula="of:=IF(LEFT([.L283];FIND(&quot;(&quot;;[.L283])-2)=[.F283];&quot;&quot;;&quot;note&quot;)">
            <text:p/>
          </table:table-cell>
          <table:table-cell office:value-type="float" office:value="120">
            <text:p>120</text:p>
          </table:table-cell>
          <table:table-cell office:value-type="float" office:value="1992">
            <text:p>1992</text:p>
          </table:table-cell>
          <table:table-cell office:value-type="string">
            <text:p>Picket Fences (TV Series 1992–1996)</text:p>
          </table:table-cell>
          <table:table-cell/>
          <table:table-cell table:style-name="ce2" office:value-type="date" office:date-value="1992-09-18">
            <text:p>9/18/1992</text:p>
          </table:table-cell>
          <table:table-cell table:number-columns-repeated="1010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tt693724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77">
            <text:p>277</text:p>
          </table:table-cell>
          <table:table-cell table:number-columns-repeated="2" office:value-type="string">
            <text:p>Porters</text:p>
          </table:table-cell>
          <table:table-cell office:value-type="string">
            <text:p>tvSeries</text:p>
          </table:table-cell>
          <table:table-cell table:formula="of:=IF(LEFT([.L284];FIND(&quot;(&quot;;[.L284])-2)=[.F284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7">
            <text:p>2017</text:p>
          </table:table-cell>
          <table:table-cell office:value-type="string">
            <text:p>Porters (TV Series 2017–2019)</text:p>
          </table:table-cell>
          <table:table-cell/>
          <table:table-cell table:style-name="ce2" office:value-type="date" office:date-value="2017-09-20">
            <text:p>9/20/2017</text:p>
          </table:table-cell>
          <table:table-cell table:number-columns-repeated="1010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tt178044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78">
            <text:p>278</text:p>
          </table:table-cell>
          <table:table-cell office:value-type="string">
            <text:p>Portlandia</text:p>
          </table:table-cell>
          <table:table-cell office:value-type="string">
            <text:p>Portlandia</text:p>
          </table:table-cell>
          <table:table-cell office:value-type="string">
            <text:p>tvSeries</text:p>
          </table:table-cell>
          <table:table-cell table:formula="of:=IF(LEFT([.L285];FIND(&quot;(&quot;;[.L285])-2)=[.F285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1">
            <text:p>2011</text:p>
          </table:table-cell>
          <table:table-cell office:value-type="string">
            <text:p>Portlandia (TV Series 2011–2018)</text:p>
          </table:table-cell>
          <table:table-cell/>
          <table:table-cell table:style-name="ce2" office:value-type="date" office:date-value="2011-01-11">
            <text:p>1/11/2011</text:p>
          </table:table-cell>
          <table:table-cell table:number-columns-repeated="1010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t1578873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79">
            <text:p>279</text:p>
          </table:table-cell>
          <table:table-cell table:number-columns-repeated="2" office:value-type="string">
            <text:p>Pretty Little Liars</text:p>
          </table:table-cell>
          <table:table-cell office:value-type="string">
            <text:p>tvSeries</text:p>
          </table:table-cell>
          <table:table-cell table:formula="of:=IF(LEFT([.L286];FIND(&quot;(&quot;;[.L286])-2)=[.F286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0">
            <text:p>2010</text:p>
          </table:table-cell>
          <table:table-cell office:value-type="string">
            <text:p>Pretty Little Liars (TV Series 2010–2017)</text:p>
          </table:table-cell>
          <table:table-cell/>
          <table:table-cell table:style-name="ce2" office:value-type="date" office:date-value="2010-06-08">
            <text:p>6/8/201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Prime Suspect</text:p>
          </table:table-cell>
          <table:table-cell/>
          <table:table-cell table:formula="of:=IF(LEFT([.L287];FIND(&quot;(&quot;;[.L287])-2)=[.F287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tt10327354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280">
            <text:p>280</text:p>
          </table:table-cell>
          <table:table-cell table:number-columns-repeated="2" office:value-type="string">
            <text:p>Prodigal Son</text:p>
          </table:table-cell>
          <table:table-cell office:value-type="string">
            <text:p>tvSeries</text:p>
          </table:table-cell>
          <table:table-cell table:formula="of:=IF(LEFT([.L288];FIND(&quot;(&quot;;[.L288])-2)=[.F288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9">
            <text:p>2019</text:p>
          </table:table-cell>
          <table:table-cell office:value-type="string">
            <text:p>Prodigal Son (TV Series 2019–2021)</text:p>
          </table:table-cell>
          <table:table-cell/>
          <table:table-cell table:style-name="ce2" office:value-type="date" office:date-value="2019-09-23">
            <text:p>9/23/2019</text:p>
          </table:table-cell>
          <table:table-cell table:number-columns-repeated="1010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tt441921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81">
            <text:p>281</text:p>
          </table:table-cell>
          <table:table-cell table:number-columns-repeated="2" office:value-type="string">
            <text:p>Queen Sugar</text:p>
          </table:table-cell>
          <table:table-cell office:value-type="string">
            <text:p>tvSeries</text:p>
          </table:table-cell>
          <table:table-cell table:formula="of:=IF(LEFT([.L289];FIND(&quot;(&quot;;[.L289])-2)=[.F28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Queen Sugar (TV Series 2016–2022)</text:p>
          </table:table-cell>
          <table:table-cell/>
          <table:table-cell table:style-name="ce2" office:value-type="date" office:date-value="2016-09-06">
            <text:p>9/6/2016</text:p>
          </table:table-cell>
          <table:table-cell table:number-columns-repeated="1010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tt14129418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82">
            <text:p>282</text:p>
          </table:table-cell>
          <table:table-cell office:value-type="string">
            <text:p>Ragdoll</text:p>
          </table:table-cell>
          <table:table-cell office:value-type="string">
            <text:p>Ragdoll</text:p>
          </table:table-cell>
          <table:table-cell office:value-type="string">
            <text:p>tvSeries</text:p>
          </table:table-cell>
          <table:table-cell table:formula="of:=IF(LEFT([.L290];FIND(&quot;(&quot;;[.L290])-2)=[.F290];&quot;&quot;;&quot;note&quot;)">
            <text:p/>
          </table:table-cell>
          <table:table-cell office:value-type="float" office:value="280">
            <text:p>280</text:p>
          </table:table-cell>
          <table:table-cell office:value-type="float" office:value="2021">
            <text:p>2021</text:p>
          </table:table-cell>
          <table:table-cell office:value-type="string">
            <text:p>Ragdoll (TV Series 2021)</text:p>
          </table:table-cell>
          <table:table-cell/>
          <table:table-cell table:style-name="ce2" office:value-type="date" office:date-value="2021-11-11">
            <text:p>11/11/2021</text:p>
          </table:table-cell>
          <table:table-cell table:number-columns-repeated="1010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t917010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83">
            <text:p>283</text:p>
          </table:table-cell>
          <table:table-cell office:value-type="string">
            <text:p>Raised by Wolves</text:p>
          </table:table-cell>
          <table:table-cell office:value-type="string">
            <text:p>Raised by Wolves (TV Series 2020–2022)</text:p>
          </table:table-cell>
          <table:table-cell office:value-type="string">
            <text:p>tvSeries</text:p>
          </table:table-cell>
          <table:table-cell table:formula="of:=IF(LEFT([.L291];FIND(&quot;(&quot;;[.L291])-2)=[.F291];&quot;&quot;;&quot;note&quot;)">
            <text:p/>
          </table:table-cell>
          <table:table-cell/>
          <table:table-cell office:value-type="float" office:value="2020">
            <text:p>2020</text:p>
          </table:table-cell>
          <table:table-cell office:value-type="string">
            <text:p>Raised by Wolves (TV Series 2020–2022)</text:p>
          </table:table-cell>
          <table:table-cell/>
          <table:table-cell table:style-name="ce2" office:value-type="date" office:date-value="2020-09-03">
            <text:p>9/3/2020</text:p>
          </table:table-cell>
          <table:table-cell table:number-columns-repeated="1010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tt1615919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284">
            <text:p>284</text:p>
          </table:table-cell>
          <table:table-cell table:number-columns-repeated="2" office:value-type="string">
            <text:p>Raising Hope</text:p>
          </table:table-cell>
          <table:table-cell office:value-type="string">
            <text:p>tvSeries</text:p>
          </table:table-cell>
          <table:table-cell table:formula="of:=IF(LEFT([.L292];FIND(&quot;(&quot;;[.L292])-2)=[.F292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0">
            <text:p>2010</text:p>
          </table:table-cell>
          <table:table-cell office:value-type="string">
            <text:p>Raising Hope (TV Series 2010–2014)</text:p>
          </table:table-cell>
          <table:table-cell/>
          <table:table-cell table:style-name="ce2" office:value-type="date" office:date-value="2010-09-01">
            <text:p>9/1/2010</text:p>
          </table:table-cell>
          <table:table-cell table:number-columns-repeated="1010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t7423538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85">
            <text:p>285</text:p>
          </table:table-cell>
          <table:table-cell office:value-type="string">
            <text:p>Ratched</text:p>
          </table:table-cell>
          <table:table-cell office:value-type="string">
            <text:p>Ratched</text:p>
          </table:table-cell>
          <table:table-cell office:value-type="string">
            <text:p>tvSeries</text:p>
          </table:table-cell>
          <table:table-cell table:formula="of:=IF(LEFT([.L293];FIND(&quot;(&quot;;[.L293])-2)=[.F29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0">
            <text:p>2020</text:p>
          </table:table-cell>
          <table:table-cell office:value-type="string">
            <text:p>Ratched (TV Series 2020– )</text:p>
          </table:table-cell>
          <table:table-cell/>
          <table:table-cell table:style-name="ce2" office:value-type="date" office:date-value="2020-09-18">
            <text:p>9/18/2020</text:p>
          </table:table-cell>
          <table:table-cell table:number-columns-repeated="1010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tt279901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86">
            <text:p>286</text:p>
          </table:table-cell>
          <table:table-cell office:value-type="string">
            <text:p>Ravenswood</text:p>
          </table:table-cell>
          <table:table-cell office:value-type="string">
            <text:p>Ravenswood</text:p>
          </table:table-cell>
          <table:table-cell office:value-type="string">
            <text:p>tvSeries</text:p>
          </table:table-cell>
          <table:table-cell table:formula="of:=IF(LEFT([.L294];FIND(&quot;(&quot;;[.L294])-2)=[.F294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3">
            <text:p>2013</text:p>
          </table:table-cell>
          <table:table-cell office:value-type="string">
            <text:p>Ravenswood (TV Series 2013–2014)</text:p>
          </table:table-cell>
          <table:table-cell/>
          <table:table-cell table:style-name="ce2" office:value-type="date" office:date-value="2013-10-22">
            <text:p>10/22/2013</text:p>
          </table:table-cell>
          <table:table-cell table:number-columns-repeated="101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tt928803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87">
            <text:p>287</text:p>
          </table:table-cell>
          <table:table-cell office:value-type="string">
            <text:p>Reacher</text:p>
          </table:table-cell>
          <table:table-cell office:value-type="string">
            <text:p>Reacher</text:p>
          </table:table-cell>
          <table:table-cell office:value-type="string">
            <text:p>tvSeries</text:p>
          </table:table-cell>
          <table:table-cell table:formula="of:=IF(LEFT([.L295];FIND(&quot;(&quot;;[.L295])-2)=[.F295];&quot;&quot;;&quot;note&quot;)">
            <text:p/>
          </table:table-cell>
          <table:table-cell office:value-type="float" office:value="49">
            <text:p>49</text:p>
          </table:table-cell>
          <table:table-cell office:value-type="float" office:value="2022">
            <text:p>2022</text:p>
          </table:table-cell>
          <table:table-cell office:value-type="string">
            <text:p>Reacher (TV Series 2022– )</text:p>
          </table:table-cell>
          <table:table-cell/>
          <table:table-cell table:style-name="ce2" office:value-type="date" office:date-value="2022-02-03">
            <text:p>2/3/2022</text:p>
          </table:table-cell>
          <table:table-cell table:number-columns-repeated="1010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tt095532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Reaper</text:p>
          </table:table-cell>
          <table:table-cell office:value-type="string">
            <text:p>tvSeries</text:p>
          </table:table-cell>
          <table:table-cell table:formula="of:=IF(LEFT([.L296];FIND(&quot;(&quot;;[.L296])-2)=[.F296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office:value-type="string">
            <text:p>Reaper (TV Series 2007–2009)</text:p>
          </table:table-cell>
          <table:table-cell/>
          <table:table-cell table:style-name="ce2" office:value-type="date" office:date-value="2007-09-25">
            <text:p>9/25/2007</text:p>
          </table:table-cell>
          <table:table-cell table:number-columns-repeated="1010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t271039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89">
            <text:p>289</text:p>
          </table:table-cell>
          <table:table-cell table:number-columns-repeated="2" office:value-type="string">
            <text:p>Reign</text:p>
          </table:table-cell>
          <table:table-cell office:value-type="string">
            <text:p>tvSeries</text:p>
          </table:table-cell>
          <table:table-cell table:formula="of:=IF(LEFT([.L297];FIND(&quot;(&quot;;[.L297])-2)=[.F297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3">
            <text:p>2013</text:p>
          </table:table-cell>
          <table:table-cell office:value-type="string">
            <text:p>Reign (TV Series 2013–2017)</text:p>
          </table:table-cell>
          <table:table-cell/>
          <table:table-cell table:style-name="ce2" office:value-type="date" office:date-value="2013-10-17">
            <text:p>10/17/2013</text:p>
          </table:table-cell>
          <table:table-cell table:number-columns-repeated="1010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tt0207919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Relic Hunter</text:p>
          </table:table-cell>
          <table:table-cell office:value-type="string">
            <text:p>tvSeries</text:p>
          </table:table-cell>
          <table:table-cell table:formula="of:=IF(LEFT([.L298];FIND(&quot;(&quot;;[.L298])-2)=[.F29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99">
            <text:p>1999</text:p>
          </table:table-cell>
          <table:table-cell office:value-type="string">
            <text:p>Relic Hunter (TV Series 1999–2002)</text:p>
          </table:table-cell>
          <table:table-cell/>
          <table:table-cell table:style-name="ce2" office:value-type="date" office:date-value="1999-09-20">
            <text:p>9/20/1999</text:p>
          </table:table-cell>
          <table:table-cell table:number-columns-repeated="1010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tt008347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Remington Steele</text:p>
          </table:table-cell>
          <table:table-cell office:value-type="string">
            <text:p>tvSeries</text:p>
          </table:table-cell>
          <table:table-cell table:formula="of:=IF(LEFT([.L299];FIND(&quot;(&quot;;[.L299])-2)=[.F29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82">
            <text:p>1982</text:p>
          </table:table-cell>
          <table:table-cell office:value-type="string">
            <text:p>Remington Steele (TV Series 1982–1987)</text:p>
          </table:table-cell>
          <table:table-cell/>
          <table:table-cell table:style-name="ce2" office:value-type="date" office:date-value="1982-10-01">
            <text:p>10/1/1982</text:p>
          </table:table-cell>
          <table:table-cell table:number-columns-repeated="1010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tt6712390</text:p>
          </table:table-cell>
          <table:table-cell table:number-columns-repeated="2" table:style-name="ce2" office:value-type="date" office:date-value="2023-08-19">
            <text:p>8/19/2023</text:p>
          </table:table-cell>
          <table:table-cell office:value-type="float" office:value="292">
            <text:p>292</text:p>
          </table:table-cell>
          <table:table-cell table:number-columns-repeated="2" office:value-type="string">
            <text:p>Requiem</text:p>
          </table:table-cell>
          <table:table-cell office:value-type="string">
            <text:p>tvMiniSeries</text:p>
          </table:table-cell>
          <table:table-cell table:formula="of:=IF(LEFT([.L300];FIND(&quot;(&quot;;[.L300])-2)=[.F30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Requiem (TV Mini Series 2018)</text:p>
          </table:table-cell>
          <table:table-cell/>
          <table:table-cell table:style-name="ce2" office:value-type="date" office:date-value="2018-02-02">
            <text:p>2/2/2018</text:p>
          </table:table-cell>
          <table:table-cell table:number-columns-repeated="1010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tt010611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293">
            <text:p>293</text:p>
          </table:table-cell>
          <table:table-cell office:value-type="string">
            <text:p>Return to Lonesome Dove</text:p>
          </table:table-cell>
          <table:table-cell office:value-type="string">
            <text:p>Return To Lonesome Dove</text:p>
          </table:table-cell>
          <table:table-cell office:value-type="string">
            <text:p>tvMiniSeries</text:p>
          </table:table-cell>
          <table:table-cell table:formula="of:=IF(LEFT([.L301];FIND(&quot;(&quot;;[.L301])-2)=[.F301];&quot;&quot;;&quot;note&quot;)">
            <text:p/>
          </table:table-cell>
          <table:table-cell office:value-type="float" office:value="322">
            <text:p>322</text:p>
          </table:table-cell>
          <table:table-cell office:value-type="float" office:value="1993">
            <text:p>1993</text:p>
          </table:table-cell>
          <table:table-cell office:value-type="string">
            <text:p>Return to Lonesome Dove (TV Mini Series 1993)</text:p>
          </table:table-cell>
          <table:table-cell/>
          <table:table-cell table:style-name="ce2" office:value-type="date" office:date-value="1993-11-14">
            <text:p>11/14/1993</text:p>
          </table:table-cell>
          <table:table-cell table:number-columns-repeated="1010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tt2070791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294">
            <text:p>294</text:p>
          </table:table-cell>
          <table:table-cell table:number-columns-repeated="2" office:value-type="string">
            <text:p>Revolution</text:p>
          </table:table-cell>
          <table:table-cell office:value-type="string">
            <text:p>tvSeries</text:p>
          </table:table-cell>
          <table:table-cell table:formula="of:=IF(LEFT([.L302];FIND(&quot;(&quot;;[.L302])-2)=[.F302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2">
            <text:p>2012</text:p>
          </table:table-cell>
          <table:table-cell office:value-type="string">
            <text:p>Revolution (TV Series 2012–2014)</text:p>
          </table:table-cell>
          <table:table-cell/>
          <table:table-cell table:style-name="ce2" office:value-type="date" office:date-value="2012-09-17">
            <text:p>9/17/2012</text:p>
          </table:table-cell>
          <table:table-cell table:number-columns-repeated="1010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tt1819654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95">
            <text:p>295</text:p>
          </table:table-cell>
          <table:table-cell table:number-columns-repeated="2" office:value-type="string">
            <text:p>Ringer</text:p>
          </table:table-cell>
          <table:table-cell office:value-type="string">
            <text:p>tvSeries</text:p>
          </table:table-cell>
          <table:table-cell table:formula="of:=IF(LEFT([.L303];FIND(&quot;(&quot;;[.L303])-2)=[.F303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1">
            <text:p>2011</text:p>
          </table:table-cell>
          <table:table-cell office:value-type="string">
            <text:p>Ringer (TV Series 2011–2012)</text:p>
          </table:table-cell>
          <table:table-cell/>
          <table:table-cell table:style-name="ce2" office:value-type="date" office:date-value="2011-09-13">
            <text:p>9/13/2011</text:p>
          </table:table-cell>
          <table:table-cell table:number-columns-repeated="1010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t2183641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96">
            <text:p>296</text:p>
          </table:table-cell>
          <table:table-cell table:number-columns-repeated="2" office:value-type="string">
            <text:p>Ripper Street</text:p>
          </table:table-cell>
          <table:table-cell office:value-type="string">
            <text:p>tvSeries</text:p>
          </table:table-cell>
          <table:table-cell table:formula="of:=IF(LEFT([.L304];FIND(&quot;(&quot;;[.L304])-2)=[.F304];&quot;&quot;;&quot;note&quot;)">
            <text:p/>
          </table:table-cell>
          <table:table-cell office:value-type="float" office:value="59">
            <text:p>59</text:p>
          </table:table-cell>
          <table:table-cell office:value-type="float" office:value="2012">
            <text:p>2012</text:p>
          </table:table-cell>
          <table:table-cell office:value-type="string">
            <text:p>Ripper Street (TV Series 2012–2016)</text:p>
          </table:table-cell>
          <table:table-cell/>
          <table:table-cell table:style-name="ce2" office:value-type="date" office:date-value="2012-12-30">
            <text:p>12/30/2012</text:p>
          </table:table-cell>
          <table:table-cell table:number-columns-repeated="1010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tt542037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97">
            <text:p>297</text:p>
          </table:table-cell>
          <table:table-cell office:value-type="string">
            <text:p>Riverdale</text:p>
          </table:table-cell>
          <table:table-cell office:value-type="string">
            <text:p>Riverdale</text:p>
          </table:table-cell>
          <table:table-cell office:value-type="string">
            <text:p>tvSeries</text:p>
          </table:table-cell>
          <table:table-cell table:formula="of:=IF(LEFT([.L305];FIND(&quot;(&quot;;[.L305])-2)=[.F305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7">
            <text:p>2017</text:p>
          </table:table-cell>
          <table:table-cell office:value-type="string">
            <text:p>Riverdale (TV Series 2017–2023)</text:p>
          </table:table-cell>
          <table:table-cell/>
          <table:table-cell table:style-name="ce2" office:value-type="date" office:date-value="2017-01-26">
            <text:p>1/26/2017</text:p>
          </table:table-cell>
          <table:table-cell table:number-columns-repeated="1010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t5936448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Riviera</text:p>
          </table:table-cell>
          <table:table-cell office:value-type="string">
            <text:p>tvSeries</text:p>
          </table:table-cell>
          <table:table-cell table:formula="of:=IF(LEFT([.L306];FIND(&quot;(&quot;;[.L306])-2)=[.F306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Riviera (TV Series 2017–2020)</text:p>
          </table:table-cell>
          <table:table-cell/>
          <table:table-cell table:style-name="ce2" office:value-type="date" office:date-value="2017-06-15">
            <text:p>6/15/2017</text:p>
          </table:table-cell>
          <table:table-cell table:number-columns-repeated="1010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tt2397255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299">
            <text:p>299</text:p>
          </table:table-cell>
          <table:table-cell table:number-columns-repeated="2" office:value-type="string">
            <text:p>Rogue</text:p>
          </table:table-cell>
          <table:table-cell office:value-type="string">
            <text:p>tvSeries</text:p>
          </table:table-cell>
          <table:table-cell table:formula="of:=IF(LEFT([.L307];FIND(&quot;(&quot;;[.L307])-2)=[.F307];&quot;&quot;;&quot;note&quot;)">
            <text:p/>
          </table:table-cell>
          <table:table-cell office:value-type="float" office:value="50">
            <text:p>50</text:p>
          </table:table-cell>
          <table:table-cell office:value-type="float" office:value="2013">
            <text:p>2013</text:p>
          </table:table-cell>
          <table:table-cell office:value-type="string">
            <text:p>Rogue (TV Series 2013–2017)</text:p>
          </table:table-cell>
          <table:table-cell/>
          <table:table-cell table:style-name="ce2" office:value-type="date" office:date-value="2013-04-03">
            <text:p>4/3/2013</text:p>
          </table:table-cell>
          <table:table-cell table:number-columns-repeated="1010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tt0094540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300">
            <text:p>300</text:p>
          </table:table-cell>
          <table:table-cell office:value-type="string">
            <text:p>Roseanne</text:p>
          </table:table-cell>
          <table:table-cell office:value-type="string">
            <text:p>Roseanne</text:p>
          </table:table-cell>
          <table:table-cell office:value-type="string">
            <text:p>tvSeries</text:p>
          </table:table-cell>
          <table:table-cell table:formula="of:=IF(LEFT([.L308];FIND(&quot;(&quot;;[.L308])-2)=[.F308];&quot;&quot;;&quot;note&quot;)">
            <text:p/>
          </table:table-cell>
          <table:table-cell office:value-type="float" office:value="21">
            <text:p>21</text:p>
          </table:table-cell>
          <table:table-cell office:value-type="float" office:value="1988">
            <text:p>1988</text:p>
          </table:table-cell>
          <table:table-cell office:value-type="string">
            <text:p>Roseanne (TV Series 1988–2018)</text:p>
          </table:table-cell>
          <table:table-cell/>
          <table:table-cell table:style-name="ce2" office:value-type="date" office:date-value="1988-10-18">
            <text:p>10/18/1988</text:p>
          </table:table-cell>
          <table:table-cell table:number-columns-repeated="1010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tt308775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Rosemary's Baby</text:p>
          </table:table-cell>
          <table:table-cell office:value-type="string">
            <text:p>tvMiniSeries</text:p>
          </table:table-cell>
          <table:table-cell table:formula="of:=IF(LEFT([.L309];FIND(&quot;(&quot;;[.L309])-2)=[.F309];&quot;&quot;;&quot;note&quot;)">
            <text:p/>
          </table:table-cell>
          <table:table-cell office:value-type="float" office:value="170">
            <text:p>170</text:p>
          </table:table-cell>
          <table:table-cell office:value-type="float" office:value="2014">
            <text:p>2014</text:p>
          </table:table-cell>
          <table:table-cell office:value-type="string">
            <text:p>Rosemary's Baby (TV Mini Series 2014)</text:p>
          </table:table-cell>
          <table:table-cell/>
          <table:table-cell table:style-name="ce2" office:value-type="date" office:date-value="2014-05-11">
            <text:p>5/11/2014</text:p>
          </table:table-cell>
          <table:table-cell table:number-columns-repeated="1010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tt016505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Rude Awakening</text:p>
          </table:table-cell>
          <table:table-cell office:value-type="string">
            <text:p>tvSeries</text:p>
          </table:table-cell>
          <table:table-cell table:formula="of:=IF(LEFT([.L310];FIND(&quot;(&quot;;[.L310])-2)=[.F310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1998">
            <text:p>1998</text:p>
          </table:table-cell>
          <table:table-cell office:value-type="string">
            <text:p>Rude Awakening (TV Series 1998–2001)</text:p>
          </table:table-cell>
          <table:table-cell/>
          <table:table-cell table:style-name="ce2" office:value-type="date" office:date-value="1998-08-01">
            <text:p>8/1/1998</text:p>
          </table:table-cell>
          <table:table-cell table:number-columns-repeated="1010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tt341323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Rush</text:p>
          </table:table-cell>
          <table:table-cell office:value-type="string">
            <text:p>tvSeries</text:p>
          </table:table-cell>
          <table:table-cell table:formula="of:=IF(LEFT([.L311];FIND(&quot;(&quot;;[.L311])-2)=[.F311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4">
            <text:p>2014</text:p>
          </table:table-cell>
          <table:table-cell office:value-type="string">
            <text:p>Rush (TV Series 2014)</text:p>
          </table:table-cell>
          <table:table-cell/>
          <table:table-cell table:style-name="ce2" office:value-type="date" office:date-value="2014-07-17">
            <text:p>7/17/2014</text:p>
          </table:table-cell>
          <table:table-cell table:number-columns-repeated="1010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tt647334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SEAL Team</text:p>
          </table:table-cell>
          <table:table-cell office:value-type="string">
            <text:p>tvSeries</text:p>
          </table:table-cell>
          <table:table-cell table:formula="of:=IF(LEFT([.L312];FIND(&quot;(&quot;;[.L312])-2)=[.F312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7">
            <text:p>2017</text:p>
          </table:table-cell>
          <table:table-cell office:value-type="string">
            <text:p>SEAL Team (TV Series 2017– )</text:p>
          </table:table-cell>
          <table:table-cell/>
          <table:table-cell table:style-name="ce2" office:value-type="date" office:date-value="2017-09-26">
            <text:p>9/26/2017</text:p>
          </table:table-cell>
          <table:table-cell table:number-columns-repeated="1010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tt794919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Sacred Lies</text:p>
          </table:table-cell>
          <table:table-cell office:value-type="string">
            <text:p>tvSeries</text:p>
          </table:table-cell>
          <table:table-cell table:formula="of:=IF(LEFT([.L313];FIND(&quot;(&quot;;[.L313])-2)=[.F313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8">
            <text:p>2018</text:p>
          </table:table-cell>
          <table:table-cell office:value-type="string">
            <text:p>Sacred Lies (TV Series 2018–2020)</text:p>
          </table:table-cell>
          <table:table-cell/>
          <table:table-cell table:style-name="ce2" office:value-type="date" office:date-value="2018-07-27">
            <text:p>7/27/2018</text:p>
          </table:table-cell>
          <table:table-cell table:number-columns-repeated="1010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tt011432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06">
            <text:p>306</text:p>
          </table:table-cell>
          <table:table-cell table:number-columns-repeated="2" office:value-type="string">
            <text:p>Sailor Moon</text:p>
          </table:table-cell>
          <table:table-cell office:value-type="string">
            <text:p>tvSeries</text:p>
          </table:table-cell>
          <table:table-cell table:formula="of:=IF(LEFT([.L314];FIND(&quot;(&quot;;[.L314])-2)=[.F314];&quot;&quot;;&quot;note&quot;)">
            <text:p/>
          </table:table-cell>
          <table:table-cell office:value-type="float" office:value="24">
            <text:p>24</text:p>
          </table:table-cell>
          <table:table-cell office:value-type="float" office:value="1995">
            <text:p>1995</text:p>
          </table:table-cell>
          <table:table-cell office:value-type="string">
            <text:p>Sailor Moon (TV Series 1995–2000)</text:p>
          </table:table-cell>
          <table:table-cell/>
          <table:table-cell table:style-name="ce2" office:value-type="date" office:date-value="1995-08-28">
            <text:p>8/28/1995</text:p>
          </table:table-cell>
          <table:table-cell table:number-columns-repeated="1010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tt5580540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07">
            <text:p>307</text:p>
          </table:table-cell>
          <table:table-cell office:value-type="string">
            <text:p>Santa Clarita Diet</text:p>
          </table:table-cell>
          <table:table-cell office:value-type="string">
            <text:p>Santa Clarita Diet</text:p>
          </table:table-cell>
          <table:table-cell office:value-type="string">
            <text:p>tvSeries</text:p>
          </table:table-cell>
          <table:table-cell table:formula="of:=IF(LEFT([.L315];FIND(&quot;(&quot;;[.L315])-2)=[.F315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7">
            <text:p>2017</text:p>
          </table:table-cell>
          <table:table-cell office:value-type="string">
            <text:p>Santa Clarita Diet (TV Series 2017–2019)</text:p>
          </table:table-cell>
          <table:table-cell/>
          <table:table-cell table:style-name="ce2" office:value-type="date" office:date-value="2017-01-20">
            <text:p>1/20/2017</text:p>
          </table:table-cell>
          <table:table-cell table:number-columns-repeated="1010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t653803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08">
            <text:p>308</text:p>
          </table:table-cell>
          <table:table-cell office:value-type="string">
            <text:p>Save Me</text:p>
          </table:table-cell>
          <table:table-cell office:value-type="string">
            <text:p>Save Me (TV Series 2018–2022)</text:p>
          </table:table-cell>
          <table:table-cell office:value-type="string">
            <text:p>tvSeries</text:p>
          </table:table-cell>
          <table:table-cell table:formula="of:=IF(LEFT([.L316];FIND(&quot;(&quot;;[.L316])-2)=[.F316];&quot;&quot;;&quot;note&quot;)">
            <text:p/>
          </table:table-cell>
          <table:table-cell office:value-type="float" office:value="270">
            <text:p>270</text:p>
          </table:table-cell>
          <table:table-cell office:value-type="float" office:value="2018">
            <text:p>2018</text:p>
          </table:table-cell>
          <table:table-cell office:value-type="string">
            <text:p>Save Me (TV Series 2018–2022)</text:p>
          </table:table-cell>
          <table:table-cell/>
          <table:table-cell table:style-name="ce2" office:value-type="date" office:date-value="2018-01-01">
            <text:p>1/1/2018</text:p>
          </table:table-cell>
          <table:table-cell table:number-columns-repeated="1010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tt195480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09">
            <text:p>309</text:p>
          </table:table-cell>
          <table:table-cell table:number-columns-repeated="2" office:value-type="string">
            <text:p>Saving Hope</text:p>
          </table:table-cell>
          <table:table-cell office:value-type="string">
            <text:p>tvSeries</text:p>
          </table:table-cell>
          <table:table-cell table:formula="of:=IF(LEFT([.L317];FIND(&quot;(&quot;;[.L317])-2)=[.F317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2">
            <text:p>2012</text:p>
          </table:table-cell>
          <table:table-cell office:value-type="string">
            <text:p>Saving Hope (TV Series 2012–2017)</text:p>
          </table:table-cell>
          <table:table-cell/>
          <table:table-cell table:style-name="ce2" office:value-type="date" office:date-value="2012-06-07">
            <text:p>6/7/2012</text:p>
          </table:table-cell>
          <table:table-cell table:number-columns-repeated="1010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tt183757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10">
            <text:p>310</text:p>
          </table:table-cell>
          <table:table-cell table:number-columns-repeated="2" office:value-type="string">
            <text:p>Scandal</text:p>
          </table:table-cell>
          <table:table-cell office:value-type="string">
            <text:p>tvSeries</text:p>
          </table:table-cell>
          <table:table-cell table:formula="of:=IF(LEFT([.L318];FIND(&quot;(&quot;;[.L318])-2)=[.F318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2">
            <text:p>2012</text:p>
          </table:table-cell>
          <table:table-cell office:value-type="string">
            <text:p>Scandal (TV Series 2012–2018)</text:p>
          </table:table-cell>
          <table:table-cell/>
          <table:table-cell table:style-name="ce2" office:value-type="date" office:date-value="2012-04-05">
            <text:p>4/5/2012</text:p>
          </table:table-cell>
          <table:table-cell table:number-columns-repeated="1010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t1268221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Scenes from a Marriage</text:p>
          </table:table-cell>
          <table:table-cell office:value-type="string">
            <text:p>tvMiniSeries</text:p>
          </table:table-cell>
          <table:table-cell table:formula="of:=IF(LEFT([.L319];FIND(&quot;(&quot;;[.L319])-2)=[.F319];&quot;&quot;;&quot;note&quot;)">
            <text:p/>
          </table:table-cell>
          <table:table-cell office:value-type="float" office:value="296">
            <text:p>296</text:p>
          </table:table-cell>
          <table:table-cell office:value-type="float" office:value="2021">
            <text:p>2021</text:p>
          </table:table-cell>
          <table:table-cell office:value-type="string">
            <text:p>Scenes from a Marriage (TV Mini Series 2021)</text:p>
          </table:table-cell>
          <table:table-cell/>
          <table:table-cell table:style-name="ce2" office:value-type="date" office:date-value="2021-06-16">
            <text:p>6/16/2021</text:p>
          </table:table-cell>
          <table:table-cell table:number-columns-repeated="1010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tt392118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12">
            <text:p>312</text:p>
          </table:table-cell>
          <table:table-cell table:number-columns-repeated="2" office:value-type="string">
            <text:p>Scream: The TV Series</text:p>
          </table:table-cell>
          <table:table-cell office:value-type="string">
            <text:p>tvSeries</text:p>
          </table:table-cell>
          <table:table-cell table:formula="of:=IF(LEFT([.L320];FIND(&quot;(&quot;;[.L320])-2)=[.F320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cream: The TV Series (TV Series 2015–2019)</text:p>
          </table:table-cell>
          <table:table-cell/>
          <table:table-cell table:style-name="ce2" office:value-type="date" office:date-value="2015-06-30">
            <text:p>6/30/2015</text:p>
          </table:table-cell>
          <table:table-cell table:number-columns-repeated="10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t414538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13">
            <text:p>313</text:p>
          </table:table-cell>
          <table:table-cell table:number-columns-repeated="2" office:value-type="string">
            <text:p>Scream Queens</text:p>
          </table:table-cell>
          <table:table-cell office:value-type="string">
            <text:p>tvSeries</text:p>
          </table:table-cell>
          <table:table-cell table:formula="of:=IF(LEFT([.L321];FIND(&quot;(&quot;;[.L321])-2)=[.F321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cream Queens (TV Series 2015–2016)</text:p>
          </table:table-cell>
          <table:table-cell/>
          <table:table-cell table:style-name="ce2" office:value-type="date" office:date-value="2015-07-12">
            <text:p>7/12/2015</text:p>
          </table:table-cell>
          <table:table-cell table:number-columns-repeated="1010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tt0285403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14">
            <text:p>314</text:p>
          </table:table-cell>
          <table:table-cell table:number-columns-repeated="2" office:value-type="string">
            <text:p>Scrubs</text:p>
          </table:table-cell>
          <table:table-cell office:value-type="string">
            <text:p>tvSeries</text:p>
          </table:table-cell>
          <table:table-cell table:formula="of:=IF(LEFT([.L322];FIND(&quot;(&quot;;[.L322])-2)=[.F322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01">
            <text:p>2001</text:p>
          </table:table-cell>
          <table:table-cell office:value-type="string">
            <text:p>Scrubs (TV Series 2001–2010)</text:p>
          </table:table-cell>
          <table:table-cell/>
          <table:table-cell table:style-name="ce2" office:value-type="date" office:date-value="2001-10-01">
            <text:p>10/1/2001</text:p>
          </table:table-cell>
          <table:table-cell table:number-columns-repeated="1010"/>
        </table:table-row>
        <table:table-row table:style-name="ro2">
          <table:table-cell office:value-type="float" office:value="475">
            <text:p>475</text:p>
          </table:table-cell>
          <table:table-cell office:value-type="string">
            <text:p>tt5460226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315">
            <text:p>315</text:p>
          </table:table-cell>
          <table:table-cell table:number-columns-repeated="2" office:value-type="string">
            <text:p>Search Party</text:p>
          </table:table-cell>
          <table:table-cell office:value-type="string">
            <text:p>tvSeries</text:p>
          </table:table-cell>
          <table:table-cell table:formula="of:=IF(LEFT([.L323];FIND(&quot;(&quot;;[.L323])-2)=[.F323];&quot;&quot;;&quot;note&quot;)">
            <text:p/>
          </table:table-cell>
          <table:table-cell office:value-type="float" office:value="24">
            <text:p>24</text:p>
          </table:table-cell>
          <table:table-cell office:value-type="float" office:value="2016">
            <text:p>2016</text:p>
          </table:table-cell>
          <table:table-cell office:value-type="string">
            <text:p>Search Party (TV Series 2016–2022)</text:p>
          </table:table-cell>
          <table:table-cell/>
          <table:table-cell table:style-name="ce2" office:value-type="date" office:date-value="2016-11-17">
            <text:p>11/17/2016</text:p>
          </table:table-cell>
          <table:table-cell table:number-columns-repeated="1010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tt989317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16">
            <text:p>316</text:p>
          </table:table-cell>
          <table:table-cell table:number-columns-repeated="2" office:value-type="string">
            <text:p>Secret Bridesmaids' Business</text:p>
          </table:table-cell>
          <table:table-cell office:value-type="string">
            <text:p>tvMiniSeries</text:p>
          </table:table-cell>
          <table:table-cell table:formula="of:=IF(LEFT([.L324];FIND(&quot;(&quot;;[.L324])-2)=[.F32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Secret Bridesmaids' Business (TV Mini Series 2019)</text:p>
          </table:table-cell>
          <table:table-cell/>
          <table:table-cell table:style-name="ce2" office:value-type="date" office:date-value="2019-09-29">
            <text:p>9/29/2019</text:p>
          </table:table-cell>
          <table:table-cell table:number-columns-repeated="1010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tt1315761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17">
            <text:p>317</text:p>
          </table:table-cell>
          <table:table-cell table:number-columns-repeated="2" office:value-type="string">
            <text:p>Secret Invasion</text:p>
          </table:table-cell>
          <table:table-cell office:value-type="string">
            <text:p>tvMiniSeries</text:p>
          </table:table-cell>
          <table:table-cell table:formula="of:=IF(LEFT([.L325];FIND(&quot;(&quot;;[.L325])-2)=[.F325];&quot;&quot;;&quot;note&quot;)">
            <text:p/>
          </table:table-cell>
          <table:table-cell office:value-type="float" office:value="47">
            <text:p>47</text:p>
          </table:table-cell>
          <table:table-cell office:value-type="float" office:value="2023">
            <text:p>2023</text:p>
          </table:table-cell>
          <table:table-cell office:value-type="string">
            <text:p>Secret Invasion (TV Mini Series 2023)</text:p>
          </table:table-cell>
          <table:table-cell/>
          <table:table-cell table:style-name="ce2" office:value-type="date" office:date-value="2023-06-21">
            <text:p>6/21/2023</text:p>
          </table:table-cell>
          <table:table-cell table:number-columns-repeated="1010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tt877191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18">
            <text:p>318</text:p>
          </table:table-cell>
          <table:table-cell table:number-columns-repeated="2" office:value-type="string">
            <text:p>Self Made: Inspired by the Life of Madam C.J. Walker</text:p>
          </table:table-cell>
          <table:table-cell office:value-type="string">
            <text:p>tvMiniSeries</text:p>
          </table:table-cell>
          <table:table-cell table:formula="of:=IF(LEFT([.L326];FIND(&quot;(&quot;;[.L326])-2)=[.F326];&quot;&quot;;&quot;note&quot;)">
            <text:p/>
          </table:table-cell>
          <table:table-cell office:value-type="float" office:value="191">
            <text:p>191</text:p>
          </table:table-cell>
          <table:table-cell office:value-type="float" office:value="2020">
            <text:p>2020</text:p>
          </table:table-cell>
          <table:table-cell office:value-type="string">
            <text:p>Self Made: Inspired by the Life of Madam C.J. Walker (TV Mini Series 2020)</text:p>
          </table:table-cell>
          <table:table-cell/>
          <table:table-cell table:style-name="ce2" office:value-type="date" office:date-value="2020-03-20">
            <text:p>3/20/2020</text:p>
          </table:table-cell>
          <table:table-cell table:number-columns-repeated="1010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tt1128074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19">
            <text:p>319</text:p>
          </table:table-cell>
          <table:table-cell table:number-columns-repeated="2" office:value-type="string">
            <text:p>Severance</text:p>
          </table:table-cell>
          <table:table-cell office:value-type="string">
            <text:p>tvSeries</text:p>
          </table:table-cell>
          <table:table-cell table:formula="of:=IF(LEFT([.L327];FIND(&quot;(&quot;;[.L327])-2)=[.F327];&quot;&quot;;&quot;note&quot;)">
            <text:p/>
          </table:table-cell>
          <table:table-cell office:value-type="float" office:value="55">
            <text:p>55</text:p>
          </table:table-cell>
          <table:table-cell office:value-type="float" office:value="2022">
            <text:p>2022</text:p>
          </table:table-cell>
          <table:table-cell office:value-type="string">
            <text:p>Severance (TV Series 2022– )</text:p>
          </table:table-cell>
          <table:table-cell/>
          <table:table-cell table:style-name="ce2" office:value-type="date" office:date-value="2022-02-18">
            <text:p>2/18/2022</text:p>
          </table:table-cell>
          <table:table-cell table:number-columns-repeated="101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t776742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20">
            <text:p>320</text:p>
          </table:table-cell>
          <table:table-cell table:number-columns-repeated="2" office:value-type="string">
            <text:p>Sex Education</text:p>
          </table:table-cell>
          <table:table-cell office:value-type="string">
            <text:p>tvSeries</text:p>
          </table:table-cell>
          <table:table-cell table:formula="of:=IF(LEFT([.L328];FIND(&quot;(&quot;;[.L328])-2)=[.F328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office:value-type="string">
            <text:p>Sex Education (TV Series 2019–2023)</text:p>
          </table:table-cell>
          <table:table-cell/>
          <table:table-cell table:style-name="ce2" office:value-type="date" office:date-value="2019-01-11">
            <text:p>1/11/201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Sex/Life</text:p>
          </table:table-cell>
          <table:table-cell/>
          <table:table-cell table:formula="of:=IF(LEFT([.L329];FIND(&quot;(&quot;;[.L329])-2)=[.F329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tt411858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21">
            <text:p>321</text:p>
          </table:table-cell>
          <table:table-cell table:number-columns-repeated="2" office:value-type="string">
            <text:p>Shades of Blue</text:p>
          </table:table-cell>
          <table:table-cell office:value-type="string">
            <text:p>tvSeries</text:p>
          </table:table-cell>
          <table:table-cell table:formula="of:=IF(LEFT([.L330];FIND(&quot;(&quot;;[.L330])-2)=[.F33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Shades of Blue (TV Series 2016–2018)</text:p>
          </table:table-cell>
          <table:table-cell/>
          <table:table-cell table:style-name="ce2" office:value-type="date" office:date-value="2016-01-07">
            <text:p>1/7/2016</text:p>
          </table:table-cell>
          <table:table-cell table:number-columns-repeated="1010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tt166132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22">
            <text:p>322</text:p>
          </table:table-cell>
          <table:table-cell table:number-columns-repeated="2" office:value-type="string">
            <text:p>Shake It Up</text:p>
          </table:table-cell>
          <table:table-cell office:value-type="string">
            <text:p>tvSeries</text:p>
          </table:table-cell>
          <table:table-cell table:formula="of:=IF(LEFT([.L331];FIND(&quot;(&quot;;[.L331])-2)=[.F331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0">
            <text:p>2010</text:p>
          </table:table-cell>
          <table:table-cell office:value-type="string">
            <text:p>Shake It Up (TV Series 2010–2013)</text:p>
          </table:table-cell>
          <table:table-cell/>
          <table:table-cell table:style-name="ce2" office:value-type="date" office:date-value="2010-11-07">
            <text:p>11/7/2010</text:p>
          </table:table-cell>
          <table:table-cell table:number-columns-repeated="1010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t158668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23">
            <text:p>323</text:p>
          </table:table-cell>
          <table:table-cell table:number-columns-repeated="2" office:value-type="string">
            <text:p>Shameless</text:p>
          </table:table-cell>
          <table:table-cell office:value-type="string">
            <text:p>tvSeries</text:p>
          </table:table-cell>
          <table:table-cell table:formula="of:=IF(LEFT([.L332];FIND(&quot;(&quot;;[.L332])-2)=[.F332];&quot;&quot;;&quot;note&quot;)">
            <text:p/>
          </table:table-cell>
          <table:table-cell office:value-type="float" office:value="46">
            <text:p>46</text:p>
          </table:table-cell>
          <table:table-cell office:value-type="float" office:value="2011">
            <text:p>2011</text:p>
          </table:table-cell>
          <table:table-cell office:value-type="string">
            <text:p>Shameless (TV Series 2011–2021)</text:p>
          </table:table-cell>
          <table:table-cell/>
          <table:table-cell table:style-name="ce2" office:value-type="date" office:date-value="2011-01-09">
            <text:p>1/9/2011</text:p>
          </table:table-cell>
          <table:table-cell table:number-columns-repeated="1010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tt264935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24">
            <text:p>324</text:p>
          </table:table-cell>
          <table:table-cell table:number-columns-repeated="2" office:value-type="string">
            <text:p>Sharp Objects</text:p>
          </table:table-cell>
          <table:table-cell office:value-type="string">
            <text:p>tvMiniSeries</text:p>
          </table:table-cell>
          <table:table-cell table:formula="of:=IF(LEFT([.L333];FIND(&quot;(&quot;;[.L333])-2)=[.F333];&quot;&quot;;&quot;note&quot;)">
            <text:p/>
          </table:table-cell>
          <table:table-cell office:value-type="float" office:value="421">
            <text:p>421</text:p>
          </table:table-cell>
          <table:table-cell office:value-type="float" office:value="2018">
            <text:p>2018</text:p>
          </table:table-cell>
          <table:table-cell office:value-type="string">
            <text:p>Sharp Objects (TV Mini Series 2018)</text:p>
          </table:table-cell>
          <table:table-cell/>
          <table:table-cell table:style-name="ce2" office:value-type="date" office:date-value="2018-06-07">
            <text:p>6/7/2018</text:p>
          </table:table-cell>
          <table:table-cell table:number-columns-repeated="1010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t790875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Shining Vale</text:p>
          </table:table-cell>
          <table:table-cell office:value-type="string">
            <text:p>tvSeries</text:p>
          </table:table-cell>
          <table:table-cell table:formula="of:=IF(LEFT([.L334];FIND(&quot;(&quot;;[.L334])-2)=[.F334];&quot;&quot;;&quot;note&quot;)">
            <text:p/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Shining Vale (TV Series 2022– )</text:p>
          </table:table-cell>
          <table:table-cell/>
          <table:table-cell table:style-name="ce2" office:value-type="date" office:date-value="2022-03-06">
            <text:p>3/6/20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Silo</text:p>
          </table:table-cell>
          <table:table-cell/>
          <table:table-cell table:formula="of:=IF(LEFT([.L335];FIND(&quot;(&quot;;[.L335])-2)=[.F335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tt784564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26">
            <text:p>326</text:p>
          </table:table-cell>
          <table:table-cell table:number-columns-repeated="2" office:value-type="string">
            <text:p>Single Parents</text:p>
          </table:table-cell>
          <table:table-cell office:value-type="string">
            <text:p>tvSeries</text:p>
          </table:table-cell>
          <table:table-cell table:formula="of:=IF(LEFT([.L336];FIND(&quot;(&quot;;[.L336])-2)=[.F336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8">
            <text:p>2018</text:p>
          </table:table-cell>
          <table:table-cell office:value-type="string">
            <text:p>Single Parents (TV Series 2018–2020)</text:p>
          </table:table-cell>
          <table:table-cell/>
          <table:table-cell table:style-name="ce2" office:value-type="date" office:date-value="2018-09-26">
            <text:p>9/26/2018</text:p>
          </table:table-cell>
          <table:table-cell table:number-columns-repeated="1010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t024865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27">
            <text:p>327</text:p>
          </table:table-cell>
          <table:table-cell table:number-columns-repeated="2" office:value-type="string">
            <text:p>Six Feet Under</text:p>
          </table:table-cell>
          <table:table-cell office:value-type="string">
            <text:p>tvSeries</text:p>
          </table:table-cell>
          <table:table-cell table:formula="of:=IF(LEFT([.L337];FIND(&quot;(&quot;;[.L337])-2)=[.F33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1">
            <text:p>2001</text:p>
          </table:table-cell>
          <table:table-cell office:value-type="string">
            <text:p>Six Feet Under (TV Series 2001–2005)</text:p>
          </table:table-cell>
          <table:table-cell/>
          <table:table-cell table:style-name="ce2" office:value-type="date" office:date-value="2001-06-03">
            <text:p>6/3/200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Slip</text:p>
          </table:table-cell>
          <table:table-cell/>
          <table:table-cell table:formula="of:=IF(LEFT([.L338];FIND(&quot;(&quot;;[.L338])-2)=[.F338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tt587544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28">
            <text:p>328</text:p>
          </table:table-cell>
          <table:table-cell table:number-columns-repeated="2" office:value-type="string">
            <text:p>Slow Horses</text:p>
          </table:table-cell>
          <table:table-cell office:value-type="string">
            <text:p>tvSeries</text:p>
          </table:table-cell>
          <table:table-cell table:formula="of:=IF(LEFT([.L339];FIND(&quot;(&quot;;[.L339])-2)=[.F339];&quot;&quot;;&quot;note&quot;)">
            <text:p/>
          </table:table-cell>
          <table:table-cell/>
          <table:table-cell office:value-type="float" office:value="2022">
            <text:p>2022</text:p>
          </table:table-cell>
          <table:table-cell office:value-type="string">
            <text:p>Slow Horses (TV Series 2022– )</text:p>
          </table:table-cell>
          <table:table-cell/>
          <table:table-cell table:style-name="ce2" office:value-type="date" office:date-value="2022-04-01">
            <text:p>4/1/2022</text:p>
          </table:table-cell>
          <table:table-cell table:number-columns-repeated="1010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tt0279600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29">
            <text:p>329</text:p>
          </table:table-cell>
          <table:table-cell office:value-type="string">
            <text:p>Smallville</text:p>
          </table:table-cell>
          <table:table-cell office:value-type="string">
            <text:p>Smallville</text:p>
          </table:table-cell>
          <table:table-cell office:value-type="string">
            <text:p>tvSeries</text:p>
          </table:table-cell>
          <table:table-cell table:formula="of:=IF(LEFT([.L340];FIND(&quot;(&quot;;[.L340])-2)=[.F34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1">
            <text:p>2001</text:p>
          </table:table-cell>
          <table:table-cell office:value-type="string">
            <text:p>Smallville (TV Series 2001–2011)</text:p>
          </table:table-cell>
          <table:table-cell/>
          <table:table-cell table:style-name="ce2" office:value-type="date" office:date-value="2001-05-16">
            <text:p>5/16/2001</text:p>
          </table:table-cell>
          <table:table-cell table:number-columns-repeated="1010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tt5992164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30">
            <text:p>330</text:p>
          </table:table-cell>
          <table:table-cell table:number-columns-repeated="2" office:value-type="string">
            <text:p>Snatch</text:p>
          </table:table-cell>
          <table:table-cell office:value-type="string">
            <text:p>tvSeries</text:p>
          </table:table-cell>
          <table:table-cell table:formula="of:=IF(LEFT([.L341];FIND(&quot;(&quot;;[.L341])-2)=[.F34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Snatch (TV Series 2017–2018)</text:p>
          </table:table-cell>
          <table:table-cell/>
          <table:table-cell table:style-name="ce2" office:value-type="date" office:date-value="2017-03-16">
            <text:p>3/16/2017</text:p>
          </table:table-cell>
          <table:table-cell table:number-columns-repeated="1010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tt501181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31">
            <text:p>331</text:p>
          </table:table-cell>
          <table:table-cell table:number-columns-repeated="2" office:value-type="string">
            <text:p>Sneaky Pete</text:p>
          </table:table-cell>
          <table:table-cell office:value-type="string">
            <text:p>tvSeries</text:p>
          </table:table-cell>
          <table:table-cell table:formula="of:=IF(LEFT([.L342];FIND(&quot;(&quot;;[.L342])-2)=[.F34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5">
            <text:p>2015</text:p>
          </table:table-cell>
          <table:table-cell office:value-type="string">
            <text:p>Sneaky Pete (TV Series 2015–2019)</text:p>
          </table:table-cell>
          <table:table-cell/>
          <table:table-cell table:style-name="ce2" office:value-type="date" office:date-value="2015-08-06">
            <text:p>8/6/2015</text:p>
          </table:table-cell>
          <table:table-cell table:number-columns-repeated="1010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tt6156584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32">
            <text:p>332</text:p>
          </table:table-cell>
          <table:table-cell office:value-type="string">
            <text:p>Snowpiercer</text:p>
          </table:table-cell>
          <table:table-cell office:value-type="string">
            <text:p>Snowpiercer</text:p>
          </table:table-cell>
          <table:table-cell office:value-type="string">
            <text:p>tvSeries</text:p>
          </table:table-cell>
          <table:table-cell table:formula="of:=IF(LEFT([.L343];FIND(&quot;(&quot;;[.L343])-2)=[.F34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0">
            <text:p>2020</text:p>
          </table:table-cell>
          <table:table-cell office:value-type="string">
            <text:p>Snowpiercer (TV Series 2020–2023)</text:p>
          </table:table-cell>
          <table:table-cell/>
          <table:table-cell table:style-name="ce2" office:value-type="date" office:date-value="2020-05-17">
            <text:p>5/17/2020</text:p>
          </table:table-cell>
          <table:table-cell table:number-columns-repeated="1010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tt559214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33">
            <text:p>333</text:p>
          </table:table-cell>
          <table:table-cell table:number-columns-repeated="2" office:value-type="string">
            <text:p>Speechless</text:p>
          </table:table-cell>
          <table:table-cell office:value-type="string">
            <text:p>tvSeries</text:p>
          </table:table-cell>
          <table:table-cell table:formula="of:=IF(LEFT([.L344];FIND(&quot;(&quot;;[.L344])-2)=[.F344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6">
            <text:p>2016</text:p>
          </table:table-cell>
          <table:table-cell office:value-type="string">
            <text:p>Speechless (TV Series 2016–2019)</text:p>
          </table:table-cell>
          <table:table-cell/>
          <table:table-cell table:style-name="ce2" office:value-type="date" office:date-value="2016-09-21">
            <text:p>9/21/2016</text:p>
          </table:table-cell>
          <table:table-cell table:number-columns-repeated="1010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tt649223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34">
            <text:p>334</text:p>
          </table:table-cell>
          <table:table-cell table:number-columns-repeated="2" office:value-type="string">
            <text:p>Splitting Up Together</text:p>
          </table:table-cell>
          <table:table-cell office:value-type="string">
            <text:p>tvSeries</text:p>
          </table:table-cell>
          <table:table-cell table:formula="of:=IF(LEFT([.L345];FIND(&quot;(&quot;;[.L345])-2)=[.F345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8">
            <text:p>2018</text:p>
          </table:table-cell>
          <table:table-cell office:value-type="string">
            <text:p>Splitting Up Together (TV Series 2018–2019)</text:p>
          </table:table-cell>
          <table:table-cell/>
          <table:table-cell table:style-name="ce2" office:value-type="date" office:date-value="2018-03-27">
            <text:p>3/27/2018</text:p>
          </table:table-cell>
          <table:table-cell table:number-columns-repeated="1010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tt5171438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Star Trek: Discovery</text:p>
          </table:table-cell>
          <table:table-cell office:value-type="string">
            <text:p>tvSeries</text:p>
          </table:table-cell>
          <table:table-cell table:formula="of:=IF(LEFT([.L346];FIND(&quot;(&quot;;[.L346])-2)=[.F346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Star Trek: Discovery (TV Series 2017–2024)</text:p>
          </table:table-cell>
          <table:table-cell/>
          <table:table-cell table:style-name="ce2" office:value-type="date" office:date-value="2017-09-19">
            <text:p>9/19/2017</text:p>
          </table:table-cell>
          <table:table-cell table:number-columns-repeated="1010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tt011848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36">
            <text:p>336</text:p>
          </table:table-cell>
          <table:table-cell office:value-type="string">
            <text:p>Stargate SG-1</text:p>
          </table:table-cell>
          <table:table-cell office:value-type="string">
            <text:p>Stargate SG-1</text:p>
          </table:table-cell>
          <table:table-cell office:value-type="string">
            <text:p>tvSeries</text:p>
          </table:table-cell>
          <table:table-cell table:formula="of:=IF(LEFT([.L347];FIND(&quot;(&quot;;[.L347])-2)=[.F347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1997">
            <text:p>1997</text:p>
          </table:table-cell>
          <table:table-cell office:value-type="string">
            <text:p>Stargate SG-1 (TV Series 1997–2007)</text:p>
          </table:table-cell>
          <table:table-cell/>
          <table:table-cell table:style-name="ce2" office:value-type="date" office:date-value="1997-07-27">
            <text:p>7/27/1997</text:p>
          </table:table-cell>
          <table:table-cell table:number-columns-repeated="1010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tt872288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37">
            <text:p>337</text:p>
          </table:table-cell>
          <table:table-cell office:value-type="string">
            <text:p>Stargirl</text:p>
          </table:table-cell>
          <table:table-cell office:value-type="string">
            <text:p>Stargirl</text:p>
          </table:table-cell>
          <table:table-cell office:value-type="string">
            <text:p>tvSeries</text:p>
          </table:table-cell>
          <table:table-cell table:formula="of:=IF(LEFT([.L348];FIND(&quot;(&quot;;[.L348])-2)=[.F348];&quot;&quot;;&quot;note&quot;)">
            <text:p/>
          </table:table-cell>
          <table:table-cell office:value-type="float" office:value="566">
            <text:p>566</text:p>
          </table:table-cell>
          <table:table-cell office:value-type="float" office:value="2020">
            <text:p>2020</text:p>
          </table:table-cell>
          <table:table-cell office:value-type="string">
            <text:p>Stargirl (TV Series 2020–2022)</text:p>
          </table:table-cell>
          <table:table-cell/>
          <table:table-cell table:style-name="ce2" office:value-type="date" office:date-value="2020-05-18">
            <text:p>5/18/2020</text:p>
          </table:table-cell>
          <table:table-cell table:number-columns-repeated="10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tt870828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38">
            <text:p>338</text:p>
          </table:table-cell>
          <table:table-cell office:value-type="string">
            <text:p>State of the Union</text:p>
          </table:table-cell>
          <table:table-cell office:value-type="string">
            <text:p>State Of The Union</text:p>
          </table:table-cell>
          <table:table-cell office:value-type="string">
            <text:p>tvSeries</text:p>
          </table:table-cell>
          <table:table-cell table:formula="of:=IF(LEFT([.L349];FIND(&quot;(&quot;;[.L349])-2)=[.F349];&quot;&quot;;&quot;note&quot;)">
            <text:p/>
          </table:table-cell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string">
            <text:p>State of the Union (TV Series 2019–2022)</text:p>
          </table:table-cell>
          <table:table-cell/>
          <table:table-cell table:style-name="ce2" office:value-type="date" office:date-value="2019-05-06">
            <text:p>5/6/2019</text:p>
          </table:table-cell>
          <table:table-cell table:number-columns-repeated="1010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tt487848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39">
            <text:p>339</text:p>
          </table:table-cell>
          <table:table-cell table:number-columns-repeated="2" office:value-type="string">
            <text:p>Stateless</text:p>
          </table:table-cell>
          <table:table-cell office:value-type="string">
            <text:p>tvMiniSeries</text:p>
          </table:table-cell>
          <table:table-cell table:formula="of:=IF(LEFT([.L350];FIND(&quot;(&quot;;[.L350])-2)=[.F350];&quot;&quot;;&quot;note&quot;)">
            <text:p/>
          </table:table-cell>
          <table:table-cell office:value-type="float" office:value="316">
            <text:p>316</text:p>
          </table:table-cell>
          <table:table-cell office:value-type="float" office:value="2020">
            <text:p>2020</text:p>
          </table:table-cell>
          <table:table-cell office:value-type="string">
            <text:p>Stateless (TV Mini Series 2020)</text:p>
          </table:table-cell>
          <table:table-cell/>
          <table:table-cell table:style-name="ce2" office:value-type="date" office:date-value="2020-02-29">
            <text:p>2/29/2020</text:p>
          </table:table-cell>
          <table:table-cell table:number-columns-repeated="1010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tt1057423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40">
            <text:p>340</text:p>
          </table:table-cell>
          <table:table-cell table:number-columns-repeated="2" office:value-type="string">
            <text:p>Station Eleven</text:p>
          </table:table-cell>
          <table:table-cell office:value-type="string">
            <text:p>tvMiniSeries</text:p>
          </table:table-cell>
          <table:table-cell table:formula="of:=IF(LEFT([.L351];FIND(&quot;(&quot;;[.L351])-2)=[.F351];&quot;&quot;;&quot;note&quot;)">
            <text:p/>
          </table:table-cell>
          <table:table-cell office:value-type="float" office:value="507">
            <text:p>507</text:p>
          </table:table-cell>
          <table:table-cell office:value-type="float" office:value="2021">
            <text:p>2021</text:p>
          </table:table-cell>
          <table:table-cell office:value-type="string">
            <text:p>Station Eleven (TV Mini Series 2021–2022)</text:p>
          </table:table-cell>
          <table:table-cell/>
          <table:table-cell table:style-name="ce2" office:value-type="date" office:date-value="2021-12-16">
            <text:p>12/16/2021</text:p>
          </table:table-cell>
          <table:table-cell table:number-columns-repeated="1010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tt1031306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41">
            <text:p>341</text:p>
          </table:table-cell>
          <table:table-cell office:value-type="string">
            <text:p>Stumptown</text:p>
          </table:table-cell>
          <table:table-cell office:value-type="string">
            <text:p>Stumptown</text:p>
          </table:table-cell>
          <table:table-cell office:value-type="string">
            <text:p>tvSeries</text:p>
          </table:table-cell>
          <table:table-cell table:formula="of:=IF(LEFT([.L352];FIND(&quot;(&quot;;[.L352])-2)=[.F352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9">
            <text:p>2019</text:p>
          </table:table-cell>
          <table:table-cell office:value-type="string">
            <text:p>Stumptown (TV Series 2019–2020)</text:p>
          </table:table-cell>
          <table:table-cell/>
          <table:table-cell table:style-name="ce2" office:value-type="date" office:date-value="2019-09-25">
            <text:p>9/25/2019</text:p>
          </table:table-cell>
          <table:table-cell table:number-columns-repeated="1010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t1632701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42">
            <text:p>342</text:p>
          </table:table-cell>
          <table:table-cell table:number-columns-repeated="2" office:value-type="string">
            <text:p>Suits</text:p>
          </table:table-cell>
          <table:table-cell office:value-type="string">
            <text:p>tvSeries</text:p>
          </table:table-cell>
          <table:table-cell table:formula="of:=IF(LEFT([.L353];FIND(&quot;(&quot;;[.L353])-2)=[.F353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1">
            <text:p>2011</text:p>
          </table:table-cell>
          <table:table-cell office:value-type="string">
            <text:p>Suits (TV Series 2011–2019)</text:p>
          </table:table-cell>
          <table:table-cell/>
          <table:table-cell table:style-name="ce2" office:value-type="date" office:date-value="2011-06-23">
            <text:p>6/23/2011</text:p>
          </table:table-cell>
          <table:table-cell table:number-columns-repeated="1010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tt1117300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43">
            <text:p>343</text:p>
          </table:table-cell>
          <table:table-cell table:number-columns-repeated="2" office:value-type="string">
            <text:p>Super Pumped</text:p>
          </table:table-cell>
          <table:table-cell office:value-type="string">
            <text:p>tvSeries</text:p>
          </table:table-cell>
          <table:table-cell table:formula="of:=IF(LEFT([.L354];FIND(&quot;(&quot;;[.L354])-2)=[.F35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office:value-type="string">
            <text:p>Super Pumped (TV Series 2022– )</text:p>
          </table:table-cell>
          <table:table-cell/>
          <table:table-cell table:style-name="ce2" office:value-type="date" office:date-value="2022-02-27">
            <text:p>2/27/2022</text:p>
          </table:table-cell>
          <table:table-cell table:number-columns-repeated="1010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tt401645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44">
            <text:p>344</text:p>
          </table:table-cell>
          <table:table-cell office:value-type="string">
            <text:p>Supergirl</text:p>
          </table:table-cell>
          <table:table-cell office:value-type="string">
            <text:p>Supergirl</text:p>
          </table:table-cell>
          <table:table-cell office:value-type="string">
            <text:p>tvSeries</text:p>
          </table:table-cell>
          <table:table-cell table:formula="of:=IF(LEFT([.L355];FIND(&quot;(&quot;;[.L355])-2)=[.F355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Supergirl (TV Series 2015–2021)</text:p>
          </table:table-cell>
          <table:table-cell/>
          <table:table-cell table:style-name="ce2" office:value-type="date" office:date-value="2015-07-11">
            <text:p>7/11/2015</text:p>
          </table:table-cell>
          <table:table-cell table:number-columns-repeated="1010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tt1119230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45">
            <text:p>345</text:p>
          </table:table-cell>
          <table:table-cell table:number-columns-repeated="2" office:value-type="string">
            <text:p>Superman &amp; Lois</text:p>
          </table:table-cell>
          <table:table-cell office:value-type="string">
            <text:p>tvSeries</text:p>
          </table:table-cell>
          <table:table-cell table:formula="of:=IF(LEFT([.L356];FIND(&quot;(&quot;;[.L356])-2)=[.F356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21">
            <text:p>2021</text:p>
          </table:table-cell>
          <table:table-cell office:value-type="string">
            <text:p>Superman &amp; Lois (TV Series 2021– )</text:p>
          </table:table-cell>
          <table:table-cell/>
          <table:table-cell table:style-name="ce2" office:value-type="date" office:date-value="2021-02-22">
            <text:p>2/22/2021</text:p>
          </table:table-cell>
          <table:table-cell table:number-columns-repeated="1010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tt1369470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46">
            <text:p>346</text:p>
          </table:table-cell>
          <table:table-cell table:number-columns-repeated="2" office:value-type="string">
            <text:p>Surface</text:p>
          </table:table-cell>
          <table:table-cell office:value-type="string">
            <text:p>tvSeries</text:p>
          </table:table-cell>
          <table:table-cell table:formula="of:=IF(LEFT([.L357];FIND(&quot;(&quot;;[.L357])-2)=[.F357];&quot;&quot;;&quot;note&quot;)">
            <text:p/>
          </table:table-cell>
          <table:table-cell office:value-type="float" office:value="48">
            <text:p>48</text:p>
          </table:table-cell>
          <table:table-cell office:value-type="float" office:value="2022">
            <text:p>2022</text:p>
          </table:table-cell>
          <table:table-cell office:value-type="string">
            <text:p>Surface (TV Series 2022– )</text:p>
          </table:table-cell>
          <table:table-cell/>
          <table:table-cell table:style-name="ce2" office:value-type="date" office:date-value="2022-07-29">
            <text:p>7/29/2022</text:p>
          </table:table-cell>
          <table:table-cell table:number-columns-repeated="1010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t1104104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47">
            <text:p>347</text:p>
          </table:table-cell>
          <table:table-cell table:number-columns-repeated="2" office:value-type="string">
            <text:p>Survive</text:p>
          </table:table-cell>
          <table:table-cell office:value-type="string">
            <text:p>tvMiniSeries</text:p>
          </table:table-cell>
          <table:table-cell table:formula="of:=IF(LEFT([.L358];FIND(&quot;(&quot;;[.L358])-2)=[.F358];&quot;&quot;;&quot;note&quot;)">
            <text:p/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  <table:table-cell office:value-type="string">
            <text:p>Survive (TV Mini Series 2020)</text:p>
          </table:table-cell>
          <table:table-cell/>
          <table:table-cell table:style-name="ce2" office:value-type="date" office:date-value="2020-04-06">
            <text:p>4/6/2020</text:p>
          </table:table-cell>
          <table:table-cell table:number-columns-repeated="1010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tt239548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48">
            <text:p>348</text:p>
          </table:table-cell>
          <table:table-cell table:number-columns-repeated="2" office:value-type="string">
            <text:p>Surviving Jack</text:p>
          </table:table-cell>
          <table:table-cell office:value-type="string">
            <text:p>tvSeries</text:p>
          </table:table-cell>
          <table:table-cell table:formula="of:=IF(LEFT([.L359];FIND(&quot;(&quot;;[.L359])-2)=[.F359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4">
            <text:p>2014</text:p>
          </table:table-cell>
          <table:table-cell office:value-type="string">
            <text:p>Surviving Jack (TV Series 2014)</text:p>
          </table:table-cell>
          <table:table-cell/>
          <table:table-cell table:style-name="ce2" office:value-type="date" office:date-value="2014-03-27">
            <text:p>3/27/2014</text:p>
          </table:table-cell>
          <table:table-cell table:number-columns-repeated="1010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tt836285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49">
            <text:p>349</text:p>
          </table:table-cell>
          <table:table-cell table:number-columns-repeated="2" office:value-type="string">
            <text:p>Swamp Thing</text:p>
          </table:table-cell>
          <table:table-cell office:value-type="string">
            <text:p>tvSeries</text:p>
          </table:table-cell>
          <table:table-cell table:formula="of:=IF(LEFT([.L360];FIND(&quot;(&quot;;[.L360])-2)=[.F36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Swamp Thing (TV Series 2019)</text:p>
          </table:table-cell>
          <table:table-cell/>
          <table:table-cell table:style-name="ce2" office:value-type="date" office:date-value="2019-05-31">
            <text:p>5/31/2019</text:p>
          </table:table-cell>
          <table:table-cell table:number-columns-repeated="1010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tt1280998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50">
            <text:p>350</text:p>
          </table:table-cell>
          <table:table-cell table:number-columns-repeated="2" office:value-type="string">
            <text:p>Sweet Tooth</text:p>
          </table:table-cell>
          <table:table-cell office:value-type="string">
            <text:p>tvSeries</text:p>
          </table:table-cell>
          <table:table-cell table:formula="of:=IF(LEFT([.L361];FIND(&quot;(&quot;;[.L361])-2)=[.F361];&quot;&quot;;&quot;note&quot;)">
            <text:p/>
          </table:table-cell>
          <table:table-cell office:value-type="float" office:value="50">
            <text:p>50</text:p>
          </table:table-cell>
          <table:table-cell office:value-type="float" office:value="2021">
            <text:p>2021</text:p>
          </table:table-cell>
          <table:table-cell office:value-type="string">
            <text:p>Sweet Tooth (TV Series 2021– )</text:p>
          </table:table-cell>
          <table:table-cell/>
          <table:table-cell table:style-name="ce2" office:value-type="date" office:date-value="2021-06-04">
            <text:p>6/4/2021</text:p>
          </table:table-cell>
          <table:table-cell table:number-columns-repeated="1010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tt1134368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51">
            <text:p>351</text:p>
          </table:table-cell>
          <table:table-cell office:value-type="string">
            <text:p>Swimming with Sharks</text:p>
          </table:table-cell>
          <table:table-cell office:value-type="string">
            <text:p>Swimming With Sharks</text:p>
          </table:table-cell>
          <table:table-cell office:value-type="string">
            <text:p>tvSeries</text:p>
          </table:table-cell>
          <table:table-cell table:formula="of:=IF(LEFT([.L362];FIND(&quot;(&quot;;[.L362])-2)=[.F362];&quot;&quot;;&quot;note&quot;)">
            <text:p/>
          </table:table-cell>
          <table:table-cell office:value-type="float" office:value="52">
            <text:p>52</text:p>
          </table:table-cell>
          <table:table-cell office:value-type="float" office:value="2022">
            <text:p>2022</text:p>
          </table:table-cell>
          <table:table-cell office:value-type="string">
            <text:p>Swimming with Sharks (TV Series 2022– )</text:p>
          </table:table-cell>
          <table:table-cell/>
          <table:table-cell table:style-name="ce2" office:value-type="date" office:date-value="2022-03-14">
            <text:p>3/14/2022</text:p>
          </table:table-cell>
          <table:table-cell table:number-columns-repeated="1010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tt561286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52">
            <text:p>352</text:p>
          </table:table-cell>
          <table:table-cell table:number-columns-repeated="2" office:value-type="string">
            <text:p>Take Two</text:p>
          </table:table-cell>
          <table:table-cell office:value-type="string">
            <text:p>tvSeries</text:p>
          </table:table-cell>
          <table:table-cell table:formula="of:=IF(LEFT([.L363];FIND(&quot;(&quot;;[.L363])-2)=[.F363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Take Two (TV Series 2018)</text:p>
          </table:table-cell>
          <table:table-cell/>
          <table:table-cell table:style-name="ce2" office:value-type="date" office:date-value="2018-06-21">
            <text:p>6/21/2018</text:p>
          </table:table-cell>
          <table:table-cell table:number-columns-repeated="1010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tt708726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53">
            <text:p>353</text:p>
          </table:table-cell>
          <table:table-cell table:number-columns-repeated="2" office:value-type="string">
            <text:p>Tales of the City</text:p>
          </table:table-cell>
          <table:table-cell office:value-type="string">
            <text:p>tvSeries</text:p>
          </table:table-cell>
          <table:table-cell table:formula="of:=IF(LEFT([.L364];FIND(&quot;(&quot;;[.L364])-2)=[.F36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Tales of the City (TV Series 2019)</text:p>
          </table:table-cell>
          <table:table-cell/>
          <table:table-cell table:style-name="ce2" office:value-type="date" office:date-value="2019-04-10">
            <text:p>4/10/2019</text:p>
          </table:table-cell>
          <table:table-cell table:number-columns-repeated="1010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tt302750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54">
            <text:p>354</text:p>
          </table:table-cell>
          <table:table-cell table:number-columns-repeated="2" office:value-type="string">
            <text:p>Taxi Brooklyn</text:p>
          </table:table-cell>
          <table:table-cell office:value-type="string">
            <text:p>tvSeries</text:p>
          </table:table-cell>
          <table:table-cell table:formula="of:=IF(LEFT([.L365];FIND(&quot;(&quot;;[.L365])-2)=[.F365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4">
            <text:p>2014</text:p>
          </table:table-cell>
          <table:table-cell office:value-type="string">
            <text:p>Taxi Brooklyn (TV Series 2014)</text:p>
          </table:table-cell>
          <table:table-cell/>
          <table:table-cell table:style-name="ce2" office:value-type="date" office:date-value="2014-04-14">
            <text:p>4/14/2014</text:p>
          </table:table-cell>
          <table:table-cell table:number-columns-repeated="1010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tt156743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55">
            <text:p>355</text:p>
          </table:table-cell>
          <table:table-cell table:number-columns-repeated="2" office:value-type="string">
            <text:p>Teen Wolf</text:p>
          </table:table-cell>
          <table:table-cell office:value-type="string">
            <text:p>tvSeries</text:p>
          </table:table-cell>
          <table:table-cell table:formula="of:=IF(LEFT([.L366];FIND(&quot;(&quot;;[.L366])-2)=[.F366];&quot;&quot;;&quot;note&quot;)">
            <text:p/>
          </table:table-cell>
          <table:table-cell office:value-type="float" office:value="41">
            <text:p>41</text:p>
          </table:table-cell>
          <table:table-cell office:value-type="float" office:value="2011">
            <text:p>2011</text:p>
          </table:table-cell>
          <table:table-cell office:value-type="string">
            <text:p>Teen Wolf (TV Series 2011–2017)</text:p>
          </table:table-cell>
          <table:table-cell/>
          <table:table-cell table:style-name="ce2" office:value-type="date" office:date-value="2011-06-05">
            <text:p>6/5/2011</text:p>
          </table:table-cell>
          <table:table-cell table:number-columns-repeated="1010"/>
        </table:table-row>
        <table:table-row table:style-name="ro2">
          <table:table-cell office:value-type="float" office:value="476">
            <text:p>476</text:p>
          </table:table-cell>
          <table:table-cell office:value-type="string">
            <text:p>tt7695916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356">
            <text:p>356</text:p>
          </table:table-cell>
          <table:table-cell table:number-columns-repeated="2" office:value-type="string">
            <text:p>Tell Me a Story</text:p>
          </table:table-cell>
          <table:table-cell office:value-type="string">
            <text:p>tvSeries</text:p>
          </table:table-cell>
          <table:table-cell table:formula="of:=IF(LEFT([.L367];FIND(&quot;(&quot;;[.L367])-2)=[.F367];&quot;&quot;;&quot;note&quot;)">
            <text:p/>
          </table:table-cell>
          <table:table-cell office:value-type="float" office:value="52">
            <text:p>52</text:p>
          </table:table-cell>
          <table:table-cell office:value-type="float" office:value="2018">
            <text:p>2018</text:p>
          </table:table-cell>
          <table:table-cell office:value-type="string">
            <text:p>Tell Me a Story (TV Series 2018–2020)</text:p>
          </table:table-cell>
          <table:table-cell/>
          <table:table-cell table:style-name="ce2" office:value-type="date" office:date-value="2018-10-30">
            <text:p>10/30/201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Ten Percent</text:p>
          </table:table-cell>
          <table:table-cell/>
          <table:table-cell table:formula="of:=IF(LEFT([.L368];FIND(&quot;(&quot;;[.L368])-2)=[.F368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tt0851851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357">
            <text:p>357</text:p>
          </table:table-cell>
          <table:table-cell office:value-type="string">
            <text:p>Terminator: The Sarah Connor Chronicles</text:p>
          </table:table-cell>
          <table:table-cell office:value-type="string">
            <text:p>Terminator: The Sarah Connor Chronicles</text:p>
          </table:table-cell>
          <table:table-cell office:value-type="string">
            <text:p>tvSeries</text:p>
          </table:table-cell>
          <table:table-cell table:formula="of:=IF(LEFT([.L369];FIND(&quot;(&quot;;[.L369])-2)=[.F36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8">
            <text:p>2008</text:p>
          </table:table-cell>
          <table:table-cell office:value-type="string">
            <text:p>Terminator: The Sarah Connor Chronicles (TV Series 2008–2009)</text:p>
          </table:table-cell>
          <table:table-cell/>
          <table:table-cell table:style-name="ce2" office:value-type="date" office:date-value="2008-01-13">
            <text:p>1/13/2008</text:p>
          </table:table-cell>
          <table:table-cell table:number-columns-repeated="1010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tt1641349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58">
            <text:p>358</text:p>
          </table:table-cell>
          <table:table-cell table:number-columns-repeated="2" office:value-type="string">
            <text:p>Terra Nova</text:p>
          </table:table-cell>
          <table:table-cell office:value-type="string">
            <text:p>tvSeries</text:p>
          </table:table-cell>
          <table:table-cell table:formula="of:=IF(LEFT([.L370];FIND(&quot;(&quot;;[.L370])-2)=[.F370];&quot;&quot;;&quot;note&quot;)">
            <text:p/>
          </table:table-cell>
          <table:table-cell office:value-type="float" office:value="46">
            <text:p>46</text:p>
          </table:table-cell>
          <table:table-cell office:value-type="float" office:value="2011">
            <text:p>2011</text:p>
          </table:table-cell>
          <table:table-cell office:value-type="string">
            <text:p>Terra Nova (TV Series 2011)</text:p>
          </table:table-cell>
          <table:table-cell/>
          <table:table-cell table:style-name="ce2" office:value-type="date" office:date-value="2011-07-23">
            <text:p>7/23/2011</text:p>
          </table:table-cell>
          <table:table-cell table:number-columns-repeated="1010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tt1559107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That '90s Show</text:p>
          </table:table-cell>
          <table:table-cell office:value-type="string">
            <text:p>tvSeries</text:p>
          </table:table-cell>
          <table:table-cell table:formula="of:=IF(LEFT([.L371];FIND(&quot;(&quot;;[.L371])-2)=[.F371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hat '90s Show (TV Series 2023– )</text:p>
          </table:table-cell>
          <table:table-cell/>
          <table:table-cell table:style-name="ce2" office:value-type="date" office:date-value="2023-01-19">
            <text:p>1/19/202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The $treet</text:p>
          </table:table-cell>
          <table:table-cell/>
          <table:table-cell table:formula="of:=IF(LEFT([.L372];FIND(&quot;(&quot;;[.L372])-2)=[.F372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tt266104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The 100</text:p>
          </table:table-cell>
          <table:table-cell office:value-type="string">
            <text:p>tvSeries</text:p>
          </table:table-cell>
          <table:table-cell table:formula="of:=IF(LEFT([.L373];FIND(&quot;(&quot;;[.L373])-2)=[.F373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4">
            <text:p>2014</text:p>
          </table:table-cell>
          <table:table-cell office:value-type="string">
            <text:p>The 100 (TV Series 2014–2020)</text:p>
          </table:table-cell>
          <table:table-cell/>
          <table:table-cell table:style-name="ce2" office:value-type="date" office:date-value="2014-03-19">
            <text:p>3/19/2014</text:p>
          </table:table-cell>
          <table:table-cell table:number-columns-repeated="1010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tt868294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61">
            <text:p>361</text:p>
          </table:table-cell>
          <table:table-cell table:number-columns-repeated="2" office:value-type="string">
            <text:p>The Act</text:p>
          </table:table-cell>
          <table:table-cell office:value-type="string">
            <text:p>tvMiniSeries</text:p>
          </table:table-cell>
          <table:table-cell table:formula="of:=IF(LEFT([.L374];FIND(&quot;(&quot;;[.L374])-2)=[.F374];&quot;&quot;;&quot;note&quot;)">
            <text:p/>
          </table:table-cell>
          <table:table-cell office:value-type="float" office:value="425">
            <text:p>425</text:p>
          </table:table-cell>
          <table:table-cell office:value-type="float" office:value="2019">
            <text:p>2019</text:p>
          </table:table-cell>
          <table:table-cell office:value-type="string">
            <text:p>The Act (TV Mini Series 2019)</text:p>
          </table:table-cell>
          <table:table-cell/>
          <table:table-cell table:style-name="ce2" office:value-type="date" office:date-value="2019-03-20">
            <text:p>3/20/2019</text:p>
          </table:table-cell>
          <table:table-cell table:number-columns-repeated="1010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tt269911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62">
            <text:p>362</text:p>
          </table:table-cell>
          <table:table-cell table:number-columns-repeated="2" office:value-type="string">
            <text:p>The Affair</text:p>
          </table:table-cell>
          <table:table-cell office:value-type="string">
            <text:p>tvSeries</text:p>
          </table:table-cell>
          <table:table-cell table:formula="of:=IF(LEFT([.L375];FIND(&quot;(&quot;;[.L375])-2)=[.F37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4">
            <text:p>2014</text:p>
          </table:table-cell>
          <table:table-cell office:value-type="string">
            <text:p>The Affair (TV Series 2014–2019)</text:p>
          </table:table-cell>
          <table:table-cell/>
          <table:table-cell table:style-name="ce2" office:value-type="date" office:date-value="2014-10-12">
            <text:p>10/12/2014</text:p>
          </table:table-cell>
          <table:table-cell table:number-columns-repeated="1010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tt1261421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63">
            <text:p>363</text:p>
          </table:table-cell>
          <table:table-cell office:value-type="string">
            <text:p>The Afterparty</text:p>
          </table:table-cell>
          <table:table-cell office:value-type="string">
            <text:p>The Afterparty</text:p>
          </table:table-cell>
          <table:table-cell office:value-type="string">
            <text:p>tvSeries</text:p>
          </table:table-cell>
          <table:table-cell table:formula="of:=IF(LEFT([.L376];FIND(&quot;(&quot;;[.L376])-2)=[.F376];&quot;&quot;;&quot;note&quot;)">
            <text:p/>
          </table:table-cell>
          <table:table-cell office:value-type="float" office:value="35">
            <text:p>35</text:p>
          </table:table-cell>
          <table:table-cell office:value-type="float" office:value="2022">
            <text:p>2022</text:p>
          </table:table-cell>
          <table:table-cell office:value-type="string">
            <text:p>The Afterparty (TV Series 2022– )</text:p>
          </table:table-cell>
          <table:table-cell/>
          <table:table-cell table:style-name="ce2" office:value-type="date" office:date-value="2022-01-28">
            <text:p>1/28/2022</text:p>
          </table:table-cell>
          <table:table-cell table:number-columns-repeated="1010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tt2149175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64">
            <text:p>364</text:p>
          </table:table-cell>
          <table:table-cell table:number-columns-repeated="2" office:value-type="string">
            <text:p>The Americans</text:p>
          </table:table-cell>
          <table:table-cell office:value-type="string">
            <text:p>tvSeries</text:p>
          </table:table-cell>
          <table:table-cell table:formula="of:=IF(LEFT([.L377];FIND(&quot;(&quot;;[.L377])-2)=[.F377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3">
            <text:p>2013</text:p>
          </table:table-cell>
          <table:table-cell office:value-type="string">
            <text:p>The Americans (TV Series 2013–2018)</text:p>
          </table:table-cell>
          <table:table-cell/>
          <table:table-cell table:style-name="ce2" office:value-type="date" office:date-value="2013-01-30">
            <text:p>1/30/2013</text:p>
          </table:table-cell>
          <table:table-cell table:number-columns-repeated="1010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tt494128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65">
            <text:p>365</text:p>
          </table:table-cell>
          <table:table-cell table:number-columns-repeated="2" office:value-type="string">
            <text:p>The Arrangement</text:p>
          </table:table-cell>
          <table:table-cell office:value-type="string">
            <text:p>tvSeries</text:p>
          </table:table-cell>
          <table:table-cell table:formula="of:=IF(LEFT([.L378];FIND(&quot;(&quot;;[.L378])-2)=[.F37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The Arrangement (TV Series 2017–2018)</text:p>
          </table:table-cell>
          <table:table-cell/>
          <table:table-cell table:style-name="ce2" office:value-type="date" office:date-value="2017-03-05">
            <text:p>3/5/2017</text:p>
          </table:table-cell>
          <table:table-cell table:number-columns-repeated="1010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tt0354271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66">
            <text:p>366</text:p>
          </table:table-cell>
          <table:table-cell office:value-type="string">
            <text:p>The Basil Brush Show</text:p>
          </table:table-cell>
          <table:table-cell office:value-type="string">
            <text:p>The Basil Brush Show (TV Series 2002–2007)</text:p>
          </table:table-cell>
          <table:table-cell office:value-type="string">
            <text:p>tvSeries</text:p>
          </table:table-cell>
          <table:table-cell table:formula="of:=IF(LEFT([.L379];FIND(&quot;(&quot;;[.L379])-2)=[.F379];&quot;&quot;;&quot;note&quot;)">
            <text:p/>
          </table:table-cell>
          <table:table-cell office:value-type="float" office:value="25">
            <text:p>25</text:p>
          </table:table-cell>
          <table:table-cell office:value-type="float" office:value="2002">
            <text:p>2002</text:p>
          </table:table-cell>
          <table:table-cell office:value-type="string">
            <text:p>The Basil Brush Show (TV Series 2002–2007)</text:p>
          </table:table-cell>
          <table:table-cell/>
          <table:table-cell table:style-name="ce2" office:value-type="date" office:date-value="2002-10-04">
            <text:p>10/4/2002</text:p>
          </table:table-cell>
          <table:table-cell table:number-columns-repeated="1010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tt2340298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67">
            <text:p>367</text:p>
          </table:table-cell>
          <table:table-cell table:number-columns-repeated="2" office:value-type="string">
            <text:p>The Beauty Inside</text:p>
          </table:table-cell>
          <table:table-cell office:value-type="string">
            <text:p>tvMiniSeries</text:p>
          </table:table-cell>
          <table:table-cell table:formula="of:=IF(LEFT([.L380];FIND(&quot;(&quot;;[.L380])-2)=[.F380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2">
            <text:p>2012</text:p>
          </table:table-cell>
          <table:table-cell office:value-type="string">
            <text:p>The Beauty Inside (TV Mini Series 2012)</text:p>
          </table:table-cell>
          <table:table-cell/>
          <table:table-cell table:style-name="ce2" office:value-type="date" office:date-value="2012-08-15">
            <text:p>8/15/2012</text:p>
          </table:table-cell>
          <table:table-cell table:number-columns-repeated="1010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t089826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68">
            <text:p>368</text:p>
          </table:table-cell>
          <table:table-cell table:number-columns-repeated="2" office:value-type="string">
            <text:p>The Big Bang Theory</text:p>
          </table:table-cell>
          <table:table-cell office:value-type="string">
            <text:p>tvSeries</text:p>
          </table:table-cell>
          <table:table-cell table:formula="of:=IF(LEFT([.L381];FIND(&quot;(&quot;;[.L381])-2)=[.F381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07">
            <text:p>2007</text:p>
          </table:table-cell>
          <table:table-cell office:value-type="string">
            <text:p>The Big Bang Theory (TV Series 2007–2019)</text:p>
          </table:table-cell>
          <table:table-cell/>
          <table:table-cell table:style-name="ce2" office:value-type="date" office:date-value="2006-05-01">
            <text:p>5/1/2006</text:p>
          </table:table-cell>
          <table:table-cell table:number-columns-repeated="1010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tt092673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69">
            <text:p>369</text:p>
          </table:table-cell>
          <table:table-cell office:value-type="string">
            <text:p>The Bill Engvall Show</text:p>
          </table:table-cell>
          <table:table-cell office:value-type="string">
            <text:p>The Bill Engvall Show</text:p>
          </table:table-cell>
          <table:table-cell office:value-type="string">
            <text:p>tvSeries</text:p>
          </table:table-cell>
          <table:table-cell table:formula="of:=IF(LEFT([.L382];FIND(&quot;(&quot;;[.L382])-2)=[.F382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07">
            <text:p>2007</text:p>
          </table:table-cell>
          <table:table-cell office:value-type="string">
            <text:p>The Bill Engvall Show (TV Series 2007–2009)</text:p>
          </table:table-cell>
          <table:table-cell/>
          <table:table-cell table:style-name="ce2" office:value-type="date" office:date-value="2007-07-17">
            <text:p>7/17/2007</text:p>
          </table:table-cell>
          <table:table-cell table:number-columns-repeated="1010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tt559223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70">
            <text:p>370</text:p>
          </table:table-cell>
          <table:table-cell table:number-columns-repeated="2" office:value-type="string">
            <text:p>The Blacklist: Redemption</text:p>
          </table:table-cell>
          <table:table-cell office:value-type="string">
            <text:p>tvSeries</text:p>
          </table:table-cell>
          <table:table-cell table:formula="of:=IF(LEFT([.L383];FIND(&quot;(&quot;;[.L383])-2)=[.F383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7">
            <text:p>2017</text:p>
          </table:table-cell>
          <table:table-cell office:value-type="string">
            <text:p>The Blacklist: Redemption (TV Series 2017)</text:p>
          </table:table-cell>
          <table:table-cell/>
          <table:table-cell table:style-name="ce2" office:value-type="date" office:date-value="2017-02-23">
            <text:p>2/23/201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The Boys</text:p>
          </table:table-cell>
          <table:table-cell/>
          <table:table-cell table:formula="of:=IF(LEFT([.L384];FIND(&quot;(&quot;;[.L384])-2)=[.F384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tt1425005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The Celebrity Dating Game</text:p>
          </table:table-cell>
          <table:table-cell office:value-type="string">
            <text:p>tvSeries</text:p>
          </table:table-cell>
          <table:table-cell table:formula="of:=IF(LEFT([.L385];FIND(&quot;(&quot;;[.L385])-2)=[.F38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office:value-type="string">
            <text:p>The Celebrity Dating Game (TV Series 2021)</text:p>
          </table:table-cell>
          <table:table-cell/>
          <table:table-cell table:style-name="ce2" office:value-type="date" office:date-value="2021-06-14">
            <text:p>6/14/2021</text:p>
          </table:table-cell>
          <table:table-cell table:number-columns-repeated="1010"/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tt11834150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372">
            <text:p>372</text:p>
          </table:table-cell>
          <table:table-cell table:number-columns-repeated="2" office:value-type="string">
            <text:p>The Chair</text:p>
          </table:table-cell>
          <table:table-cell office:value-type="string">
            <text:p>tvSeries</text:p>
          </table:table-cell>
          <table:table-cell table:formula="of:=IF(LEFT([.L386];FIND(&quot;(&quot;;[.L386])-2)=[.F386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The Chair (TV Series 2021)</text:p>
          </table:table-cell>
          <table:table-cell/>
          <table:table-cell table:style-name="ce2" office:value-type="date" office:date-value="2021-08-20">
            <text:p>8/20/2021</text:p>
          </table:table-cell>
          <table:table-cell table:number-columns-repeated="1010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tt629470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73">
            <text:p>373</text:p>
          </table:table-cell>
          <table:table-cell table:number-columns-repeated="2" office:value-type="string">
            <text:p>The Chi</text:p>
          </table:table-cell>
          <table:table-cell office:value-type="string">
            <text:p>tvSeries</text:p>
          </table:table-cell>
          <table:table-cell table:formula="of:=IF(LEFT([.L387];FIND(&quot;(&quot;;[.L387])-2)=[.F38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The Chi (TV Series 2018– )</text:p>
          </table:table-cell>
          <table:table-cell/>
          <table:table-cell table:style-name="ce2" office:value-type="date" office:date-value="2018-01-07">
            <text:p>1/7/2018</text:p>
          </table:table-cell>
          <table:table-cell table:number-columns-repeated="1010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tt048408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74">
            <text:p>374</text:p>
          </table:table-cell>
          <table:table-cell table:number-columns-repeated="2" office:value-type="string">
            <text:p>The Class</text:p>
          </table:table-cell>
          <table:table-cell office:value-type="string">
            <text:p>tvSeries</text:p>
          </table:table-cell>
          <table:table-cell table:formula="of:=IF(LEFT([.L388];FIND(&quot;(&quot;;[.L388])-2)=[.F388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06">
            <text:p>2006</text:p>
          </table:table-cell>
          <table:table-cell office:value-type="string">
            <text:p>The Class (TV Series 2006–2007)</text:p>
          </table:table-cell>
          <table:table-cell/>
          <table:table-cell table:style-name="ce2" office:value-type="date" office:date-value="2006-09-18">
            <text:p>9/18/2006</text:p>
          </table:table-cell>
          <table:table-cell table:number-columns-repeated="1010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tt20259432</text:p>
          </table:table-cell>
          <table:table-cell table:number-columns-repeated="2" table:style-name="ce2" office:value-type="date" office:date-value="2023-08-19">
            <text:p>8/19/2023</text:p>
          </table:table-cell>
          <table:table-cell office:value-type="float" office:value="375">
            <text:p>375</text:p>
          </table:table-cell>
          <table:table-cell table:number-columns-repeated="2" office:value-type="string">
            <text:p>The Clearing</text:p>
          </table:table-cell>
          <table:table-cell office:value-type="string">
            <text:p>tvMiniSeries</text:p>
          </table:table-cell>
          <table:table-cell table:formula="of:=IF(LEFT([.L389];FIND(&quot;(&quot;;[.L389])-2)=[.F389];&quot;&quot;;&quot;note&quot;)">
            <text:p/>
          </table:table-cell>
          <table:table-cell/>
          <table:table-cell office:value-type="float" office:value="2023">
            <text:p>2023</text:p>
          </table:table-cell>
          <table:table-cell office:value-type="string">
            <text:p>The Clearing (TV Mini Series 2023)</text:p>
          </table:table-cell>
          <table:table-cell/>
          <table:table-cell table:style-name="ce2" office:value-type="date" office:date-value="2023-05-24">
            <text:p>5/24/2023</text:p>
          </table:table-cell>
          <table:table-cell table:number-columns-repeated="1010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tt271010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76">
            <text:p>376</text:p>
          </table:table-cell>
          <table:table-cell table:number-columns-repeated="2" office:value-type="string">
            <text:p>The Crazy Ones</text:p>
          </table:table-cell>
          <table:table-cell office:value-type="string">
            <text:p>tvSeries</text:p>
          </table:table-cell>
          <table:table-cell table:formula="of:=IF(LEFT([.L390];FIND(&quot;(&quot;;[.L390])-2)=[.F390];&quot;&quot;;&quot;note&quot;)">
            <text:p/>
          </table:table-cell>
          <table:table-cell office:value-type="float" office:value="20">
            <text:p>20</text:p>
          </table:table-cell>
          <table:table-cell office:value-type="float" office:value="2013">
            <text:p>2013</text:p>
          </table:table-cell>
          <table:table-cell office:value-type="string">
            <text:p>The Crazy Ones (TV Series 2013–2014)</text:p>
          </table:table-cell>
          <table:table-cell/>
          <table:table-cell table:style-name="ce2" office:value-type="date" office:date-value="2013-09-26">
            <text:p>9/26/2013</text:p>
          </table:table-cell>
          <table:table-cell table:number-columns-repeated="1010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tt14417718</text:p>
          </table:table-cell>
          <table:table-cell table:number-columns-repeated="2" table:style-name="ce2" office:value-type="date" office:date-value="2023-08-19">
            <text:p>8/19/2023</text:p>
          </table:table-cell>
          <table:table-cell office:value-type="float" office:value="377">
            <text:p>377</text:p>
          </table:table-cell>
          <table:table-cell table:number-columns-repeated="2" office:value-type="string">
            <text:p>The Crowded Room</text:p>
          </table:table-cell>
          <table:table-cell office:value-type="string">
            <text:p>tvMiniSeries</text:p>
          </table:table-cell>
          <table:table-cell table:formula="of:=IF(LEFT([.L391];FIND(&quot;(&quot;;[.L391])-2)=[.F391];&quot;&quot;;&quot;note&quot;)">
            <text:p/>
          </table:table-cell>
          <table:table-cell office:value-type="float" office:value="47">
            <text:p>47</text:p>
          </table:table-cell>
          <table:table-cell office:value-type="float" office:value="2023">
            <text:p>2023</text:p>
          </table:table-cell>
          <table:table-cell office:value-type="string">
            <text:p>The Crowded Room (TV Mini Series 2023)</text:p>
          </table:table-cell>
          <table:table-cell/>
          <table:table-cell table:style-name="ce2" office:value-type="date" office:date-value="2023-06-09">
            <text:p>6/9/2023</text:p>
          </table:table-cell>
          <table:table-cell table:number-columns-repeated="1010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tt478682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78">
            <text:p>378</text:p>
          </table:table-cell>
          <table:table-cell table:number-columns-repeated="2" office:value-type="string">
            <text:p>The Crown</text:p>
          </table:table-cell>
          <table:table-cell office:value-type="string">
            <text:p>tvSeries</text:p>
          </table:table-cell>
          <table:table-cell table:formula="of:=IF(LEFT([.L392];FIND(&quot;(&quot;;[.L392])-2)=[.F392];&quot;&quot;;&quot;note&quot;)">
            <text:p/>
          </table:table-cell>
          <table:table-cell office:value-type="float" office:value="58">
            <text:p>58</text:p>
          </table:table-cell>
          <table:table-cell office:value-type="float" office:value="2016">
            <text:p>2016</text:p>
          </table:table-cell>
          <table:table-cell office:value-type="string">
            <text:p>The Crown (TV Series 2016–2023)</text:p>
          </table:table-cell>
          <table:table-cell/>
          <table:table-cell table:style-name="ce2" office:value-type="date" office:date-value="2016-11-01">
            <text:p>11/1/2016</text:p>
          </table:table-cell>
          <table:table-cell table:number-columns-repeated="1010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tt499835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79">
            <text:p>379</text:p>
          </table:table-cell>
          <table:table-cell table:number-columns-repeated="2" office:value-type="string">
            <text:p>The Deuce</text:p>
          </table:table-cell>
          <table:table-cell office:value-type="string">
            <text:p>tvSeries</text:p>
          </table:table-cell>
          <table:table-cell table:formula="of:=IF(LEFT([.L393];FIND(&quot;(&quot;;[.L393])-2)=[.F39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The Deuce (TV Series 2017–2019)</text:p>
          </table:table-cell>
          <table:table-cell/>
          <table:table-cell table:style-name="ce2" office:value-type="date" office:date-value="2017-08-25">
            <text:p>8/25/2017</text:p>
          </table:table-cell>
          <table:table-cell table:number-columns-repeated="10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tt1437978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80">
            <text:p>380</text:p>
          </table:table-cell>
          <table:table-cell table:number-columns-repeated="2" office:value-type="string">
            <text:p>The Devil's Hour</text:p>
          </table:table-cell>
          <table:table-cell office:value-type="string">
            <text:p>tvSeries</text:p>
          </table:table-cell>
          <table:table-cell table:formula="of:=IF(LEFT([.L394];FIND(&quot;(&quot;;[.L394])-2)=[.F39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office:value-type="string">
            <text:p>The Devil's Hour (TV Series 2022– )</text:p>
          </table:table-cell>
          <table:table-cell/>
          <table:table-cell table:style-name="ce2" office:value-type="date" office:date-value="2022-10-27">
            <text:p>10/27/20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The Diplomat</text:p>
          </table:table-cell>
          <table:table-cell/>
          <table:table-cell table:formula="of:=IF(LEFT([.L395];FIND(&quot;(&quot;;[.L395])-2)=[.F395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tt1082725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81">
            <text:p>381</text:p>
          </table:table-cell>
          <table:table-cell table:number-columns-repeated="2" office:value-type="string">
            <text:p>The Drew Barrymore Show</text:p>
          </table:table-cell>
          <table:table-cell office:value-type="string">
            <text:p>tvSeries</text:p>
          </table:table-cell>
          <table:table-cell table:formula="of:=IF(LEFT([.L396];FIND(&quot;(&quot;;[.L396])-2)=[.F396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0">
            <text:p>2020</text:p>
          </table:table-cell>
          <table:table-cell office:value-type="string">
            <text:p>The Drew Barrymore Show (TV Series 2020– )</text:p>
          </table:table-cell>
          <table:table-cell/>
          <table:table-cell table:style-name="ce2" office:value-type="date" office:date-value="2020-09-14">
            <text:p>9/14/2020</text:p>
          </table:table-cell>
          <table:table-cell table:number-columns-repeated="1010"/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tt14507354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382">
            <text:p>382</text:p>
          </table:table-cell>
          <table:table-cell table:number-columns-repeated="2" office:value-type="string">
            <text:p>The Endgame</text:p>
          </table:table-cell>
          <table:table-cell office:value-type="string">
            <text:p>tvSeries</text:p>
          </table:table-cell>
          <table:table-cell table:formula="of:=IF(LEFT([.L397];FIND(&quot;(&quot;;[.L397])-2)=[.F397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22">
            <text:p>2022</text:p>
          </table:table-cell>
          <table:table-cell office:value-type="string">
            <text:p>The Endgame (TV Series 2022)</text:p>
          </table:table-cell>
          <table:table-cell/>
          <table:table-cell table:style-name="ce2" office:value-type="date" office:date-value="2022-02-21">
            <text:p>2/21/2022</text:p>
          </table:table-cell>
          <table:table-cell table:number-columns-repeated="1010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tt323085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83">
            <text:p>383</text:p>
          </table:table-cell>
          <table:table-cell table:number-columns-repeated="2" office:value-type="string">
            <text:p>The Expanse</text:p>
          </table:table-cell>
          <table:table-cell office:value-type="string">
            <text:p>tvSeries</text:p>
          </table:table-cell>
          <table:table-cell table:formula="of:=IF(LEFT([.L398];FIND(&quot;(&quot;;[.L398])-2)=[.F39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5">
            <text:p>2015</text:p>
          </table:table-cell>
          <table:table-cell office:value-type="string">
            <text:p>The Expanse (TV Series 2015–2022)</text:p>
          </table:table-cell>
          <table:table-cell/>
          <table:table-cell table:style-name="ce2" office:value-type="date" office:date-value="2015-09-15">
            <text:p>9/15/2015</text:p>
          </table:table-cell>
          <table:table-cell table:number-columns-repeated="10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tt1322357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84">
            <text:p>384</text:p>
          </table:table-cell>
          <table:table-cell table:number-columns-repeated="2" office:value-type="string">
            <text:p>The First Lady</text:p>
          </table:table-cell>
          <table:table-cell office:value-type="string">
            <text:p>tvSeries</text:p>
          </table:table-cell>
          <table:table-cell table:formula="of:=IF(LEFT([.L399];FIND(&quot;(&quot;;[.L399])-2)=[.F39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office:value-type="string">
            <text:p>The First Lady (TV Series 2022)</text:p>
          </table:table-cell>
          <table:table-cell/>
          <table:table-cell table:style-name="ce2" office:value-type="date" office:date-value="2022-04-15">
            <text:p>4/15/2022</text:p>
          </table:table-cell>
          <table:table-cell table:number-columns-repeated="1010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tt310728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85">
            <text:p>385</text:p>
          </table:table-cell>
          <table:table-cell table:number-columns-repeated="2" office:value-type="string">
            <text:p>The Flash</text:p>
          </table:table-cell>
          <table:table-cell office:value-type="string">
            <text:p>tvSeries</text:p>
          </table:table-cell>
          <table:table-cell table:formula="of:=IF(LEFT([.L400];FIND(&quot;(&quot;;[.L400])-2)=[.F400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4">
            <text:p>2014</text:p>
          </table:table-cell>
          <table:table-cell office:value-type="string">
            <text:p>The Flash (TV Series 2014–2023)</text:p>
          </table:table-cell>
          <table:table-cell/>
          <table:table-cell table:style-name="ce2" office:value-type="date" office:date-value="2014-10-07">
            <text:p>10/7/2014</text:p>
          </table:table-cell>
          <table:table-cell table:number-columns-repeated="1010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tt756957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386">
            <text:p>386</text:p>
          </table:table-cell>
          <table:table-cell table:number-columns-repeated="2" office:value-type="string">
            <text:p>The Flight Attendant</text:p>
          </table:table-cell>
          <table:table-cell office:value-type="string">
            <text:p>tvSeries</text:p>
          </table:table-cell>
          <table:table-cell table:formula="of:=IF(LEFT([.L401];FIND(&quot;(&quot;;[.L401])-2)=[.F401];&quot;&quot;;&quot;note&quot;)">
            <text:p/>
          </table:table-cell>
          <table:table-cell/>
          <table:table-cell office:value-type="float" office:value="2020">
            <text:p>2020</text:p>
          </table:table-cell>
          <table:table-cell office:value-type="string">
            <text:p>The Flight Attendant (TV Series 2020–2022)</text:p>
          </table:table-cell>
          <table:table-cell/>
          <table:table-cell table:style-name="ce2" office:value-type="date" office:date-value="2020-11-18">
            <text:p>11/18/2020</text:p>
          </table:table-cell>
          <table:table-cell table:number-columns-repeated="1010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tt159935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87">
            <text:p>387</text:p>
          </table:table-cell>
          <table:table-cell table:number-columns-repeated="2" office:value-type="string">
            <text:p>The Gates</text:p>
          </table:table-cell>
          <table:table-cell office:value-type="string">
            <text:p>tvSeries</text:p>
          </table:table-cell>
          <table:table-cell table:formula="of:=IF(LEFT([.L402];FIND(&quot;(&quot;;[.L402])-2)=[.F40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0">
            <text:p>2010</text:p>
          </table:table-cell>
          <table:table-cell office:value-type="string">
            <text:p>The Gates (TV Series 2010)</text:p>
          </table:table-cell>
          <table:table-cell/>
          <table:table-cell table:style-name="ce2" office:value-type="date" office:date-value="2010-06-20">
            <text:p>6/20/2010</text:p>
          </table:table-cell>
          <table:table-cell table:number-columns-repeated="1010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tt439663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88">
            <text:p>388</text:p>
          </table:table-cell>
          <table:table-cell table:number-columns-repeated="2" office:value-type="string">
            <text:p>The Gifted</text:p>
          </table:table-cell>
          <table:table-cell office:value-type="string">
            <text:p>tvSeries</text:p>
          </table:table-cell>
          <table:table-cell table:formula="of:=IF(LEFT([.L403];FIND(&quot;(&quot;;[.L403])-2)=[.F403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7">
            <text:p>2017</text:p>
          </table:table-cell>
          <table:table-cell office:value-type="string">
            <text:p>The Gifted (TV Series 2017–2019)</text:p>
          </table:table-cell>
          <table:table-cell/>
          <table:table-cell table:style-name="ce2" office:value-type="date" office:date-value="2017-10-01">
            <text:p>10/1/2017</text:p>
          </table:table-cell>
          <table:table-cell table:number-columns-repeated="101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tt440617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89">
            <text:p>389</text:p>
          </table:table-cell>
          <table:table-cell table:number-columns-repeated="2" office:value-type="string">
            <text:p>The Gilded Age</text:p>
          </table:table-cell>
          <table:table-cell office:value-type="string">
            <text:p>tvSeries</text:p>
          </table:table-cell>
          <table:table-cell table:formula="of:=IF(LEFT([.L404];FIND(&quot;(&quot;;[.L404])-2)=[.F404];&quot;&quot;;&quot;note&quot;)">
            <text:p/>
          </table:table-cell>
          <table:table-cell office:value-type="float" office:value="81">
            <text:p>81</text:p>
          </table:table-cell>
          <table:table-cell office:value-type="float" office:value="2022">
            <text:p>2022</text:p>
          </table:table-cell>
          <table:table-cell office:value-type="string">
            <text:p>The Gilded Age (TV Series 2022– )</text:p>
          </table:table-cell>
          <table:table-cell/>
          <table:table-cell table:style-name="ce2" office:value-type="date" office:date-value="2022-01-24">
            <text:p>1/24/2022</text:p>
          </table:table-cell>
          <table:table-cell table:number-columns-repeated="1010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tt1285151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90">
            <text:p>390</text:p>
          </table:table-cell>
          <table:table-cell office:value-type="string">
            <text:p>The Girl from Plainville</text:p>
          </table:table-cell>
          <table:table-cell office:value-type="string">
            <text:p>The Girl From Plainville</text:p>
          </table:table-cell>
          <table:table-cell office:value-type="string">
            <text:p>tvMiniSeries</text:p>
          </table:table-cell>
          <table:table-cell table:formula="of:=IF(LEFT([.L405];FIND(&quot;(&quot;;[.L405])-2)=[.F405];&quot;&quot;;&quot;note&quot;)">
            <text:p/>
          </table:table-cell>
          <table:table-cell office:value-type="float" office:value="360">
            <text:p>360</text:p>
          </table:table-cell>
          <table:table-cell office:value-type="float" office:value="2022">
            <text:p>2022</text:p>
          </table:table-cell>
          <table:table-cell office:value-type="string">
            <text:p>The Girl from Plainville (TV Mini Series 2022)</text:p>
          </table:table-cell>
          <table:table-cell/>
          <table:table-cell table:style-name="ce2" office:value-type="date" office:date-value="2022-03-12">
            <text:p>3/12/2022</text:p>
          </table:table-cell>
          <table:table-cell table:number-columns-repeated="1010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tt647047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91">
            <text:p>391</text:p>
          </table:table-cell>
          <table:table-cell table:number-columns-repeated="2" office:value-type="string">
            <text:p>The Good Doctor</text:p>
          </table:table-cell>
          <table:table-cell office:value-type="string">
            <text:p>tvSeries</text:p>
          </table:table-cell>
          <table:table-cell table:formula="of:=IF(LEFT([.L406];FIND(&quot;(&quot;;[.L406])-2)=[.F406];&quot;&quot;;&quot;note&quot;)">
            <text:p/>
          </table:table-cell>
          <table:table-cell office:value-type="float" office:value="41">
            <text:p>41</text:p>
          </table:table-cell>
          <table:table-cell office:value-type="float" office:value="2017">
            <text:p>2017</text:p>
          </table:table-cell>
          <table:table-cell office:value-type="string">
            <text:p>The Good Doctor (TV Series 2017– )</text:p>
          </table:table-cell>
          <table:table-cell/>
          <table:table-cell table:style-name="ce2" office:value-type="date" office:date-value="2017-09-25">
            <text:p>9/25/2017</text:p>
          </table:table-cell>
          <table:table-cell table:number-columns-repeated="1010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tt495564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392">
            <text:p>392</text:p>
          </table:table-cell>
          <table:table-cell table:number-columns-repeated="2" office:value-type="string">
            <text:p>The Good Place</text:p>
          </table:table-cell>
          <table:table-cell office:value-type="string">
            <text:p>tvSeries</text:p>
          </table:table-cell>
          <table:table-cell table:formula="of:=IF(LEFT([.L407];FIND(&quot;(&quot;;[.L407])-2)=[.F407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6">
            <text:p>2016</text:p>
          </table:table-cell>
          <table:table-cell office:value-type="string">
            <text:p>The Good Place (TV Series 2016–2020)</text:p>
          </table:table-cell>
          <table:table-cell/>
          <table:table-cell table:style-name="ce2" office:value-type="date" office:date-value="2016-09-19">
            <text:p>9/19/2016</text:p>
          </table:table-cell>
          <table:table-cell table:number-columns-repeated="1010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tt2235759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93">
            <text:p>393</text:p>
          </table:table-cell>
          <table:table-cell table:number-columns-repeated="2" office:value-type="string">
            <text:p>The Great</text:p>
          </table:table-cell>
          <table:table-cell office:value-type="string">
            <text:p>tvSeries</text:p>
          </table:table-cell>
          <table:table-cell table:formula="of:=IF(LEFT([.L408];FIND(&quot;(&quot;;[.L408])-2)=[.F408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office:value-type="string">
            <text:p>The Great (TV Series 2020– )</text:p>
          </table:table-cell>
          <table:table-cell/>
          <table:table-cell table:style-name="ce2" office:value-type="date" office:date-value="2020-05-14">
            <text:p>5/14/2020</text:p>
          </table:table-cell>
          <table:table-cell table:number-columns-repeated="1010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tt583420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94">
            <text:p>394</text:p>
          </table:table-cell>
          <table:table-cell table:number-columns-repeated="2" office:value-type="string">
            <text:p>The Handmaid's Tale</text:p>
          </table:table-cell>
          <table:table-cell office:value-type="string">
            <text:p>tvSeries</text:p>
          </table:table-cell>
          <table:table-cell table:formula="of:=IF(LEFT([.L409];FIND(&quot;(&quot;;[.L409])-2)=[.F40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7">
            <text:p>2017</text:p>
          </table:table-cell>
          <table:table-cell office:value-type="string">
            <text:p>The Handmaid's Tale (TV Series 2017– )</text:p>
          </table:table-cell>
          <table:table-cell/>
          <table:table-cell table:style-name="ce2" office:value-type="date" office:date-value="2017-04-24">
            <text:p>4/24/2017</text:p>
          </table:table-cell>
          <table:table-cell table:number-columns-repeated="1010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tt676366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95">
            <text:p>395</text:p>
          </table:table-cell>
          <table:table-cell table:number-columns-repeated="2" office:value-type="string">
            <text:p>The Haunting of Hill House</text:p>
          </table:table-cell>
          <table:table-cell office:value-type="string">
            <text:p>tvMiniSeries</text:p>
          </table:table-cell>
          <table:table-cell table:formula="of:=IF(LEFT([.L410];FIND(&quot;(&quot;;[.L410])-2)=[.F410];&quot;&quot;;&quot;note&quot;)">
            <text:p/>
          </table:table-cell>
          <table:table-cell office:value-type="float" office:value="572">
            <text:p>572</text:p>
          </table:table-cell>
          <table:table-cell office:value-type="float" office:value="2018">
            <text:p>2018</text:p>
          </table:table-cell>
          <table:table-cell office:value-type="string">
            <text:p>The Haunting of Hill House (TV Mini Series 2018)</text:p>
          </table:table-cell>
          <table:table-cell/>
          <table:table-cell table:style-name="ce2" office:value-type="date" office:date-value="2018-10-07">
            <text:p>10/7/2018</text:p>
          </table:table-cell>
          <table:table-cell table:number-columns-repeated="1010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tt302168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96">
            <text:p>396</text:p>
          </table:table-cell>
          <table:table-cell table:number-columns-repeated="2" office:value-type="string">
            <text:p>The Honorable Woman</text:p>
          </table:table-cell>
          <table:table-cell office:value-type="string">
            <text:p>tvMiniSeries</text:p>
          </table:table-cell>
          <table:table-cell table:formula="of:=IF(LEFT([.L411];FIND(&quot;(&quot;;[.L411])-2)=[.F41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4">
            <text:p>2014</text:p>
          </table:table-cell>
          <table:table-cell office:value-type="string">
            <text:p>The Honorable Woman (TV Mini Series 2014)</text:p>
          </table:table-cell>
          <table:table-cell/>
          <table:table-cell table:style-name="ce2" office:value-type="date" office:date-value="2014-07-03">
            <text:p>7/3/2014</text:p>
          </table:table-cell>
          <table:table-cell table:number-columns-repeated="1010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tt906702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97">
            <text:p>397</text:p>
          </table:table-cell>
          <table:table-cell table:number-columns-repeated="2" office:value-type="string">
            <text:p>The I-Land</text:p>
          </table:table-cell>
          <table:table-cell office:value-type="string">
            <text:p>tvMiniSeries</text:p>
          </table:table-cell>
          <table:table-cell table:formula="of:=IF(LEFT([.L412];FIND(&quot;(&quot;;[.L412])-2)=[.F412];&quot;&quot;;&quot;note&quot;)">
            <text:p/>
          </table:table-cell>
          <table:table-cell office:value-type="float" office:value="281">
            <text:p>281</text:p>
          </table:table-cell>
          <table:table-cell office:value-type="float" office:value="2019">
            <text:p>2019</text:p>
          </table:table-cell>
          <table:table-cell office:value-type="string">
            <text:p>The I-Land (TV Mini Series 2019)</text:p>
          </table:table-cell>
          <table:table-cell/>
          <table:table-cell table:style-name="ce2" office:value-type="date" office:date-value="2019-09-12">
            <text:p>9/12/2019</text:p>
          </table:table-cell>
          <table:table-cell table:number-columns-repeated="1010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tt022023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398">
            <text:p>398</text:p>
          </table:table-cell>
          <table:table-cell table:number-columns-repeated="2" office:value-type="string">
            <text:p>The Invisible Man</text:p>
          </table:table-cell>
          <table:table-cell office:value-type="string">
            <text:p>tvSeries</text:p>
          </table:table-cell>
          <table:table-cell table:formula="of:=IF(LEFT([.L413];FIND(&quot;(&quot;;[.L413])-2)=[.F413];&quot;&quot;;&quot;note&quot;)">
            <text:p/>
          </table:table-cell>
          <table:table-cell office:value-type="float" office:value="120">
            <text:p>120</text:p>
          </table:table-cell>
          <table:table-cell office:value-type="float" office:value="2000">
            <text:p>2000</text:p>
          </table:table-cell>
          <table:table-cell office:value-type="string">
            <text:p>The Invisible Man (TV Series 2000–2002)</text:p>
          </table:table-cell>
          <table:table-cell/>
          <table:table-cell table:style-name="ce2" office:value-type="date" office:date-value="2000-06-09">
            <text:p>6/9/20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The Kelly Clarkson Show</text:p>
          </table:table-cell>
          <table:table-cell/>
          <table:table-cell table:formula="of:=IF(LEFT([.L414];FIND(&quot;(&quot;;[.L414])-2)=[.F414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tt744073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399">
            <text:p>399</text:p>
          </table:table-cell>
          <table:table-cell table:number-columns-repeated="2" office:value-type="string">
            <text:p>The Kids Are Alright</text:p>
          </table:table-cell>
          <table:table-cell office:value-type="string">
            <text:p>tvSeries</text:p>
          </table:table-cell>
          <table:table-cell table:formula="of:=IF(LEFT([.L415];FIND(&quot;(&quot;;[.L415])-2)=[.F415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8">
            <text:p>2018</text:p>
          </table:table-cell>
          <table:table-cell office:value-type="string">
            <text:p>The Kids Are Alright (TV Series 2018–2019)</text:p>
          </table:table-cell>
          <table:table-cell/>
          <table:table-cell table:style-name="ce2" office:value-type="date" office:date-value="2018-10-16">
            <text:p>10/16/2018</text:p>
          </table:table-cell>
          <table:table-cell table:number-columns-repeated="1010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tt0330251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The L Word</text:p>
          </table:table-cell>
          <table:table-cell office:value-type="string">
            <text:p>tvSeries</text:p>
          </table:table-cell>
          <table:table-cell table:formula="of:=IF(LEFT([.L416];FIND(&quot;(&quot;;[.L416])-2)=[.F416];&quot;&quot;;&quot;note&quot;)">
            <text:p/>
          </table:table-cell>
          <table:table-cell office:value-type="float" office:value="50">
            <text:p>50</text:p>
          </table:table-cell>
          <table:table-cell office:value-type="float" office:value="2004">
            <text:p>2004</text:p>
          </table:table-cell>
          <table:table-cell office:value-type="string">
            <text:p>The L Word (TV Series 2004–2009)</text:p>
          </table:table-cell>
          <table:table-cell/>
          <table:table-cell table:style-name="ce2" office:value-type="date" office:date-value="2004-01-18">
            <text:p>1/18/2004</text:p>
          </table:table-cell>
          <table:table-cell table:number-columns-repeated="1010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tt1517689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The Lake</text:p>
          </table:table-cell>
          <table:table-cell office:value-type="string">
            <text:p>tvSeries</text:p>
          </table:table-cell>
          <table:table-cell table:formula="of:=IF(LEFT([.L417];FIND(&quot;(&quot;;[.L417])-2)=[.F417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he Lake (TV Series 2022– )</text:p>
          </table:table-cell>
          <table:table-cell/>
          <table:table-cell table:style-name="ce2" office:value-type="date" office:date-value="2022-06-16">
            <text:p>6/16/2022</text:p>
          </table:table-cell>
          <table:table-cell table:number-columns-repeated="1010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tt1382049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The Last Days of Ptolemy Grey</text:p>
          </table:table-cell>
          <table:table-cell office:value-type="string">
            <text:p>tvSeries</text:p>
          </table:table-cell>
          <table:table-cell table:formula="of:=IF(LEFT([.L418];FIND(&quot;(&quot;;[.L418])-2)=[.F418];&quot;&quot;;&quot;note&quot;)">
            <text:p/>
          </table:table-cell>
          <table:table-cell office:value-type="float" office:value="311">
            <text:p>311</text:p>
          </table:table-cell>
          <table:table-cell office:value-type="float" office:value="2022">
            <text:p>2022</text:p>
          </table:table-cell>
          <table:table-cell office:value-type="string">
            <text:p>The Last Days of Ptolemy Grey (TV Series 2022)</text:p>
          </table:table-cell>
          <table:table-cell/>
          <table:table-cell table:style-name="ce2" office:value-type="date" office:date-value="2022-03-11">
            <text:p>3/11/2022</text:p>
          </table:table-cell>
          <table:table-cell table:number-columns-repeated="1010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tt1383397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The Lincoln Lawyer</text:p>
          </table:table-cell>
          <table:table-cell office:value-type="string">
            <text:p>tvSeries</text:p>
          </table:table-cell>
          <table:table-cell table:formula="of:=IF(LEFT([.L419];FIND(&quot;(&quot;;[.L419])-2)=[.F41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office:value-type="string">
            <text:p>The Lincoln Lawyer (TV Series 2022– )</text:p>
          </table:table-cell>
          <table:table-cell/>
          <table:table-cell table:style-name="ce2" office:value-type="date" office:date-value="2022-05-13">
            <text:p>5/13/20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The Little Drummer Girl</text:p>
          </table:table-cell>
          <table:table-cell/>
          <table:table-cell table:formula="of:=IF(LEFT([.L420];FIND(&quot;(&quot;;[.L420])-2)=[.F420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tt647423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The Looming Tower</text:p>
          </table:table-cell>
          <table:table-cell office:value-type="string">
            <text:p>tvMiniSeries</text:p>
          </table:table-cell>
          <table:table-cell table:formula="of:=IF(LEFT([.L421];FIND(&quot;(&quot;;[.L421])-2)=[.F421];&quot;&quot;;&quot;note&quot;)">
            <text:p/>
          </table:table-cell>
          <table:table-cell office:value-type="float" office:value="492">
            <text:p>492</text:p>
          </table:table-cell>
          <table:table-cell office:value-type="float" office:value="2018">
            <text:p>2018</text:p>
          </table:table-cell>
          <table:table-cell office:value-type="string">
            <text:p>The Looming Tower (TV Mini Series 2018)</text:p>
          </table:table-cell>
          <table:table-cell/>
          <table:table-cell table:style-name="ce2" office:value-type="date" office:date-value="2018-02-13">
            <text:p>2/13/2018</text:p>
          </table:table-cell>
          <table:table-cell table:number-columns-repeated="1010"/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tt9174718</text:p>
          </table:table-cell>
          <table:table-cell table:number-columns-repeated="2" table:style-name="ce2" office:value-type="date" office:date-value="2023-08-19">
            <text:p>8/19/2023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The Lost Flowers of Alice Hart</text:p>
          </table:table-cell>
          <table:table-cell office:value-type="string">
            <text:p>tvMiniSeries</text:p>
          </table:table-cell>
          <table:table-cell table:formula="of:=IF(LEFT([.L422];FIND(&quot;(&quot;;[.L422])-2)=[.F422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3">
            <text:p>2023</text:p>
          </table:table-cell>
          <table:table-cell office:value-type="string">
            <text:p>The Lost Flowers of Alice Hart (TV Mini Series 2023)</text:p>
          </table:table-cell>
          <table:table-cell/>
          <table:table-cell table:style-name="ce2" office:value-type="date" office:date-value="2023-08-03">
            <text:p>8/3/2023</text:p>
          </table:table-cell>
          <table:table-cell table:number-columns-repeated="1010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tt179827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The Lying Game</text:p>
          </table:table-cell>
          <table:table-cell office:value-type="string">
            <text:p>tvSeries</text:p>
          </table:table-cell>
          <table:table-cell table:formula="of:=IF(LEFT([.L423];FIND(&quot;(&quot;;[.L423])-2)=[.F423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1">
            <text:p>2011</text:p>
          </table:table-cell>
          <table:table-cell office:value-type="string">
            <text:p>The Lying Game (TV Series 2011–2013)</text:p>
          </table:table-cell>
          <table:table-cell/>
          <table:table-cell table:style-name="ce2" office:value-type="date" office:date-value="2011-08-15">
            <text:p>8/15/2011</text:p>
          </table:table-cell>
          <table:table-cell table:number-columns-repeated="1010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tt425424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The Magicians</text:p>
          </table:table-cell>
          <table:table-cell office:value-type="string">
            <text:p>tvSeries</text:p>
          </table:table-cell>
          <table:table-cell table:formula="of:=IF(LEFT([.L424];FIND(&quot;(&quot;;[.L424])-2)=[.F42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5">
            <text:p>2015</text:p>
          </table:table-cell>
          <table:table-cell office:value-type="string">
            <text:p>The Magicians (TV Series 2015–2020)</text:p>
          </table:table-cell>
          <table:table-cell/>
          <table:table-cell table:style-name="ce2" office:value-type="date" office:date-value="2015-12-16">
            <text:p>12/16/201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The Mandalorian</text:p>
          </table:table-cell>
          <table:table-cell/>
          <table:table-cell table:formula="of:=IF(LEFT([.L425];FIND(&quot;(&quot;;[.L425])-2)=[.F425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tt57887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08">
            <text:p>408</text:p>
          </table:table-cell>
          <table:table-cell office:value-type="string">
            <text:p>The Marvelous Mrs. Maisel</text:p>
          </table:table-cell>
          <table:table-cell office:value-type="string">
            <text:p>The Marvelous Mrs. Maisel</text:p>
          </table:table-cell>
          <table:table-cell office:value-type="string">
            <text:p>tvSeries</text:p>
          </table:table-cell>
          <table:table-cell table:formula="of:=IF(LEFT([.L426];FIND(&quot;(&quot;;[.L426])-2)=[.F426];&quot;&quot;;&quot;note&quot;)">
            <text:p/>
          </table:table-cell>
          <table:table-cell office:value-type="float" office:value="57">
            <text:p>57</text:p>
          </table:table-cell>
          <table:table-cell office:value-type="float" office:value="2017">
            <text:p>2017</text:p>
          </table:table-cell>
          <table:table-cell office:value-type="string">
            <text:p>The Marvelous Mrs. Maisel (TV Series 2017–2023)</text:p>
          </table:table-cell>
          <table:table-cell/>
          <table:table-cell table:style-name="ce2" office:value-type="date" office:date-value="2017-03-17">
            <text:p>3/17/2017</text:p>
          </table:table-cell>
          <table:table-cell table:number-columns-repeated="1010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tt2211129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The Mindy Project</text:p>
          </table:table-cell>
          <table:table-cell office:value-type="string">
            <text:p>tvSeries</text:p>
          </table:table-cell>
          <table:table-cell table:formula="of:=IF(LEFT([.L427];FIND(&quot;(&quot;;[.L427])-2)=[.F427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2">
            <text:p>2012</text:p>
          </table:table-cell>
          <table:table-cell office:value-type="string">
            <text:p>The Mindy Project (TV Series 2012–2017)</text:p>
          </table:table-cell>
          <table:table-cell/>
          <table:table-cell table:style-name="ce2" office:value-type="date" office:date-value="2012-09-25">
            <text:p>9/25/2012</text:p>
          </table:table-cell>
          <table:table-cell table:number-columns-repeated="1010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tt720355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The Morning Show</text:p>
          </table:table-cell>
          <table:table-cell office:value-type="string">
            <text:p>tvSeries</text:p>
          </table:table-cell>
          <table:table-cell table:formula="of:=IF(LEFT([.L428];FIND(&quot;(&quot;;[.L428])-2)=[.F42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The Morning Show (TV Series 2019– )</text:p>
          </table:table-cell>
          <table:table-cell/>
          <table:table-cell table:style-name="ce2" office:value-type="date" office:date-value="2019-10-28">
            <text:p>10/28/2019</text:p>
          </table:table-cell>
          <table:table-cell table:number-columns-repeated="1010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tt318757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The Mysteries of Laura</text:p>
          </table:table-cell>
          <table:table-cell office:value-type="string">
            <text:p>tvSeries</text:p>
          </table:table-cell>
          <table:table-cell table:formula="of:=IF(LEFT([.L429];FIND(&quot;(&quot;;[.L429])-2)=[.F429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4">
            <text:p>2014</text:p>
          </table:table-cell>
          <table:table-cell office:value-type="string">
            <text:p>The Mysteries of Laura (TV Series 2014–2016)</text:p>
          </table:table-cell>
          <table:table-cell/>
          <table:table-cell table:style-name="ce2" office:value-type="date" office:date-value="2014-09-17">
            <text:p>9/17/2014</text:p>
          </table:table-cell>
          <table:table-cell table:number-columns-repeated="1010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tt794279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The Neighborhood</text:p>
          </table:table-cell>
          <table:table-cell office:value-type="string">
            <text:p>tvSeries</text:p>
          </table:table-cell>
          <table:table-cell table:formula="of:=IF(LEFT([.L430];FIND(&quot;(&quot;;[.L430])-2)=[.F430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8">
            <text:p>2018</text:p>
          </table:table-cell>
          <table:table-cell office:value-type="string">
            <text:p>The Neighborhood (TV Series 2018– )</text:p>
          </table:table-cell>
          <table:table-cell/>
          <table:table-cell table:style-name="ce2" office:value-type="date" office:date-value="2018-10-01">
            <text:p>10/1/2018</text:p>
          </table:table-cell>
          <table:table-cell table:number-columns-repeated="1010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tt869787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13">
            <text:p>413</text:p>
          </table:table-cell>
          <table:table-cell office:value-type="string">
            <text:p>The Nevers</text:p>
          </table:table-cell>
          <table:table-cell office:value-type="string">
            <text:p>The Nevers</text:p>
          </table:table-cell>
          <table:table-cell office:value-type="string">
            <text:p>tvSeries</text:p>
          </table:table-cell>
          <table:table-cell table:formula="of:=IF(LEFT([.L431];FIND(&quot;(&quot;;[.L431])-2)=[.F431];&quot;&quot;;&quot;note&quot;)">
            <text:p/>
          </table:table-cell>
          <table:table-cell office:value-type="float" office:value="58">
            <text:p>58</text:p>
          </table:table-cell>
          <table:table-cell office:value-type="float" office:value="2021">
            <text:p>2021</text:p>
          </table:table-cell>
          <table:table-cell office:value-type="string">
            <text:p>The Nevers (TV Series 2021–2023)</text:p>
          </table:table-cell>
          <table:table-cell/>
          <table:table-cell table:style-name="ce2" office:value-type="date" office:date-value="2021-04-11">
            <text:p>4/11/2021</text:p>
          </table:table-cell>
          <table:table-cell table:number-columns-repeated="1010"/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tt1870479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414">
            <text:p>414</text:p>
          </table:table-cell>
          <table:table-cell table:number-columns-repeated="2" office:value-type="string">
            <text:p>The Newsroom</text:p>
          </table:table-cell>
          <table:table-cell office:value-type="string">
            <text:p>tvSeries</text:p>
          </table:table-cell>
          <table:table-cell table:formula="of:=IF(LEFT([.L432];FIND(&quot;(&quot;;[.L432])-2)=[.F432];&quot;&quot;;&quot;note&quot;)">
            <text:p/>
          </table:table-cell>
          <table:table-cell office:value-type="float" office:value="55">
            <text:p>55</text:p>
          </table:table-cell>
          <table:table-cell office:value-type="float" office:value="2012">
            <text:p>2012</text:p>
          </table:table-cell>
          <table:table-cell office:value-type="string">
            <text:p>The Newsroom (TV Series 2012–2014)</text:p>
          </table:table-cell>
          <table:table-cell/>
          <table:table-cell table:style-name="ce2" office:value-type="date" office:date-value="2012-06-24">
            <text:p>6/24/2012</text:p>
          </table:table-cell>
          <table:table-cell table:number-columns-repeated="1010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t049940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15">
            <text:p>415</text:p>
          </table:table-cell>
          <table:table-cell table:number-columns-repeated="2" office:value-type="string">
            <text:p>The Nine Lives of Chloe King</text:p>
          </table:table-cell>
          <table:table-cell office:value-type="string">
            <text:p>tvSeries</text:p>
          </table:table-cell>
          <table:table-cell table:formula="of:=IF(LEFT([.L433];FIND(&quot;(&quot;;[.L433])-2)=[.F433];&quot;&quot;;&quot;note&quot;)">
            <text:p/>
          </table:table-cell>
          <table:table-cell office:value-type="float" office:value="441">
            <text:p>441</text:p>
          </table:table-cell>
          <table:table-cell office:value-type="float" office:value="2011">
            <text:p>2011</text:p>
          </table:table-cell>
          <table:table-cell office:value-type="string">
            <text:p>The Nine Lives of Chloe King (TV Series 2011)</text:p>
          </table:table-cell>
          <table:table-cell/>
          <table:table-cell table:style-name="ce2" office:value-type="date" office:date-value="2011-06-14">
            <text:p>6/14/2011</text:p>
          </table:table-cell>
          <table:table-cell table:number-columns-repeated="1010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tt717476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16">
            <text:p>416</text:p>
          </table:table-cell>
          <table:table-cell table:number-columns-repeated="2" office:value-type="string">
            <text:p>The Oath</text:p>
          </table:table-cell>
          <table:table-cell office:value-type="string">
            <text:p>tvSeries</text:p>
          </table:table-cell>
          <table:table-cell table:formula="of:=IF(LEFT([.L434];FIND(&quot;(&quot;;[.L434])-2)=[.F43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The Oath (TV Series 2018–2019)</text:p>
          </table:table-cell>
          <table:table-cell/>
          <table:table-cell table:style-name="ce2" office:value-type="date" office:date-value="2018-03-08">
            <text:p>3/8/2018</text:p>
          </table:table-cell>
          <table:table-cell table:number-columns-repeated="1010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tt0386676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17">
            <text:p>417</text:p>
          </table:table-cell>
          <table:table-cell table:number-columns-repeated="2" office:value-type="string">
            <text:p>The Office</text:p>
          </table:table-cell>
          <table:table-cell office:value-type="string">
            <text:p>tvSeries</text:p>
          </table:table-cell>
          <table:table-cell table:formula="of:=IF(LEFT([.L435];FIND(&quot;(&quot;;[.L435])-2)=[.F435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05">
            <text:p>2005</text:p>
          </table:table-cell>
          <table:table-cell office:value-type="string">
            <text:p>The Office (TV Series 2005–2013)</text:p>
          </table:table-cell>
          <table:table-cell/>
          <table:table-cell table:style-name="ce2" office:value-type="date" office:date-value="2005-03-24">
            <text:p>3/24/2005</text:p>
          </table:table-cell>
          <table:table-cell table:number-columns-repeated="1010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tt107420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18">
            <text:p>418</text:p>
          </table:table-cell>
          <table:table-cell table:number-columns-repeated="2" office:value-type="string">
            <text:p>The Passage</text:p>
          </table:table-cell>
          <table:table-cell office:value-type="string">
            <text:p>tvSeries</text:p>
          </table:table-cell>
          <table:table-cell table:formula="of:=IF(LEFT([.L436];FIND(&quot;(&quot;;[.L436])-2)=[.F436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The Passage (TV Series 2019)</text:p>
          </table:table-cell>
          <table:table-cell/>
          <table:table-cell table:style-name="ce2" office:value-type="date" office:date-value="2019-01-14">
            <text:p>1/14/2019</text:p>
          </table:table-cell>
          <table:table-cell table:number-columns-repeated="1010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tt478957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19">
            <text:p>419</text:p>
          </table:table-cell>
          <table:table-cell table:number-columns-repeated="2" office:value-type="string">
            <text:p>The Path</text:p>
          </table:table-cell>
          <table:table-cell office:value-type="string">
            <text:p>tvSeries</text:p>
          </table:table-cell>
          <table:table-cell table:formula="of:=IF(LEFT([.L437];FIND(&quot;(&quot;;[.L437])-2)=[.F43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The Path (TV Series 2016–2018)</text:p>
          </table:table-cell>
          <table:table-cell/>
          <table:table-cell table:style-name="ce2" office:value-type="date" office:date-value="2016-03-30">
            <text:p>3/30/2016</text:p>
          </table:table-cell>
          <table:table-cell table:number-columns-repeated="1010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tt8291284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20">
            <text:p>420</text:p>
          </table:table-cell>
          <table:table-cell table:number-columns-repeated="2" office:value-type="string">
            <text:p>The Peripheral</text:p>
          </table:table-cell>
          <table:table-cell office:value-type="string">
            <text:p>tvSeries</text:p>
          </table:table-cell>
          <table:table-cell table:formula="of:=IF(LEFT([.L438];FIND(&quot;(&quot;;[.L438])-2)=[.F438];&quot;&quot;;&quot;note&quot;)">
            <text:p/>
          </table:table-cell>
          <table:table-cell/>
          <table:table-cell office:value-type="float" office:value="2022">
            <text:p>2022</text:p>
          </table:table-cell>
          <table:table-cell office:value-type="string">
            <text:p>The Peripheral (TV Series 2022)</text:p>
          </table:table-cell>
          <table:table-cell/>
          <table:table-cell table:style-name="ce2" office:value-type="date" office:date-value="2022-10-21">
            <text:p>10/21/2022</text:p>
          </table:table-cell>
          <table:table-cell table:number-columns-repeated="1010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tt121720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21">
            <text:p>421</text:p>
          </table:table-cell>
          <table:table-cell table:number-columns-repeated="2" office:value-type="string">
            <text:p>The Philanthropist</text:p>
          </table:table-cell>
          <table:table-cell office:value-type="string">
            <text:p>tvSeries</text:p>
          </table:table-cell>
          <table:table-cell table:formula="of:=IF(LEFT([.L439];FIND(&quot;(&quot;;[.L439])-2)=[.F43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9">
            <text:p>2009</text:p>
          </table:table-cell>
          <table:table-cell office:value-type="string">
            <text:p>The Philanthropist (TV Series 2009)</text:p>
          </table:table-cell>
          <table:table-cell/>
          <table:table-cell table:style-name="ce2" office:value-type="date" office:date-value="2009-01-27">
            <text:p>1/27/2009</text:p>
          </table:table-cell>
          <table:table-cell table:number-columns-repeated="1010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tt011843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22">
            <text:p>422</text:p>
          </table:table-cell>
          <table:table-cell table:number-columns-repeated="2" office:value-type="string">
            <text:p>The Practice</text:p>
          </table:table-cell>
          <table:table-cell office:value-type="string">
            <text:p>tvSeries</text:p>
          </table:table-cell>
          <table:table-cell table:formula="of:=IF(LEFT([.L440];FIND(&quot;(&quot;;[.L440])-2)=[.F44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1997">
            <text:p>1997</text:p>
          </table:table-cell>
          <table:table-cell office:value-type="string">
            <text:p>The Practice (TV Series 1997–2004)</text:p>
          </table:table-cell>
          <table:table-cell/>
          <table:table-cell table:style-name="ce2" office:value-type="date" office:date-value="1997-03-04">
            <text:p>3/4/1997</text:p>
          </table:table-cell>
          <table:table-cell table:number-columns-repeated="1010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tt10556338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423">
            <text:p>423</text:p>
          </table:table-cell>
          <table:table-cell table:number-columns-repeated="2" office:value-type="string">
            <text:p>The Pursuit of Love</text:p>
          </table:table-cell>
          <table:table-cell office:value-type="string">
            <text:p>tvMiniSeries</text:p>
          </table:table-cell>
          <table:table-cell table:formula="of:=IF(LEFT([.L441];FIND(&quot;(&quot;;[.L441])-2)=[.F44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office:value-type="string">
            <text:p>The Pursuit of Love (TV Mini Series 2021)</text:p>
          </table:table-cell>
          <table:table-cell/>
          <table:table-cell table:style-name="ce2" office:value-type="date" office:date-value="2021-05-09">
            <text:p>5/9/2021</text:p>
          </table:table-cell>
          <table:table-cell table:number-columns-repeated="1010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tt499821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24">
            <text:p>424</text:p>
          </table:table-cell>
          <table:table-cell table:number-columns-repeated="2" office:value-type="string">
            <text:p>The Ranch</text:p>
          </table:table-cell>
          <table:table-cell office:value-type="string">
            <text:p>tvSeries</text:p>
          </table:table-cell>
          <table:table-cell table:formula="of:=IF(LEFT([.L442];FIND(&quot;(&quot;;[.L442])-2)=[.F442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6">
            <text:p>2016</text:p>
          </table:table-cell>
          <table:table-cell office:value-type="string">
            <text:p>The Ranch (TV Series 2016–2020)</text:p>
          </table:table-cell>
          <table:table-cell/>
          <table:table-cell table:style-name="ce2" office:value-type="date" office:date-value="2016-04-01">
            <text:p>4/1/2016</text:p>
          </table:table-cell>
          <table:table-cell table:number-columns-repeated="1010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tt250507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The Red Road</text:p>
          </table:table-cell>
          <table:table-cell office:value-type="string">
            <text:p>tvSeries</text:p>
          </table:table-cell>
          <table:table-cell table:formula="of:=IF(LEFT([.L443];FIND(&quot;(&quot;;[.L443])-2)=[.F44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4">
            <text:p>2014</text:p>
          </table:table-cell>
          <table:table-cell office:value-type="string">
            <text:p>The Red Road (TV Series 2014–2015)</text:p>
          </table:table-cell>
          <table:table-cell/>
          <table:table-cell table:style-name="ce2" office:value-type="date" office:date-value="2014-02-27">
            <text:p>2/27/2014</text:p>
          </table:table-cell>
          <table:table-cell table:number-columns-repeated="1010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tt306889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26">
            <text:p>426</text:p>
          </table:table-cell>
          <table:table-cell table:number-columns-repeated="2" office:value-type="string">
            <text:p>The Red Tent</text:p>
          </table:table-cell>
          <table:table-cell office:value-type="string">
            <text:p>tvMiniSeries</text:p>
          </table:table-cell>
          <table:table-cell table:formula="of:=IF(LEFT([.L444];FIND(&quot;(&quot;;[.L444])-2)=[.F444];&quot;&quot;;&quot;note&quot;)">
            <text:p/>
          </table:table-cell>
          <table:table-cell office:value-type="float" office:value="87">
            <text:p>87</text:p>
          </table:table-cell>
          <table:table-cell office:value-type="float" office:value="2014">
            <text:p>2014</text:p>
          </table:table-cell>
          <table:table-cell office:value-type="string">
            <text:p>The Red Tent (TV Mini Series 2014)</text:p>
          </table:table-cell>
          <table:table-cell/>
          <table:table-cell table:style-name="ce2" office:value-type="date" office:date-value="2014-12-07">
            <text:p>12/7/2014</text:p>
          </table:table-cell>
          <table:table-cell table:number-columns-repeated="1010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tt7587890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27">
            <text:p>427</text:p>
          </table:table-cell>
          <table:table-cell table:number-columns-repeated="2" office:value-type="string">
            <text:p>The Rookie</text:p>
          </table:table-cell>
          <table:table-cell office:value-type="string">
            <text:p>tvSeries</text:p>
          </table:table-cell>
          <table:table-cell table:formula="of:=IF(LEFT([.L445];FIND(&quot;(&quot;;[.L445])-2)=[.F445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8">
            <text:p>2018</text:p>
          </table:table-cell>
          <table:table-cell office:value-type="string">
            <text:p>The Rookie (TV Series 2018– )</text:p>
          </table:table-cell>
          <table:table-cell/>
          <table:table-cell table:style-name="ce2" office:value-type="date" office:date-value="2018-10-15">
            <text:p>10/15/2018</text:p>
          </table:table-cell>
          <table:table-cell table:number-columns-repeated="1010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tt1807631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28">
            <text:p>428</text:p>
          </table:table-cell>
          <table:table-cell table:number-columns-repeated="2" office:value-type="string">
            <text:p>The Rookie: Feds</text:p>
          </table:table-cell>
          <table:table-cell office:value-type="string">
            <text:p>tvSeries</text:p>
          </table:table-cell>
          <table:table-cell table:formula="of:=IF(LEFT([.L446];FIND(&quot;(&quot;;[.L446])-2)=[.F446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22">
            <text:p>2022</text:p>
          </table:table-cell>
          <table:table-cell office:value-type="string">
            <text:p>The Rookie: Feds (TV Series 2022– )</text:p>
          </table:table-cell>
          <table:table-cell/>
          <table:table-cell table:style-name="ce2" office:value-type="date" office:date-value="2022-09-27">
            <text:p>9/27/2022</text:p>
          </table:table-cell>
          <table:table-cell table:number-columns-repeated="1010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tt359791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29">
            <text:p>429</text:p>
          </table:table-cell>
          <table:table-cell table:number-columns-repeated="2" office:value-type="string">
            <text:p>The Royals</text:p>
          </table:table-cell>
          <table:table-cell office:value-type="string">
            <text:p>tvSeries</text:p>
          </table:table-cell>
          <table:table-cell table:formula="of:=IF(LEFT([.L447];FIND(&quot;(&quot;;[.L447])-2)=[.F447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The Royals (TV Series 2015–2018)</text:p>
          </table:table-cell>
          <table:table-cell/>
          <table:table-cell table:style-name="ce2" office:value-type="date" office:date-value="2015-03-15">
            <text:p>3/15/2015</text:p>
          </table:table-cell>
          <table:table-cell table:number-columns-repeated="1010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tt183765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30">
            <text:p>430</text:p>
          </table:table-cell>
          <table:table-cell table:number-columns-repeated="2" office:value-type="string">
            <text:p>The Secret Circle</text:p>
          </table:table-cell>
          <table:table-cell office:value-type="string">
            <text:p>tvSeries</text:p>
          </table:table-cell>
          <table:table-cell table:formula="of:=IF(LEFT([.L448];FIND(&quot;(&quot;;[.L448])-2)=[.F448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1">
            <text:p>2011</text:p>
          </table:table-cell>
          <table:table-cell office:value-type="string">
            <text:p>The Secret Circle (TV Series 2011–2012)</text:p>
          </table:table-cell>
          <table:table-cell/>
          <table:table-cell table:style-name="ce2" office:value-type="date" office:date-value="2011-09-15">
            <text:p>9/15/2011</text:p>
          </table:table-cell>
          <table:table-cell table:number-columns-repeated="1010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tt117981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31">
            <text:p>431</text:p>
          </table:table-cell>
          <table:table-cell table:number-columns-repeated="2" office:value-type="string">
            <text:p>The Secret Life of the American Teenager</text:p>
          </table:table-cell>
          <table:table-cell office:value-type="string">
            <text:p>tvSeries</text:p>
          </table:table-cell>
          <table:table-cell table:formula="of:=IF(LEFT([.L449];FIND(&quot;(&quot;;[.L449])-2)=[.F449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08">
            <text:p>2008</text:p>
          </table:table-cell>
          <table:table-cell office:value-type="string">
            <text:p>The Secret Life of the American Teenager (TV Series 2008–2013)</text:p>
          </table:table-cell>
          <table:table-cell/>
          <table:table-cell table:style-name="ce2" office:value-type="date" office:date-value="2008-09-03">
            <text:p>9/3/2008</text:p>
          </table:table-cell>
          <table:table-cell table:number-columns-repeated="1010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tt229422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32">
            <text:p>432</text:p>
          </table:table-cell>
          <table:table-cell office:value-type="string">
            <text:p>The Secret of Crickley Hall</text:p>
          </table:table-cell>
          <table:table-cell office:value-type="string">
            <text:p>The Secret Of Crickley Hall</text:p>
          </table:table-cell>
          <table:table-cell office:value-type="string">
            <text:p>tvMiniSeries</text:p>
          </table:table-cell>
          <table:table-cell table:formula="of:=IF(LEFT([.L450];FIND(&quot;(&quot;;[.L450])-2)=[.F450];&quot;&quot;;&quot;note&quot;)">
            <text:p/>
          </table:table-cell>
          <table:table-cell office:value-type="float" office:value="59">
            <text:p>59</text:p>
          </table:table-cell>
          <table:table-cell office:value-type="float" office:value="2012">
            <text:p>2012</text:p>
          </table:table-cell>
          <table:table-cell office:value-type="string">
            <text:p>The Secret of Crickley Hall (TV Mini Series 2012)</text:p>
          </table:table-cell>
          <table:table-cell/>
          <table:table-cell table:style-name="ce2" office:value-type="date" office:date-value="2012-10-28">
            <text:p>10/28/2012</text:p>
          </table:table-cell>
          <table:table-cell table:number-columns-repeated="1010"/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tt7985576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433">
            <text:p>433</text:p>
          </table:table-cell>
          <table:table-cell table:number-columns-repeated="2" office:value-type="string">
            <text:p>The Serpent</text:p>
          </table:table-cell>
          <table:table-cell office:value-type="string">
            <text:p>tvMiniSeries</text:p>
          </table:table-cell>
          <table:table-cell table:formula="of:=IF(LEFT([.L451];FIND(&quot;(&quot;;[.L451])-2)=[.F451];&quot;&quot;;&quot;note&quot;)">
            <text:p/>
          </table:table-cell>
          <table:table-cell office:value-type="float" office:value="458">
            <text:p>458</text:p>
          </table:table-cell>
          <table:table-cell office:value-type="float" office:value="2021">
            <text:p>2021</text:p>
          </table:table-cell>
          <table:table-cell office:value-type="string">
            <text:p>The Serpent (TV Mini Series 2021)</text:p>
          </table:table-cell>
          <table:table-cell/>
          <table:table-cell table:style-name="ce2" office:value-type="date" office:date-value="2021-01-01">
            <text:p>1/1/2021</text:p>
          </table:table-cell>
          <table:table-cell table:number-columns-repeated="1010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tt1050576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34">
            <text:p>434</text:p>
          </table:table-cell>
          <table:table-cell table:number-columns-repeated="2" office:value-type="string">
            <text:p>The Sounds</text:p>
          </table:table-cell>
          <table:table-cell office:value-type="string">
            <text:p>tvMiniSeries</text:p>
          </table:table-cell>
          <table:table-cell table:formula="of:=IF(LEFT([.L452];FIND(&quot;(&quot;;[.L452])-2)=[.F452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20">
            <text:p>2020</text:p>
          </table:table-cell>
          <table:table-cell office:value-type="string">
            <text:p>The Sounds (TV Mini Series 2020)</text:p>
          </table:table-cell>
          <table:table-cell/>
          <table:table-cell table:style-name="ce2" office:value-type="date" office:date-value="2020-09-03">
            <text:p>9/3/2020</text:p>
          </table:table-cell>
          <table:table-cell table:number-columns-repeated="1010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tt841730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35">
            <text:p>435</text:p>
          </table:table-cell>
          <table:table-cell table:number-columns-repeated="2" office:value-type="string">
            <text:p>The Spanish Princess</text:p>
          </table:table-cell>
          <table:table-cell office:value-type="string">
            <text:p>tvSeries</text:p>
          </table:table-cell>
          <table:table-cell table:formula="of:=IF(LEFT([.L453];FIND(&quot;(&quot;;[.L453])-2)=[.F453];&quot;&quot;;&quot;note&quot;)">
            <text:p/>
          </table:table-cell>
          <table:table-cell office:value-type="float" office:value="55">
            <text:p>55</text:p>
          </table:table-cell>
          <table:table-cell office:value-type="float" office:value="2019">
            <text:p>2019</text:p>
          </table:table-cell>
          <table:table-cell office:value-type="string">
            <text:p>The Spanish Princess (TV Series 2019–2020)</text:p>
          </table:table-cell>
          <table:table-cell/>
          <table:table-cell table:style-name="ce2" office:value-type="date" office:date-value="2019-05-04">
            <text:p>5/4/2019</text:p>
          </table:table-cell>
          <table:table-cell table:number-columns-repeated="1010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tt183180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36">
            <text:p>436</text:p>
          </table:table-cell>
          <table:table-cell table:number-columns-repeated="2" office:value-type="string">
            <text:p>The Stand</text:p>
          </table:table-cell>
          <table:table-cell office:value-type="string">
            <text:p>tvMiniSeries</text:p>
          </table:table-cell>
          <table:table-cell table:formula="of:=IF(LEFT([.L454];FIND(&quot;(&quot;;[.L454])-2)=[.F454];&quot;&quot;;&quot;note&quot;)">
            <text:p/>
          </table:table-cell>
          <table:table-cell office:value-type="float" office:value="510">
            <text:p>510</text:p>
          </table:table-cell>
          <table:table-cell office:value-type="float" office:value="2020">
            <text:p>2020</text:p>
          </table:table-cell>
          <table:table-cell office:value-type="string">
            <text:p>The Stand (TV Mini Series 2020–2021)</text:p>
          </table:table-cell>
          <table:table-cell/>
          <table:table-cell table:style-name="ce2" office:value-type="date" office:date-value="2020-12-16">
            <text:p>12/16/2020</text:p>
          </table:table-cell>
          <table:table-cell table:number-columns-repeated="1010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tt0808491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37">
            <text:p>437</text:p>
          </table:table-cell>
          <table:table-cell table:number-columns-repeated="2" office:value-type="string">
            <text:p>The Swarm</text:p>
          </table:table-cell>
          <table:table-cell office:value-type="string">
            <text:p>tvSeries</text:p>
          </table:table-cell>
          <table:table-cell table:formula="of:=IF(LEFT([.L455];FIND(&quot;(&quot;;[.L455])-2)=[.F455];&quot;&quot;;&quot;note&quot;)">
            <text:p/>
          </table:table-cell>
          <table:table-cell office:value-type="float" office:value="46">
            <text:p>46</text:p>
          </table:table-cell>
          <table:table-cell office:value-type="float" office:value="2023">
            <text:p>2023</text:p>
          </table:table-cell>
          <table:table-cell office:value-type="string">
            <text:p>The Swarm (TV Series 2023)</text:p>
          </table:table-cell>
          <table:table-cell/>
          <table:table-cell table:style-name="ce2" office:value-type="date" office:date-value="2023-02-19">
            <text:p>2/19/2023</text:p>
          </table:table-cell>
          <table:table-cell table:number-columns-repeated="1010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tt140540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38">
            <text:p>438</text:p>
          </table:table-cell>
          <table:table-cell table:number-columns-repeated="2" office:value-type="string">
            <text:p>The Vampire Diaries</text:p>
          </table:table-cell>
          <table:table-cell office:value-type="string">
            <text:p>tvSeries</text:p>
          </table:table-cell>
          <table:table-cell table:formula="of:=IF(LEFT([.L456];FIND(&quot;(&quot;;[.L456])-2)=[.F456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09">
            <text:p>2009</text:p>
          </table:table-cell>
          <table:table-cell office:value-type="string">
            <text:p>The Vampire Diaries (TV Series 2009–2017)</text:p>
          </table:table-cell>
          <table:table-cell/>
          <table:table-cell table:style-name="ce2" office:value-type="date" office:date-value="2009-09-10">
            <text:p>9/10/2009</text:p>
          </table:table-cell>
          <table:table-cell table:number-columns-repeated="1010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tt1014817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39">
            <text:p>439</text:p>
          </table:table-cell>
          <table:table-cell table:number-columns-repeated="2" office:value-type="string">
            <text:p>The Walking Dead: World Beyond</text:p>
          </table:table-cell>
          <table:table-cell office:value-type="string">
            <text:p>tvSeries</text:p>
          </table:table-cell>
          <table:table-cell table:formula="of:=IF(LEFT([.L457];FIND(&quot;(&quot;;[.L457])-2)=[.F45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0">
            <text:p>2020</text:p>
          </table:table-cell>
          <table:table-cell office:value-type="string">
            <text:p>The Walking Dead: World Beyond (TV Series 2020–2021)</text:p>
          </table:table-cell>
          <table:table-cell/>
          <table:table-cell table:style-name="ce2" office:value-type="date" office:date-value="2020-10-01">
            <text:p>10/1/2020</text:p>
          </table:table-cell>
          <table:table-cell table:number-columns-repeated="1010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tt7462410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40">
            <text:p>440</text:p>
          </table:table-cell>
          <table:table-cell table:number-columns-repeated="2" office:value-type="string">
            <text:p>The Wheel of Time</text:p>
          </table:table-cell>
          <table:table-cell office:value-type="string">
            <text:p>tvSeries</text:p>
          </table:table-cell>
          <table:table-cell table:formula="of:=IF(LEFT([.L458];FIND(&quot;(&quot;;[.L458])-2)=[.F45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office:value-type="string">
            <text:p>The Wheel of Time (TV Series 2021– )</text:p>
          </table:table-cell>
          <table:table-cell/>
          <table:table-cell table:style-name="ce2" office:value-type="date" office:date-value="2021-11-17">
            <text:p>11/17/2021</text:p>
          </table:table-cell>
          <table:table-cell table:number-columns-repeated="1010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t1340609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41">
            <text:p>441</text:p>
          </table:table-cell>
          <table:table-cell table:number-columns-repeated="2" office:value-type="string">
            <text:p>The White Lotus</text:p>
          </table:table-cell>
          <table:table-cell office:value-type="string">
            <text:p>tvSeries</text:p>
          </table:table-cell>
          <table:table-cell table:formula="of:=IF(LEFT([.L459];FIND(&quot;(&quot;;[.L459])-2)=[.F45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office:value-type="string">
            <text:p>The White Lotus (TV Series 2021–2024)</text:p>
          </table:table-cell>
          <table:table-cell/>
          <table:table-cell table:style-name="ce2" office:value-type="date" office:date-value="2021-07-11">
            <text:p>7/11/2021</text:p>
          </table:table-cell>
          <table:table-cell table:number-columns-repeated="1010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tt745998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42">
            <text:p>442</text:p>
          </table:table-cell>
          <table:table-cell table:number-columns-repeated="2" office:value-type="string">
            <text:p>The Widow</text:p>
          </table:table-cell>
          <table:table-cell office:value-type="string">
            <text:p>tvSeries</text:p>
          </table:table-cell>
          <table:table-cell table:formula="of:=IF(LEFT([.L460];FIND(&quot;(&quot;;[.L460])-2)=[.F46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The Widow (TV Series 2019)</text:p>
          </table:table-cell>
          <table:table-cell/>
          <table:table-cell table:style-name="ce2" office:value-type="date" office:date-value="2019-02-28">
            <text:p>2/28/2019</text:p>
          </table:table-cell>
          <table:table-cell table:number-columns-repeated="1010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tt1331532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43">
            <text:p>443</text:p>
          </table:table-cell>
          <table:table-cell table:number-columns-repeated="2" office:value-type="string">
            <text:p>The Woman in the House Across the Street from the Girl in the Window</text:p>
          </table:table-cell>
          <table:table-cell office:value-type="string">
            <text:p>tvMiniSeries</text:p>
          </table:table-cell>
          <table:table-cell table:formula="of:=IF(LEFT([.L461];FIND(&quot;(&quot;;[.L461])-2)=[.F461];&quot;&quot;;&quot;note&quot;)">
            <text:p/>
          </table:table-cell>
          <table:table-cell office:value-type="float" office:value="208">
            <text:p>208</text:p>
          </table:table-cell>
          <table:table-cell office:value-type="float" office:value="2022">
            <text:p>2022</text:p>
          </table:table-cell>
          <table:table-cell office:value-type="string">
            <text:p>The Woman in the House Across the Street from the Girl in the Window (TV Mini Series 2022)</text:p>
          </table:table-cell>
          <table:table-cell/>
          <table:table-cell table:style-name="ce2" office:value-type="date" office:date-value="2022-01-28">
            <text:p>1/28/202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Thirtysomething</text:p>
          </table:table-cell>
          <table:table-cell/>
          <table:table-cell table:formula="of:=IF(LEFT([.L462];FIND(&quot;(&quot;;[.L462])-2)=[.F462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tt8430356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444">
            <text:p>444</text:p>
          </table:table-cell>
          <table:table-cell table:number-columns-repeated="2" office:value-type="string">
            <text:p>This Way Up</text:p>
          </table:table-cell>
          <table:table-cell office:value-type="string">
            <text:p>tvSeries</text:p>
          </table:table-cell>
          <table:table-cell table:formula="of:=IF(LEFT([.L463];FIND(&quot;(&quot;;[.L463])-2)=[.F463];&quot;&quot;;&quot;note&quot;)">
            <text:p/>
          </table:table-cell>
          <table:table-cell office:value-type="float" office:value="25">
            <text:p>25</text:p>
          </table:table-cell>
          <table:table-cell office:value-type="float" office:value="2019">
            <text:p>2019</text:p>
          </table:table-cell>
          <table:table-cell office:value-type="string">
            <text:p>This Way Up (TV Series 2019– )</text:p>
          </table:table-cell>
          <table:table-cell/>
          <table:table-cell table:style-name="ce2" office:value-type="date" office:date-value="2019-08-08">
            <text:p>8/8/2019</text:p>
          </table:table-cell>
          <table:table-cell table:number-columns-repeated="1010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tt2188931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45">
            <text:p>445</text:p>
          </table:table-cell>
          <table:table-cell table:number-columns-repeated="2" office:value-type="string">
            <text:p>Those Who Kill</text:p>
          </table:table-cell>
          <table:table-cell office:value-type="string">
            <text:p>tvSeries</text:p>
          </table:table-cell>
          <table:table-cell table:formula="of:=IF(LEFT([.L464];FIND(&quot;(&quot;;[.L464])-2)=[.F46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4">
            <text:p>2014</text:p>
          </table:table-cell>
          <table:table-cell office:value-type="string">
            <text:p>Those Who Kill (TV Series 2014)</text:p>
          </table:table-cell>
          <table:table-cell/>
          <table:table-cell table:style-name="ce2" office:value-type="date" office:date-value="2014-03-03">
            <text:p>3/3/2014</text:p>
          </table:table-cell>
          <table:table-cell table:number-columns-repeated="1010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tt551158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46">
            <text:p>446</text:p>
          </table:table-cell>
          <table:table-cell table:number-columns-repeated="2" office:value-type="string">
            <text:p>Timeless</text:p>
          </table:table-cell>
          <table:table-cell office:value-type="string">
            <text:p>tvSeries</text:p>
          </table:table-cell>
          <table:table-cell table:formula="of:=IF(LEFT([.L465];FIND(&quot;(&quot;;[.L465])-2)=[.F46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Timeless (TV Series 2016–2018)</text:p>
          </table:table-cell>
          <table:table-cell/>
          <table:table-cell table:style-name="ce2" office:value-type="date" office:date-value="2016-10-03">
            <text:p>10/3/2016</text:p>
          </table:table-cell>
          <table:table-cell table:number-columns-repeated="1010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tt306183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47">
            <text:p>447</text:p>
          </table:table-cell>
          <table:table-cell table:number-columns-repeated="2" office:value-type="string">
            <text:p>Togetherness</text:p>
          </table:table-cell>
          <table:table-cell office:value-type="string">
            <text:p>tvSeries</text:p>
          </table:table-cell>
          <table:table-cell table:formula="of:=IF(LEFT([.L466];FIND(&quot;(&quot;;[.L466])-2)=[.F466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Togetherness (TV Series 2015–2016)</text:p>
          </table:table-cell>
          <table:table-cell/>
          <table:table-cell table:style-name="ce2" office:value-type="date" office:date-value="2015-01-11">
            <text:p>1/11/2015</text:p>
          </table:table-cell>
          <table:table-cell table:number-columns-repeated="10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t1347567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48">
            <text:p>448</text:p>
          </table:table-cell>
          <table:table-cell table:number-columns-repeated="2" office:value-type="string">
            <text:p>Tom Swift</text:p>
          </table:table-cell>
          <table:table-cell office:value-type="string">
            <text:p>tvSeries</text:p>
          </table:table-cell>
          <table:table-cell table:formula="of:=IF(LEFT([.L467];FIND(&quot;(&quot;;[.L467])-2)=[.F467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22">
            <text:p>2022</text:p>
          </table:table-cell>
          <table:table-cell office:value-type="string">
            <text:p>Tom Swift (TV Series 2022)</text:p>
          </table:table-cell>
          <table:table-cell/>
          <table:table-cell table:style-name="ce2" office:value-type="date" office:date-value="2022-05-31">
            <text:p>5/31/2022</text:p>
          </table:table-cell>
          <table:table-cell table:number-columns-repeated="1010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t559664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49">
            <text:p>449</text:p>
          </table:table-cell>
          <table:table-cell table:number-columns-repeated="2" office:value-type="string">
            <text:p>Too Close to Home</text:p>
          </table:table-cell>
          <table:table-cell office:value-type="string">
            <text:p>tvSeries</text:p>
          </table:table-cell>
          <table:table-cell table:formula="of:=IF(LEFT([.L468];FIND(&quot;(&quot;;[.L468])-2)=[.F46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Too Close to Home (TV Series 2016–2017)</text:p>
          </table:table-cell>
          <table:table-cell/>
          <table:table-cell table:style-name="ce2" office:value-type="date" office:date-value="2016-08-22">
            <text:p>8/22/2016</text:p>
          </table:table-cell>
          <table:table-cell table:number-columns-repeated="1010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tt0383153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50">
            <text:p>450</text:p>
          </table:table-cell>
          <table:table-cell table:number-columns-repeated="2" office:value-type="string">
            <text:p>Touching Evil</text:p>
          </table:table-cell>
          <table:table-cell office:value-type="string">
            <text:p>tvSeries</text:p>
          </table:table-cell>
          <table:table-cell table:formula="of:=IF(LEFT([.L469];FIND(&quot;(&quot;;[.L469])-2)=[.F469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04">
            <text:p>2004</text:p>
          </table:table-cell>
          <table:table-cell office:value-type="string">
            <text:p>Touching Evil (TV Series 2004)</text:p>
          </table:table-cell>
          <table:table-cell/>
          <table:table-cell table:style-name="ce2" office:value-type="date" office:date-value="2004-03-12">
            <text:p>3/12/2004</text:p>
          </table:table-cell>
          <table:table-cell table:number-columns-repeated="1010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tt4946972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51">
            <text:p>451</text:p>
          </table:table-cell>
          <table:table-cell table:number-columns-repeated="2" office:value-type="string">
            <text:p>Training Day</text:p>
          </table:table-cell>
          <table:table-cell office:value-type="string">
            <text:p>tvSeries</text:p>
          </table:table-cell>
          <table:table-cell table:formula="of:=IF(LEFT([.L470];FIND(&quot;(&quot;;[.L470])-2)=[.F470];&quot;&quot;;&quot;note&quot;)">
            <text:p/>
          </table:table-cell>
          <table:table-cell office:value-type="float" office:value="42">
            <text:p>42</text:p>
          </table:table-cell>
          <table:table-cell office:value-type="float" office:value="2017">
            <text:p>2017</text:p>
          </table:table-cell>
          <table:table-cell office:value-type="string">
            <text:p>Training Day (TV Series 2017)</text:p>
          </table:table-cell>
          <table:table-cell/>
          <table:table-cell table:style-name="ce2" office:value-type="date" office:date-value="2017-02-02">
            <text:p>2/2/2017</text:p>
          </table:table-cell>
          <table:table-cell table:number-columns-repeated="1010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tt084444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52">
            <text:p>452</text:p>
          </table:table-cell>
          <table:table-cell table:number-columns-repeated="2" office:value-type="string">
            <text:p>True Blood</text:p>
          </table:table-cell>
          <table:table-cell office:value-type="string">
            <text:p>tvSeries</text:p>
          </table:table-cell>
          <table:table-cell table:formula="of:=IF(LEFT([.L471];FIND(&quot;(&quot;;[.L471])-2)=[.F471];&quot;&quot;;&quot;note&quot;)">
            <text:p/>
          </table:table-cell>
          <table:table-cell office:value-type="float" office:value="55">
            <text:p>55</text:p>
          </table:table-cell>
          <table:table-cell office:value-type="float" office:value="2008">
            <text:p>2008</text:p>
          </table:table-cell>
          <table:table-cell office:value-type="string">
            <text:p>True Blood (TV Series 2008–2014)</text:p>
          </table:table-cell>
          <table:table-cell/>
          <table:table-cell table:style-name="ce2" office:value-type="date" office:date-value="2008-09-07">
            <text:p>9/7/2008</text:p>
          </table:table-cell>
          <table:table-cell table:number-columns-repeated="1010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tt235677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53">
            <text:p>453</text:p>
          </table:table-cell>
          <table:table-cell table:number-columns-repeated="2" office:value-type="string">
            <text:p>True Detective</text:p>
          </table:table-cell>
          <table:table-cell office:value-type="string">
            <text:p>tvSeries</text:p>
          </table:table-cell>
          <table:table-cell table:formula="of:=IF(LEFT([.L472];FIND(&quot;(&quot;;[.L472])-2)=[.F472];&quot;&quot;;&quot;note&quot;)">
            <text:p/>
          </table:table-cell>
          <table:table-cell office:value-type="float" office:value="55">
            <text:p>55</text:p>
          </table:table-cell>
          <table:table-cell office:value-type="float" office:value="2014">
            <text:p>2014</text:p>
          </table:table-cell>
          <table:table-cell office:value-type="string">
            <text:p>True Detective (TV Series 2014– )</text:p>
          </table:table-cell>
          <table:table-cell/>
          <table:table-cell table:style-name="ce2" office:value-type="date" office:date-value="2014-01-12">
            <text:p>1/12/2014</text:p>
          </table:table-cell>
          <table:table-cell table:number-columns-repeated="1010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tt5664952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54">
            <text:p>454</text:p>
          </table:table-cell>
          <table:table-cell table:number-columns-repeated="2" office:value-type="string">
            <text:p>Trust</text:p>
          </table:table-cell>
          <table:table-cell office:value-type="string">
            <text:p>tvSeries</text:p>
          </table:table-cell>
          <table:table-cell table:formula="of:=IF(LEFT([.L473];FIND(&quot;(&quot;;[.L473])-2)=[.F473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Trust (TV Series 2018)</text:p>
          </table:table-cell>
          <table:table-cell/>
          <table:table-cell table:style-name="ce2" office:value-type="date" office:date-value="2018-03-25">
            <text:p>3/25/2018</text:p>
          </table:table-cell>
          <table:table-cell table:number-columns-repeated="1010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tt7821582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55">
            <text:p>455</text:p>
          </table:table-cell>
          <table:table-cell table:number-columns-repeated="2" office:value-type="string">
            <text:p>Truth Be Told</text:p>
          </table:table-cell>
          <table:table-cell office:value-type="string">
            <text:p>tvSeries</text:p>
          </table:table-cell>
          <table:table-cell table:formula="of:=IF(LEFT([.L474];FIND(&quot;(&quot;;[.L474])-2)=[.F474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office:value-type="string">
            <text:p>Truth Be Told (TV Series 2019–2023)</text:p>
          </table:table-cell>
          <table:table-cell/>
          <table:table-cell table:style-name="ce2" office:value-type="date" office:date-value="2019-12-06">
            <text:p>12/6/2019</text:p>
          </table:table-cell>
          <table:table-cell table:number-columns-repeated="1010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tt0098936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56">
            <text:p>456</text:p>
          </table:table-cell>
          <table:table-cell table:number-columns-repeated="2" office:value-type="string">
            <text:p>Twin Peaks</text:p>
          </table:table-cell>
          <table:table-cell office:value-type="string">
            <text:p>tvSeries</text:p>
          </table:table-cell>
          <table:table-cell table:formula="of:=IF(LEFT([.L475];FIND(&quot;(&quot;;[.L475])-2)=[.F475];&quot;&quot;;&quot;note&quot;)">
            <text:p/>
          </table:table-cell>
          <table:table-cell office:value-type="float" office:value="47">
            <text:p>47</text:p>
          </table:table-cell>
          <table:table-cell office:value-type="float" office:value="1990">
            <text:p>1990</text:p>
          </table:table-cell>
          <table:table-cell office:value-type="string">
            <text:p>Twin Peaks (TV Series 1990–1991)</text:p>
          </table:table-cell>
          <table:table-cell/>
          <table:table-cell table:style-name="ce2" office:value-type="date" office:date-value="1989-09-28">
            <text:p>9/28/1989</text:p>
          </table:table-cell>
          <table:table-cell table:number-columns-repeated="1010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tt790997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57">
            <text:p>457</text:p>
          </table:table-cell>
          <table:table-cell table:number-columns-repeated="2" office:value-type="string">
            <text:p>Unbelievable</text:p>
          </table:table-cell>
          <table:table-cell office:value-type="string">
            <text:p>tvMiniSeries</text:p>
          </table:table-cell>
          <table:table-cell table:formula="of:=IF(LEFT([.L476];FIND(&quot;(&quot;;[.L476])-2)=[.F476];&quot;&quot;;&quot;note&quot;)">
            <text:p/>
          </table:table-cell>
          <table:table-cell office:value-type="float" office:value="385">
            <text:p>385</text:p>
          </table:table-cell>
          <table:table-cell office:value-type="float" office:value="2019">
            <text:p>2019</text:p>
          </table:table-cell>
          <table:table-cell office:value-type="string">
            <text:p>Unbelievable (TV Mini Series 2019)</text:p>
          </table:table-cell>
          <table:table-cell/>
          <table:table-cell table:style-name="ce2" office:value-type="date" office:date-value="2019-09-13">
            <text:p>9/13/201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Under the Banner of Heaven</text:p>
          </table:table-cell>
          <table:table-cell/>
          <table:table-cell table:formula="of:=IF(LEFT([.L477];FIND(&quot;(&quot;;[.L477])-2)=[.F477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tt1553656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58">
            <text:p>458</text:p>
          </table:table-cell>
          <table:table-cell table:number-columns-repeated="2" office:value-type="string">
            <text:p>Under the Dome</text:p>
          </table:table-cell>
          <table:table-cell office:value-type="string">
            <text:p>tvSeries</text:p>
          </table:table-cell>
          <table:table-cell table:formula="of:=IF(LEFT([.L478];FIND(&quot;(&quot;;[.L478])-2)=[.F478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3">
            <text:p>2013</text:p>
          </table:table-cell>
          <table:table-cell office:value-type="string">
            <text:p>Under the Dome (TV Series 2013–2015)</text:p>
          </table:table-cell>
          <table:table-cell/>
          <table:table-cell table:style-name="ce2" office:value-type="date" office:date-value="2013-06-24">
            <text:p>6/24/2013</text:p>
          </table:table-cell>
          <table:table-cell table:number-columns-repeated="1010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t193529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59">
            <text:p>459</text:p>
          </table:table-cell>
          <table:table-cell table:number-columns-repeated="2" office:value-type="string">
            <text:p>Underemployed</text:p>
          </table:table-cell>
          <table:table-cell office:value-type="string">
            <text:p>tvSeries</text:p>
          </table:table-cell>
          <table:table-cell table:formula="of:=IF(LEFT([.L479];FIND(&quot;(&quot;;[.L479])-2)=[.F479];&quot;&quot;;&quot;note&quot;)">
            <text:p/>
          </table:table-cell>
          <table:table-cell office:value-type="float" office:value="40">
            <text:p>40</text:p>
          </table:table-cell>
          <table:table-cell office:value-type="float" office:value="2012">
            <text:p>2012</text:p>
          </table:table-cell>
          <table:table-cell office:value-type="string">
            <text:p>Underemployed (TV Series 2012–2013)</text:p>
          </table:table-cell>
          <table:table-cell/>
          <table:table-cell table:style-name="ce2" office:value-type="date" office:date-value="2012-10-16">
            <text:p>10/16/20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United States of Tara</text:p>
          </table:table-cell>
          <table:table-cell/>
          <table:table-cell table:formula="of:=IF(LEFT([.L480];FIND(&quot;(&quot;;[.L480])-2)=[.F480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tt1843323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60">
            <text:p>460</text:p>
          </table:table-cell>
          <table:table-cell table:number-columns-repeated="2" office:value-type="string">
            <text:p>Up All Night</text:p>
          </table:table-cell>
          <table:table-cell office:value-type="string">
            <text:p>tvSeries</text:p>
          </table:table-cell>
          <table:table-cell table:formula="of:=IF(LEFT([.L481];FIND(&quot;(&quot;;[.L481])-2)=[.F481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1">
            <text:p>2011</text:p>
          </table:table-cell>
          <table:table-cell office:value-type="string">
            <text:p>Up All Night (TV Series 2011–2012)</text:p>
          </table:table-cell>
          <table:table-cell/>
          <table:table-cell table:style-name="ce2" office:value-type="date" office:date-value="2011-09-14">
            <text:p>9/14/2011</text:p>
          </table:table-cell>
          <table:table-cell table:number-columns-repeated="1010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t1752525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61">
            <text:p>461</text:p>
          </table:table-cell>
          <table:table-cell table:number-columns-repeated="2" office:value-type="string">
            <text:p>Up Here</text:p>
          </table:table-cell>
          <table:table-cell office:value-type="string">
            <text:p>tvSeries</text:p>
          </table:table-cell>
          <table:table-cell table:formula="of:=IF(LEFT([.L482];FIND(&quot;(&quot;;[.L482])-2)=[.F482];&quot;&quot;;&quot;note&quot;)">
            <text:p/>
          </table:table-cell>
          <table:table-cell/>
          <table:table-cell office:value-type="float" office:value="2023">
            <text:p>2023</text:p>
          </table:table-cell>
          <table:table-cell office:value-type="string">
            <text:p>Up Here (TV Series 2023)</text:p>
          </table:table-cell>
          <table:table-cell/>
          <table:table-cell table:style-name="ce2" office:value-type="date" office:date-value="2023-03-24">
            <text:p>3/24/2023</text:p>
          </table:table-cell>
          <table:table-cell table:number-columns-repeated="1010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tt8765446</text:p>
          </table:table-cell>
          <table:table-cell table:number-columns-repeated="2" table:style-name="ce2" office:value-type="date" office:date-value="2023-08-19">
            <text:p>8/19/2023</text:p>
          </table:table-cell>
          <table:table-cell office:value-type="float" office:value="462">
            <text:p>462</text:p>
          </table:table-cell>
          <table:table-cell table:number-columns-repeated="2" office:value-type="string">
            <text:p>Upright</text:p>
          </table:table-cell>
          <table:table-cell office:value-type="string">
            <text:p>tvSeries</text:p>
          </table:table-cell>
          <table:table-cell table:formula="of:=IF(LEFT([.L483];FIND(&quot;(&quot;;[.L483])-2)=[.F483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9">
            <text:p>2019</text:p>
          </table:table-cell>
          <table:table-cell office:value-type="string">
            <text:p>Upright (TV Series 2019– )</text:p>
          </table:table-cell>
          <table:table-cell/>
          <table:table-cell table:style-name="ce2" office:value-type="date" office:date-value="2019-11-28">
            <text:p>11/28/2019</text:p>
          </table:table-cell>
          <table:table-cell table:number-columns-repeated="1010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tt519782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63">
            <text:p>463</text:p>
          </table:table-cell>
          <table:table-cell office:value-type="string">
            <text:p>Van Helsing</text:p>
          </table:table-cell>
          <table:table-cell office:value-type="string">
            <text:p>Van Helsing</text:p>
          </table:table-cell>
          <table:table-cell office:value-type="string">
            <text:p>tvSeries</text:p>
          </table:table-cell>
          <table:table-cell table:formula="of:=IF(LEFT([.L484];FIND(&quot;(&quot;;[.L484])-2)=[.F484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6">
            <text:p>2016</text:p>
          </table:table-cell>
          <table:table-cell office:value-type="string">
            <text:p>Van Helsing (TV Series 2016–2021)</text:p>
          </table:table-cell>
          <table:table-cell/>
          <table:table-cell table:style-name="ce2" office:value-type="date" office:date-value="2016-07-31">
            <text:p>7/31/2016</text:p>
          </table:table-cell>
          <table:table-cell table:number-columns-repeated="1010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tt7076630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64">
            <text:p>464</text:p>
          </table:table-cell>
          <table:table-cell table:number-columns-repeated="2" office:value-type="string">
            <text:p>Vanity Fair</text:p>
          </table:table-cell>
          <table:table-cell office:value-type="string">
            <text:p>tvMiniSeries</text:p>
          </table:table-cell>
          <table:table-cell table:formula="of:=IF(LEFT([.L485];FIND(&quot;(&quot;;[.L485])-2)=[.F48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Vanity Fair (TV Mini Series 2018)</text:p>
          </table:table-cell>
          <table:table-cell/>
          <table:table-cell table:style-name="ce2" office:value-type="date" office:date-value="2018-09-02">
            <text:p>9/2/2018</text:p>
          </table:table-cell>
          <table:table-cell table:number-columns-repeated="1010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tt175976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65">
            <text:p>465</text:p>
          </table:table-cell>
          <table:table-cell table:number-columns-repeated="2" office:value-type="string">
            <text:p>Veep</text:p>
          </table:table-cell>
          <table:table-cell office:value-type="string">
            <text:p>tvSeries</text:p>
          </table:table-cell>
          <table:table-cell table:formula="of:=IF(LEFT([.L486];FIND(&quot;(&quot;;[.L486])-2)=[.F486];&quot;&quot;;&quot;note&quot;)">
            <text:p/>
          </table:table-cell>
          <table:table-cell office:value-type="float" office:value="28">
            <text:p>28</text:p>
          </table:table-cell>
          <table:table-cell office:value-type="float" office:value="2012">
            <text:p>2012</text:p>
          </table:table-cell>
          <table:table-cell office:value-type="string">
            <text:p>Veep (TV Series 2012–2019)</text:p>
          </table:table-cell>
          <table:table-cell/>
          <table:table-cell table:style-name="ce2" office:value-type="date" office:date-value="2012-04-22">
            <text:p>4/22/2012</text:p>
          </table:table-cell>
          <table:table-cell table:number-columns-repeated="1010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tt0412253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66">
            <text:p>466</text:p>
          </table:table-cell>
          <table:table-cell table:number-columns-repeated="2" office:value-type="string">
            <text:p>Veronica Mars</text:p>
          </table:table-cell>
          <table:table-cell office:value-type="string">
            <text:p>tvSeries</text:p>
          </table:table-cell>
          <table:table-cell table:formula="of:=IF(LEFT([.L487];FIND(&quot;(&quot;;[.L487])-2)=[.F487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04">
            <text:p>2004</text:p>
          </table:table-cell>
          <table:table-cell office:value-type="string">
            <text:p>Veronica Mars (TV Series 2004–2019)</text:p>
          </table:table-cell>
          <table:table-cell/>
          <table:table-cell table:style-name="ce2" office:value-type="date" office:date-value="2004-09-22">
            <text:p>9/22/2004</text:p>
          </table:table-cell>
          <table:table-cell table:number-columns-repeated="1010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tt513733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67">
            <text:p>467</text:p>
          </table:table-cell>
          <table:table-cell table:number-columns-repeated="2" office:value-type="string">
            <text:p>Victoria</text:p>
          </table:table-cell>
          <table:table-cell office:value-type="string">
            <text:p>tvSeries</text:p>
          </table:table-cell>
          <table:table-cell table:formula="of:=IF(LEFT([.L488];FIND(&quot;(&quot;;[.L488])-2)=[.F488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6">
            <text:p>2016</text:p>
          </table:table-cell>
          <table:table-cell office:value-type="string">
            <text:p>Victoria (TV Series 2016–2019)</text:p>
          </table:table-cell>
          <table:table-cell/>
          <table:table-cell table:style-name="ce2" office:value-type="date" office:date-value="2016-08-28">
            <text:p>8/28/201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/>
          <table:table-cell office:value-type="string">
            <text:p>Vigil</text:p>
          </table:table-cell>
          <table:table-cell/>
          <table:table-cell table:formula="of:=IF(LEFT([.L489];FIND(&quot;(&quot;;[.L489])-2)=[.F489];&quot;&quot;;&quot;note&quot;)" office:value-type="float" office:value="0">
            <text:p>#VALUE!</text:p>
          </table:table-cell>
          <table:table-cell table:number-columns-repeated="2"/>
          <table:table-cell/>
          <table:table-cell/>
          <table:table-cell table:style-name="ce2"/>
          <table:table-cell table:number-columns-repeated="1010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tt2306299</text:p>
          </table:table-cell>
          <table:table-cell table:number-columns-repeated="2" table:style-name="ce2" office:value-type="date" office:date-value="2023-08-11">
            <text:p>8/11/2023</text:p>
          </table:table-cell>
          <table:table-cell office:value-type="float" office:value="468">
            <text:p>468</text:p>
          </table:table-cell>
          <table:table-cell table:number-columns-repeated="2" office:value-type="string">
            <text:p>Vikings</text:p>
          </table:table-cell>
          <table:table-cell office:value-type="string">
            <text:p>tvSeries</text:p>
          </table:table-cell>
          <table:table-cell table:formula="of:=IF(LEFT([.L490];FIND(&quot;(&quot;;[.L490])-2)=[.F490];&quot;&quot;;&quot;note&quot;)">
            <text:p/>
          </table:table-cell>
          <table:table-cell office:value-type="float" office:value="44">
            <text:p>44</text:p>
          </table:table-cell>
          <table:table-cell office:value-type="float" office:value="2013">
            <text:p>2013</text:p>
          </table:table-cell>
          <table:table-cell office:value-type="string">
            <text:p>Vikings (TV Series 2013–2020)</text:p>
          </table:table-cell>
          <table:table-cell/>
          <table:table-cell table:style-name="ce2" office:value-type="date" office:date-value="2013-03-03">
            <text:p>3/3/2013</text:p>
          </table:table-cell>
          <table:table-cell table:number-columns-repeated="1010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tt267835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69">
            <text:p>469</text:p>
          </table:table-cell>
          <table:table-cell table:number-columns-repeated="2" office:value-type="string">
            <text:p>WPC 56</text:p>
          </table:table-cell>
          <table:table-cell office:value-type="string">
            <text:p>tvSeries</text:p>
          </table:table-cell>
          <table:table-cell table:formula="of:=IF(LEFT([.L491];FIND(&quot;(&quot;;[.L491])-2)=[.F491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13">
            <text:p>2013</text:p>
          </table:table-cell>
          <table:table-cell office:value-type="string">
            <text:p>WPC 56 (TV Series 2013–2015)</text:p>
          </table:table-cell>
          <table:table-cell/>
          <table:table-cell table:style-name="ce2" office:value-type="date" office:date-value="2013-03-18">
            <text:p>3/18/2013</text:p>
          </table:table-cell>
          <table:table-cell table:number-columns-repeated="1010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tt604067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70">
            <text:p>470</text:p>
          </table:table-cell>
          <table:table-cell table:number-columns-repeated="2" office:value-type="string">
            <text:p>Waco</text:p>
          </table:table-cell>
          <table:table-cell office:value-type="string">
            <text:p>tvMiniSeries</text:p>
          </table:table-cell>
          <table:table-cell table:formula="of:=IF(LEFT([.L492];FIND(&quot;(&quot;;[.L492])-2)=[.F492];&quot;&quot;;&quot;note&quot;)">
            <text:p/>
          </table:table-cell>
          <table:table-cell office:value-type="float" office:value="292">
            <text:p>292</text:p>
          </table:table-cell>
          <table:table-cell office:value-type="float" office:value="2018">
            <text:p>2018</text:p>
          </table:table-cell>
          <table:table-cell office:value-type="string">
            <text:p>Waco (TV Mini Series 2018)</text:p>
          </table:table-cell>
          <table:table-cell/>
          <table:table-cell table:style-name="ce2" office:value-type="date" office:date-value="2018-01-24">
            <text:p>1/24/2018</text:p>
          </table:table-cell>
          <table:table-cell table:number-columns-repeated="1010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tt914056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71">
            <text:p>471</text:p>
          </table:table-cell>
          <table:table-cell office:value-type="string">
            <text:p>WandaVision</text:p>
          </table:table-cell>
          <table:table-cell office:value-type="string">
            <text:p>WandaVision</text:p>
          </table:table-cell>
          <table:table-cell office:value-type="string">
            <text:p>tvMiniSeries</text:p>
          </table:table-cell>
          <table:table-cell table:formula="of:=IF(LEFT([.L493];FIND(&quot;(&quot;;[.L493])-2)=[.F493];&quot;&quot;;&quot;note&quot;)">
            <text:p/>
          </table:table-cell>
          <table:table-cell office:value-type="float" office:value="350">
            <text:p>350</text:p>
          </table:table-cell>
          <table:table-cell office:value-type="float" office:value="2021">
            <text:p>2021</text:p>
          </table:table-cell>
          <table:table-cell office:value-type="string">
            <text:p>WandaVision (TV Mini Series 2021)</text:p>
          </table:table-cell>
          <table:table-cell/>
          <table:table-cell table:style-name="ce2" office:value-type="date" office:date-value="2021-01-15">
            <text:p>1/15/2021</text:p>
          </table:table-cell>
          <table:table-cell table:number-columns-repeated="1010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tt9686194</text:p>
          </table:table-cell>
          <table:table-cell table:number-columns-repeated="2" table:style-name="ce2" office:value-type="date" office:date-value="2023-08-09">
            <text:p>8/9/2023</text:p>
          </table:table-cell>
          <table:table-cell office:value-type="float" office:value="472">
            <text:p>472</text:p>
          </table:table-cell>
          <table:table-cell table:number-columns-repeated="2" office:value-type="string">
            <text:p>War of the Worlds</text:p>
          </table:table-cell>
          <table:table-cell office:value-type="string">
            <text:p>tvSeries</text:p>
          </table:table-cell>
          <table:table-cell table:formula="of:=IF(LEFT([.L494];FIND(&quot;(&quot;;[.L494])-2)=[.F494];&quot;&quot;;&quot;note&quot;)">
            <text:p/>
          </table:table-cell>
          <table:table-cell office:value-type="float" office:value="49">
            <text:p>49</text:p>
          </table:table-cell>
          <table:table-cell office:value-type="float" office:value="2019">
            <text:p>2019</text:p>
          </table:table-cell>
          <table:table-cell office:value-type="string">
            <text:p>War of the Worlds (TV Series 2019– )</text:p>
          </table:table-cell>
          <table:table-cell/>
          <table:table-cell table:style-name="ce2" office:value-type="date" office:date-value="2019-10-28">
            <text:p>10/28/2019</text:p>
          </table:table-cell>
          <table:table-cell table:number-columns-repeated="1010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tt984853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73">
            <text:p>473</text:p>
          </table:table-cell>
          <table:table-cell table:number-columns-repeated="2" office:value-type="string">
            <text:p>We Are Who We Are</text:p>
          </table:table-cell>
          <table:table-cell office:value-type="string">
            <text:p>tvSeries</text:p>
          </table:table-cell>
          <table:table-cell table:formula="of:=IF(LEFT([.L495];FIND(&quot;(&quot;;[.L495])-2)=[.F495];&quot;&quot;;&quot;note&quot;)">
            <text:p/>
          </table:table-cell>
          <table:table-cell office:value-type="float" office:value="462">
            <text:p>462</text:p>
          </table:table-cell>
          <table:table-cell office:value-type="float" office:value="2020">
            <text:p>2020</text:p>
          </table:table-cell>
          <table:table-cell office:value-type="string">
            <text:p>We Are Who We Are (TV Series 2020)</text:p>
          </table:table-cell>
          <table:table-cell/>
          <table:table-cell table:style-name="ce2" office:value-type="date" office:date-value="2020-09-14">
            <text:p>9/14/2020</text:p>
          </table:table-cell>
          <table:table-cell table:number-columns-repeated="1010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tt12005128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74">
            <text:p>474</text:p>
          </table:table-cell>
          <table:table-cell office:value-type="string">
            <text:p>WeCrashed</text:p>
          </table:table-cell>
          <table:table-cell office:value-type="string">
            <text:p>WeCrashed</text:p>
          </table:table-cell>
          <table:table-cell office:value-type="string">
            <text:p>tvMiniSeries</text:p>
          </table:table-cell>
          <table:table-cell table:formula="of:=IF(LEFT([.L496];FIND(&quot;(&quot;;[.L496])-2)=[.F496];&quot;&quot;;&quot;note&quot;)">
            <text:p/>
          </table:table-cell>
          <table:table-cell office:value-type="float" office:value="427">
            <text:p>427</text:p>
          </table:table-cell>
          <table:table-cell office:value-type="float" office:value="2022">
            <text:p>2022</text:p>
          </table:table-cell>
          <table:table-cell office:value-type="string">
            <text:p>WeCrashed (TV Mini Series 2022)</text:p>
          </table:table-cell>
          <table:table-cell/>
          <table:table-cell table:style-name="ce2" office:value-type="date" office:date-value="2022-03-12">
            <text:p>3/12/2022</text:p>
          </table:table-cell>
          <table:table-cell table:number-columns-repeated="1010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tt1798701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75">
            <text:p>475</text:p>
          </table:table-cell>
          <table:table-cell table:number-columns-repeated="2" office:value-type="string">
            <text:p>Wedding Band</text:p>
          </table:table-cell>
          <table:table-cell office:value-type="string">
            <text:p>tvSeries</text:p>
          </table:table-cell>
          <table:table-cell table:formula="of:=IF(LEFT([.L497];FIND(&quot;(&quot;;[.L497])-2)=[.F49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2">
            <text:p>2012</text:p>
          </table:table-cell>
          <table:table-cell office:value-type="string">
            <text:p>Wedding Band (TV Series 2012–2013)</text:p>
          </table:table-cell>
          <table:table-cell/>
          <table:table-cell table:style-name="ce2" office:value-type="date" office:date-value="2012-11-10">
            <text:p>11/10/2012</text:p>
          </table:table-cell>
          <table:table-cell table:number-columns-repeated="1010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t13443470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76">
            <text:p>476</text:p>
          </table:table-cell>
          <table:table-cell table:number-columns-repeated="2" office:value-type="string">
            <text:p>Wednesday</text:p>
          </table:table-cell>
          <table:table-cell office:value-type="string">
            <text:p>tvSeries</text:p>
          </table:table-cell>
          <table:table-cell table:formula="of:=IF(LEFT([.L498];FIND(&quot;(&quot;;[.L498])-2)=[.F498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22">
            <text:p>2022</text:p>
          </table:table-cell>
          <table:table-cell office:value-type="string">
            <text:p>Wednesday (TV Series 2022– )</text:p>
          </table:table-cell>
          <table:table-cell/>
          <table:table-cell table:style-name="ce2" office:value-type="date" office:date-value="2022-10-31">
            <text:p>10/31/2022</text:p>
          </table:table-cell>
          <table:table-cell table:number-columns-repeated="1010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tt0439100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77">
            <text:p>477</text:p>
          </table:table-cell>
          <table:table-cell table:number-columns-repeated="2" office:value-type="string">
            <text:p>Weeds</text:p>
          </table:table-cell>
          <table:table-cell office:value-type="string">
            <text:p>tvSeries</text:p>
          </table:table-cell>
          <table:table-cell table:formula="of:=IF(LEFT([.L499];FIND(&quot;(&quot;;[.L499])-2)=[.F499];&quot;&quot;;&quot;note&quot;)">
            <text:p/>
          </table:table-cell>
          <table:table-cell office:value-type="float" office:value="28">
            <text:p>28</text:p>
          </table:table-cell>
          <table:table-cell office:value-type="float" office:value="2005">
            <text:p>2005</text:p>
          </table:table-cell>
          <table:table-cell office:value-type="string">
            <text:p>Weeds (TV Series 2005–2012)</text:p>
          </table:table-cell>
          <table:table-cell/>
          <table:table-cell table:style-name="ce2" office:value-type="date" office:date-value="2005-08-07">
            <text:p>8/7/2005</text:p>
          </table:table-cell>
          <table:table-cell table:number-columns-repeated="1010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tt1467586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78">
            <text:p>478</text:p>
          </table:table-cell>
          <table:table-cell office:value-type="string">
            <text:p>Welcome to Chippendales</text:p>
          </table:table-cell>
          <table:table-cell office:value-type="string">
            <text:p>Welcome to Chippendales</text:p>
          </table:table-cell>
          <table:table-cell office:value-type="string">
            <text:p>tvMiniSeries</text:p>
          </table:table-cell>
          <table:table-cell table:formula="of:=IF(LEFT([.L500];FIND(&quot;(&quot;;[.L500])-2)=[.F500];&quot;&quot;;&quot;note&quot;)">
            <text:p/>
          </table:table-cell>
          <table:table-cell office:value-type="float" office:value="45">
            <text:p>45</text:p>
          </table:table-cell>
          <table:table-cell office:value-type="float" office:value="2022">
            <text:p>2022</text:p>
          </table:table-cell>
          <table:table-cell office:value-type="string">
            <text:p>Welcome to Chippendales (TV Mini Series 2022–2023)</text:p>
          </table:table-cell>
          <table:table-cell/>
          <table:table-cell table:style-name="ce2" office:value-type="date" office:date-value="2022-11-22">
            <text:p>11/22/2022</text:p>
          </table:table-cell>
          <table:table-cell table:number-columns-repeated="1010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tt047578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79">
            <text:p>479</text:p>
          </table:table-cell>
          <table:table-cell office:value-type="string">
            <text:p>Westworld</text:p>
          </table:table-cell>
          <table:table-cell office:value-type="string">
            <text:p>Westworld</text:p>
          </table:table-cell>
          <table:table-cell office:value-type="string">
            <text:p>tvSeries</text:p>
          </table:table-cell>
          <table:table-cell table:formula="of:=IF(LEFT([.L501];FIND(&quot;(&quot;;[.L501])-2)=[.F501];&quot;&quot;;&quot;note&quot;)">
            <text:p/>
          </table:table-cell>
          <table:table-cell office:value-type="float" office:value="62">
            <text:p>62</text:p>
          </table:table-cell>
          <table:table-cell office:value-type="float" office:value="2016">
            <text:p>2016</text:p>
          </table:table-cell>
          <table:table-cell office:value-type="string">
            <text:p>Westworld (TV Series 2016–2022)</text:p>
          </table:table-cell>
          <table:table-cell/>
          <table:table-cell table:style-name="ce2" office:value-type="date" office:date-value="2016-09-30">
            <text:p>9/30/2016</text:p>
          </table:table-cell>
          <table:table-cell table:number-columns-repeated="1010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t287469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80">
            <text:p>480</text:p>
          </table:table-cell>
          <table:table-cell table:number-columns-repeated="2" office:value-type="string">
            <text:p>When Calls the Heart</text:p>
          </table:table-cell>
          <table:table-cell office:value-type="string">
            <text:p>tvSeries</text:p>
          </table:table-cell>
          <table:table-cell table:formula="of:=IF(LEFT([.L502];FIND(&quot;(&quot;;[.L502])-2)=[.F502];&quot;&quot;;&quot;note&quot;)">
            <text:p/>
          </table:table-cell>
          <table:table-cell office:value-type="float" office:value="43">
            <text:p>43</text:p>
          </table:table-cell>
          <table:table-cell office:value-type="float" office:value="2014">
            <text:p>2014</text:p>
          </table:table-cell>
          <table:table-cell office:value-type="string">
            <text:p>When Calls the Heart (TV Series 2014– )</text:p>
          </table:table-cell>
          <table:table-cell/>
          <table:table-cell table:style-name="ce2" office:value-type="date" office:date-value="2014-01-01">
            <text:p>1/1/2014</text:p>
          </table:table-cell>
          <table:table-cell table:number-columns-repeated="1010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tt713790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81">
            <text:p>481</text:p>
          </table:table-cell>
          <table:table-cell table:number-columns-repeated="2" office:value-type="string">
            <text:p>When They See Us</text:p>
          </table:table-cell>
          <table:table-cell office:value-type="string">
            <text:p>tvMiniSeries</text:p>
          </table:table-cell>
          <table:table-cell table:formula="of:=IF(LEFT([.L503];FIND(&quot;(&quot;;[.L503])-2)=[.F503];&quot;&quot;;&quot;note&quot;)">
            <text:p/>
          </table:table-cell>
          <table:table-cell office:value-type="float" office:value="296">
            <text:p>296</text:p>
          </table:table-cell>
          <table:table-cell office:value-type="float" office:value="2019">
            <text:p>2019</text:p>
          </table:table-cell>
          <table:table-cell office:value-type="string">
            <text:p>When They See Us (TV Mini Series 2019)</text:p>
          </table:table-cell>
          <table:table-cell/>
          <table:table-cell table:style-name="ce2" office:value-type="date" office:date-value="2019-05-31">
            <text:p>5/31/2019</text:p>
          </table:table-cell>
          <table:table-cell table:number-columns-repeated="1010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tt9054904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82">
            <text:p>482</text:p>
          </table:table-cell>
          <table:table-cell table:number-columns-repeated="2" office:value-type="string">
            <text:p>Why Women Kill</text:p>
          </table:table-cell>
          <table:table-cell office:value-type="string">
            <text:p>tvSeries</text:p>
          </table:table-cell>
          <table:table-cell table:formula="of:=IF(LEFT([.L504];FIND(&quot;(&quot;;[.L504])-2)=[.F504];&quot;&quot;;&quot;note&quot;)">
            <text:p/>
          </table:table-cell>
          <table:table-cell office:value-type="float" office:value="50">
            <text:p>50</text:p>
          </table:table-cell>
          <table:table-cell office:value-type="float" office:value="2019">
            <text:p>2019</text:p>
          </table:table-cell>
          <table:table-cell office:value-type="string">
            <text:p>Why Women Kill (TV Series 2019–2021)</text:p>
          </table:table-cell>
          <table:table-cell/>
          <table:table-cell table:style-name="ce2" office:value-type="date" office:date-value="2019-07-21">
            <text:p>7/21/2019</text:p>
          </table:table-cell>
          <table:table-cell table:number-columns-repeated="1010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tt1703925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83">
            <text:p>483</text:p>
          </table:table-cell>
          <table:table-cell table:number-columns-repeated="2" office:value-type="string">
            <text:p>Wilfred</text:p>
          </table:table-cell>
          <table:table-cell office:value-type="string">
            <text:p>tvSeries</text:p>
          </table:table-cell>
          <table:table-cell table:formula="of:=IF(LEFT([.L505];FIND(&quot;(&quot;;[.L505])-2)=[.F505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1">
            <text:p>2011</text:p>
          </table:table-cell>
          <table:table-cell office:value-type="string">
            <text:p>Wilfred (TV Series 2011–2014)</text:p>
          </table:table-cell>
          <table:table-cell/>
          <table:table-cell table:style-name="ce2" office:value-type="date" office:date-value="2011-06-23">
            <text:p>6/23/2011</text:p>
          </table:table-cell>
          <table:table-cell table:number-columns-repeated="1010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tt0157246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84">
            <text:p>484</text:p>
          </table:table-cell>
          <table:table-cell table:number-columns-repeated="2" office:value-type="string">
            <text:p>Will &amp; Grace</text:p>
          </table:table-cell>
          <table:table-cell office:value-type="string">
            <text:p>tvSeries</text:p>
          </table:table-cell>
          <table:table-cell table:formula="of:=IF(LEFT([.L506];FIND(&quot;(&quot;;[.L506])-2)=[.F506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1998">
            <text:p>1998</text:p>
          </table:table-cell>
          <table:table-cell office:value-type="string">
            <text:p>Will &amp; Grace (TV Series 1998–2020)</text:p>
          </table:table-cell>
          <table:table-cell/>
          <table:table-cell table:style-name="ce2" office:value-type="date" office:date-value="1998-09-21">
            <text:p>9/21/1998</text:p>
          </table:table-cell>
          <table:table-cell table:number-columns-repeated="1010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tt2288064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85">
            <text:p>485</text:p>
          </table:table-cell>
          <table:table-cell table:number-columns-repeated="2" office:value-type="string">
            <text:p>Witches of East End</text:p>
          </table:table-cell>
          <table:table-cell office:value-type="string">
            <text:p>tvSeries</text:p>
          </table:table-cell>
          <table:table-cell table:formula="of:=IF(LEFT([.L507];FIND(&quot;(&quot;;[.L507])-2)=[.F507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3">
            <text:p>2013</text:p>
          </table:table-cell>
          <table:table-cell office:value-type="string">
            <text:p>Witches of East End (TV Series 2013–2014)</text:p>
          </table:table-cell>
          <table:table-cell/>
          <table:table-cell table:style-name="ce2" office:value-type="date" office:date-value="2013-10-06">
            <text:p>10/6/2013</text:p>
          </table:table-cell>
          <table:table-cell table:number-columns-repeated="1010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tt922387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86">
            <text:p>486</text:p>
          </table:table-cell>
          <table:table-cell table:number-columns-repeated="2" office:value-type="string">
            <text:p>Woke</text:p>
          </table:table-cell>
          <table:table-cell office:value-type="string">
            <text:p>tvSeries</text:p>
          </table:table-cell>
          <table:table-cell table:formula="of:=IF(LEFT([.L508];FIND(&quot;(&quot;;[.L508])-2)=[.F508];&quot;&quot;;&quot;note&quot;)">
            <text:p/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Woke (TV Series 2020–2022)</text:p>
          </table:table-cell>
          <table:table-cell/>
          <table:table-cell table:style-name="ce2" office:value-type="date" office:date-value="2020-09-09">
            <text:p>9/9/2020</text:p>
          </table:table-cell>
          <table:table-cell table:number-columns-repeated="1010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tt1445222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87">
            <text:p>487</text:p>
          </table:table-cell>
          <table:table-cell table:number-columns-repeated="2" office:value-type="string">
            <text:p>Wolf Like Me</text:p>
          </table:table-cell>
          <table:table-cell office:value-type="string">
            <text:p>tvSeries</text:p>
          </table:table-cell>
          <table:table-cell table:formula="of:=IF(LEFT([.L509];FIND(&quot;(&quot;;[.L509])-2)=[.F509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Wolf Like Me (TV Series 2022– )</text:p>
          </table:table-cell>
          <table:table-cell/>
          <table:table-cell table:style-name="ce2" office:value-type="date" office:date-value="2022-01-13">
            <text:p>1/13/2022</text:p>
          </table:table-cell>
          <table:table-cell table:number-columns-repeated="1010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tt11041332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89">
            <text:p>489</text:p>
          </table:table-cell>
          <table:table-cell office:value-type="string">
            <text:p>Yellowjackets</text:p>
          </table:table-cell>
          <table:table-cell office:value-type="string">
            <text:p>Yellowjackets</text:p>
          </table:table-cell>
          <table:table-cell office:value-type="string">
            <text:p>tvSeries</text:p>
          </table:table-cell>
          <table:table-cell table:formula="of:=IF(LEFT([.L510];FIND(&quot;(&quot;;[.L510])-2)=[.F510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office:value-type="string">
            <text:p>Yellowjackets (TV Series 2021– )</text:p>
          </table:table-cell>
          <table:table-cell/>
          <table:table-cell table:style-name="ce2" office:value-type="date" office:date-value="2021-11-14">
            <text:p>11/14/2021</text:p>
          </table:table-cell>
          <table:table-cell table:number-columns-repeated="1010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tt4236770</text:p>
          </table:table-cell>
          <table:table-cell table:number-columns-repeated="2" table:style-name="ce2" office:value-type="date" office:date-value="2023-08-08">
            <text:p>8/8/2023</text:p>
          </table:table-cell>
          <table:table-cell office:value-type="float" office:value="490">
            <text:p>490</text:p>
          </table:table-cell>
          <table:table-cell table:number-columns-repeated="2" office:value-type="string">
            <text:p>Yellowstone</text:p>
          </table:table-cell>
          <table:table-cell office:value-type="string">
            <text:p>tvSeries</text:p>
          </table:table-cell>
          <table:table-cell table:formula="of:=IF(LEFT([.L511];FIND(&quot;(&quot;;[.L511])-2)=[.F511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8">
            <text:p>2018</text:p>
          </table:table-cell>
          <table:table-cell office:value-type="string">
            <text:p>Yellowstone (TV Series 2018–2023)</text:p>
          </table:table-cell>
          <table:table-cell/>
          <table:table-cell table:style-name="ce2" office:value-type="date" office:date-value="2018-06-19">
            <text:p>6/19/2018</text:p>
          </table:table-cell>
          <table:table-cell table:number-columns-repeated="1010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tt4337894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91">
            <text:p>491</text:p>
          </table:table-cell>
          <table:table-cell table:number-columns-repeated="2" office:value-type="string">
            <text:p>You, Me and the Apocalypse</text:p>
          </table:table-cell>
          <table:table-cell office:value-type="string">
            <text:p>tvMiniSeries</text:p>
          </table:table-cell>
          <table:table-cell table:formula="of:=IF(LEFT([.L512];FIND(&quot;(&quot;;[.L512])-2)=[.F512];&quot;&quot;;&quot;note&quot;)">
            <text:p/>
          </table:table-cell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You, Me and the Apocalypse (TV Mini Series 2015–2022)</text:p>
          </table:table-cell>
          <table:table-cell/>
          <table:table-cell table:style-name="ce2" office:value-type="date" office:date-value="2015-09-30">
            <text:p>9/30/2015</text:p>
          </table:table-cell>
          <table:table-cell table:number-columns-repeated="1010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tt328851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92">
            <text:p>492</text:p>
          </table:table-cell>
          <table:table-cell table:number-columns-repeated="2" office:value-type="string">
            <text:p>Younger</text:p>
          </table:table-cell>
          <table:table-cell office:value-type="string">
            <text:p>tvSeries</text:p>
          </table:table-cell>
          <table:table-cell table:formula="of:=IF(LEFT([.L513];FIND(&quot;(&quot;;[.L513])-2)=[.F513];&quot;&quot;;&quot;note&quot;)">
            <text:p/>
          </table:table-cell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Younger (TV Series 2015–2021)</text:p>
          </table:table-cell>
          <table:table-cell/>
          <table:table-cell table:style-name="ce2" office:value-type="date" office:date-value="2015-02-24">
            <text:p>2/24/2015</text:p>
          </table:table-cell>
          <table:table-cell table:number-columns-repeated="1010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tt2215797</text:p>
          </table:table-cell>
          <table:table-cell table:number-columns-repeated="2" table:style-name="ce2" office:value-type="date" office:date-value="2023-08-10">
            <text:p>8/10/2023</text:p>
          </table:table-cell>
          <table:table-cell office:value-type="float" office:value="493">
            <text:p>493</text:p>
          </table:table-cell>
          <table:table-cell table:number-columns-repeated="2" office:value-type="string">
            <text:p>Zero Hour</text:p>
          </table:table-cell>
          <table:table-cell office:value-type="string">
            <text:p>tvSeries</text:p>
          </table:table-cell>
          <table:table-cell table:formula="of:=IF(LEFT([.L514];FIND(&quot;(&quot;;[.L514])-2)=[.F514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3">
            <text:p>2013</text:p>
          </table:table-cell>
          <table:table-cell office:value-type="string">
            <text:p>Zero Hour (TV Series 2013)</text:p>
          </table:table-cell>
          <table:table-cell/>
          <table:table-cell table:style-name="ce2" office:value-type="date" office:date-value="2013-02-01">
            <text:p>2/1/2013</text:p>
          </table:table-cell>
          <table:table-cell table:number-columns-repeated="1010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tt8332438</text:p>
          </table:table-cell>
          <table:table-cell table:number-columns-repeated="2" table:style-name="ce2" office:value-type="date" office:date-value="2023-08-07">
            <text:p>8/7/2023</text:p>
          </table:table-cell>
          <table:table-cell office:value-type="float" office:value="494">
            <text:p>494</text:p>
          </table:table-cell>
          <table:table-cell office:value-type="string">
            <text:p>ZeroZeroZero</text:p>
          </table:table-cell>
          <table:table-cell office:value-type="string">
            <text:p>ZeroZeroZero</text:p>
          </table:table-cell>
          <table:table-cell office:value-type="string">
            <text:p>tvSeries</text:p>
          </table:table-cell>
          <table:table-cell table:formula="of:=IF(LEFT([.L515];FIND(&quot;(&quot;;[.L515])-2)=[.F515];&quot;&quot;;&quot;note&quot;)">
            <text:p/>
          </table:table-cell>
          <table:table-cell office:value-type="float" office:value="60">
            <text:p>60</text:p>
          </table:table-cell>
          <table:table-cell office:value-type="float" office:value="2019">
            <text:p>2019</text:p>
          </table:table-cell>
          <table:table-cell office:value-type="string">
            <text:p>ZeroZeroZero (TV Series 2019–2020)</text:p>
          </table:table-cell>
          <table:table-cell/>
          <table:table-cell table:style-name="ce2" office:value-type="date" office:date-value="2019-09-05">
            <text:p>9/5/2019</text:p>
          </table:table-cell>
          <table:table-cell table:number-columns-repeated="1010"/>
        </table:table-row>
        <table:table-row table:style-name="ro1" table:number-rows-repeated="10480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database-tt'.A2:'database-tt'.Q51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9">
      <number:number number:decimal-places="0" number:min-integer-digits="8"/>
    </number:number-style>
    <number:number-style style:name="N120">
      <number:number number:decimal-places="0" number:min-integer-digits="2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size="18pt" style:font-name-asian="Calibri Light" style:font-size-asian="18pt" style:font-name-complex="Calibri Light" style:font-size-complex="18pt"/>
    </style:style>
    <style:style style:name="Total" style:family="table-cell" style:parent-style-name="Default" style:data-style-name="N0">
      <style:table-cell-properties fo:border-bottom="0.0154in double #5b9bd5" style:border-line-width-bottom="0.0008in 0.0138in 0.0008in" fo:border-left="none" fo:border-right="none" fo:border-top="0.0008in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6">09/26/2023</text:date>, <text:time>14:1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internet</meta:initial-creator>
    <meta:creation-date>2023-09-25T15:24:11Z</meta:creation-date>
    <dc:date>2023-09-26T14:10:23.23</dc:date>
    <meta:editing-duration>PT3H42M8S</meta:editing-duration>
    <meta:editing-cycles>29</meta:editing-cycles>
    <meta:document-statistic meta:table-count="1" meta:cell-count="6485" meta:object-count="0"/>
  </office:meta>
</office:document-meta>
</file>